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Pictures/image5.png" manifest:media-type="image/png"/>
  <manifest:file-entry manifest:full-path="Pictures/100002010000077E000004368B9F36B665F1006B.png" manifest:media-type="image/png"/>
  <manifest:file-entry manifest:full-path="Pictures/image2.png" manifest:media-type="image/png"/>
  <manifest:file-entry manifest:full-path="Pictures/image3.png" manifest:media-type="image/png"/>
  <manifest:file-entry manifest:full-path="Pictures/image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Calibri Light1" svg:font-family="'Calibri Light'"/>
    <style:font-face style:name="Century Gothic1" svg:font-family="'Century Gothic'"/>
    <style:font-face style:name="Comic Sans MS1" svg:font-family="'Comic Sans MS'"/>
    <style:font-face style:name="Dotum1" svg:font-family="Dotum"/>
    <style:font-face style:name="Iskoola Pota1" svg:font-family="'Iskoola Pota'"/>
    <style:font-face style:name="MS Mincho1" svg:font-family="'MS Mincho'"/>
    <style:font-face style:name="Arial" svg:font-family="Arial" style:font-pitch="variable"/>
    <style:font-face style:name="Calibri" svg:font-family="Calibri" style:font-pitch="variable"/>
    <style:font-face style:name="Calibri Light" svg:font-family="'Calibri Light'" style:font-pitch="variable"/>
    <style:font-face style:name="Century Gothic" svg:font-family="'Century Gothic'" style:font-pitch="variable"/>
    <style:font-face style:name="Comic Sans MS" svg:font-family="'Comic Sans MS'" style:font-pitch="variable"/>
    <style:font-face style:name="Dotum" svg:font-family="Dotum" style:font-pitch="variable"/>
    <style:font-face style:name="FreeSans1" svg:font-family="FreeSans" style:font-pitch="variable"/>
    <style:font-face style:name="Iskoola Pota" svg:font-family="'Iskoola Pota'" style:font-pitch="variable"/>
    <style:font-face style:name="Liberation Sans1" svg:font-family="'Liberation Sans'" style:font-pitch="variable"/>
    <style:font-face style:name="Liberation Serif1" svg:font-family="'Liberation Serif'" style:font-pitch="variable"/>
    <style:font-face style:name="MS Mincho" svg:font-family="'MS Mincho'"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false" presentation:background-objects-visible="true" draw:fill="gradient" draw:fill-gradient-name="a57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true" draw:fill="solid" draw:fill-color="#ffffff" presentation:display-footer="false" presentation:display-page-number="false" presentation:display-date-time="false"/>
    </style:style>
    <style:style style:name="gr1" style:family="graphic" style:parent-style-name="standard">
      <style:graphic-properties draw:stroke="none" draw:fill="gradient" draw:fill-gradient-name="a574" draw:textarea-horizontal-align="center" draw:textarea-vertical-align="middle" draw:auto-grow-height="false" draw:auto-grow-width="false" fo:padding-top="0.127cm" fo:padding-bottom="0.127cm" fo:padding-left="0.254cm" fo:padding-right="0.254cm" fo:wrap-option="wrap" style:protect="position size"/>
    </style:style>
    <style:style style:name="gr2" style:family="graphic" style:parent-style-name="standard">
      <style:graphic-properties draw:stroke="none" draw:fill="solid" draw:fill-color="#000000" draw:opacity="20%" draw:textarea-horizontal-align="center" draw:textarea-vertical-align="middle" draw:auto-grow-height="false" draw:auto-grow-width="false" fo:padding-top="0.127cm" fo:padding-bottom="0.127cm" fo:padding-left="0.254cm" fo:padding-right="0.254cm" fo:wrap-option="wrap" style:protect="position size"/>
    </style:style>
    <style:style style:name="gr3" style:family="graphic" style:parent-style-name="standard">
      <style:graphic-properties draw:stroke="none" draw:fill="bitmap" draw:fill-image-name="a581" style:repeat="stretch" draw:textarea-horizontal-align="center" draw:textarea-vertical-align="middle" draw:auto-grow-height="false" draw:auto-grow-width="false" fo:padding-top="0.127cm" fo:padding-bottom="0.127cm" fo:padding-left="0.254cm" fo:padding-right="0.254cm" fo:wrap-option="wrap" style:protect="position size"/>
    </style:style>
    <style:style style:name="gr4" style:family="graphic">
      <style:graphic-properties style:protect="size"/>
    </style:style>
    <style:style style:name="gr5" style:family="graphic" style:parent-style-name="standard">
      <style:graphic-properties draw:stroke="none" draw:fill="gradient" draw:fill-gradient-name="a602" draw:textarea-horizontal-align="center" draw:textarea-vertical-align="middle" draw:auto-grow-height="false" draw:auto-grow-width="false" fo:padding-top="0.127cm" fo:padding-bottom="0.127cm" fo:padding-left="0.254cm" fo:padding-right="0.254cm" fo:wrap-option="wrap" style:protect="position size"/>
    </style:style>
    <style:style style:name="gr6" style:family="graphic" style:parent-style-name="standard">
      <style:graphic-properties draw:stroke="none" draw:fill="solid" draw:fill-color="#b01513" draw:opacity="100%" fo:min-height="0cm" fo:min-width="0cm" draw:shadow="visible" draw:shadow-offset-x="0cm" draw:shadow-offset-y="0.071cm" draw:shadow-color="#000000" draw:shadow-opacity="45%" style:protect="position size"/>
    </style:style>
    <style:style style:name="gr7" style:family="graphic" style:parent-style-name="standard">
      <style:graphic-properties draw:stroke="none" draw:fill="solid" draw:fill-color="#ffffff" draw:opacity="20%" draw:textarea-horizontal-align="center" draw:textarea-vertical-align="middle" draw:auto-grow-height="false" draw:auto-grow-width="false" fo:padding-top="0.127cm" fo:padding-bottom="0.127cm" fo:padding-left="0.254cm" fo:padding-right="0.254cm" fo:wrap-option="wrap" style:protect="position size"/>
    </style:style>
    <style:style style:name="gr8" style:family="graphic" style:parent-style-name="standard">
      <style:graphic-properties draw:stroke="none" draw:fill="none" fo:min-height="0cm" fo:min-width="0cm" style:protect="position size"/>
    </style:style>
    <style:style style:name="gr9" style:family="graphic" style:parent-style-name="standard">
      <style:graphic-properties draw:stroke="none" draw:fill="gradient" draw:fill-gradient-name="a639" draw:textarea-horizontal-align="center" draw:textarea-vertical-align="middle" draw:auto-grow-height="false" draw:auto-grow-width="false" fo:padding-top="0.127cm" fo:padding-bottom="0.127cm" fo:padding-left="0.254cm" fo:padding-right="0.254cm" fo:wrap-option="wrap" style:protect="position size"/>
    </style:style>
    <style:style style:name="gr10" style:family="graphic" style:parent-style-name="standard">
      <style:graphic-properties draw:stroke="none" draw:fill="gradient" draw:fill-gradient-name="a663" draw:textarea-horizontal-align="center" draw:textarea-vertical-align="middle" draw:auto-grow-height="false" draw:auto-grow-width="false" fo:padding-top="0.127cm" fo:padding-bottom="0.127cm" fo:padding-left="0.254cm" fo:padding-right="0.254cm" fo:wrap-option="wrap" style:protect="position size"/>
    </style:style>
    <style:style style:name="gr11" style:family="graphic" style:parent-style-name="standard">
      <style:graphic-properties draw:stroke="none" draw:fill="gradient" draw:fill-gradient-name="a691" draw:textarea-horizontal-align="center" draw:textarea-vertical-align="middle" draw:auto-grow-height="false" draw:auto-grow-width="false" fo:padding-top="0.127cm" fo:padding-bottom="0.127cm" fo:padding-left="0.254cm" fo:padding-right="0.254cm" fo:wrap-option="wrap" style:protect="position size"/>
    </style:style>
    <style:style style:name="gr12" style:family="graphic" style:parent-style-name="standard">
      <style:graphic-properties draw:stroke="none" draw:fill="gradient" draw:fill-gradient-name="a718" draw:textarea-horizontal-align="center" draw:textarea-vertical-align="middle" draw:auto-grow-height="false" draw:auto-grow-width="false" fo:padding-top="0.127cm" fo:padding-bottom="0.127cm" fo:padding-left="0.254cm" fo:padding-right="0.254cm" fo:wrap-option="wrap" style:protect="position size"/>
    </style:style>
    <style:style style:name="gr13" style:family="graphic" style:parent-style-name="standard">
      <style:graphic-properties draw:stroke="none" draw:fill="gradient" draw:fill-gradient-name="a744" draw:textarea-horizontal-align="center" draw:textarea-vertical-align="middle" draw:auto-grow-height="false" draw:auto-grow-width="false" fo:padding-top="0.127cm" fo:padding-bottom="0.127cm" fo:padding-left="0.254cm" fo:padding-right="0.254cm" fo:wrap-option="wrap" style:protect="position size"/>
    </style:style>
    <style:style style:name="gr14" style:family="graphic" style:parent-style-name="standard">
      <style:graphic-properties draw:stroke="none" draw:fill="gradient" draw:fill-gradient-name="a786" draw:textarea-horizontal-align="center" draw:textarea-vertical-align="middle" draw:auto-grow-height="false" draw:auto-grow-width="false" fo:padding-top="0.127cm" fo:padding-bottom="0.127cm" fo:padding-left="0.254cm" fo:padding-right="0.254cm" fo:wrap-option="wrap" style:protect="position size"/>
    </style:style>
    <style:style style:name="pr1" style:family="presentation" style:parent-style-name="Master1-Layout1-title-Title-Slide-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pr2" style:family="presentation" style:parent-style-name="Master1-Layout1-title-Title-Slide-subtitle">
      <style:graphic-properties draw:stroke="none" draw:fill="none" draw:textarea-horizontal-align="center" draw:textarea-vertical-align="top" draw:auto-grow-height="false" draw:auto-grow-width="false" fo:padding-top="0.127cm" fo:padding-bottom="0.127cm" fo:padding-left="0.254cm" fo:padding-right="0.254cm" fo:wrap-option="wrap"/>
    </style:style>
    <style:style style:name="pr3" style:family="presentation" style:parent-style-name="Master1-Layout1-title-Title-Slide-notes">
      <style:graphic-properties draw:fill-color="#ffffff" fo:min-height="13.364cm"/>
    </style:style>
    <style:style style:name="pr4" style:family="presentation" style:parent-style-name="Master1-Layout2-obj-Title-and-Content-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pr5" style:family="presentation" style:parent-style-name="Master1-Layout2-obj-Title-and-Content-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pr6" style:family="presentation" style:parent-style-name="Master1-Layout2-obj-Title-and-Content-notes">
      <style:graphic-properties draw:fill-color="#ffffff" fo:min-height="13.364cm"/>
    </style:style>
    <style:style style:name="pr7" style:family="presentation" style:parent-style-name="Master1-Layout2-obj-Title-and-Content-title">
      <style:graphic-properties draw:stroke="none" draw:fill="none" draw:textarea-horizontal-align="left" draw:textarea-vertical-align="middle" draw:auto-grow-height="false" draw:auto-grow-width="false" fo:min-height="3.181cm" fo:padding-top="0.127cm" fo:padding-bottom="0.127cm" fo:padding-left="0.254cm" fo:padding-right="0.254cm" fo:wrap-option="wrap"/>
    </style:style>
    <style:style style:name="P1" style:family="paragraph">
      <loext:graphic-properties draw:fill="gradient" draw:fill-gradient-name="a574"/>
      <style:paragraph-properties style:writing-mode="lr-tb" style:font-independent-line-spacing="true"/>
    </style:style>
    <style:style style:name="P2" style:family="paragraph">
      <loext:graphic-properties draw:fill="solid" draw:fill-color="#000000" draw:opacity="20%"/>
      <style:paragraph-properties style:writing-mode="lr-tb" style:font-independent-line-spacing="true"/>
    </style:style>
    <style:style style:name="P3" style:family="paragraph">
      <loext:graphic-properties draw:fill="bitmap" draw:fill-image-name="a581" style:repeat="stretch"/>
      <style:paragraph-properties style:writing-mode="lr-tb" style:font-independent-line-spacing="true"/>
    </style:style>
    <style:style style:name="P4"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P5" style:family="paragraph">
      <loext:graphic-properties draw:fill="none"/>
      <style:paragraph-properties style:writing-mode="lr-tb" style:font-independent-line-spacing="true"/>
    </style:style>
    <style:style style:name="P6"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P7" style:family="paragraph">
      <loext:graphic-properties draw:fill-color="#ffffff"/>
    </style:style>
    <style:style style:name="P8" style:family="paragraph">
      <loext:graphic-properties draw:fill="gradient" draw:fill-gradient-name="a602"/>
      <style:paragraph-properties style:writing-mode="lr-tb" style:font-independent-line-spacing="true"/>
    </style:style>
    <style:style style:name="P9" style:family="paragraph">
      <loext:graphic-properties draw:fill="solid" draw:fill-color="#b01513" draw:opacity="100%"/>
    </style:style>
    <style:style style:name="P10" style:family="paragraph">
      <loext:graphic-properties draw:fill="solid" draw:fill-color="#ffffff" draw:opacity="20%"/>
      <style:paragraph-properties style:writing-mode="lr-tb" style:font-independent-line-spacing="true"/>
    </style:style>
    <style:style style:name="P11" style:family="paragraph">
      <loext:graphic-properties draw:fill="none"/>
    </style:style>
    <style:style style:name="P1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13" style:family="paragraph">
      <style:paragraph-properties fo:margin-left="0.953cm" fo:margin-right="0cm" fo:margin-top="0.353cm" fo:margin-bottom="0cm" fo:line-height="100%" fo:text-align="start" fo:text-indent="-0.953cm" style:punctuation-wrap="hanging" style:writing-mode="lr-tb">
        <style:tab-stops/>
      </style:paragraph-properties>
    </style:style>
    <style:style style:name="P14" style:family="paragraph">
      <loext:graphic-properties draw:fill="gradient" draw:fill-gradient-name="a639"/>
      <style:paragraph-properties style:writing-mode="lr-tb" style:font-independent-line-spacing="true"/>
    </style:style>
    <style:style style:name="P15" style:family="paragraph">
      <style:paragraph-properties fo:margin-left="0cm" fo:margin-right="0cm" fo:margin-top="0.353cm" fo:margin-bottom="0cm" fo:line-height="100%" fo:text-align="start" fo:text-indent="0cm" style:punctuation-wrap="hanging" style:writing-mode="lr-tb">
        <style:tab-stops/>
      </style:paragraph-properties>
    </style:style>
    <style:style style:name="P16" style:family="paragraph">
      <loext:graphic-properties draw:fill="gradient" draw:fill-gradient-name="a663"/>
      <style:paragraph-properties style:writing-mode="lr-tb" style:font-independent-line-spacing="true"/>
    </style:style>
    <style:style style:name="P17" style:family="paragraph">
      <loext:graphic-properties draw:fill="gradient" draw:fill-gradient-name="a691"/>
      <style:paragraph-properties style:writing-mode="lr-tb" style:font-independent-line-spacing="true"/>
    </style:style>
    <style:style style:name="P18" style:family="paragraph">
      <loext:graphic-properties draw:fill="gradient" draw:fill-gradient-name="a718"/>
      <style:paragraph-properties style:writing-mode="lr-tb" style:font-independent-line-spacing="true"/>
    </style:style>
    <style:style style:name="P19" style:family="paragraph">
      <loext:graphic-properties draw:fill="gradient" draw:fill-gradient-name="a744"/>
      <style:paragraph-properties style:writing-mode="lr-tb" style:font-independent-line-spacing="true"/>
    </style:style>
    <style:style style:name="P20" style:family="paragraph">
      <loext:graphic-properties draw:fill="gradient" draw:fill-gradient-name="a786"/>
      <style:paragraph-properties style:writing-mode="lr-tb" style:font-independent-line-spacing="true"/>
    </style:style>
    <style:style style:name="T1" style:family="text">
      <style:text-properties fo:font-variant="normal" fo:text-transform="none" fo:color="#ffffff" style:text-line-through-style="none" style:text-line-through-type="none" style:text-position="0% 100%" style:font-name="Calibri1" fo:font-size="80pt" fo:letter-spacing="normal" fo:language="en" fo:country="US" fo:font-style="normal" style:text-underline-style="none" fo:font-weight="normal" style:text-underline-mode="continuous" style:text-overline-mode="continuous" style:text-line-through-mode="continuous" style:letter-kerning="true" style:font-size-asian="80pt" style:font-style-asian="normal" style:font-weight-asian="normal" style:font-name-complex="Calibri Light1" style:font-size-complex="80pt" style:font-style-complex="normal" style:font-weight-complex="normal"/>
    </style:style>
    <style:style style:name="T2" style:family="text">
      <style:text-properties fo:text-transform="uppercase" fo:color="#000000" style:text-line-through-style="none" style:text-line-through-type="none" style:text-position="0% 100%" style:font-name="Comic Sans MS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Calibri1" style:font-size-complex="1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entury Gothic1" fo:font-size="42pt" fo:letter-spacing="normal" fo:language="en" fo:country="US" fo:font-style="normal" style:text-underline-style="none" fo:font-weight="normal" style:text-underline-mode="continuous" style:text-overline-mode="continuous" style:text-line-through-mode="continuous" style:letter-kerning="true" style:font-size-asian="42pt" style:font-style-asian="normal" style:font-weight-asian="normal" style:font-size-complex="42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omic Sans MS1" fo:font-size="42pt" fo:letter-spacing="normal" fo:language="en" fo:country="US" fo:font-style="normal" style:text-underline-style="none" fo:font-weight="normal" style:text-underline-mode="continuous" style:text-overline-mode="continuous" style:text-line-through-mode="continuous" style:letter-kerning="true" style:font-size-asian="42pt" style:font-style-asian="normal" style:font-weight-asian="normal" style:font-name-complex="Calibri1" style:font-size-complex="4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entury Gothic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6" style:family="text">
      <style:text-properties fo:font-variant="normal" fo:text-transform="none" fo:color="#ffffff" style:text-line-through-style="none" style:text-line-through-type="none" style:text-position="0% 100%" style:font-name="Comic Sans MS1" fo:font-size="42pt" fo:letter-spacing="normal" fo:language="en" fo:country="US" fo:font-style="normal" style:text-underline-style="none" fo:font-weight="normal" style:text-underline-mode="continuous" style:text-overline-mode="continuous" style:text-line-through-mode="continuous" style:letter-kerning="true" style:font-name-asian="Dotum1" style:font-size-asian="42pt" style:font-style-asian="normal" style:font-weight-asian="normal" style:font-size-complex="4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entury Gothic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8" style:family="text">
      <style:text-properties fo:font-variant="normal" fo:text-transform="none" fo:color="#ffffff" style:text-line-through-style="none" style:text-line-through-type="none" style:text-position="0% 100%" style:font-name="Comic Sans MS1" fo:font-size="42pt" fo:letter-spacing="normal" fo:language="en" fo:country="US" fo:font-style="normal" style:text-underline-style="none" fo:font-weight="normal" style:text-underline-mode="continuous" style:text-overline-mode="continuous" style:text-line-through-mode="continuous" style:letter-kerning="true" style:font-size-asian="42pt" style:font-style-asian="normal" style:font-weight-asian="normal" style:font-size-complex="4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MS Mincho1" fo:font-size="24pt" fo:letter-spacing="normal" fo:language="en" fo:country="US" fo:font-style="normal" style:text-underline-style="none" fo:font-weight="normal" style:text-underline-mode="continuous" style:text-overline-mode="continuous" style:text-line-through-mode="continuous" style:letter-kerning="true" style:font-name-asian="MS Mincho1" style:font-size-asian="24pt" style:font-style-asian="normal" style:font-weight-asian="normal" style:font-name-complex="Iskoola Pota1"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3cm"/>
        <style:text-properties fo:font-family="'Wingdings 3'" style:font-charset="x-symbol" fo:color="#f7f7f7" fo:font-size="80%"/>
      </text:list-level-style-bullet>
      <text:list-level-style-bullet text:level="2" text:bullet-char="">
        <style:list-level-properties text:space-before="1.111cm" text:min-label-width="0.953cm"/>
        <style:text-properties fo:font-family="'Wingdings 3'" style:font-charset="x-symbol" fo:color="#f7f7f7" fo:font-size="80%"/>
      </text:list-level-style-bullet>
      <text:list-level-style-bullet text:level="3" text:bullet-char="">
        <style:list-level-properties text:space-before="2.223cm" text:min-label-width="0.953cm"/>
        <style:text-properties fo:font-family="'Wingdings 3'" style:font-charset="x-symbol" fo:color="#f7f7f7" fo:font-size="80%"/>
      </text:list-level-style-bullet>
      <text:list-level-style-bullet text:level="4" text:bullet-char="">
        <style:list-level-properties text:space-before="3.493cm" text:min-label-width="0.953cm"/>
        <style:text-properties fo:font-family="'Wingdings 3'" style:font-charset="x-symbol" fo:color="#f7f7f7" fo:font-size="80%"/>
      </text:list-level-style-bullet>
      <text:list-level-style-bullet text:level="5" text:bullet-char="">
        <style:list-level-properties text:space-before="4.763cm" text:min-label-width="0.953cm"/>
        <style:text-properties fo:font-family="'Wingdings 3'" style:font-charset="x-symbol" fo:color="#f7f7f7" fo:font-size="80%"/>
      </text:list-level-style-bullet>
      <text:list-level-style-bullet text:level="6" text:bullet-char="">
        <style:list-level-properties text:space-before="6.009cm" text:min-label-width="0.953cm"/>
        <style:text-properties fo:font-family="'Wingdings 3'" style:font-charset="x-symbol" fo:color="#f7f7f7" fo:font-size="80%"/>
      </text:list-level-style-bullet>
      <text:list-level-style-bullet text:level="7" text:bullet-char="">
        <style:list-level-properties text:space-before="7.302cm" text:min-label-width="0.953cm"/>
        <style:text-properties fo:font-family="'Wingdings 3'" style:font-charset="x-symbol" fo:color="#f7f7f7" fo:font-size="80%"/>
      </text:list-level-style-bullet>
      <text:list-level-style-bullet text:level="8" text:bullet-char="">
        <style:list-level-properties text:space-before="8.572cm" text:min-label-width="0.953cm"/>
        <style:text-properties fo:font-family="'Wingdings 3'" style:font-charset="x-symbol" fo:color="#f7f7f7" fo:font-size="80%"/>
      </text:list-level-style-bullet>
      <text:list-level-style-bullet text:level="9" text:bullet-char="">
        <style:list-level-properties text:space-before="9.842cm" text:min-label-width="0.953cm"/>
        <style:text-properties fo:font-family="'Wingdings 3'" style:font-charset="x-symbol" fo:color="#f7f7f7" fo:font-size="8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1.111cm"/>
        <style:text-properties style:use-window-font-color="true" fo:font-size="45%"/>
      </text:list-level-style-number>
      <text:list-level-style-number text:level="3" style:num-format="">
        <style:list-level-properties text:space-before="2.223cm"/>
        <style:text-properties style:use-window-font-color="true" fo:font-size="45%"/>
      </text:list-level-style-number>
      <text:list-level-style-number text:level="4" style:num-format="">
        <style:list-level-properties text:space-before="3.493cm"/>
        <style:text-properties style:use-window-font-color="true" fo:font-size="45%"/>
      </text:list-level-style-number>
      <text:list-level-style-number text:level="5" style:num-format="">
        <style:list-level-properties text:space-before="4.763cm"/>
        <style:text-properties style:use-window-font-color="true" fo:font-size="45%"/>
      </text:list-level-style-number>
      <text:list-level-style-number text:level="6" style:num-format="">
        <style:list-level-properties text:space-before="6.009cm"/>
        <style:text-properties style:use-window-font-color="true" fo:font-size="45%"/>
      </text:list-level-style-number>
      <text:list-level-style-number text:level="7" style:num-format="">
        <style:list-level-properties text:space-before="7.302cm"/>
        <style:text-properties style:use-window-font-color="true" fo:font-size="45%"/>
      </text:list-level-style-number>
      <text:list-level-style-number text:level="8" style:num-format="">
        <style:list-level-properties text:space-before="8.572cm"/>
        <style:text-properties style:use-window-font-color="true" fo:font-size="45%"/>
      </text:list-level-style-number>
      <text:list-level-style-number text:level="9" style:num-format="">
        <style:list-level-properties text:space-before="9.842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3cm"/>
        <style:text-properties fo:font-family="'Wingdings 3'" style:font-charset="x-symbol" fo:color="#8ad0d6" fo:font-size="80%"/>
      </text:list-level-style-bullet>
      <text:list-level-style-bullet text:level="2" text:bullet-char="">
        <style:list-level-properties text:space-before="1.111cm" text:min-label-width="0.953cm"/>
        <style:text-properties fo:font-family="'Wingdings 3'" style:font-charset="x-symbol" fo:color="#8ad0d6" fo:font-size="80%"/>
      </text:list-level-style-bullet>
      <text:list-level-style-bullet text:level="3" text:bullet-char="">
        <style:list-level-properties text:space-before="2.223cm" text:min-label-width="0.953cm"/>
        <style:text-properties fo:font-family="'Wingdings 3'" style:font-charset="x-symbol" fo:color="#8ad0d6" fo:font-size="80%"/>
      </text:list-level-style-bullet>
      <text:list-level-style-bullet text:level="4" text:bullet-char="">
        <style:list-level-properties text:space-before="3.493cm" text:min-label-width="0.953cm"/>
        <style:text-properties fo:font-family="'Wingdings 3'" style:font-charset="x-symbol" fo:color="#8ad0d6" fo:font-size="80%"/>
      </text:list-level-style-bullet>
      <text:list-level-style-bullet text:level="5" text:bullet-char="">
        <style:list-level-properties text:space-before="4.763cm" text:min-label-width="0.953cm"/>
        <style:text-properties fo:font-family="'Wingdings 3'" style:font-charset="x-symbol" fo:color="#8ad0d6" fo:font-size="80%"/>
      </text:list-level-style-bullet>
      <text:list-level-style-bullet text:level="6" text:bullet-char="">
        <style:list-level-properties text:space-before="6.009cm" text:min-label-width="0.953cm"/>
        <style:text-properties fo:font-family="'Wingdings 3'" style:font-charset="x-symbol" fo:color="#8ad0d6" fo:font-size="80%"/>
      </text:list-level-style-bullet>
      <text:list-level-style-bullet text:level="7" text:bullet-char="">
        <style:list-level-properties text:space-before="7.302cm" text:min-label-width="0.953cm"/>
        <style:text-properties fo:font-family="'Wingdings 3'" style:font-charset="x-symbol" fo:color="#8ad0d6" fo:font-size="80%"/>
      </text:list-level-style-bullet>
      <text:list-level-style-bullet text:level="8" text:bullet-char="">
        <style:list-level-properties text:space-before="8.572cm" text:min-label-width="0.953cm"/>
        <style:text-properties fo:font-family="'Wingdings 3'" style:font-charset="x-symbol" fo:color="#8ad0d6" fo:font-size="80%"/>
      </text:list-level-style-bullet>
      <text:list-level-style-bullet text:level="9" text:bullet-char="">
        <style:list-level-properties text:space-before="9.842cm" text:min-label-width="0.953cm"/>
        <style:text-properties fo:font-family="'Wingdings 3'" style:font-charset="x-symbol" fo:color="#8ad0d6" fo:font-size="8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le-Slide" presentation:presentation-page-layout-name="AL1T33">
        <draw:custom-shape draw:name="Rectangle 7" draw:style-name="gr1" draw:text-style-name="P1" draw:layer="layout" svg:width="33.866cm" svg:height="13.141cm" svg:x="0cm" svg:y="0cm">
          <text:p/>
          <draw:enhanced-geometry svg:viewBox="0 0 21600 21600" draw:type="non-primitive" draw:enhanced-path="M 0 0 L 21600 0 21600 21600 0 21600 Z N"/>
        </draw:custom-shape>
        <draw:custom-shape draw:name="Freeform 16" draw:style-name="gr2" draw:text-style-name="P2" draw:layer="layout" svg:width="9.645cm" svg:height="2.294cm" svg:x="24.222cm" svg:y="10.427cm">
          <text:p/>
          <draw:enhanced-geometry svg:viewBox="0 0 3472060 825932" draw:text-areas="?f150 ?f152 ?f151 ?f153" draw:glue-points="?f79 ?f80 ?f81 ?f82 ?f81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79 ?f80" draw:type="non-primitive" draw:enhanced-path="M 3470310 0 L 3472060 12850 3472060 480529 3363699 498471 C 2435623 645518 603076 844866 42060 824486 28151 802425 13909 780513 0 758452 L 188014 735602 284087 722590 382288 709392 481858 695774 581897 680711 683670 665256 787206 649587 892019 632968 997620 614667 1104727 596741 1212669 577397 1321506 556988 1430709 536607 1541050 514481 1652805 492202 1763708 469161 1875795 444641 1989128 418995 2102476 393438 2215549 366291 2330490 337455 2443333 308983 2558014 278646 2673621 247421 2787008 215853 2901442 182011 3015722 147286 3130018 112649 3243551 75688 3356992 38197 347031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72060"/>
            <draw:equation draw:name="f7" draw:formula="?f4 / 825932"/>
            <draw:equation draw:name="f8" draw:formula="3470310 * ?f5 / 3472060"/>
            <draw:equation draw:name="f9" draw:formula="0 * ?f4 / 825932"/>
            <draw:equation draw:name="f10" draw:formula="3472060 * ?f5 / 3472060"/>
            <draw:equation draw:name="f11" draw:formula="12850 * ?f4 / 825932"/>
            <draw:equation draw:name="f12" draw:formula="480529 * ?f4 / 825932"/>
            <draw:equation draw:name="f13" draw:formula="3363699 * ?f5 / 3472060"/>
            <draw:equation draw:name="f14" draw:formula="498471 * ?f4 / 825932"/>
            <draw:equation draw:name="f15" draw:formula="42060 * ?f5 / 3472060"/>
            <draw:equation draw:name="f16" draw:formula="824486 * ?f4 / 825932"/>
            <draw:equation draw:name="f17" draw:formula="0 * ?f5 / 3472060"/>
            <draw:equation draw:name="f18" draw:formula="758452 * ?f4 / 825932"/>
            <draw:equation draw:name="f19" draw:formula="188014 * ?f5 / 3472060"/>
            <draw:equation draw:name="f20" draw:formula="735602 * ?f4 / 825932"/>
            <draw:equation draw:name="f21" draw:formula="284087 * ?f5 / 3472060"/>
            <draw:equation draw:name="f22" draw:formula="722590 * ?f4 / 825932"/>
            <draw:equation draw:name="f23" draw:formula="382288 * ?f5 / 3472060"/>
            <draw:equation draw:name="f24" draw:formula="709392 * ?f4 / 825932"/>
            <draw:equation draw:name="f25" draw:formula="481858 * ?f5 / 3472060"/>
            <draw:equation draw:name="f26" draw:formula="695774 * ?f4 / 825932"/>
            <draw:equation draw:name="f27" draw:formula="581897 * ?f5 / 3472060"/>
            <draw:equation draw:name="f28" draw:formula="680711 * ?f4 / 825932"/>
            <draw:equation draw:name="f29" draw:formula="683670 * ?f5 / 3472060"/>
            <draw:equation draw:name="f30" draw:formula="665256 * ?f4 / 825932"/>
            <draw:equation draw:name="f31" draw:formula="787206 * ?f5 / 3472060"/>
            <draw:equation draw:name="f32" draw:formula="649587 * ?f4 / 825932"/>
            <draw:equation draw:name="f33" draw:formula="892019 * ?f5 / 3472060"/>
            <draw:equation draw:name="f34" draw:formula="632968 * ?f4 / 825932"/>
            <draw:equation draw:name="f35" draw:formula="997620 * ?f5 / 3472060"/>
            <draw:equation draw:name="f36" draw:formula="614667 * ?f4 / 825932"/>
            <draw:equation draw:name="f37" draw:formula="1104727 * ?f5 / 3472060"/>
            <draw:equation draw:name="f38" draw:formula="596741 * ?f4 / 825932"/>
            <draw:equation draw:name="f39" draw:formula="1212669 * ?f5 / 3472060"/>
            <draw:equation draw:name="f40" draw:formula="577397 * ?f4 / 825932"/>
            <draw:equation draw:name="f41" draw:formula="1321506 * ?f5 / 3472060"/>
            <draw:equation draw:name="f42" draw:formula="556988 * ?f4 / 825932"/>
            <draw:equation draw:name="f43" draw:formula="1430709 * ?f5 / 3472060"/>
            <draw:equation draw:name="f44" draw:formula="536607 * ?f4 / 825932"/>
            <draw:equation draw:name="f45" draw:formula="1541050 * ?f5 / 3472060"/>
            <draw:equation draw:name="f46" draw:formula="514481 * ?f4 / 825932"/>
            <draw:equation draw:name="f47" draw:formula="1652805 * ?f5 / 3472060"/>
            <draw:equation draw:name="f48" draw:formula="492202 * ?f4 / 825932"/>
            <draw:equation draw:name="f49" draw:formula="1763708 * ?f5 / 3472060"/>
            <draw:equation draw:name="f50" draw:formula="469161 * ?f4 / 825932"/>
            <draw:equation draw:name="f51" draw:formula="1875795 * ?f5 / 3472060"/>
            <draw:equation draw:name="f52" draw:formula="444641 * ?f4 / 825932"/>
            <draw:equation draw:name="f53" draw:formula="1989128 * ?f5 / 3472060"/>
            <draw:equation draw:name="f54" draw:formula="418995 * ?f4 / 825932"/>
            <draw:equation draw:name="f55" draw:formula="2102476 * ?f5 / 3472060"/>
            <draw:equation draw:name="f56" draw:formula="393438 * ?f4 / 825932"/>
            <draw:equation draw:name="f57" draw:formula="2215549 * ?f5 / 3472060"/>
            <draw:equation draw:name="f58" draw:formula="366291 * ?f4 / 825932"/>
            <draw:equation draw:name="f59" draw:formula="2330490 * ?f5 / 3472060"/>
            <draw:equation draw:name="f60" draw:formula="337455 * ?f4 / 825932"/>
            <draw:equation draw:name="f61" draw:formula="2443333 * ?f5 / 3472060"/>
            <draw:equation draw:name="f62" draw:formula="308983 * ?f4 / 825932"/>
            <draw:equation draw:name="f63" draw:formula="2558014 * ?f5 / 3472060"/>
            <draw:equation draw:name="f64" draw:formula="278646 * ?f4 / 825932"/>
            <draw:equation draw:name="f65" draw:formula="2673621 * ?f5 / 3472060"/>
            <draw:equation draw:name="f66" draw:formula="247421 * ?f4 / 825932"/>
            <draw:equation draw:name="f67" draw:formula="2787008 * ?f5 / 3472060"/>
            <draw:equation draw:name="f68" draw:formula="215853 * ?f4 / 825932"/>
            <draw:equation draw:name="f69" draw:formula="2901442 * ?f5 / 3472060"/>
            <draw:equation draw:name="f70" draw:formula="182011 * ?f4 / 825932"/>
            <draw:equation draw:name="f71" draw:formula="3015722 * ?f5 / 3472060"/>
            <draw:equation draw:name="f72" draw:formula="147286 * ?f4 / 825932"/>
            <draw:equation draw:name="f73" draw:formula="3130018 * ?f5 / 3472060"/>
            <draw:equation draw:name="f74" draw:formula="112649 * ?f4 / 825932"/>
            <draw:equation draw:name="f75" draw:formula="3243551 * ?f5 / 3472060"/>
            <draw:equation draw:name="f76" draw:formula="75688 * ?f4 / 825932"/>
            <draw:equation draw:name="f77" draw:formula="3356992 * ?f5 / 3472060"/>
            <draw:equation draw:name="f78" draw:formula="38197 * ?f4 / 825932"/>
            <draw:equation draw:name="f79" draw:formula="?f8 / ?f6"/>
            <draw:equation draw:name="f80" draw:formula="?f9 / ?f7"/>
            <draw:equation draw:name="f81" draw:formula="?f10 / ?f6"/>
            <draw:equation draw:name="f82" draw:formula="?f11 / ?f7"/>
            <draw:equation draw:name="f83" draw:formula="?f12 / ?f7"/>
            <draw:equation draw:name="f84" draw:formula="?f13 / ?f6"/>
            <draw:equation draw:name="f85" draw:formula="?f14 / ?f7"/>
            <draw:equation draw:name="f86" draw:formula="?f15 / ?f6"/>
            <draw:equation draw:name="f87" draw:formula="?f16 / ?f7"/>
            <draw:equation draw:name="f88" draw:formula="?f17 / ?f6"/>
            <draw:equation draw:name="f89" draw:formula="?f18 / ?f7"/>
            <draw:equation draw:name="f90" draw:formula="?f19 / ?f6"/>
            <draw:equation draw:name="f91" draw:formula="?f20 / ?f7"/>
            <draw:equation draw:name="f92" draw:formula="?f21 / ?f6"/>
            <draw:equation draw:name="f93" draw:formula="?f22 / ?f7"/>
            <draw:equation draw:name="f94" draw:formula="?f23 / ?f6"/>
            <draw:equation draw:name="f95" draw:formula="?f24 / ?f7"/>
            <draw:equation draw:name="f96" draw:formula="?f25 / ?f6"/>
            <draw:equation draw:name="f97" draw:formula="?f26 / ?f7"/>
            <draw:equation draw:name="f98" draw:formula="?f27 / ?f6"/>
            <draw:equation draw:name="f99" draw:formula="?f28 / ?f7"/>
            <draw:equation draw:name="f100" draw:formula="?f29 / ?f6"/>
            <draw:equation draw:name="f101" draw:formula="?f30 / ?f7"/>
            <draw:equation draw:name="f102" draw:formula="?f31 / ?f6"/>
            <draw:equation draw:name="f103" draw:formula="?f32 / ?f7"/>
            <draw:equation draw:name="f104" draw:formula="?f33 / ?f6"/>
            <draw:equation draw:name="f105" draw:formula="?f34 / ?f7"/>
            <draw:equation draw:name="f106" draw:formula="?f35 / ?f6"/>
            <draw:equation draw:name="f107" draw:formula="?f36 / ?f7"/>
            <draw:equation draw:name="f108" draw:formula="?f37 / ?f6"/>
            <draw:equation draw:name="f109" draw:formula="?f38 / ?f7"/>
            <draw:equation draw:name="f110" draw:formula="?f39 / ?f6"/>
            <draw:equation draw:name="f111" draw:formula="?f40 / ?f7"/>
            <draw:equation draw:name="f112" draw:formula="?f41 / ?f6"/>
            <draw:equation draw:name="f113" draw:formula="?f42 / ?f7"/>
            <draw:equation draw:name="f114" draw:formula="?f43 / ?f6"/>
            <draw:equation draw:name="f115" draw:formula="?f44 / ?f7"/>
            <draw:equation draw:name="f116" draw:formula="?f45 / ?f6"/>
            <draw:equation draw:name="f117" draw:formula="?f46 / ?f7"/>
            <draw:equation draw:name="f118" draw:formula="?f47 / ?f6"/>
            <draw:equation draw:name="f119" draw:formula="?f48 / ?f7"/>
            <draw:equation draw:name="f120" draw:formula="?f49 / ?f6"/>
            <draw:equation draw:name="f121" draw:formula="?f50 / ?f7"/>
            <draw:equation draw:name="f122" draw:formula="?f51 / ?f6"/>
            <draw:equation draw:name="f123" draw:formula="?f52 / ?f7"/>
            <draw:equation draw:name="f124" draw:formula="?f53 / ?f6"/>
            <draw:equation draw:name="f125" draw:formula="?f54 / ?f7"/>
            <draw:equation draw:name="f126" draw:formula="?f55 / ?f6"/>
            <draw:equation draw:name="f127" draw:formula="?f56 / ?f7"/>
            <draw:equation draw:name="f128" draw:formula="?f57 / ?f6"/>
            <draw:equation draw:name="f129" draw:formula="?f58 / ?f7"/>
            <draw:equation draw:name="f130" draw:formula="?f59 / ?f6"/>
            <draw:equation draw:name="f131" draw:formula="?f60 / ?f7"/>
            <draw:equation draw:name="f132" draw:formula="?f61 / ?f6"/>
            <draw:equation draw:name="f133" draw:formula="?f62 / ?f7"/>
            <draw:equation draw:name="f134" draw:formula="?f63 / ?f6"/>
            <draw:equation draw:name="f135" draw:formula="?f64 / ?f7"/>
            <draw:equation draw:name="f136" draw:formula="?f65 / ?f6"/>
            <draw:equation draw:name="f137" draw:formula="?f66 / ?f7"/>
            <draw:equation draw:name="f138" draw:formula="?f67 / ?f6"/>
            <draw:equation draw:name="f139" draw:formula="?f68 / ?f7"/>
            <draw:equation draw:name="f140" draw:formula="?f69 / ?f6"/>
            <draw:equation draw:name="f141" draw:formula="?f70 / ?f7"/>
            <draw:equation draw:name="f142" draw:formula="?f71 / ?f6"/>
            <draw:equation draw:name="f143" draw:formula="?f72 / ?f7"/>
            <draw:equation draw:name="f144" draw:formula="?f73 / ?f6"/>
            <draw:equation draw:name="f145" draw:formula="?f74 / ?f7"/>
            <draw:equation draw:name="f146" draw:formula="?f75 / ?f6"/>
            <draw:equation draw:name="f147" draw:formula="?f76 / ?f7"/>
            <draw:equation draw:name="f148" draw:formula="?f77 / ?f6"/>
            <draw:equation draw:name="f149" draw:formula="?f78 / ?f7"/>
            <draw:equation draw:name="f150" draw:formula="?f0 / ?f6"/>
            <draw:equation draw:name="f151" draw:formula="?f1 / ?f6"/>
            <draw:equation draw:name="f152" draw:formula="?f2 / ?f7"/>
            <draw:equation draw:name="f153" draw:formula="?f3 / ?f7"/>
          </draw:enhanced-geometry>
        </draw:custom-shape>
        <draw:custom-shape draw:name="Freeform: Shape 11" draw:style-name="gr3" draw:text-style-name="P3" draw:layer="layout" svg:width="33.867cm" svg:height="7.785cm" svg:x="0cm" svg:y="11.265cm">
          <text:p/>
          <draw:enhanced-geometry svg:viewBox="0 0 12192000 2802467" draw:text-areas="?f190 ?f192 ?f191 ?f193" draw:glue-points="?f99 ?f100 ?f101 ?f102 ?f103 ?f104 ?f105 ?f106 ?f107 ?f108 ?f109 ?f110 ?f111 ?f112 ?f113 ?f114 ?f115 ?f116 ?f117 ?f118 ?f119 ?f120 ?f121 ?f122 ?f123 ?f124 ?f125 ?f126 ?f127 ?f128 ?f129 ?f130 ?f131 ?f132 ?f133 ?f134 ?f135 ?f136 ?f137 ?f138 ?f139 ?f140 ?f141 ?f142 ?f143 ?f144 ?f145 ?f144 ?f146 ?f147 ?f148 ?f144 ?f149 ?f142 ?f150 ?f151 ?f152 ?f138 ?f153 ?f154 ?f155 ?f156 ?f157 ?f158 ?f159 ?f160 ?f161 ?f162 ?f163 ?f164 ?f165 ?f166 ?f167 ?f168 ?f169 ?f170 ?f171 ?f172 ?f173 ?f118 ?f174 ?f175 ?f176 ?f177 ?f178 ?f179 ?f180 ?f181 ?f182 ?f183 ?f184 ?f185 ?f184 ?f186 ?f187 ?f186 ?f187 ?f188 ?f184 ?f188 ?f189 ?f188 ?f189 ?f186 ?f99 ?f186" draw:type="non-primitive" draw:enhanced-path="M 1 0 L 71932 12261 282848 48342 436464 73565 619339 100188 836351 132066 1076528 165696 1347183 201077 1642223 238560 1962864 276043 2304232 314226 2672421 349608 3057678 383587 3464881 414415 3889152 443840 4331710 471515 4558476 481323 4790118 492183 5025418 502342 5261937 508998 5503332 514953 5747166 521259 5995877 525462 6247026 525462 6500613 527564 6756639 525462 7016322 521259 7276005 517405 7539345 508998 7805124 500240 8070903 490081 8339121 475719 8609776 458553 8881651 442089 9153526 421070 9429058 395848 9700933 370626 9977684 341550 10255655 309672 10529968 276043 10807939 236808 11084690 194771 11362661 153085 11639412 104392 11914945 54648 12191696 2452 12191696 2236410 12192000 2236410 12192000 2802467 12191696 2802467 0 2802467 0 2236410 1 22364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2802467"/>
            <draw:equation draw:name="f8" draw:formula="1 * ?f5 / 12192000"/>
            <draw:equation draw:name="f9" draw:formula="0 * ?f4 / 2802467"/>
            <draw:equation draw:name="f10" draw:formula="71932 * ?f5 / 12192000"/>
            <draw:equation draw:name="f11" draw:formula="12261 * ?f4 / 2802467"/>
            <draw:equation draw:name="f12" draw:formula="282848 * ?f5 / 12192000"/>
            <draw:equation draw:name="f13" draw:formula="48342 * ?f4 / 2802467"/>
            <draw:equation draw:name="f14" draw:formula="436464 * ?f5 / 12192000"/>
            <draw:equation draw:name="f15" draw:formula="73565 * ?f4 / 2802467"/>
            <draw:equation draw:name="f16" draw:formula="619339 * ?f5 / 12192000"/>
            <draw:equation draw:name="f17" draw:formula="100188 * ?f4 / 2802467"/>
            <draw:equation draw:name="f18" draw:formula="836351 * ?f5 / 12192000"/>
            <draw:equation draw:name="f19" draw:formula="132066 * ?f4 / 2802467"/>
            <draw:equation draw:name="f20" draw:formula="1076528 * ?f5 / 12192000"/>
            <draw:equation draw:name="f21" draw:formula="165696 * ?f4 / 2802467"/>
            <draw:equation draw:name="f22" draw:formula="1347183 * ?f5 / 12192000"/>
            <draw:equation draw:name="f23" draw:formula="201077 * ?f4 / 2802467"/>
            <draw:equation draw:name="f24" draw:formula="1642223 * ?f5 / 12192000"/>
            <draw:equation draw:name="f25" draw:formula="238560 * ?f4 / 2802467"/>
            <draw:equation draw:name="f26" draw:formula="1962864 * ?f5 / 12192000"/>
            <draw:equation draw:name="f27" draw:formula="276043 * ?f4 / 2802467"/>
            <draw:equation draw:name="f28" draw:formula="2304232 * ?f5 / 12192000"/>
            <draw:equation draw:name="f29" draw:formula="314226 * ?f4 / 2802467"/>
            <draw:equation draw:name="f30" draw:formula="2672421 * ?f5 / 12192000"/>
            <draw:equation draw:name="f31" draw:formula="349608 * ?f4 / 2802467"/>
            <draw:equation draw:name="f32" draw:formula="3057678 * ?f5 / 12192000"/>
            <draw:equation draw:name="f33" draw:formula="383587 * ?f4 / 2802467"/>
            <draw:equation draw:name="f34" draw:formula="3464881 * ?f5 / 12192000"/>
            <draw:equation draw:name="f35" draw:formula="414415 * ?f4 / 2802467"/>
            <draw:equation draw:name="f36" draw:formula="3889152 * ?f5 / 12192000"/>
            <draw:equation draw:name="f37" draw:formula="443840 * ?f4 / 2802467"/>
            <draw:equation draw:name="f38" draw:formula="4331710 * ?f5 / 12192000"/>
            <draw:equation draw:name="f39" draw:formula="471515 * ?f4 / 2802467"/>
            <draw:equation draw:name="f40" draw:formula="4558476 * ?f5 / 12192000"/>
            <draw:equation draw:name="f41" draw:formula="481323 * ?f4 / 2802467"/>
            <draw:equation draw:name="f42" draw:formula="4790118 * ?f5 / 12192000"/>
            <draw:equation draw:name="f43" draw:formula="492183 * ?f4 / 2802467"/>
            <draw:equation draw:name="f44" draw:formula="5025418 * ?f5 / 12192000"/>
            <draw:equation draw:name="f45" draw:formula="502342 * ?f4 / 2802467"/>
            <draw:equation draw:name="f46" draw:formula="5261937 * ?f5 / 12192000"/>
            <draw:equation draw:name="f47" draw:formula="508998 * ?f4 / 2802467"/>
            <draw:equation draw:name="f48" draw:formula="5503332 * ?f5 / 12192000"/>
            <draw:equation draw:name="f49" draw:formula="514953 * ?f4 / 2802467"/>
            <draw:equation draw:name="f50" draw:formula="5747166 * ?f5 / 12192000"/>
            <draw:equation draw:name="f51" draw:formula="521259 * ?f4 / 2802467"/>
            <draw:equation draw:name="f52" draw:formula="5995877 * ?f5 / 12192000"/>
            <draw:equation draw:name="f53" draw:formula="525462 * ?f4 / 2802467"/>
            <draw:equation draw:name="f54" draw:formula="6247026 * ?f5 / 12192000"/>
            <draw:equation draw:name="f55" draw:formula="6500613 * ?f5 / 12192000"/>
            <draw:equation draw:name="f56" draw:formula="527564 * ?f4 / 2802467"/>
            <draw:equation draw:name="f57" draw:formula="6756639 * ?f5 / 12192000"/>
            <draw:equation draw:name="f58" draw:formula="7016322 * ?f5 / 12192000"/>
            <draw:equation draw:name="f59" draw:formula="7276005 * ?f5 / 12192000"/>
            <draw:equation draw:name="f60" draw:formula="517405 * ?f4 / 2802467"/>
            <draw:equation draw:name="f61" draw:formula="7539345 * ?f5 / 12192000"/>
            <draw:equation draw:name="f62" draw:formula="7805124 * ?f5 / 12192000"/>
            <draw:equation draw:name="f63" draw:formula="500240 * ?f4 / 2802467"/>
            <draw:equation draw:name="f64" draw:formula="8070903 * ?f5 / 12192000"/>
            <draw:equation draw:name="f65" draw:formula="490081 * ?f4 / 2802467"/>
            <draw:equation draw:name="f66" draw:formula="8339121 * ?f5 / 12192000"/>
            <draw:equation draw:name="f67" draw:formula="475719 * ?f4 / 2802467"/>
            <draw:equation draw:name="f68" draw:formula="8609776 * ?f5 / 12192000"/>
            <draw:equation draw:name="f69" draw:formula="458553 * ?f4 / 2802467"/>
            <draw:equation draw:name="f70" draw:formula="8881651 * ?f5 / 12192000"/>
            <draw:equation draw:name="f71" draw:formula="442089 * ?f4 / 2802467"/>
            <draw:equation draw:name="f72" draw:formula="9153526 * ?f5 / 12192000"/>
            <draw:equation draw:name="f73" draw:formula="421070 * ?f4 / 2802467"/>
            <draw:equation draw:name="f74" draw:formula="9429058 * ?f5 / 12192000"/>
            <draw:equation draw:name="f75" draw:formula="395848 * ?f4 / 2802467"/>
            <draw:equation draw:name="f76" draw:formula="9700933 * ?f5 / 12192000"/>
            <draw:equation draw:name="f77" draw:formula="370626 * ?f4 / 2802467"/>
            <draw:equation draw:name="f78" draw:formula="9977684 * ?f5 / 12192000"/>
            <draw:equation draw:name="f79" draw:formula="341550 * ?f4 / 2802467"/>
            <draw:equation draw:name="f80" draw:formula="10255655 * ?f5 / 12192000"/>
            <draw:equation draw:name="f81" draw:formula="309672 * ?f4 / 2802467"/>
            <draw:equation draw:name="f82" draw:formula="10529968 * ?f5 / 12192000"/>
            <draw:equation draw:name="f83" draw:formula="10807939 * ?f5 / 12192000"/>
            <draw:equation draw:name="f84" draw:formula="236808 * ?f4 / 2802467"/>
            <draw:equation draw:name="f85" draw:formula="11084690 * ?f5 / 12192000"/>
            <draw:equation draw:name="f86" draw:formula="194771 * ?f4 / 2802467"/>
            <draw:equation draw:name="f87" draw:formula="11362661 * ?f5 / 12192000"/>
            <draw:equation draw:name="f88" draw:formula="153085 * ?f4 / 2802467"/>
            <draw:equation draw:name="f89" draw:formula="11639412 * ?f5 / 12192000"/>
            <draw:equation draw:name="f90" draw:formula="104392 * ?f4 / 2802467"/>
            <draw:equation draw:name="f91" draw:formula="11914945 * ?f5 / 12192000"/>
            <draw:equation draw:name="f92" draw:formula="54648 * ?f4 / 2802467"/>
            <draw:equation draw:name="f93" draw:formula="12191696 * ?f5 / 12192000"/>
            <draw:equation draw:name="f94" draw:formula="2452 * ?f4 / 2802467"/>
            <draw:equation draw:name="f95" draw:formula="2236410 * ?f4 / 2802467"/>
            <draw:equation draw:name="f96" draw:formula="12192000 * ?f5 / 12192000"/>
            <draw:equation draw:name="f97" draw:formula="2802467 * ?f4 / 2802467"/>
            <draw:equation draw:name="f98" draw:formula="0 * ?f5 / 12192000"/>
            <draw:equation draw:name="f99" draw:formula="?f8 / ?f6"/>
            <draw:equation draw:name="f100" draw:formula="?f9 / ?f7"/>
            <draw:equation draw:name="f101" draw:formula="?f10 / ?f6"/>
            <draw:equation draw:name="f102" draw:formula="?f11 / ?f7"/>
            <draw:equation draw:name="f103" draw:formula="?f12 / ?f6"/>
            <draw:equation draw:name="f104" draw:formula="?f13 / ?f7"/>
            <draw:equation draw:name="f105" draw:formula="?f14 / ?f6"/>
            <draw:equation draw:name="f106" draw:formula="?f15 / ?f7"/>
            <draw:equation draw:name="f107" draw:formula="?f16 / ?f6"/>
            <draw:equation draw:name="f108" draw:formula="?f17 / ?f7"/>
            <draw:equation draw:name="f109" draw:formula="?f18 / ?f6"/>
            <draw:equation draw:name="f110" draw:formula="?f19 / ?f7"/>
            <draw:equation draw:name="f111" draw:formula="?f20 / ?f6"/>
            <draw:equation draw:name="f112" draw:formula="?f21 / ?f7"/>
            <draw:equation draw:name="f113" draw:formula="?f22 / ?f6"/>
            <draw:equation draw:name="f114" draw:formula="?f23 / ?f7"/>
            <draw:equation draw:name="f115" draw:formula="?f24 / ?f6"/>
            <draw:equation draw:name="f116" draw:formula="?f25 / ?f7"/>
            <draw:equation draw:name="f117" draw:formula="?f26 / ?f6"/>
            <draw:equation draw:name="f118" draw:formula="?f27 / ?f7"/>
            <draw:equation draw:name="f119" draw:formula="?f28 / ?f6"/>
            <draw:equation draw:name="f120" draw:formula="?f29 / ?f7"/>
            <draw:equation draw:name="f121" draw:formula="?f30 / ?f6"/>
            <draw:equation draw:name="f122" draw:formula="?f31 / ?f7"/>
            <draw:equation draw:name="f123" draw:formula="?f32 / ?f6"/>
            <draw:equation draw:name="f124" draw:formula="?f33 / ?f7"/>
            <draw:equation draw:name="f125" draw:formula="?f34 / ?f6"/>
            <draw:equation draw:name="f126" draw:formula="?f35 / ?f7"/>
            <draw:equation draw:name="f127" draw:formula="?f36 / ?f6"/>
            <draw:equation draw:name="f128" draw:formula="?f37 / ?f7"/>
            <draw:equation draw:name="f129" draw:formula="?f38 / ?f6"/>
            <draw:equation draw:name="f130" draw:formula="?f39 / ?f7"/>
            <draw:equation draw:name="f131" draw:formula="?f40 / ?f6"/>
            <draw:equation draw:name="f132" draw:formula="?f41 / ?f7"/>
            <draw:equation draw:name="f133" draw:formula="?f42 / ?f6"/>
            <draw:equation draw:name="f134" draw:formula="?f43 / ?f7"/>
            <draw:equation draw:name="f135" draw:formula="?f44 / ?f6"/>
            <draw:equation draw:name="f136" draw:formula="?f45 / ?f7"/>
            <draw:equation draw:name="f137" draw:formula="?f46 / ?f6"/>
            <draw:equation draw:name="f138" draw:formula="?f47 / ?f7"/>
            <draw:equation draw:name="f139" draw:formula="?f48 / ?f6"/>
            <draw:equation draw:name="f140" draw:formula="?f49 / ?f7"/>
            <draw:equation draw:name="f141" draw:formula="?f50 / ?f6"/>
            <draw:equation draw:name="f142" draw:formula="?f51 / ?f7"/>
            <draw:equation draw:name="f143" draw:formula="?f52 / ?f6"/>
            <draw:equation draw:name="f144" draw:formula="?f53 / ?f7"/>
            <draw:equation draw:name="f145" draw:formula="?f54 / ?f6"/>
            <draw:equation draw:name="f146" draw:formula="?f55 / ?f6"/>
            <draw:equation draw:name="f147" draw:formula="?f56 / ?f7"/>
            <draw:equation draw:name="f148" draw:formula="?f57 / ?f6"/>
            <draw:equation draw:name="f149" draw:formula="?f58 / ?f6"/>
            <draw:equation draw:name="f150" draw:formula="?f59 / ?f6"/>
            <draw:equation draw:name="f151" draw:formula="?f60 / ?f7"/>
            <draw:equation draw:name="f152" draw:formula="?f61 / ?f6"/>
            <draw:equation draw:name="f153" draw:formula="?f62 / ?f6"/>
            <draw:equation draw:name="f154" draw:formula="?f63 / ?f7"/>
            <draw:equation draw:name="f155" draw:formula="?f64 / ?f6"/>
            <draw:equation draw:name="f156" draw:formula="?f65 / ?f7"/>
            <draw:equation draw:name="f157" draw:formula="?f66 / ?f6"/>
            <draw:equation draw:name="f158" draw:formula="?f67 / ?f7"/>
            <draw:equation draw:name="f159" draw:formula="?f68 / ?f6"/>
            <draw:equation draw:name="f160" draw:formula="?f69 / ?f7"/>
            <draw:equation draw:name="f161" draw:formula="?f70 / ?f6"/>
            <draw:equation draw:name="f162" draw:formula="?f71 / ?f7"/>
            <draw:equation draw:name="f163" draw:formula="?f72 / ?f6"/>
            <draw:equation draw:name="f164" draw:formula="?f73 / ?f7"/>
            <draw:equation draw:name="f165" draw:formula="?f74 / ?f6"/>
            <draw:equation draw:name="f166" draw:formula="?f75 / ?f7"/>
            <draw:equation draw:name="f167" draw:formula="?f76 / ?f6"/>
            <draw:equation draw:name="f168" draw:formula="?f77 / ?f7"/>
            <draw:equation draw:name="f169" draw:formula="?f78 / ?f6"/>
            <draw:equation draw:name="f170" draw:formula="?f79 / ?f7"/>
            <draw:equation draw:name="f171" draw:formula="?f80 / ?f6"/>
            <draw:equation draw:name="f172" draw:formula="?f81 / ?f7"/>
            <draw:equation draw:name="f173" draw:formula="?f82 / ?f6"/>
            <draw:equation draw:name="f174" draw:formula="?f83 / ?f6"/>
            <draw:equation draw:name="f175" draw:formula="?f84 / ?f7"/>
            <draw:equation draw:name="f176" draw:formula="?f85 / ?f6"/>
            <draw:equation draw:name="f177" draw:formula="?f86 / ?f7"/>
            <draw:equation draw:name="f178" draw:formula="?f87 / ?f6"/>
            <draw:equation draw:name="f179" draw:formula="?f88 / ?f7"/>
            <draw:equation draw:name="f180" draw:formula="?f89 / ?f6"/>
            <draw:equation draw:name="f181" draw:formula="?f90 / ?f7"/>
            <draw:equation draw:name="f182" draw:formula="?f91 / ?f6"/>
            <draw:equation draw:name="f183" draw:formula="?f92 / ?f7"/>
            <draw:equation draw:name="f184" draw:formula="?f93 / ?f6"/>
            <draw:equation draw:name="f185" draw:formula="?f94 / ?f7"/>
            <draw:equation draw:name="f186" draw:formula="?f95 / ?f7"/>
            <draw:equation draw:name="f187" draw:formula="?f96 / ?f6"/>
            <draw:equation draw:name="f188" draw:formula="?f97 / ?f7"/>
            <draw:equation draw:name="f189" draw:formula="?f98 / ?f6"/>
            <draw:equation draw:name="f190" draw:formula="?f0 / ?f6"/>
            <draw:equation draw:name="f191" draw:formula="?f1 / ?f6"/>
            <draw:equation draw:name="f192" draw:formula="?f2 / ?f7"/>
            <draw:equation draw:name="f193" draw:formula="?f3 / ?f7"/>
          </draw:enhanced-geometry>
        </draw:custom-shape>
        <draw:frame draw:name="Title 1" presentation:style-name="pr1" draw:text-style-name="P5" xml:id="id1" draw:id="id1" draw:layer="layout" svg:width="28.503cm" svg:height="9.789cm" svg:x="2.682cm" svg:y="1.732cm" presentation:class="title">
          <draw:text-box>
            <text:p text:style-name="P4"><text:span text:style-name="T1">Data Analytics and Mining</text:span><text:span text:style-name="T1"><text:line-break/></text:span><text:span text:style-name="T1"/></text:p>
          </draw:text-box>
        </draw:frame>
        <draw:frame draw:name="Subtitle 2" presentation:style-name="pr2" draw:text-style-name="P5" draw:layer="layout" svg:width="28.503cm" svg:height="3.121cm" svg:x="11.588cm" svg:y="13.151cm" presentation:class="subtitle">
          <draw:text-box>
            <text:p text:style-name="P6"><text:span text:style-name="T2">Group Members -</text:span></text:p>
            <text:p text:style-name="P6"><text:span text:style-name="T2">1- Suraj Shetty</text:span></text:p>
            <text:p text:style-name="P6"><text:span text:style-name="T2">     </text:span><text:span text:style-name="T2">2-Akshay Rathod</text:span></text:p>
            <text:p text:style-name="P6"><text:span text:style-name="T2">  </text:span><text:span text:style-name="T2">3-Akshay Udeg</text:span></text:p>
          </draw:text-box>
        </draw:frame>
        <anim:par presentation:node-type="timing-root">
          <anim:seq smil:dur="indefinite" presentation:node-type="main-sequence">
            <anim:par smil:begin="indefinite" smil:fill="hold">
              <anim:par smil:begin="0s" smil:fill="hold">
                <anim:par smil:begin="0s" smil:fill="hold" presentation:node-type="on-click" presentation:preset-id="12" presentation:preset-sub-type="4" presentation:preset-class="entrance" presentation:group-id="0">
                  <anim:set smil:begin="0s" smil:dur="0.001s" smil:fill="hold" smil:targetElement="id1" smil:attributeName="visibility" smil:to="visible"/>
                  <anim:animate smil:dur="0.5s" smil:targetElement="id1" smil:attributeName="y" smil:values="y+height*1.125000;y" smil:keyTimes="0;1"/>
                  <anim:transitionFilter smil:dur="0.5s" smil:targetElement="id1" smil:type="slideWipe" smil:subtype="fromTop"/>
                </anim:par>
              </anim:par>
            </anim:par>
          </anim:seq>
        </anim:par>
        <presentation:notes draw:style-name="dp2">
          <draw:page-thumbnail draw:style-name="gr4" draw:layer="layout" svg:width="14.848cm" svg:height="11.136cm" svg:x="3.075cm" svg:y="2.257cm" draw:page-number="1" presentation:class="page"/>
          <draw:frame presentation:style-name="pr3" draw:text-style-name="P7" draw:layer="layout" svg:width="16.799cm" svg:height="13.364cm" svg:x="2.1cm" svg:y="14.107cm" presentation:class="notes" presentation:placeholder="true">
            <draw:text-box/>
          </draw:frame>
        </presentation:notes>
      </draw:page>
      <draw:page draw:name="Slide2" draw:style-name="dp3" draw:master-page-name="Master1-Layout2-obj-Title-and-Content" presentation:presentation-page-layout-name="AL2T18">
        <draw:custom-shape draw:name="Rectangle 7" draw:style-name="gr5" draw:text-style-name="P8" draw:layer="layout" svg:width="33.867cm" svg:height="19.05cm" svg:x="0cm" svg:y="0cm">
          <text:p/>
          <draw:enhanced-geometry svg:viewBox="0 0 21600 21600" draw:type="non-primitive" draw:enhanced-path="M 0 0 L 21600 0 21600 21600 0 21600 Z N"/>
        </draw:custom-shape>
        <draw:custom-shape draw:name="Rectangle 9" draw:style-name="gr6" draw:text-style-name="P9" draw:layer="layout" svg:width="1.905cm" svg:height="3.175cm" svg:x="28.994cm" svg:y="0cm">
          <text:p/>
          <draw:enhanced-geometry svg:viewBox="0 0 21600 21600" draw:type="non-primitive" draw:enhanced-path="M 0 0 L 21600 0 21600 21600 0 21600 Z N"/>
        </draw:custom-shape>
        <draw:custom-shape draw:name="Freeform 7" draw:style-name="gr7" draw:text-style-name="P10" draw:layer="layout" svg:width="9.645cm" svg:height="2.294cm" svg:x="24.222cm" svg:y="4.056cm">
          <text:p/>
          <draw:enhanced-geometry svg:viewBox="0 0 3472060 825932" draw:text-areas="?f150 ?f152 ?f151 ?f153" draw:glue-points="?f79 ?f80 ?f81 ?f82 ?f81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79 ?f80" draw:type="non-primitive" draw:enhanced-path="M 3470310 0 L 3472060 12850 3472060 480529 3363699 498471 C 2435623 645518 603076 844866 42060 824486 28151 802425 13909 780513 0 758452 L 188014 735602 284087 722590 382288 709392 481858 695774 581897 680711 683670 665256 787206 649587 892019 632968 997620 614667 1104727 596741 1212669 577397 1321506 556988 1430709 536607 1541050 514481 1652805 492202 1763708 469161 1875795 444641 1989128 418995 2102476 393438 2215549 366291 2330490 337455 2443333 308983 2558014 278646 2673621 247421 2787008 215853 2901442 182011 3015722 147286 3130018 112649 3243551 75688 3356992 38197 347031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72060"/>
            <draw:equation draw:name="f7" draw:formula="?f4 / 825932"/>
            <draw:equation draw:name="f8" draw:formula="3470310 * ?f5 / 3472060"/>
            <draw:equation draw:name="f9" draw:formula="0 * ?f4 / 825932"/>
            <draw:equation draw:name="f10" draw:formula="3472060 * ?f5 / 3472060"/>
            <draw:equation draw:name="f11" draw:formula="12850 * ?f4 / 825932"/>
            <draw:equation draw:name="f12" draw:formula="480529 * ?f4 / 825932"/>
            <draw:equation draw:name="f13" draw:formula="3363699 * ?f5 / 3472060"/>
            <draw:equation draw:name="f14" draw:formula="498471 * ?f4 / 825932"/>
            <draw:equation draw:name="f15" draw:formula="42060 * ?f5 / 3472060"/>
            <draw:equation draw:name="f16" draw:formula="824486 * ?f4 / 825932"/>
            <draw:equation draw:name="f17" draw:formula="0 * ?f5 / 3472060"/>
            <draw:equation draw:name="f18" draw:formula="758452 * ?f4 / 825932"/>
            <draw:equation draw:name="f19" draw:formula="188014 * ?f5 / 3472060"/>
            <draw:equation draw:name="f20" draw:formula="735602 * ?f4 / 825932"/>
            <draw:equation draw:name="f21" draw:formula="284087 * ?f5 / 3472060"/>
            <draw:equation draw:name="f22" draw:formula="722590 * ?f4 / 825932"/>
            <draw:equation draw:name="f23" draw:formula="382288 * ?f5 / 3472060"/>
            <draw:equation draw:name="f24" draw:formula="709392 * ?f4 / 825932"/>
            <draw:equation draw:name="f25" draw:formula="481858 * ?f5 / 3472060"/>
            <draw:equation draw:name="f26" draw:formula="695774 * ?f4 / 825932"/>
            <draw:equation draw:name="f27" draw:formula="581897 * ?f5 / 3472060"/>
            <draw:equation draw:name="f28" draw:formula="680711 * ?f4 / 825932"/>
            <draw:equation draw:name="f29" draw:formula="683670 * ?f5 / 3472060"/>
            <draw:equation draw:name="f30" draw:formula="665256 * ?f4 / 825932"/>
            <draw:equation draw:name="f31" draw:formula="787206 * ?f5 / 3472060"/>
            <draw:equation draw:name="f32" draw:formula="649587 * ?f4 / 825932"/>
            <draw:equation draw:name="f33" draw:formula="892019 * ?f5 / 3472060"/>
            <draw:equation draw:name="f34" draw:formula="632968 * ?f4 / 825932"/>
            <draw:equation draw:name="f35" draw:formula="997620 * ?f5 / 3472060"/>
            <draw:equation draw:name="f36" draw:formula="614667 * ?f4 / 825932"/>
            <draw:equation draw:name="f37" draw:formula="1104727 * ?f5 / 3472060"/>
            <draw:equation draw:name="f38" draw:formula="596741 * ?f4 / 825932"/>
            <draw:equation draw:name="f39" draw:formula="1212669 * ?f5 / 3472060"/>
            <draw:equation draw:name="f40" draw:formula="577397 * ?f4 / 825932"/>
            <draw:equation draw:name="f41" draw:formula="1321506 * ?f5 / 3472060"/>
            <draw:equation draw:name="f42" draw:formula="556988 * ?f4 / 825932"/>
            <draw:equation draw:name="f43" draw:formula="1430709 * ?f5 / 3472060"/>
            <draw:equation draw:name="f44" draw:formula="536607 * ?f4 / 825932"/>
            <draw:equation draw:name="f45" draw:formula="1541050 * ?f5 / 3472060"/>
            <draw:equation draw:name="f46" draw:formula="514481 * ?f4 / 825932"/>
            <draw:equation draw:name="f47" draw:formula="1652805 * ?f5 / 3472060"/>
            <draw:equation draw:name="f48" draw:formula="492202 * ?f4 / 825932"/>
            <draw:equation draw:name="f49" draw:formula="1763708 * ?f5 / 3472060"/>
            <draw:equation draw:name="f50" draw:formula="469161 * ?f4 / 825932"/>
            <draw:equation draw:name="f51" draw:formula="1875795 * ?f5 / 3472060"/>
            <draw:equation draw:name="f52" draw:formula="444641 * ?f4 / 825932"/>
            <draw:equation draw:name="f53" draw:formula="1989128 * ?f5 / 3472060"/>
            <draw:equation draw:name="f54" draw:formula="418995 * ?f4 / 825932"/>
            <draw:equation draw:name="f55" draw:formula="2102476 * ?f5 / 3472060"/>
            <draw:equation draw:name="f56" draw:formula="393438 * ?f4 / 825932"/>
            <draw:equation draw:name="f57" draw:formula="2215549 * ?f5 / 3472060"/>
            <draw:equation draw:name="f58" draw:formula="366291 * ?f4 / 825932"/>
            <draw:equation draw:name="f59" draw:formula="2330490 * ?f5 / 3472060"/>
            <draw:equation draw:name="f60" draw:formula="337455 * ?f4 / 825932"/>
            <draw:equation draw:name="f61" draw:formula="2443333 * ?f5 / 3472060"/>
            <draw:equation draw:name="f62" draw:formula="308983 * ?f4 / 825932"/>
            <draw:equation draw:name="f63" draw:formula="2558014 * ?f5 / 3472060"/>
            <draw:equation draw:name="f64" draw:formula="278646 * ?f4 / 825932"/>
            <draw:equation draw:name="f65" draw:formula="2673621 * ?f5 / 3472060"/>
            <draw:equation draw:name="f66" draw:formula="247421 * ?f4 / 825932"/>
            <draw:equation draw:name="f67" draw:formula="2787008 * ?f5 / 3472060"/>
            <draw:equation draw:name="f68" draw:formula="215853 * ?f4 / 825932"/>
            <draw:equation draw:name="f69" draw:formula="2901442 * ?f5 / 3472060"/>
            <draw:equation draw:name="f70" draw:formula="182011 * ?f4 / 825932"/>
            <draw:equation draw:name="f71" draw:formula="3015722 * ?f5 / 3472060"/>
            <draw:equation draw:name="f72" draw:formula="147286 * ?f4 / 825932"/>
            <draw:equation draw:name="f73" draw:formula="3130018 * ?f5 / 3472060"/>
            <draw:equation draw:name="f74" draw:formula="112649 * ?f4 / 825932"/>
            <draw:equation draw:name="f75" draw:formula="3243551 * ?f5 / 3472060"/>
            <draw:equation draw:name="f76" draw:formula="75688 * ?f4 / 825932"/>
            <draw:equation draw:name="f77" draw:formula="3356992 * ?f5 / 3472060"/>
            <draw:equation draw:name="f78" draw:formula="38197 * ?f4 / 825932"/>
            <draw:equation draw:name="f79" draw:formula="?f8 / ?f6"/>
            <draw:equation draw:name="f80" draw:formula="?f9 / ?f7"/>
            <draw:equation draw:name="f81" draw:formula="?f10 / ?f6"/>
            <draw:equation draw:name="f82" draw:formula="?f11 / ?f7"/>
            <draw:equation draw:name="f83" draw:formula="?f12 / ?f7"/>
            <draw:equation draw:name="f84" draw:formula="?f13 / ?f6"/>
            <draw:equation draw:name="f85" draw:formula="?f14 / ?f7"/>
            <draw:equation draw:name="f86" draw:formula="?f15 / ?f6"/>
            <draw:equation draw:name="f87" draw:formula="?f16 / ?f7"/>
            <draw:equation draw:name="f88" draw:formula="?f17 / ?f6"/>
            <draw:equation draw:name="f89" draw:formula="?f18 / ?f7"/>
            <draw:equation draw:name="f90" draw:formula="?f19 / ?f6"/>
            <draw:equation draw:name="f91" draw:formula="?f20 / ?f7"/>
            <draw:equation draw:name="f92" draw:formula="?f21 / ?f6"/>
            <draw:equation draw:name="f93" draw:formula="?f22 / ?f7"/>
            <draw:equation draw:name="f94" draw:formula="?f23 / ?f6"/>
            <draw:equation draw:name="f95" draw:formula="?f24 / ?f7"/>
            <draw:equation draw:name="f96" draw:formula="?f25 / ?f6"/>
            <draw:equation draw:name="f97" draw:formula="?f26 / ?f7"/>
            <draw:equation draw:name="f98" draw:formula="?f27 / ?f6"/>
            <draw:equation draw:name="f99" draw:formula="?f28 / ?f7"/>
            <draw:equation draw:name="f100" draw:formula="?f29 / ?f6"/>
            <draw:equation draw:name="f101" draw:formula="?f30 / ?f7"/>
            <draw:equation draw:name="f102" draw:formula="?f31 / ?f6"/>
            <draw:equation draw:name="f103" draw:formula="?f32 / ?f7"/>
            <draw:equation draw:name="f104" draw:formula="?f33 / ?f6"/>
            <draw:equation draw:name="f105" draw:formula="?f34 / ?f7"/>
            <draw:equation draw:name="f106" draw:formula="?f35 / ?f6"/>
            <draw:equation draw:name="f107" draw:formula="?f36 / ?f7"/>
            <draw:equation draw:name="f108" draw:formula="?f37 / ?f6"/>
            <draw:equation draw:name="f109" draw:formula="?f38 / ?f7"/>
            <draw:equation draw:name="f110" draw:formula="?f39 / ?f6"/>
            <draw:equation draw:name="f111" draw:formula="?f40 / ?f7"/>
            <draw:equation draw:name="f112" draw:formula="?f41 / ?f6"/>
            <draw:equation draw:name="f113" draw:formula="?f42 / ?f7"/>
            <draw:equation draw:name="f114" draw:formula="?f43 / ?f6"/>
            <draw:equation draw:name="f115" draw:formula="?f44 / ?f7"/>
            <draw:equation draw:name="f116" draw:formula="?f45 / ?f6"/>
            <draw:equation draw:name="f117" draw:formula="?f46 / ?f7"/>
            <draw:equation draw:name="f118" draw:formula="?f47 / ?f6"/>
            <draw:equation draw:name="f119" draw:formula="?f48 / ?f7"/>
            <draw:equation draw:name="f120" draw:formula="?f49 / ?f6"/>
            <draw:equation draw:name="f121" draw:formula="?f50 / ?f7"/>
            <draw:equation draw:name="f122" draw:formula="?f51 / ?f6"/>
            <draw:equation draw:name="f123" draw:formula="?f52 / ?f7"/>
            <draw:equation draw:name="f124" draw:formula="?f53 / ?f6"/>
            <draw:equation draw:name="f125" draw:formula="?f54 / ?f7"/>
            <draw:equation draw:name="f126" draw:formula="?f55 / ?f6"/>
            <draw:equation draw:name="f127" draw:formula="?f56 / ?f7"/>
            <draw:equation draw:name="f128" draw:formula="?f57 / ?f6"/>
            <draw:equation draw:name="f129" draw:formula="?f58 / ?f7"/>
            <draw:equation draw:name="f130" draw:formula="?f59 / ?f6"/>
            <draw:equation draw:name="f131" draw:formula="?f60 / ?f7"/>
            <draw:equation draw:name="f132" draw:formula="?f61 / ?f6"/>
            <draw:equation draw:name="f133" draw:formula="?f62 / ?f7"/>
            <draw:equation draw:name="f134" draw:formula="?f63 / ?f6"/>
            <draw:equation draw:name="f135" draw:formula="?f64 / ?f7"/>
            <draw:equation draw:name="f136" draw:formula="?f65 / ?f6"/>
            <draw:equation draw:name="f137" draw:formula="?f66 / ?f7"/>
            <draw:equation draw:name="f138" draw:formula="?f67 / ?f6"/>
            <draw:equation draw:name="f139" draw:formula="?f68 / ?f7"/>
            <draw:equation draw:name="f140" draw:formula="?f69 / ?f6"/>
            <draw:equation draw:name="f141" draw:formula="?f70 / ?f7"/>
            <draw:equation draw:name="f142" draw:formula="?f71 / ?f6"/>
            <draw:equation draw:name="f143" draw:formula="?f72 / ?f7"/>
            <draw:equation draw:name="f144" draw:formula="?f73 / ?f6"/>
            <draw:equation draw:name="f145" draw:formula="?f74 / ?f7"/>
            <draw:equation draw:name="f146" draw:formula="?f75 / ?f6"/>
            <draw:equation draw:name="f147" draw:formula="?f76 / ?f7"/>
            <draw:equation draw:name="f148" draw:formula="?f77 / ?f6"/>
            <draw:equation draw:name="f149" draw:formula="?f78 / ?f7"/>
            <draw:equation draw:name="f150" draw:formula="?f0 / ?f6"/>
            <draw:equation draw:name="f151" draw:formula="?f1 / ?f6"/>
            <draw:equation draw:name="f152" draw:formula="?f2 / ?f7"/>
            <draw:equation draw:name="f153" draw:formula="?f3 / ?f7"/>
          </draw:enhanced-geometry>
        </draw:custom-shape>
        <draw:custom-shape draw:name="Freeform: Shape 13" draw:style-name="gr8" draw:text-style-name="P11" draw:layer="layout" svg:width="33.868cm" svg:height="14.155cm" svg:x="0cm" svg:y="4.895cm">
          <text:p/>
          <draw:enhanced-geometry svg:viewBox="0 0 12192417 5095933" draw:text-areas="?f190 ?f192 ?f191 ?f193" draw:glue-points="?f99 ?f100 ?f101 ?f102 ?f103 ?f104 ?f105 ?f106 ?f107 ?f108 ?f109 ?f110 ?f111 ?f112 ?f113 ?f114 ?f115 ?f116 ?f117 ?f118 ?f119 ?f120 ?f121 ?f122 ?f123 ?f124 ?f125 ?f126 ?f127 ?f128 ?f129 ?f130 ?f131 ?f132 ?f133 ?f134 ?f135 ?f136 ?f137 ?f138 ?f139 ?f140 ?f141 ?f142 ?f143 ?f144 ?f145 ?f144 ?f146 ?f147 ?f148 ?f144 ?f149 ?f142 ?f150 ?f151 ?f152 ?f138 ?f153 ?f154 ?f155 ?f156 ?f157 ?f158 ?f159 ?f160 ?f161 ?f162 ?f163 ?f164 ?f165 ?f166 ?f167 ?f168 ?f169 ?f170 ?f171 ?f172 ?f173 ?f118 ?f174 ?f175 ?f176 ?f177 ?f178 ?f179 ?f180 ?f181 ?f182 ?f183 ?f184 ?f185 ?f184 ?f186 ?f187 ?f186 ?f187 ?f188 ?f99 ?f188 ?f99 ?f189 ?f99 ?f186" draw:type="non-primitive" draw:enhanced-path="M 0 0 L 71931 12261 282848 48343 436463 73565 619338 100188 836350 132066 1076527 165696 1347183 201077 1642222 238560 1962863 276043 2304231 314227 2672420 349608 3057677 383588 3464880 414415 3889151 443841 4331709 471515 4558475 481324 4790117 492183 5025417 502342 5261936 508998 5503331 514953 5747166 521259 5995876 525463 6247025 525463 6500612 527565 6756638 525463 7016321 521259 7276004 517406 7539344 508998 7805123 500241 8070902 490082 8339120 475719 8609775 458554 8881650 442089 9153525 421071 9429057 395849 9700932 370626 9977683 341551 10255654 309673 10529967 276043 10807938 236809 11084689 194772 11362660 153085 11639411 104392 11914944 54648 12191695 2452 12191695 2162231 12192417 2162231 12192417 5095933 0 5095933 0 2791958 0 216223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417"/>
            <draw:equation draw:name="f7" draw:formula="?f4 / 5095933"/>
            <draw:equation draw:name="f8" draw:formula="0 * ?f5 / 12192417"/>
            <draw:equation draw:name="f9" draw:formula="0 * ?f4 / 5095933"/>
            <draw:equation draw:name="f10" draw:formula="71931 * ?f5 / 12192417"/>
            <draw:equation draw:name="f11" draw:formula="12261 * ?f4 / 5095933"/>
            <draw:equation draw:name="f12" draw:formula="282848 * ?f5 / 12192417"/>
            <draw:equation draw:name="f13" draw:formula="48343 * ?f4 / 5095933"/>
            <draw:equation draw:name="f14" draw:formula="436463 * ?f5 / 12192417"/>
            <draw:equation draw:name="f15" draw:formula="73565 * ?f4 / 5095933"/>
            <draw:equation draw:name="f16" draw:formula="619338 * ?f5 / 12192417"/>
            <draw:equation draw:name="f17" draw:formula="100188 * ?f4 / 5095933"/>
            <draw:equation draw:name="f18" draw:formula="836350 * ?f5 / 12192417"/>
            <draw:equation draw:name="f19" draw:formula="132066 * ?f4 / 5095933"/>
            <draw:equation draw:name="f20" draw:formula="1076527 * ?f5 / 12192417"/>
            <draw:equation draw:name="f21" draw:formula="165696 * ?f4 / 5095933"/>
            <draw:equation draw:name="f22" draw:formula="1347183 * ?f5 / 12192417"/>
            <draw:equation draw:name="f23" draw:formula="201077 * ?f4 / 5095933"/>
            <draw:equation draw:name="f24" draw:formula="1642222 * ?f5 / 12192417"/>
            <draw:equation draw:name="f25" draw:formula="238560 * ?f4 / 5095933"/>
            <draw:equation draw:name="f26" draw:formula="1962863 * ?f5 / 12192417"/>
            <draw:equation draw:name="f27" draw:formula="276043 * ?f4 / 5095933"/>
            <draw:equation draw:name="f28" draw:formula="2304231 * ?f5 / 12192417"/>
            <draw:equation draw:name="f29" draw:formula="314227 * ?f4 / 5095933"/>
            <draw:equation draw:name="f30" draw:formula="2672420 * ?f5 / 12192417"/>
            <draw:equation draw:name="f31" draw:formula="349608 * ?f4 / 5095933"/>
            <draw:equation draw:name="f32" draw:formula="3057677 * ?f5 / 12192417"/>
            <draw:equation draw:name="f33" draw:formula="383588 * ?f4 / 5095933"/>
            <draw:equation draw:name="f34" draw:formula="3464880 * ?f5 / 12192417"/>
            <draw:equation draw:name="f35" draw:formula="414415 * ?f4 / 5095933"/>
            <draw:equation draw:name="f36" draw:formula="3889151 * ?f5 / 12192417"/>
            <draw:equation draw:name="f37" draw:formula="443841 * ?f4 / 5095933"/>
            <draw:equation draw:name="f38" draw:formula="4331709 * ?f5 / 12192417"/>
            <draw:equation draw:name="f39" draw:formula="471515 * ?f4 / 5095933"/>
            <draw:equation draw:name="f40" draw:formula="4558475 * ?f5 / 12192417"/>
            <draw:equation draw:name="f41" draw:formula="481324 * ?f4 / 5095933"/>
            <draw:equation draw:name="f42" draw:formula="4790117 * ?f5 / 12192417"/>
            <draw:equation draw:name="f43" draw:formula="492183 * ?f4 / 5095933"/>
            <draw:equation draw:name="f44" draw:formula="5025417 * ?f5 / 12192417"/>
            <draw:equation draw:name="f45" draw:formula="502342 * ?f4 / 5095933"/>
            <draw:equation draw:name="f46" draw:formula="5261936 * ?f5 / 12192417"/>
            <draw:equation draw:name="f47" draw:formula="508998 * ?f4 / 5095933"/>
            <draw:equation draw:name="f48" draw:formula="5503331 * ?f5 / 12192417"/>
            <draw:equation draw:name="f49" draw:formula="514953 * ?f4 / 5095933"/>
            <draw:equation draw:name="f50" draw:formula="5747166 * ?f5 / 12192417"/>
            <draw:equation draw:name="f51" draw:formula="521259 * ?f4 / 5095933"/>
            <draw:equation draw:name="f52" draw:formula="5995876 * ?f5 / 12192417"/>
            <draw:equation draw:name="f53" draw:formula="525463 * ?f4 / 5095933"/>
            <draw:equation draw:name="f54" draw:formula="6247025 * ?f5 / 12192417"/>
            <draw:equation draw:name="f55" draw:formula="6500612 * ?f5 / 12192417"/>
            <draw:equation draw:name="f56" draw:formula="527565 * ?f4 / 5095933"/>
            <draw:equation draw:name="f57" draw:formula="6756638 * ?f5 / 12192417"/>
            <draw:equation draw:name="f58" draw:formula="7016321 * ?f5 / 12192417"/>
            <draw:equation draw:name="f59" draw:formula="7276004 * ?f5 / 12192417"/>
            <draw:equation draw:name="f60" draw:formula="517406 * ?f4 / 5095933"/>
            <draw:equation draw:name="f61" draw:formula="7539344 * ?f5 / 12192417"/>
            <draw:equation draw:name="f62" draw:formula="7805123 * ?f5 / 12192417"/>
            <draw:equation draw:name="f63" draw:formula="500241 * ?f4 / 5095933"/>
            <draw:equation draw:name="f64" draw:formula="8070902 * ?f5 / 12192417"/>
            <draw:equation draw:name="f65" draw:formula="490082 * ?f4 / 5095933"/>
            <draw:equation draw:name="f66" draw:formula="8339120 * ?f5 / 12192417"/>
            <draw:equation draw:name="f67" draw:formula="475719 * ?f4 / 5095933"/>
            <draw:equation draw:name="f68" draw:formula="8609775 * ?f5 / 12192417"/>
            <draw:equation draw:name="f69" draw:formula="458554 * ?f4 / 5095933"/>
            <draw:equation draw:name="f70" draw:formula="8881650 * ?f5 / 12192417"/>
            <draw:equation draw:name="f71" draw:formula="442089 * ?f4 / 5095933"/>
            <draw:equation draw:name="f72" draw:formula="9153525 * ?f5 / 12192417"/>
            <draw:equation draw:name="f73" draw:formula="421071 * ?f4 / 5095933"/>
            <draw:equation draw:name="f74" draw:formula="9429057 * ?f5 / 12192417"/>
            <draw:equation draw:name="f75" draw:formula="395849 * ?f4 / 5095933"/>
            <draw:equation draw:name="f76" draw:formula="9700932 * ?f5 / 12192417"/>
            <draw:equation draw:name="f77" draw:formula="370626 * ?f4 / 5095933"/>
            <draw:equation draw:name="f78" draw:formula="9977683 * ?f5 / 12192417"/>
            <draw:equation draw:name="f79" draw:formula="341551 * ?f4 / 5095933"/>
            <draw:equation draw:name="f80" draw:formula="10255654 * ?f5 / 12192417"/>
            <draw:equation draw:name="f81" draw:formula="309673 * ?f4 / 5095933"/>
            <draw:equation draw:name="f82" draw:formula="10529967 * ?f5 / 12192417"/>
            <draw:equation draw:name="f83" draw:formula="10807938 * ?f5 / 12192417"/>
            <draw:equation draw:name="f84" draw:formula="236809 * ?f4 / 5095933"/>
            <draw:equation draw:name="f85" draw:formula="11084689 * ?f5 / 12192417"/>
            <draw:equation draw:name="f86" draw:formula="194772 * ?f4 / 5095933"/>
            <draw:equation draw:name="f87" draw:formula="11362660 * ?f5 / 12192417"/>
            <draw:equation draw:name="f88" draw:formula="153085 * ?f4 / 5095933"/>
            <draw:equation draw:name="f89" draw:formula="11639411 * ?f5 / 12192417"/>
            <draw:equation draw:name="f90" draw:formula="104392 * ?f4 / 5095933"/>
            <draw:equation draw:name="f91" draw:formula="11914944 * ?f5 / 12192417"/>
            <draw:equation draw:name="f92" draw:formula="54648 * ?f4 / 5095933"/>
            <draw:equation draw:name="f93" draw:formula="12191695 * ?f5 / 12192417"/>
            <draw:equation draw:name="f94" draw:formula="2452 * ?f4 / 5095933"/>
            <draw:equation draw:name="f95" draw:formula="2162231 * ?f4 / 5095933"/>
            <draw:equation draw:name="f96" draw:formula="12192417 * ?f5 / 12192417"/>
            <draw:equation draw:name="f97" draw:formula="5095933 * ?f4 / 5095933"/>
            <draw:equation draw:name="f98" draw:formula="2791958 * ?f4 / 5095933"/>
            <draw:equation draw:name="f99" draw:formula="?f8 / ?f6"/>
            <draw:equation draw:name="f100" draw:formula="?f9 / ?f7"/>
            <draw:equation draw:name="f101" draw:formula="?f10 / ?f6"/>
            <draw:equation draw:name="f102" draw:formula="?f11 / ?f7"/>
            <draw:equation draw:name="f103" draw:formula="?f12 / ?f6"/>
            <draw:equation draw:name="f104" draw:formula="?f13 / ?f7"/>
            <draw:equation draw:name="f105" draw:formula="?f14 / ?f6"/>
            <draw:equation draw:name="f106" draw:formula="?f15 / ?f7"/>
            <draw:equation draw:name="f107" draw:formula="?f16 / ?f6"/>
            <draw:equation draw:name="f108" draw:formula="?f17 / ?f7"/>
            <draw:equation draw:name="f109" draw:formula="?f18 / ?f6"/>
            <draw:equation draw:name="f110" draw:formula="?f19 / ?f7"/>
            <draw:equation draw:name="f111" draw:formula="?f20 / ?f6"/>
            <draw:equation draw:name="f112" draw:formula="?f21 / ?f7"/>
            <draw:equation draw:name="f113" draw:formula="?f22 / ?f6"/>
            <draw:equation draw:name="f114" draw:formula="?f23 / ?f7"/>
            <draw:equation draw:name="f115" draw:formula="?f24 / ?f6"/>
            <draw:equation draw:name="f116" draw:formula="?f25 / ?f7"/>
            <draw:equation draw:name="f117" draw:formula="?f26 / ?f6"/>
            <draw:equation draw:name="f118" draw:formula="?f27 / ?f7"/>
            <draw:equation draw:name="f119" draw:formula="?f28 / ?f6"/>
            <draw:equation draw:name="f120" draw:formula="?f29 / ?f7"/>
            <draw:equation draw:name="f121" draw:formula="?f30 / ?f6"/>
            <draw:equation draw:name="f122" draw:formula="?f31 / ?f7"/>
            <draw:equation draw:name="f123" draw:formula="?f32 / ?f6"/>
            <draw:equation draw:name="f124" draw:formula="?f33 / ?f7"/>
            <draw:equation draw:name="f125" draw:formula="?f34 / ?f6"/>
            <draw:equation draw:name="f126" draw:formula="?f35 / ?f7"/>
            <draw:equation draw:name="f127" draw:formula="?f36 / ?f6"/>
            <draw:equation draw:name="f128" draw:formula="?f37 / ?f7"/>
            <draw:equation draw:name="f129" draw:formula="?f38 / ?f6"/>
            <draw:equation draw:name="f130" draw:formula="?f39 / ?f7"/>
            <draw:equation draw:name="f131" draw:formula="?f40 / ?f6"/>
            <draw:equation draw:name="f132" draw:formula="?f41 / ?f7"/>
            <draw:equation draw:name="f133" draw:formula="?f42 / ?f6"/>
            <draw:equation draw:name="f134" draw:formula="?f43 / ?f7"/>
            <draw:equation draw:name="f135" draw:formula="?f44 / ?f6"/>
            <draw:equation draw:name="f136" draw:formula="?f45 / ?f7"/>
            <draw:equation draw:name="f137" draw:formula="?f46 / ?f6"/>
            <draw:equation draw:name="f138" draw:formula="?f47 / ?f7"/>
            <draw:equation draw:name="f139" draw:formula="?f48 / ?f6"/>
            <draw:equation draw:name="f140" draw:formula="?f49 / ?f7"/>
            <draw:equation draw:name="f141" draw:formula="?f50 / ?f6"/>
            <draw:equation draw:name="f142" draw:formula="?f51 / ?f7"/>
            <draw:equation draw:name="f143" draw:formula="?f52 / ?f6"/>
            <draw:equation draw:name="f144" draw:formula="?f53 / ?f7"/>
            <draw:equation draw:name="f145" draw:formula="?f54 / ?f6"/>
            <draw:equation draw:name="f146" draw:formula="?f55 / ?f6"/>
            <draw:equation draw:name="f147" draw:formula="?f56 / ?f7"/>
            <draw:equation draw:name="f148" draw:formula="?f57 / ?f6"/>
            <draw:equation draw:name="f149" draw:formula="?f58 / ?f6"/>
            <draw:equation draw:name="f150" draw:formula="?f59 / ?f6"/>
            <draw:equation draw:name="f151" draw:formula="?f60 / ?f7"/>
            <draw:equation draw:name="f152" draw:formula="?f61 / ?f6"/>
            <draw:equation draw:name="f153" draw:formula="?f62 / ?f6"/>
            <draw:equation draw:name="f154" draw:formula="?f63 / ?f7"/>
            <draw:equation draw:name="f155" draw:formula="?f64 / ?f6"/>
            <draw:equation draw:name="f156" draw:formula="?f65 / ?f7"/>
            <draw:equation draw:name="f157" draw:formula="?f66 / ?f6"/>
            <draw:equation draw:name="f158" draw:formula="?f67 / ?f7"/>
            <draw:equation draw:name="f159" draw:formula="?f68 / ?f6"/>
            <draw:equation draw:name="f160" draw:formula="?f69 / ?f7"/>
            <draw:equation draw:name="f161" draw:formula="?f70 / ?f6"/>
            <draw:equation draw:name="f162" draw:formula="?f71 / ?f7"/>
            <draw:equation draw:name="f163" draw:formula="?f72 / ?f6"/>
            <draw:equation draw:name="f164" draw:formula="?f73 / ?f7"/>
            <draw:equation draw:name="f165" draw:formula="?f74 / ?f6"/>
            <draw:equation draw:name="f166" draw:formula="?f75 / ?f7"/>
            <draw:equation draw:name="f167" draw:formula="?f76 / ?f6"/>
            <draw:equation draw:name="f168" draw:formula="?f77 / ?f7"/>
            <draw:equation draw:name="f169" draw:formula="?f78 / ?f6"/>
            <draw:equation draw:name="f170" draw:formula="?f79 / ?f7"/>
            <draw:equation draw:name="f171" draw:formula="?f80 / ?f6"/>
            <draw:equation draw:name="f172" draw:formula="?f81 / ?f7"/>
            <draw:equation draw:name="f173" draw:formula="?f82 / ?f6"/>
            <draw:equation draw:name="f174" draw:formula="?f83 / ?f6"/>
            <draw:equation draw:name="f175" draw:formula="?f84 / ?f7"/>
            <draw:equation draw:name="f176" draw:formula="?f85 / ?f6"/>
            <draw:equation draw:name="f177" draw:formula="?f86 / ?f7"/>
            <draw:equation draw:name="f178" draw:formula="?f87 / ?f6"/>
            <draw:equation draw:name="f179" draw:formula="?f88 / ?f7"/>
            <draw:equation draw:name="f180" draw:formula="?f89 / ?f6"/>
            <draw:equation draw:name="f181" draw:formula="?f90 / ?f7"/>
            <draw:equation draw:name="f182" draw:formula="?f91 / ?f6"/>
            <draw:equation draw:name="f183" draw:formula="?f92 / ?f7"/>
            <draw:equation draw:name="f184" draw:formula="?f93 / ?f6"/>
            <draw:equation draw:name="f185" draw:formula="?f94 / ?f7"/>
            <draw:equation draw:name="f186" draw:formula="?f95 / ?f7"/>
            <draw:equation draw:name="f187" draw:formula="?f96 / ?f6"/>
            <draw:equation draw:name="f188" draw:formula="?f97 / ?f7"/>
            <draw:equation draw:name="f189" draw:formula="?f98 / ?f7"/>
            <draw:equation draw:name="f190" draw:formula="?f0 / ?f6"/>
            <draw:equation draw:name="f191" draw:formula="?f1 / ?f6"/>
            <draw:equation draw:name="f192" draw:formula="?f2 / ?f7"/>
            <draw:equation draw:name="f193" draw:formula="?f3 / ?f7"/>
          </draw:enhanced-geometry>
        </draw:custom-shape>
        <draw:frame draw:name="Title 1" presentation:style-name="pr4" draw:text-style-name="P5" draw:layer="layout" svg:width="24.854cm" svg:height="3.89cm" svg:x="3.065cm" svg:y="1.258cm" presentation:class="title">
          <draw:text-box>
            <text:p text:style-name="P12"><text:span text:style-name="T3">                    </text:span><text:span text:style-name="T4"> </text:span><text:span text:style-name="T4">Keywords</text:span></text:p>
          </draw:text-box>
        </draw:frame>
        <draw:frame draw:name="Content Placeholder 2" presentation:style-name="pr5" draw:text-style-name="P5" draw:layer="layout" svg:width="24.852cm" svg:height="9.68cm" svg:x="3.065cm" svg:y="7.676cm" presentation:class="outline">
          <draw:text-box>
            <text:list text:style-name="L3">
              <text:list-item>
                <text:p text:style-name="P13"><text:span text:style-name="T5">Recommendation System</text:span></text:p>
              </text:list-item>
              <text:list-item>
                <text:p text:style-name="P13"><text:span text:style-name="T5"> </text:span><text:span text:style-name="T5">TRP rating</text:span></text:p>
              </text:list-item>
              <text:list-item>
                <text:p text:style-name="P13"><text:span text:style-name="T5"> </text:span><text:span text:style-name="T5">Netflix Shows recommendation</text:span></text:p>
              </text:list-item>
              <text:list-item>
                <text:p text:style-name="P13"><text:span text:style-name="T5"> </text:span><text:span text:style-name="T5">Data Mining</text:span></text:p>
              </text:list-item>
              <text:list-item>
                <text:p text:style-name="P13"><text:span text:style-name="T5">DataSet</text:span></text:p>
              </text:list-item>
              <text:list-item>
                <text:p text:style-name="P13"><text:span text:style-name="T5"/></text:p>
              </text:list-item>
              <text:list-item>
                <text:p text:style-name="P13"><text:span text:style-name="T5"/></text:p>
              </text:list-item>
            </text:list>
          </draw:text-box>
        </draw:frame>
        <presentation:notes draw:style-name="dp2">
          <draw:page-thumbnail draw:style-name="gr4" draw:layer="layout" svg:width="19.798cm" svg:height="11.136cm" svg:x="0.6cm" svg:y="2.257cm" draw:page-number="2" presentation:class="page"/>
          <draw:frame presentation:style-name="pr6" draw:text-style-name="P7" draw:layer="layout" svg:width="16.799cm" svg:height="13.364cm" svg:x="2.1cm" svg:y="14.107cm" presentation:class="notes" presentation:placeholder="true">
            <draw:text-box/>
          </draw:frame>
        </presentation:notes>
      </draw:page>
      <draw:page draw:name="Slide3" draw:style-name="dp3" draw:master-page-name="Master1-Layout2-obj-Title-and-Content" presentation:presentation-page-layout-name="AL2T18">
        <draw:custom-shape draw:name="Rectangle 7" draw:style-name="gr9" draw:text-style-name="P14" draw:layer="layout" svg:width="33.867cm" svg:height="19.05cm" svg:x="0cm" svg:y="0cm">
          <text:p/>
          <draw:enhanced-geometry svg:viewBox="0 0 21600 21600" draw:type="non-primitive" draw:enhanced-path="M 0 0 L 21600 0 21600 21600 0 21600 Z N"/>
        </draw:custom-shape>
        <draw:custom-shape draw:name="Rectangle 9" draw:style-name="gr6" draw:text-style-name="P9" draw:layer="layout" svg:width="1.905cm" svg:height="3.175cm" svg:x="28.994cm" svg:y="0cm">
          <text:p/>
          <draw:enhanced-geometry svg:viewBox="0 0 21600 21600" draw:type="non-primitive" draw:enhanced-path="M 0 0 L 21600 0 21600 21600 0 21600 Z N"/>
        </draw:custom-shape>
        <draw:custom-shape draw:name="Freeform 7" draw:style-name="gr7" draw:text-style-name="P10" draw:layer="layout" svg:width="9.645cm" svg:height="2.294cm" svg:x="24.222cm" svg:y="4.056cm">
          <text:p/>
          <draw:enhanced-geometry svg:viewBox="0 0 3472060 825932" draw:text-areas="?f150 ?f152 ?f151 ?f153" draw:glue-points="?f79 ?f80 ?f81 ?f82 ?f81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79 ?f80" draw:type="non-primitive" draw:enhanced-path="M 3470310 0 L 3472060 12850 3472060 480529 3363699 498471 C 2435623 645518 603076 844866 42060 824486 28151 802425 13909 780513 0 758452 L 188014 735602 284087 722590 382288 709392 481858 695774 581897 680711 683670 665256 787206 649587 892019 632968 997620 614667 1104727 596741 1212669 577397 1321506 556988 1430709 536607 1541050 514481 1652805 492202 1763708 469161 1875795 444641 1989128 418995 2102476 393438 2215549 366291 2330490 337455 2443333 308983 2558014 278646 2673621 247421 2787008 215853 2901442 182011 3015722 147286 3130018 112649 3243551 75688 3356992 38197 347031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72060"/>
            <draw:equation draw:name="f7" draw:formula="?f4 / 825932"/>
            <draw:equation draw:name="f8" draw:formula="3470310 * ?f5 / 3472060"/>
            <draw:equation draw:name="f9" draw:formula="0 * ?f4 / 825932"/>
            <draw:equation draw:name="f10" draw:formula="3472060 * ?f5 / 3472060"/>
            <draw:equation draw:name="f11" draw:formula="12850 * ?f4 / 825932"/>
            <draw:equation draw:name="f12" draw:formula="480529 * ?f4 / 825932"/>
            <draw:equation draw:name="f13" draw:formula="3363699 * ?f5 / 3472060"/>
            <draw:equation draw:name="f14" draw:formula="498471 * ?f4 / 825932"/>
            <draw:equation draw:name="f15" draw:formula="42060 * ?f5 / 3472060"/>
            <draw:equation draw:name="f16" draw:formula="824486 * ?f4 / 825932"/>
            <draw:equation draw:name="f17" draw:formula="0 * ?f5 / 3472060"/>
            <draw:equation draw:name="f18" draw:formula="758452 * ?f4 / 825932"/>
            <draw:equation draw:name="f19" draw:formula="188014 * ?f5 / 3472060"/>
            <draw:equation draw:name="f20" draw:formula="735602 * ?f4 / 825932"/>
            <draw:equation draw:name="f21" draw:formula="284087 * ?f5 / 3472060"/>
            <draw:equation draw:name="f22" draw:formula="722590 * ?f4 / 825932"/>
            <draw:equation draw:name="f23" draw:formula="382288 * ?f5 / 3472060"/>
            <draw:equation draw:name="f24" draw:formula="709392 * ?f4 / 825932"/>
            <draw:equation draw:name="f25" draw:formula="481858 * ?f5 / 3472060"/>
            <draw:equation draw:name="f26" draw:formula="695774 * ?f4 / 825932"/>
            <draw:equation draw:name="f27" draw:formula="581897 * ?f5 / 3472060"/>
            <draw:equation draw:name="f28" draw:formula="680711 * ?f4 / 825932"/>
            <draw:equation draw:name="f29" draw:formula="683670 * ?f5 / 3472060"/>
            <draw:equation draw:name="f30" draw:formula="665256 * ?f4 / 825932"/>
            <draw:equation draw:name="f31" draw:formula="787206 * ?f5 / 3472060"/>
            <draw:equation draw:name="f32" draw:formula="649587 * ?f4 / 825932"/>
            <draw:equation draw:name="f33" draw:formula="892019 * ?f5 / 3472060"/>
            <draw:equation draw:name="f34" draw:formula="632968 * ?f4 / 825932"/>
            <draw:equation draw:name="f35" draw:formula="997620 * ?f5 / 3472060"/>
            <draw:equation draw:name="f36" draw:formula="614667 * ?f4 / 825932"/>
            <draw:equation draw:name="f37" draw:formula="1104727 * ?f5 / 3472060"/>
            <draw:equation draw:name="f38" draw:formula="596741 * ?f4 / 825932"/>
            <draw:equation draw:name="f39" draw:formula="1212669 * ?f5 / 3472060"/>
            <draw:equation draw:name="f40" draw:formula="577397 * ?f4 / 825932"/>
            <draw:equation draw:name="f41" draw:formula="1321506 * ?f5 / 3472060"/>
            <draw:equation draw:name="f42" draw:formula="556988 * ?f4 / 825932"/>
            <draw:equation draw:name="f43" draw:formula="1430709 * ?f5 / 3472060"/>
            <draw:equation draw:name="f44" draw:formula="536607 * ?f4 / 825932"/>
            <draw:equation draw:name="f45" draw:formula="1541050 * ?f5 / 3472060"/>
            <draw:equation draw:name="f46" draw:formula="514481 * ?f4 / 825932"/>
            <draw:equation draw:name="f47" draw:formula="1652805 * ?f5 / 3472060"/>
            <draw:equation draw:name="f48" draw:formula="492202 * ?f4 / 825932"/>
            <draw:equation draw:name="f49" draw:formula="1763708 * ?f5 / 3472060"/>
            <draw:equation draw:name="f50" draw:formula="469161 * ?f4 / 825932"/>
            <draw:equation draw:name="f51" draw:formula="1875795 * ?f5 / 3472060"/>
            <draw:equation draw:name="f52" draw:formula="444641 * ?f4 / 825932"/>
            <draw:equation draw:name="f53" draw:formula="1989128 * ?f5 / 3472060"/>
            <draw:equation draw:name="f54" draw:formula="418995 * ?f4 / 825932"/>
            <draw:equation draw:name="f55" draw:formula="2102476 * ?f5 / 3472060"/>
            <draw:equation draw:name="f56" draw:formula="393438 * ?f4 / 825932"/>
            <draw:equation draw:name="f57" draw:formula="2215549 * ?f5 / 3472060"/>
            <draw:equation draw:name="f58" draw:formula="366291 * ?f4 / 825932"/>
            <draw:equation draw:name="f59" draw:formula="2330490 * ?f5 / 3472060"/>
            <draw:equation draw:name="f60" draw:formula="337455 * ?f4 / 825932"/>
            <draw:equation draw:name="f61" draw:formula="2443333 * ?f5 / 3472060"/>
            <draw:equation draw:name="f62" draw:formula="308983 * ?f4 / 825932"/>
            <draw:equation draw:name="f63" draw:formula="2558014 * ?f5 / 3472060"/>
            <draw:equation draw:name="f64" draw:formula="278646 * ?f4 / 825932"/>
            <draw:equation draw:name="f65" draw:formula="2673621 * ?f5 / 3472060"/>
            <draw:equation draw:name="f66" draw:formula="247421 * ?f4 / 825932"/>
            <draw:equation draw:name="f67" draw:formula="2787008 * ?f5 / 3472060"/>
            <draw:equation draw:name="f68" draw:formula="215853 * ?f4 / 825932"/>
            <draw:equation draw:name="f69" draw:formula="2901442 * ?f5 / 3472060"/>
            <draw:equation draw:name="f70" draw:formula="182011 * ?f4 / 825932"/>
            <draw:equation draw:name="f71" draw:formula="3015722 * ?f5 / 3472060"/>
            <draw:equation draw:name="f72" draw:formula="147286 * ?f4 / 825932"/>
            <draw:equation draw:name="f73" draw:formula="3130018 * ?f5 / 3472060"/>
            <draw:equation draw:name="f74" draw:formula="112649 * ?f4 / 825932"/>
            <draw:equation draw:name="f75" draw:formula="3243551 * ?f5 / 3472060"/>
            <draw:equation draw:name="f76" draw:formula="75688 * ?f4 / 825932"/>
            <draw:equation draw:name="f77" draw:formula="3356992 * ?f5 / 3472060"/>
            <draw:equation draw:name="f78" draw:formula="38197 * ?f4 / 825932"/>
            <draw:equation draw:name="f79" draw:formula="?f8 / ?f6"/>
            <draw:equation draw:name="f80" draw:formula="?f9 / ?f7"/>
            <draw:equation draw:name="f81" draw:formula="?f10 / ?f6"/>
            <draw:equation draw:name="f82" draw:formula="?f11 / ?f7"/>
            <draw:equation draw:name="f83" draw:formula="?f12 / ?f7"/>
            <draw:equation draw:name="f84" draw:formula="?f13 / ?f6"/>
            <draw:equation draw:name="f85" draw:formula="?f14 / ?f7"/>
            <draw:equation draw:name="f86" draw:formula="?f15 / ?f6"/>
            <draw:equation draw:name="f87" draw:formula="?f16 / ?f7"/>
            <draw:equation draw:name="f88" draw:formula="?f17 / ?f6"/>
            <draw:equation draw:name="f89" draw:formula="?f18 / ?f7"/>
            <draw:equation draw:name="f90" draw:formula="?f19 / ?f6"/>
            <draw:equation draw:name="f91" draw:formula="?f20 / ?f7"/>
            <draw:equation draw:name="f92" draw:formula="?f21 / ?f6"/>
            <draw:equation draw:name="f93" draw:formula="?f22 / ?f7"/>
            <draw:equation draw:name="f94" draw:formula="?f23 / ?f6"/>
            <draw:equation draw:name="f95" draw:formula="?f24 / ?f7"/>
            <draw:equation draw:name="f96" draw:formula="?f25 / ?f6"/>
            <draw:equation draw:name="f97" draw:formula="?f26 / ?f7"/>
            <draw:equation draw:name="f98" draw:formula="?f27 / ?f6"/>
            <draw:equation draw:name="f99" draw:formula="?f28 / ?f7"/>
            <draw:equation draw:name="f100" draw:formula="?f29 / ?f6"/>
            <draw:equation draw:name="f101" draw:formula="?f30 / ?f7"/>
            <draw:equation draw:name="f102" draw:formula="?f31 / ?f6"/>
            <draw:equation draw:name="f103" draw:formula="?f32 / ?f7"/>
            <draw:equation draw:name="f104" draw:formula="?f33 / ?f6"/>
            <draw:equation draw:name="f105" draw:formula="?f34 / ?f7"/>
            <draw:equation draw:name="f106" draw:formula="?f35 / ?f6"/>
            <draw:equation draw:name="f107" draw:formula="?f36 / ?f7"/>
            <draw:equation draw:name="f108" draw:formula="?f37 / ?f6"/>
            <draw:equation draw:name="f109" draw:formula="?f38 / ?f7"/>
            <draw:equation draw:name="f110" draw:formula="?f39 / ?f6"/>
            <draw:equation draw:name="f111" draw:formula="?f40 / ?f7"/>
            <draw:equation draw:name="f112" draw:formula="?f41 / ?f6"/>
            <draw:equation draw:name="f113" draw:formula="?f42 / ?f7"/>
            <draw:equation draw:name="f114" draw:formula="?f43 / ?f6"/>
            <draw:equation draw:name="f115" draw:formula="?f44 / ?f7"/>
            <draw:equation draw:name="f116" draw:formula="?f45 / ?f6"/>
            <draw:equation draw:name="f117" draw:formula="?f46 / ?f7"/>
            <draw:equation draw:name="f118" draw:formula="?f47 / ?f6"/>
            <draw:equation draw:name="f119" draw:formula="?f48 / ?f7"/>
            <draw:equation draw:name="f120" draw:formula="?f49 / ?f6"/>
            <draw:equation draw:name="f121" draw:formula="?f50 / ?f7"/>
            <draw:equation draw:name="f122" draw:formula="?f51 / ?f6"/>
            <draw:equation draw:name="f123" draw:formula="?f52 / ?f7"/>
            <draw:equation draw:name="f124" draw:formula="?f53 / ?f6"/>
            <draw:equation draw:name="f125" draw:formula="?f54 / ?f7"/>
            <draw:equation draw:name="f126" draw:formula="?f55 / ?f6"/>
            <draw:equation draw:name="f127" draw:formula="?f56 / ?f7"/>
            <draw:equation draw:name="f128" draw:formula="?f57 / ?f6"/>
            <draw:equation draw:name="f129" draw:formula="?f58 / ?f7"/>
            <draw:equation draw:name="f130" draw:formula="?f59 / ?f6"/>
            <draw:equation draw:name="f131" draw:formula="?f60 / ?f7"/>
            <draw:equation draw:name="f132" draw:formula="?f61 / ?f6"/>
            <draw:equation draw:name="f133" draw:formula="?f62 / ?f7"/>
            <draw:equation draw:name="f134" draw:formula="?f63 / ?f6"/>
            <draw:equation draw:name="f135" draw:formula="?f64 / ?f7"/>
            <draw:equation draw:name="f136" draw:formula="?f65 / ?f6"/>
            <draw:equation draw:name="f137" draw:formula="?f66 / ?f7"/>
            <draw:equation draw:name="f138" draw:formula="?f67 / ?f6"/>
            <draw:equation draw:name="f139" draw:formula="?f68 / ?f7"/>
            <draw:equation draw:name="f140" draw:formula="?f69 / ?f6"/>
            <draw:equation draw:name="f141" draw:formula="?f70 / ?f7"/>
            <draw:equation draw:name="f142" draw:formula="?f71 / ?f6"/>
            <draw:equation draw:name="f143" draw:formula="?f72 / ?f7"/>
            <draw:equation draw:name="f144" draw:formula="?f73 / ?f6"/>
            <draw:equation draw:name="f145" draw:formula="?f74 / ?f7"/>
            <draw:equation draw:name="f146" draw:formula="?f75 / ?f6"/>
            <draw:equation draw:name="f147" draw:formula="?f76 / ?f7"/>
            <draw:equation draw:name="f148" draw:formula="?f77 / ?f6"/>
            <draw:equation draw:name="f149" draw:formula="?f78 / ?f7"/>
            <draw:equation draw:name="f150" draw:formula="?f0 / ?f6"/>
            <draw:equation draw:name="f151" draw:formula="?f1 / ?f6"/>
            <draw:equation draw:name="f152" draw:formula="?f2 / ?f7"/>
            <draw:equation draw:name="f153" draw:formula="?f3 / ?f7"/>
          </draw:enhanced-geometry>
        </draw:custom-shape>
        <draw:custom-shape draw:name="Freeform: Shape 13" draw:style-name="gr8" draw:text-style-name="P11" draw:layer="layout" svg:width="33.868cm" svg:height="14.155cm" svg:x="0cm" svg:y="4.895cm">
          <text:p/>
          <draw:enhanced-geometry svg:viewBox="0 0 12192417 5095933" draw:text-areas="?f190 ?f192 ?f191 ?f193" draw:glue-points="?f99 ?f100 ?f101 ?f102 ?f103 ?f104 ?f105 ?f106 ?f107 ?f108 ?f109 ?f110 ?f111 ?f112 ?f113 ?f114 ?f115 ?f116 ?f117 ?f118 ?f119 ?f120 ?f121 ?f122 ?f123 ?f124 ?f125 ?f126 ?f127 ?f128 ?f129 ?f130 ?f131 ?f132 ?f133 ?f134 ?f135 ?f136 ?f137 ?f138 ?f139 ?f140 ?f141 ?f142 ?f143 ?f144 ?f145 ?f144 ?f146 ?f147 ?f148 ?f144 ?f149 ?f142 ?f150 ?f151 ?f152 ?f138 ?f153 ?f154 ?f155 ?f156 ?f157 ?f158 ?f159 ?f160 ?f161 ?f162 ?f163 ?f164 ?f165 ?f166 ?f167 ?f168 ?f169 ?f170 ?f171 ?f172 ?f173 ?f118 ?f174 ?f175 ?f176 ?f177 ?f178 ?f179 ?f180 ?f181 ?f182 ?f183 ?f184 ?f185 ?f184 ?f186 ?f187 ?f186 ?f187 ?f188 ?f99 ?f188 ?f99 ?f189 ?f99 ?f186" draw:type="non-primitive" draw:enhanced-path="M 0 0 L 71931 12261 282848 48343 436463 73565 619338 100188 836350 132066 1076527 165696 1347183 201077 1642222 238560 1962863 276043 2304231 314227 2672420 349608 3057677 383588 3464880 414415 3889151 443841 4331709 471515 4558475 481324 4790117 492183 5025417 502342 5261936 508998 5503331 514953 5747166 521259 5995876 525463 6247025 525463 6500612 527565 6756638 525463 7016321 521259 7276004 517406 7539344 508998 7805123 500241 8070902 490082 8339120 475719 8609775 458554 8881650 442089 9153525 421071 9429057 395849 9700932 370626 9977683 341551 10255654 309673 10529967 276043 10807938 236809 11084689 194772 11362660 153085 11639411 104392 11914944 54648 12191695 2452 12191695 2162231 12192417 2162231 12192417 5095933 0 5095933 0 2791958 0 216223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417"/>
            <draw:equation draw:name="f7" draw:formula="?f4 / 5095933"/>
            <draw:equation draw:name="f8" draw:formula="0 * ?f5 / 12192417"/>
            <draw:equation draw:name="f9" draw:formula="0 * ?f4 / 5095933"/>
            <draw:equation draw:name="f10" draw:formula="71931 * ?f5 / 12192417"/>
            <draw:equation draw:name="f11" draw:formula="12261 * ?f4 / 5095933"/>
            <draw:equation draw:name="f12" draw:formula="282848 * ?f5 / 12192417"/>
            <draw:equation draw:name="f13" draw:formula="48343 * ?f4 / 5095933"/>
            <draw:equation draw:name="f14" draw:formula="436463 * ?f5 / 12192417"/>
            <draw:equation draw:name="f15" draw:formula="73565 * ?f4 / 5095933"/>
            <draw:equation draw:name="f16" draw:formula="619338 * ?f5 / 12192417"/>
            <draw:equation draw:name="f17" draw:formula="100188 * ?f4 / 5095933"/>
            <draw:equation draw:name="f18" draw:formula="836350 * ?f5 / 12192417"/>
            <draw:equation draw:name="f19" draw:formula="132066 * ?f4 / 5095933"/>
            <draw:equation draw:name="f20" draw:formula="1076527 * ?f5 / 12192417"/>
            <draw:equation draw:name="f21" draw:formula="165696 * ?f4 / 5095933"/>
            <draw:equation draw:name="f22" draw:formula="1347183 * ?f5 / 12192417"/>
            <draw:equation draw:name="f23" draw:formula="201077 * ?f4 / 5095933"/>
            <draw:equation draw:name="f24" draw:formula="1642222 * ?f5 / 12192417"/>
            <draw:equation draw:name="f25" draw:formula="238560 * ?f4 / 5095933"/>
            <draw:equation draw:name="f26" draw:formula="1962863 * ?f5 / 12192417"/>
            <draw:equation draw:name="f27" draw:formula="276043 * ?f4 / 5095933"/>
            <draw:equation draw:name="f28" draw:formula="2304231 * ?f5 / 12192417"/>
            <draw:equation draw:name="f29" draw:formula="314227 * ?f4 / 5095933"/>
            <draw:equation draw:name="f30" draw:formula="2672420 * ?f5 / 12192417"/>
            <draw:equation draw:name="f31" draw:formula="349608 * ?f4 / 5095933"/>
            <draw:equation draw:name="f32" draw:formula="3057677 * ?f5 / 12192417"/>
            <draw:equation draw:name="f33" draw:formula="383588 * ?f4 / 5095933"/>
            <draw:equation draw:name="f34" draw:formula="3464880 * ?f5 / 12192417"/>
            <draw:equation draw:name="f35" draw:formula="414415 * ?f4 / 5095933"/>
            <draw:equation draw:name="f36" draw:formula="3889151 * ?f5 / 12192417"/>
            <draw:equation draw:name="f37" draw:formula="443841 * ?f4 / 5095933"/>
            <draw:equation draw:name="f38" draw:formula="4331709 * ?f5 / 12192417"/>
            <draw:equation draw:name="f39" draw:formula="471515 * ?f4 / 5095933"/>
            <draw:equation draw:name="f40" draw:formula="4558475 * ?f5 / 12192417"/>
            <draw:equation draw:name="f41" draw:formula="481324 * ?f4 / 5095933"/>
            <draw:equation draw:name="f42" draw:formula="4790117 * ?f5 / 12192417"/>
            <draw:equation draw:name="f43" draw:formula="492183 * ?f4 / 5095933"/>
            <draw:equation draw:name="f44" draw:formula="5025417 * ?f5 / 12192417"/>
            <draw:equation draw:name="f45" draw:formula="502342 * ?f4 / 5095933"/>
            <draw:equation draw:name="f46" draw:formula="5261936 * ?f5 / 12192417"/>
            <draw:equation draw:name="f47" draw:formula="508998 * ?f4 / 5095933"/>
            <draw:equation draw:name="f48" draw:formula="5503331 * ?f5 / 12192417"/>
            <draw:equation draw:name="f49" draw:formula="514953 * ?f4 / 5095933"/>
            <draw:equation draw:name="f50" draw:formula="5747166 * ?f5 / 12192417"/>
            <draw:equation draw:name="f51" draw:formula="521259 * ?f4 / 5095933"/>
            <draw:equation draw:name="f52" draw:formula="5995876 * ?f5 / 12192417"/>
            <draw:equation draw:name="f53" draw:formula="525463 * ?f4 / 5095933"/>
            <draw:equation draw:name="f54" draw:formula="6247025 * ?f5 / 12192417"/>
            <draw:equation draw:name="f55" draw:formula="6500612 * ?f5 / 12192417"/>
            <draw:equation draw:name="f56" draw:formula="527565 * ?f4 / 5095933"/>
            <draw:equation draw:name="f57" draw:formula="6756638 * ?f5 / 12192417"/>
            <draw:equation draw:name="f58" draw:formula="7016321 * ?f5 / 12192417"/>
            <draw:equation draw:name="f59" draw:formula="7276004 * ?f5 / 12192417"/>
            <draw:equation draw:name="f60" draw:formula="517406 * ?f4 / 5095933"/>
            <draw:equation draw:name="f61" draw:formula="7539344 * ?f5 / 12192417"/>
            <draw:equation draw:name="f62" draw:formula="7805123 * ?f5 / 12192417"/>
            <draw:equation draw:name="f63" draw:formula="500241 * ?f4 / 5095933"/>
            <draw:equation draw:name="f64" draw:formula="8070902 * ?f5 / 12192417"/>
            <draw:equation draw:name="f65" draw:formula="490082 * ?f4 / 5095933"/>
            <draw:equation draw:name="f66" draw:formula="8339120 * ?f5 / 12192417"/>
            <draw:equation draw:name="f67" draw:formula="475719 * ?f4 / 5095933"/>
            <draw:equation draw:name="f68" draw:formula="8609775 * ?f5 / 12192417"/>
            <draw:equation draw:name="f69" draw:formula="458554 * ?f4 / 5095933"/>
            <draw:equation draw:name="f70" draw:formula="8881650 * ?f5 / 12192417"/>
            <draw:equation draw:name="f71" draw:formula="442089 * ?f4 / 5095933"/>
            <draw:equation draw:name="f72" draw:formula="9153525 * ?f5 / 12192417"/>
            <draw:equation draw:name="f73" draw:formula="421071 * ?f4 / 5095933"/>
            <draw:equation draw:name="f74" draw:formula="9429057 * ?f5 / 12192417"/>
            <draw:equation draw:name="f75" draw:formula="395849 * ?f4 / 5095933"/>
            <draw:equation draw:name="f76" draw:formula="9700932 * ?f5 / 12192417"/>
            <draw:equation draw:name="f77" draw:formula="370626 * ?f4 / 5095933"/>
            <draw:equation draw:name="f78" draw:formula="9977683 * ?f5 / 12192417"/>
            <draw:equation draw:name="f79" draw:formula="341551 * ?f4 / 5095933"/>
            <draw:equation draw:name="f80" draw:formula="10255654 * ?f5 / 12192417"/>
            <draw:equation draw:name="f81" draw:formula="309673 * ?f4 / 5095933"/>
            <draw:equation draw:name="f82" draw:formula="10529967 * ?f5 / 12192417"/>
            <draw:equation draw:name="f83" draw:formula="10807938 * ?f5 / 12192417"/>
            <draw:equation draw:name="f84" draw:formula="236809 * ?f4 / 5095933"/>
            <draw:equation draw:name="f85" draw:formula="11084689 * ?f5 / 12192417"/>
            <draw:equation draw:name="f86" draw:formula="194772 * ?f4 / 5095933"/>
            <draw:equation draw:name="f87" draw:formula="11362660 * ?f5 / 12192417"/>
            <draw:equation draw:name="f88" draw:formula="153085 * ?f4 / 5095933"/>
            <draw:equation draw:name="f89" draw:formula="11639411 * ?f5 / 12192417"/>
            <draw:equation draw:name="f90" draw:formula="104392 * ?f4 / 5095933"/>
            <draw:equation draw:name="f91" draw:formula="11914944 * ?f5 / 12192417"/>
            <draw:equation draw:name="f92" draw:formula="54648 * ?f4 / 5095933"/>
            <draw:equation draw:name="f93" draw:formula="12191695 * ?f5 / 12192417"/>
            <draw:equation draw:name="f94" draw:formula="2452 * ?f4 / 5095933"/>
            <draw:equation draw:name="f95" draw:formula="2162231 * ?f4 / 5095933"/>
            <draw:equation draw:name="f96" draw:formula="12192417 * ?f5 / 12192417"/>
            <draw:equation draw:name="f97" draw:formula="5095933 * ?f4 / 5095933"/>
            <draw:equation draw:name="f98" draw:formula="2791958 * ?f4 / 5095933"/>
            <draw:equation draw:name="f99" draw:formula="?f8 / ?f6"/>
            <draw:equation draw:name="f100" draw:formula="?f9 / ?f7"/>
            <draw:equation draw:name="f101" draw:formula="?f10 / ?f6"/>
            <draw:equation draw:name="f102" draw:formula="?f11 / ?f7"/>
            <draw:equation draw:name="f103" draw:formula="?f12 / ?f6"/>
            <draw:equation draw:name="f104" draw:formula="?f13 / ?f7"/>
            <draw:equation draw:name="f105" draw:formula="?f14 / ?f6"/>
            <draw:equation draw:name="f106" draw:formula="?f15 / ?f7"/>
            <draw:equation draw:name="f107" draw:formula="?f16 / ?f6"/>
            <draw:equation draw:name="f108" draw:formula="?f17 / ?f7"/>
            <draw:equation draw:name="f109" draw:formula="?f18 / ?f6"/>
            <draw:equation draw:name="f110" draw:formula="?f19 / ?f7"/>
            <draw:equation draw:name="f111" draw:formula="?f20 / ?f6"/>
            <draw:equation draw:name="f112" draw:formula="?f21 / ?f7"/>
            <draw:equation draw:name="f113" draw:formula="?f22 / ?f6"/>
            <draw:equation draw:name="f114" draw:formula="?f23 / ?f7"/>
            <draw:equation draw:name="f115" draw:formula="?f24 / ?f6"/>
            <draw:equation draw:name="f116" draw:formula="?f25 / ?f7"/>
            <draw:equation draw:name="f117" draw:formula="?f26 / ?f6"/>
            <draw:equation draw:name="f118" draw:formula="?f27 / ?f7"/>
            <draw:equation draw:name="f119" draw:formula="?f28 / ?f6"/>
            <draw:equation draw:name="f120" draw:formula="?f29 / ?f7"/>
            <draw:equation draw:name="f121" draw:formula="?f30 / ?f6"/>
            <draw:equation draw:name="f122" draw:formula="?f31 / ?f7"/>
            <draw:equation draw:name="f123" draw:formula="?f32 / ?f6"/>
            <draw:equation draw:name="f124" draw:formula="?f33 / ?f7"/>
            <draw:equation draw:name="f125" draw:formula="?f34 / ?f6"/>
            <draw:equation draw:name="f126" draw:formula="?f35 / ?f7"/>
            <draw:equation draw:name="f127" draw:formula="?f36 / ?f6"/>
            <draw:equation draw:name="f128" draw:formula="?f37 / ?f7"/>
            <draw:equation draw:name="f129" draw:formula="?f38 / ?f6"/>
            <draw:equation draw:name="f130" draw:formula="?f39 / ?f7"/>
            <draw:equation draw:name="f131" draw:formula="?f40 / ?f6"/>
            <draw:equation draw:name="f132" draw:formula="?f41 / ?f7"/>
            <draw:equation draw:name="f133" draw:formula="?f42 / ?f6"/>
            <draw:equation draw:name="f134" draw:formula="?f43 / ?f7"/>
            <draw:equation draw:name="f135" draw:formula="?f44 / ?f6"/>
            <draw:equation draw:name="f136" draw:formula="?f45 / ?f7"/>
            <draw:equation draw:name="f137" draw:formula="?f46 / ?f6"/>
            <draw:equation draw:name="f138" draw:formula="?f47 / ?f7"/>
            <draw:equation draw:name="f139" draw:formula="?f48 / ?f6"/>
            <draw:equation draw:name="f140" draw:formula="?f49 / ?f7"/>
            <draw:equation draw:name="f141" draw:formula="?f50 / ?f6"/>
            <draw:equation draw:name="f142" draw:formula="?f51 / ?f7"/>
            <draw:equation draw:name="f143" draw:formula="?f52 / ?f6"/>
            <draw:equation draw:name="f144" draw:formula="?f53 / ?f7"/>
            <draw:equation draw:name="f145" draw:formula="?f54 / ?f6"/>
            <draw:equation draw:name="f146" draw:formula="?f55 / ?f6"/>
            <draw:equation draw:name="f147" draw:formula="?f56 / ?f7"/>
            <draw:equation draw:name="f148" draw:formula="?f57 / ?f6"/>
            <draw:equation draw:name="f149" draw:formula="?f58 / ?f6"/>
            <draw:equation draw:name="f150" draw:formula="?f59 / ?f6"/>
            <draw:equation draw:name="f151" draw:formula="?f60 / ?f7"/>
            <draw:equation draw:name="f152" draw:formula="?f61 / ?f6"/>
            <draw:equation draw:name="f153" draw:formula="?f62 / ?f6"/>
            <draw:equation draw:name="f154" draw:formula="?f63 / ?f7"/>
            <draw:equation draw:name="f155" draw:formula="?f64 / ?f6"/>
            <draw:equation draw:name="f156" draw:formula="?f65 / ?f7"/>
            <draw:equation draw:name="f157" draw:formula="?f66 / ?f6"/>
            <draw:equation draw:name="f158" draw:formula="?f67 / ?f7"/>
            <draw:equation draw:name="f159" draw:formula="?f68 / ?f6"/>
            <draw:equation draw:name="f160" draw:formula="?f69 / ?f7"/>
            <draw:equation draw:name="f161" draw:formula="?f70 / ?f6"/>
            <draw:equation draw:name="f162" draw:formula="?f71 / ?f7"/>
            <draw:equation draw:name="f163" draw:formula="?f72 / ?f6"/>
            <draw:equation draw:name="f164" draw:formula="?f73 / ?f7"/>
            <draw:equation draw:name="f165" draw:formula="?f74 / ?f6"/>
            <draw:equation draw:name="f166" draw:formula="?f75 / ?f7"/>
            <draw:equation draw:name="f167" draw:formula="?f76 / ?f6"/>
            <draw:equation draw:name="f168" draw:formula="?f77 / ?f7"/>
            <draw:equation draw:name="f169" draw:formula="?f78 / ?f6"/>
            <draw:equation draw:name="f170" draw:formula="?f79 / ?f7"/>
            <draw:equation draw:name="f171" draw:formula="?f80 / ?f6"/>
            <draw:equation draw:name="f172" draw:formula="?f81 / ?f7"/>
            <draw:equation draw:name="f173" draw:formula="?f82 / ?f6"/>
            <draw:equation draw:name="f174" draw:formula="?f83 / ?f6"/>
            <draw:equation draw:name="f175" draw:formula="?f84 / ?f7"/>
            <draw:equation draw:name="f176" draw:formula="?f85 / ?f6"/>
            <draw:equation draw:name="f177" draw:formula="?f86 / ?f7"/>
            <draw:equation draw:name="f178" draw:formula="?f87 / ?f6"/>
            <draw:equation draw:name="f179" draw:formula="?f88 / ?f7"/>
            <draw:equation draw:name="f180" draw:formula="?f89 / ?f6"/>
            <draw:equation draw:name="f181" draw:formula="?f90 / ?f7"/>
            <draw:equation draw:name="f182" draw:formula="?f91 / ?f6"/>
            <draw:equation draw:name="f183" draw:formula="?f92 / ?f7"/>
            <draw:equation draw:name="f184" draw:formula="?f93 / ?f6"/>
            <draw:equation draw:name="f185" draw:formula="?f94 / ?f7"/>
            <draw:equation draw:name="f186" draw:formula="?f95 / ?f7"/>
            <draw:equation draw:name="f187" draw:formula="?f96 / ?f6"/>
            <draw:equation draw:name="f188" draw:formula="?f97 / ?f7"/>
            <draw:equation draw:name="f189" draw:formula="?f98 / ?f7"/>
            <draw:equation draw:name="f190" draw:formula="?f0 / ?f6"/>
            <draw:equation draw:name="f191" draw:formula="?f1 / ?f6"/>
            <draw:equation draw:name="f192" draw:formula="?f2 / ?f7"/>
            <draw:equation draw:name="f193" draw:formula="?f3 / ?f7"/>
          </draw:enhanced-geometry>
        </draw:custom-shape>
        <draw:frame draw:name="Title 1" presentation:style-name="pr4" draw:text-style-name="P5" draw:layer="layout" svg:width="24.854cm" svg:height="3.611cm" svg:x="3.065cm" svg:y="1.258cm" presentation:class="title">
          <draw:text-box>
            <text:p text:style-name="P12"><text:span text:style-name="T3">                   </text:span><text:span text:style-name="T6">Introduction</text:span></text:p>
          </draw:text-box>
        </draw:frame>
        <draw:frame draw:name="Content Placeholder 2" presentation:style-name="pr5" draw:text-style-name="P5" draw:layer="layout" svg:width="24.852cm" svg:height="11.238cm" svg:x="3.065cm" svg:y="6.678cm" presentation:class="outline">
          <draw:text-box>
            <text:list text:style-name="L3">
              <text:list-item>
                <text:p text:style-name="P13"><text:span text:style-name="T7">With the development of mobile Internet, the TV industry is facing threats and challenges. This is because Big Data is changing the industry. The primary task of TV industry like Netflix is how to take the advantage of Big Data technology. </text:span></text:p>
              </text:list-item>
            </text:list>
            <text:list text:style-name="L4">
              <text:list-item>
                <text:p text:style-name="P15"><text:span text:style-name="T5"/></text:p>
              </text:list-item>
            </text:list>
            <text:list text:style-name="L3">
              <text:list-item>
                <text:p text:style-name="P13"><text:span text:style-name="T7"> </text:span><text:span text:style-name="T7">For Netflix programs, audience rating is the metrics whether the program is good or not. The more time the audience is watching the particular show ,the more popular the show is for the Audience.</text:span></text:p>
              </text:list-item>
            </text:list>
          </draw:text-box>
        </draw:frame>
        <presentation:notes draw:style-name="dp2">
          <draw:page-thumbnail draw:style-name="gr4" draw:layer="layout" svg:width="19.798cm" svg:height="11.136cm" svg:x="0.6cm" svg:y="2.257cm" draw:page-number="3" presentation:class="page"/>
          <draw:frame presentation:style-name="pr6" draw:text-style-name="P7" draw:layer="layout" svg:width="16.799cm" svg:height="13.364cm" svg:x="2.1cm" svg:y="14.107cm" presentation:class="notes" presentation:placeholder="true">
            <draw:text-box/>
          </draw:frame>
        </presentation:notes>
      </draw:page>
      <draw:page draw:name="Slide4" draw:style-name="dp3" draw:master-page-name="Master1-Layout2-obj-Title-and-Content" presentation:presentation-page-layout-name="AL2T18">
        <draw:custom-shape draw:name="Rectangle 7" draw:style-name="gr10" draw:text-style-name="P16" draw:layer="layout" svg:width="33.867cm" svg:height="19.05cm" svg:x="0cm" svg:y="0cm">
          <text:p/>
          <draw:enhanced-geometry svg:viewBox="0 0 21600 21600" draw:type="non-primitive" draw:enhanced-path="M 0 0 L 21600 0 21600 21600 0 21600 Z N"/>
        </draw:custom-shape>
        <draw:custom-shape draw:name="Rectangle 9" draw:style-name="gr6" draw:text-style-name="P9" draw:layer="layout" svg:width="1.905cm" svg:height="3.175cm" svg:x="28.994cm" svg:y="0cm">
          <text:p/>
          <draw:enhanced-geometry svg:viewBox="0 0 21600 21600" draw:type="non-primitive" draw:enhanced-path="M 0 0 L 21600 0 21600 21600 0 21600 Z N"/>
        </draw:custom-shape>
        <draw:custom-shape draw:name="Freeform 7" draw:style-name="gr7" draw:text-style-name="P10" draw:layer="layout" svg:width="9.645cm" svg:height="2.294cm" svg:x="24.222cm" svg:y="4.056cm">
          <text:p/>
          <draw:enhanced-geometry svg:viewBox="0 0 3472060 825932" draw:text-areas="?f150 ?f152 ?f151 ?f153" draw:glue-points="?f79 ?f80 ?f81 ?f82 ?f81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79 ?f80" draw:type="non-primitive" draw:enhanced-path="M 3470310 0 L 3472060 12850 3472060 480529 3363699 498471 C 2435623 645518 603076 844866 42060 824486 28151 802425 13909 780513 0 758452 L 188014 735602 284087 722590 382288 709392 481858 695774 581897 680711 683670 665256 787206 649587 892019 632968 997620 614667 1104727 596741 1212669 577397 1321506 556988 1430709 536607 1541050 514481 1652805 492202 1763708 469161 1875795 444641 1989128 418995 2102476 393438 2215549 366291 2330490 337455 2443333 308983 2558014 278646 2673621 247421 2787008 215853 2901442 182011 3015722 147286 3130018 112649 3243551 75688 3356992 38197 347031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72060"/>
            <draw:equation draw:name="f7" draw:formula="?f4 / 825932"/>
            <draw:equation draw:name="f8" draw:formula="3470310 * ?f5 / 3472060"/>
            <draw:equation draw:name="f9" draw:formula="0 * ?f4 / 825932"/>
            <draw:equation draw:name="f10" draw:formula="3472060 * ?f5 / 3472060"/>
            <draw:equation draw:name="f11" draw:formula="12850 * ?f4 / 825932"/>
            <draw:equation draw:name="f12" draw:formula="480529 * ?f4 / 825932"/>
            <draw:equation draw:name="f13" draw:formula="3363699 * ?f5 / 3472060"/>
            <draw:equation draw:name="f14" draw:formula="498471 * ?f4 / 825932"/>
            <draw:equation draw:name="f15" draw:formula="42060 * ?f5 / 3472060"/>
            <draw:equation draw:name="f16" draw:formula="824486 * ?f4 / 825932"/>
            <draw:equation draw:name="f17" draw:formula="0 * ?f5 / 3472060"/>
            <draw:equation draw:name="f18" draw:formula="758452 * ?f4 / 825932"/>
            <draw:equation draw:name="f19" draw:formula="188014 * ?f5 / 3472060"/>
            <draw:equation draw:name="f20" draw:formula="735602 * ?f4 / 825932"/>
            <draw:equation draw:name="f21" draw:formula="284087 * ?f5 / 3472060"/>
            <draw:equation draw:name="f22" draw:formula="722590 * ?f4 / 825932"/>
            <draw:equation draw:name="f23" draw:formula="382288 * ?f5 / 3472060"/>
            <draw:equation draw:name="f24" draw:formula="709392 * ?f4 / 825932"/>
            <draw:equation draw:name="f25" draw:formula="481858 * ?f5 / 3472060"/>
            <draw:equation draw:name="f26" draw:formula="695774 * ?f4 / 825932"/>
            <draw:equation draw:name="f27" draw:formula="581897 * ?f5 / 3472060"/>
            <draw:equation draw:name="f28" draw:formula="680711 * ?f4 / 825932"/>
            <draw:equation draw:name="f29" draw:formula="683670 * ?f5 / 3472060"/>
            <draw:equation draw:name="f30" draw:formula="665256 * ?f4 / 825932"/>
            <draw:equation draw:name="f31" draw:formula="787206 * ?f5 / 3472060"/>
            <draw:equation draw:name="f32" draw:formula="649587 * ?f4 / 825932"/>
            <draw:equation draw:name="f33" draw:formula="892019 * ?f5 / 3472060"/>
            <draw:equation draw:name="f34" draw:formula="632968 * ?f4 / 825932"/>
            <draw:equation draw:name="f35" draw:formula="997620 * ?f5 / 3472060"/>
            <draw:equation draw:name="f36" draw:formula="614667 * ?f4 / 825932"/>
            <draw:equation draw:name="f37" draw:formula="1104727 * ?f5 / 3472060"/>
            <draw:equation draw:name="f38" draw:formula="596741 * ?f4 / 825932"/>
            <draw:equation draw:name="f39" draw:formula="1212669 * ?f5 / 3472060"/>
            <draw:equation draw:name="f40" draw:formula="577397 * ?f4 / 825932"/>
            <draw:equation draw:name="f41" draw:formula="1321506 * ?f5 / 3472060"/>
            <draw:equation draw:name="f42" draw:formula="556988 * ?f4 / 825932"/>
            <draw:equation draw:name="f43" draw:formula="1430709 * ?f5 / 3472060"/>
            <draw:equation draw:name="f44" draw:formula="536607 * ?f4 / 825932"/>
            <draw:equation draw:name="f45" draw:formula="1541050 * ?f5 / 3472060"/>
            <draw:equation draw:name="f46" draw:formula="514481 * ?f4 / 825932"/>
            <draw:equation draw:name="f47" draw:formula="1652805 * ?f5 / 3472060"/>
            <draw:equation draw:name="f48" draw:formula="492202 * ?f4 / 825932"/>
            <draw:equation draw:name="f49" draw:formula="1763708 * ?f5 / 3472060"/>
            <draw:equation draw:name="f50" draw:formula="469161 * ?f4 / 825932"/>
            <draw:equation draw:name="f51" draw:formula="1875795 * ?f5 / 3472060"/>
            <draw:equation draw:name="f52" draw:formula="444641 * ?f4 / 825932"/>
            <draw:equation draw:name="f53" draw:formula="1989128 * ?f5 / 3472060"/>
            <draw:equation draw:name="f54" draw:formula="418995 * ?f4 / 825932"/>
            <draw:equation draw:name="f55" draw:formula="2102476 * ?f5 / 3472060"/>
            <draw:equation draw:name="f56" draw:formula="393438 * ?f4 / 825932"/>
            <draw:equation draw:name="f57" draw:formula="2215549 * ?f5 / 3472060"/>
            <draw:equation draw:name="f58" draw:formula="366291 * ?f4 / 825932"/>
            <draw:equation draw:name="f59" draw:formula="2330490 * ?f5 / 3472060"/>
            <draw:equation draw:name="f60" draw:formula="337455 * ?f4 / 825932"/>
            <draw:equation draw:name="f61" draw:formula="2443333 * ?f5 / 3472060"/>
            <draw:equation draw:name="f62" draw:formula="308983 * ?f4 / 825932"/>
            <draw:equation draw:name="f63" draw:formula="2558014 * ?f5 / 3472060"/>
            <draw:equation draw:name="f64" draw:formula="278646 * ?f4 / 825932"/>
            <draw:equation draw:name="f65" draw:formula="2673621 * ?f5 / 3472060"/>
            <draw:equation draw:name="f66" draw:formula="247421 * ?f4 / 825932"/>
            <draw:equation draw:name="f67" draw:formula="2787008 * ?f5 / 3472060"/>
            <draw:equation draw:name="f68" draw:formula="215853 * ?f4 / 825932"/>
            <draw:equation draw:name="f69" draw:formula="2901442 * ?f5 / 3472060"/>
            <draw:equation draw:name="f70" draw:formula="182011 * ?f4 / 825932"/>
            <draw:equation draw:name="f71" draw:formula="3015722 * ?f5 / 3472060"/>
            <draw:equation draw:name="f72" draw:formula="147286 * ?f4 / 825932"/>
            <draw:equation draw:name="f73" draw:formula="3130018 * ?f5 / 3472060"/>
            <draw:equation draw:name="f74" draw:formula="112649 * ?f4 / 825932"/>
            <draw:equation draw:name="f75" draw:formula="3243551 * ?f5 / 3472060"/>
            <draw:equation draw:name="f76" draw:formula="75688 * ?f4 / 825932"/>
            <draw:equation draw:name="f77" draw:formula="3356992 * ?f5 / 3472060"/>
            <draw:equation draw:name="f78" draw:formula="38197 * ?f4 / 825932"/>
            <draw:equation draw:name="f79" draw:formula="?f8 / ?f6"/>
            <draw:equation draw:name="f80" draw:formula="?f9 / ?f7"/>
            <draw:equation draw:name="f81" draw:formula="?f10 / ?f6"/>
            <draw:equation draw:name="f82" draw:formula="?f11 / ?f7"/>
            <draw:equation draw:name="f83" draw:formula="?f12 / ?f7"/>
            <draw:equation draw:name="f84" draw:formula="?f13 / ?f6"/>
            <draw:equation draw:name="f85" draw:formula="?f14 / ?f7"/>
            <draw:equation draw:name="f86" draw:formula="?f15 / ?f6"/>
            <draw:equation draw:name="f87" draw:formula="?f16 / ?f7"/>
            <draw:equation draw:name="f88" draw:formula="?f17 / ?f6"/>
            <draw:equation draw:name="f89" draw:formula="?f18 / ?f7"/>
            <draw:equation draw:name="f90" draw:formula="?f19 / ?f6"/>
            <draw:equation draw:name="f91" draw:formula="?f20 / ?f7"/>
            <draw:equation draw:name="f92" draw:formula="?f21 / ?f6"/>
            <draw:equation draw:name="f93" draw:formula="?f22 / ?f7"/>
            <draw:equation draw:name="f94" draw:formula="?f23 / ?f6"/>
            <draw:equation draw:name="f95" draw:formula="?f24 / ?f7"/>
            <draw:equation draw:name="f96" draw:formula="?f25 / ?f6"/>
            <draw:equation draw:name="f97" draw:formula="?f26 / ?f7"/>
            <draw:equation draw:name="f98" draw:formula="?f27 / ?f6"/>
            <draw:equation draw:name="f99" draw:formula="?f28 / ?f7"/>
            <draw:equation draw:name="f100" draw:formula="?f29 / ?f6"/>
            <draw:equation draw:name="f101" draw:formula="?f30 / ?f7"/>
            <draw:equation draw:name="f102" draw:formula="?f31 / ?f6"/>
            <draw:equation draw:name="f103" draw:formula="?f32 / ?f7"/>
            <draw:equation draw:name="f104" draw:formula="?f33 / ?f6"/>
            <draw:equation draw:name="f105" draw:formula="?f34 / ?f7"/>
            <draw:equation draw:name="f106" draw:formula="?f35 / ?f6"/>
            <draw:equation draw:name="f107" draw:formula="?f36 / ?f7"/>
            <draw:equation draw:name="f108" draw:formula="?f37 / ?f6"/>
            <draw:equation draw:name="f109" draw:formula="?f38 / ?f7"/>
            <draw:equation draw:name="f110" draw:formula="?f39 / ?f6"/>
            <draw:equation draw:name="f111" draw:formula="?f40 / ?f7"/>
            <draw:equation draw:name="f112" draw:formula="?f41 / ?f6"/>
            <draw:equation draw:name="f113" draw:formula="?f42 / ?f7"/>
            <draw:equation draw:name="f114" draw:formula="?f43 / ?f6"/>
            <draw:equation draw:name="f115" draw:formula="?f44 / ?f7"/>
            <draw:equation draw:name="f116" draw:formula="?f45 / ?f6"/>
            <draw:equation draw:name="f117" draw:formula="?f46 / ?f7"/>
            <draw:equation draw:name="f118" draw:formula="?f47 / ?f6"/>
            <draw:equation draw:name="f119" draw:formula="?f48 / ?f7"/>
            <draw:equation draw:name="f120" draw:formula="?f49 / ?f6"/>
            <draw:equation draw:name="f121" draw:formula="?f50 / ?f7"/>
            <draw:equation draw:name="f122" draw:formula="?f51 / ?f6"/>
            <draw:equation draw:name="f123" draw:formula="?f52 / ?f7"/>
            <draw:equation draw:name="f124" draw:formula="?f53 / ?f6"/>
            <draw:equation draw:name="f125" draw:formula="?f54 / ?f7"/>
            <draw:equation draw:name="f126" draw:formula="?f55 / ?f6"/>
            <draw:equation draw:name="f127" draw:formula="?f56 / ?f7"/>
            <draw:equation draw:name="f128" draw:formula="?f57 / ?f6"/>
            <draw:equation draw:name="f129" draw:formula="?f58 / ?f7"/>
            <draw:equation draw:name="f130" draw:formula="?f59 / ?f6"/>
            <draw:equation draw:name="f131" draw:formula="?f60 / ?f7"/>
            <draw:equation draw:name="f132" draw:formula="?f61 / ?f6"/>
            <draw:equation draw:name="f133" draw:formula="?f62 / ?f7"/>
            <draw:equation draw:name="f134" draw:formula="?f63 / ?f6"/>
            <draw:equation draw:name="f135" draw:formula="?f64 / ?f7"/>
            <draw:equation draw:name="f136" draw:formula="?f65 / ?f6"/>
            <draw:equation draw:name="f137" draw:formula="?f66 / ?f7"/>
            <draw:equation draw:name="f138" draw:formula="?f67 / ?f6"/>
            <draw:equation draw:name="f139" draw:formula="?f68 / ?f7"/>
            <draw:equation draw:name="f140" draw:formula="?f69 / ?f6"/>
            <draw:equation draw:name="f141" draw:formula="?f70 / ?f7"/>
            <draw:equation draw:name="f142" draw:formula="?f71 / ?f6"/>
            <draw:equation draw:name="f143" draw:formula="?f72 / ?f7"/>
            <draw:equation draw:name="f144" draw:formula="?f73 / ?f6"/>
            <draw:equation draw:name="f145" draw:formula="?f74 / ?f7"/>
            <draw:equation draw:name="f146" draw:formula="?f75 / ?f6"/>
            <draw:equation draw:name="f147" draw:formula="?f76 / ?f7"/>
            <draw:equation draw:name="f148" draw:formula="?f77 / ?f6"/>
            <draw:equation draw:name="f149" draw:formula="?f78 / ?f7"/>
            <draw:equation draw:name="f150" draw:formula="?f0 / ?f6"/>
            <draw:equation draw:name="f151" draw:formula="?f1 / ?f6"/>
            <draw:equation draw:name="f152" draw:formula="?f2 / ?f7"/>
            <draw:equation draw:name="f153" draw:formula="?f3 / ?f7"/>
          </draw:enhanced-geometry>
        </draw:custom-shape>
        <draw:custom-shape draw:name="Freeform: Shape 13" draw:style-name="gr8" draw:text-style-name="P11" draw:layer="layout" svg:width="33.868cm" svg:height="14.155cm" svg:x="0cm" svg:y="4.895cm">
          <text:p/>
          <draw:enhanced-geometry svg:viewBox="0 0 12192417 5095933" draw:text-areas="?f190 ?f192 ?f191 ?f193" draw:glue-points="?f99 ?f100 ?f101 ?f102 ?f103 ?f104 ?f105 ?f106 ?f107 ?f108 ?f109 ?f110 ?f111 ?f112 ?f113 ?f114 ?f115 ?f116 ?f117 ?f118 ?f119 ?f120 ?f121 ?f122 ?f123 ?f124 ?f125 ?f126 ?f127 ?f128 ?f129 ?f130 ?f131 ?f132 ?f133 ?f134 ?f135 ?f136 ?f137 ?f138 ?f139 ?f140 ?f141 ?f142 ?f143 ?f144 ?f145 ?f144 ?f146 ?f147 ?f148 ?f144 ?f149 ?f142 ?f150 ?f151 ?f152 ?f138 ?f153 ?f154 ?f155 ?f156 ?f157 ?f158 ?f159 ?f160 ?f161 ?f162 ?f163 ?f164 ?f165 ?f166 ?f167 ?f168 ?f169 ?f170 ?f171 ?f172 ?f173 ?f118 ?f174 ?f175 ?f176 ?f177 ?f178 ?f179 ?f180 ?f181 ?f182 ?f183 ?f184 ?f185 ?f184 ?f186 ?f187 ?f186 ?f187 ?f188 ?f99 ?f188 ?f99 ?f189 ?f99 ?f186" draw:type="non-primitive" draw:enhanced-path="M 0 0 L 71931 12261 282848 48343 436463 73565 619338 100188 836350 132066 1076527 165696 1347183 201077 1642222 238560 1962863 276043 2304231 314227 2672420 349608 3057677 383588 3464880 414415 3889151 443841 4331709 471515 4558475 481324 4790117 492183 5025417 502342 5261936 508998 5503331 514953 5747166 521259 5995876 525463 6247025 525463 6500612 527565 6756638 525463 7016321 521259 7276004 517406 7539344 508998 7805123 500241 8070902 490082 8339120 475719 8609775 458554 8881650 442089 9153525 421071 9429057 395849 9700932 370626 9977683 341551 10255654 309673 10529967 276043 10807938 236809 11084689 194772 11362660 153085 11639411 104392 11914944 54648 12191695 2452 12191695 2162231 12192417 2162231 12192417 5095933 0 5095933 0 2791958 0 216223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417"/>
            <draw:equation draw:name="f7" draw:formula="?f4 / 5095933"/>
            <draw:equation draw:name="f8" draw:formula="0 * ?f5 / 12192417"/>
            <draw:equation draw:name="f9" draw:formula="0 * ?f4 / 5095933"/>
            <draw:equation draw:name="f10" draw:formula="71931 * ?f5 / 12192417"/>
            <draw:equation draw:name="f11" draw:formula="12261 * ?f4 / 5095933"/>
            <draw:equation draw:name="f12" draw:formula="282848 * ?f5 / 12192417"/>
            <draw:equation draw:name="f13" draw:formula="48343 * ?f4 / 5095933"/>
            <draw:equation draw:name="f14" draw:formula="436463 * ?f5 / 12192417"/>
            <draw:equation draw:name="f15" draw:formula="73565 * ?f4 / 5095933"/>
            <draw:equation draw:name="f16" draw:formula="619338 * ?f5 / 12192417"/>
            <draw:equation draw:name="f17" draw:formula="100188 * ?f4 / 5095933"/>
            <draw:equation draw:name="f18" draw:formula="836350 * ?f5 / 12192417"/>
            <draw:equation draw:name="f19" draw:formula="132066 * ?f4 / 5095933"/>
            <draw:equation draw:name="f20" draw:formula="1076527 * ?f5 / 12192417"/>
            <draw:equation draw:name="f21" draw:formula="165696 * ?f4 / 5095933"/>
            <draw:equation draw:name="f22" draw:formula="1347183 * ?f5 / 12192417"/>
            <draw:equation draw:name="f23" draw:formula="201077 * ?f4 / 5095933"/>
            <draw:equation draw:name="f24" draw:formula="1642222 * ?f5 / 12192417"/>
            <draw:equation draw:name="f25" draw:formula="238560 * ?f4 / 5095933"/>
            <draw:equation draw:name="f26" draw:formula="1962863 * ?f5 / 12192417"/>
            <draw:equation draw:name="f27" draw:formula="276043 * ?f4 / 5095933"/>
            <draw:equation draw:name="f28" draw:formula="2304231 * ?f5 / 12192417"/>
            <draw:equation draw:name="f29" draw:formula="314227 * ?f4 / 5095933"/>
            <draw:equation draw:name="f30" draw:formula="2672420 * ?f5 / 12192417"/>
            <draw:equation draw:name="f31" draw:formula="349608 * ?f4 / 5095933"/>
            <draw:equation draw:name="f32" draw:formula="3057677 * ?f5 / 12192417"/>
            <draw:equation draw:name="f33" draw:formula="383588 * ?f4 / 5095933"/>
            <draw:equation draw:name="f34" draw:formula="3464880 * ?f5 / 12192417"/>
            <draw:equation draw:name="f35" draw:formula="414415 * ?f4 / 5095933"/>
            <draw:equation draw:name="f36" draw:formula="3889151 * ?f5 / 12192417"/>
            <draw:equation draw:name="f37" draw:formula="443841 * ?f4 / 5095933"/>
            <draw:equation draw:name="f38" draw:formula="4331709 * ?f5 / 12192417"/>
            <draw:equation draw:name="f39" draw:formula="471515 * ?f4 / 5095933"/>
            <draw:equation draw:name="f40" draw:formula="4558475 * ?f5 / 12192417"/>
            <draw:equation draw:name="f41" draw:formula="481324 * ?f4 / 5095933"/>
            <draw:equation draw:name="f42" draw:formula="4790117 * ?f5 / 12192417"/>
            <draw:equation draw:name="f43" draw:formula="492183 * ?f4 / 5095933"/>
            <draw:equation draw:name="f44" draw:formula="5025417 * ?f5 / 12192417"/>
            <draw:equation draw:name="f45" draw:formula="502342 * ?f4 / 5095933"/>
            <draw:equation draw:name="f46" draw:formula="5261936 * ?f5 / 12192417"/>
            <draw:equation draw:name="f47" draw:formula="508998 * ?f4 / 5095933"/>
            <draw:equation draw:name="f48" draw:formula="5503331 * ?f5 / 12192417"/>
            <draw:equation draw:name="f49" draw:formula="514953 * ?f4 / 5095933"/>
            <draw:equation draw:name="f50" draw:formula="5747166 * ?f5 / 12192417"/>
            <draw:equation draw:name="f51" draw:formula="521259 * ?f4 / 5095933"/>
            <draw:equation draw:name="f52" draw:formula="5995876 * ?f5 / 12192417"/>
            <draw:equation draw:name="f53" draw:formula="525463 * ?f4 / 5095933"/>
            <draw:equation draw:name="f54" draw:formula="6247025 * ?f5 / 12192417"/>
            <draw:equation draw:name="f55" draw:formula="6500612 * ?f5 / 12192417"/>
            <draw:equation draw:name="f56" draw:formula="527565 * ?f4 / 5095933"/>
            <draw:equation draw:name="f57" draw:formula="6756638 * ?f5 / 12192417"/>
            <draw:equation draw:name="f58" draw:formula="7016321 * ?f5 / 12192417"/>
            <draw:equation draw:name="f59" draw:formula="7276004 * ?f5 / 12192417"/>
            <draw:equation draw:name="f60" draw:formula="517406 * ?f4 / 5095933"/>
            <draw:equation draw:name="f61" draw:formula="7539344 * ?f5 / 12192417"/>
            <draw:equation draw:name="f62" draw:formula="7805123 * ?f5 / 12192417"/>
            <draw:equation draw:name="f63" draw:formula="500241 * ?f4 / 5095933"/>
            <draw:equation draw:name="f64" draw:formula="8070902 * ?f5 / 12192417"/>
            <draw:equation draw:name="f65" draw:formula="490082 * ?f4 / 5095933"/>
            <draw:equation draw:name="f66" draw:formula="8339120 * ?f5 / 12192417"/>
            <draw:equation draw:name="f67" draw:formula="475719 * ?f4 / 5095933"/>
            <draw:equation draw:name="f68" draw:formula="8609775 * ?f5 / 12192417"/>
            <draw:equation draw:name="f69" draw:formula="458554 * ?f4 / 5095933"/>
            <draw:equation draw:name="f70" draw:formula="8881650 * ?f5 / 12192417"/>
            <draw:equation draw:name="f71" draw:formula="442089 * ?f4 / 5095933"/>
            <draw:equation draw:name="f72" draw:formula="9153525 * ?f5 / 12192417"/>
            <draw:equation draw:name="f73" draw:formula="421071 * ?f4 / 5095933"/>
            <draw:equation draw:name="f74" draw:formula="9429057 * ?f5 / 12192417"/>
            <draw:equation draw:name="f75" draw:formula="395849 * ?f4 / 5095933"/>
            <draw:equation draw:name="f76" draw:formula="9700932 * ?f5 / 12192417"/>
            <draw:equation draw:name="f77" draw:formula="370626 * ?f4 / 5095933"/>
            <draw:equation draw:name="f78" draw:formula="9977683 * ?f5 / 12192417"/>
            <draw:equation draw:name="f79" draw:formula="341551 * ?f4 / 5095933"/>
            <draw:equation draw:name="f80" draw:formula="10255654 * ?f5 / 12192417"/>
            <draw:equation draw:name="f81" draw:formula="309673 * ?f4 / 5095933"/>
            <draw:equation draw:name="f82" draw:formula="10529967 * ?f5 / 12192417"/>
            <draw:equation draw:name="f83" draw:formula="10807938 * ?f5 / 12192417"/>
            <draw:equation draw:name="f84" draw:formula="236809 * ?f4 / 5095933"/>
            <draw:equation draw:name="f85" draw:formula="11084689 * ?f5 / 12192417"/>
            <draw:equation draw:name="f86" draw:formula="194772 * ?f4 / 5095933"/>
            <draw:equation draw:name="f87" draw:formula="11362660 * ?f5 / 12192417"/>
            <draw:equation draw:name="f88" draw:formula="153085 * ?f4 / 5095933"/>
            <draw:equation draw:name="f89" draw:formula="11639411 * ?f5 / 12192417"/>
            <draw:equation draw:name="f90" draw:formula="104392 * ?f4 / 5095933"/>
            <draw:equation draw:name="f91" draw:formula="11914944 * ?f5 / 12192417"/>
            <draw:equation draw:name="f92" draw:formula="54648 * ?f4 / 5095933"/>
            <draw:equation draw:name="f93" draw:formula="12191695 * ?f5 / 12192417"/>
            <draw:equation draw:name="f94" draw:formula="2452 * ?f4 / 5095933"/>
            <draw:equation draw:name="f95" draw:formula="2162231 * ?f4 / 5095933"/>
            <draw:equation draw:name="f96" draw:formula="12192417 * ?f5 / 12192417"/>
            <draw:equation draw:name="f97" draw:formula="5095933 * ?f4 / 5095933"/>
            <draw:equation draw:name="f98" draw:formula="2791958 * ?f4 / 5095933"/>
            <draw:equation draw:name="f99" draw:formula="?f8 / ?f6"/>
            <draw:equation draw:name="f100" draw:formula="?f9 / ?f7"/>
            <draw:equation draw:name="f101" draw:formula="?f10 / ?f6"/>
            <draw:equation draw:name="f102" draw:formula="?f11 / ?f7"/>
            <draw:equation draw:name="f103" draw:formula="?f12 / ?f6"/>
            <draw:equation draw:name="f104" draw:formula="?f13 / ?f7"/>
            <draw:equation draw:name="f105" draw:formula="?f14 / ?f6"/>
            <draw:equation draw:name="f106" draw:formula="?f15 / ?f7"/>
            <draw:equation draw:name="f107" draw:formula="?f16 / ?f6"/>
            <draw:equation draw:name="f108" draw:formula="?f17 / ?f7"/>
            <draw:equation draw:name="f109" draw:formula="?f18 / ?f6"/>
            <draw:equation draw:name="f110" draw:formula="?f19 / ?f7"/>
            <draw:equation draw:name="f111" draw:formula="?f20 / ?f6"/>
            <draw:equation draw:name="f112" draw:formula="?f21 / ?f7"/>
            <draw:equation draw:name="f113" draw:formula="?f22 / ?f6"/>
            <draw:equation draw:name="f114" draw:formula="?f23 / ?f7"/>
            <draw:equation draw:name="f115" draw:formula="?f24 / ?f6"/>
            <draw:equation draw:name="f116" draw:formula="?f25 / ?f7"/>
            <draw:equation draw:name="f117" draw:formula="?f26 / ?f6"/>
            <draw:equation draw:name="f118" draw:formula="?f27 / ?f7"/>
            <draw:equation draw:name="f119" draw:formula="?f28 / ?f6"/>
            <draw:equation draw:name="f120" draw:formula="?f29 / ?f7"/>
            <draw:equation draw:name="f121" draw:formula="?f30 / ?f6"/>
            <draw:equation draw:name="f122" draw:formula="?f31 / ?f7"/>
            <draw:equation draw:name="f123" draw:formula="?f32 / ?f6"/>
            <draw:equation draw:name="f124" draw:formula="?f33 / ?f7"/>
            <draw:equation draw:name="f125" draw:formula="?f34 / ?f6"/>
            <draw:equation draw:name="f126" draw:formula="?f35 / ?f7"/>
            <draw:equation draw:name="f127" draw:formula="?f36 / ?f6"/>
            <draw:equation draw:name="f128" draw:formula="?f37 / ?f7"/>
            <draw:equation draw:name="f129" draw:formula="?f38 / ?f6"/>
            <draw:equation draw:name="f130" draw:formula="?f39 / ?f7"/>
            <draw:equation draw:name="f131" draw:formula="?f40 / ?f6"/>
            <draw:equation draw:name="f132" draw:formula="?f41 / ?f7"/>
            <draw:equation draw:name="f133" draw:formula="?f42 / ?f6"/>
            <draw:equation draw:name="f134" draw:formula="?f43 / ?f7"/>
            <draw:equation draw:name="f135" draw:formula="?f44 / ?f6"/>
            <draw:equation draw:name="f136" draw:formula="?f45 / ?f7"/>
            <draw:equation draw:name="f137" draw:formula="?f46 / ?f6"/>
            <draw:equation draw:name="f138" draw:formula="?f47 / ?f7"/>
            <draw:equation draw:name="f139" draw:formula="?f48 / ?f6"/>
            <draw:equation draw:name="f140" draw:formula="?f49 / ?f7"/>
            <draw:equation draw:name="f141" draw:formula="?f50 / ?f6"/>
            <draw:equation draw:name="f142" draw:formula="?f51 / ?f7"/>
            <draw:equation draw:name="f143" draw:formula="?f52 / ?f6"/>
            <draw:equation draw:name="f144" draw:formula="?f53 / ?f7"/>
            <draw:equation draw:name="f145" draw:formula="?f54 / ?f6"/>
            <draw:equation draw:name="f146" draw:formula="?f55 / ?f6"/>
            <draw:equation draw:name="f147" draw:formula="?f56 / ?f7"/>
            <draw:equation draw:name="f148" draw:formula="?f57 / ?f6"/>
            <draw:equation draw:name="f149" draw:formula="?f58 / ?f6"/>
            <draw:equation draw:name="f150" draw:formula="?f59 / ?f6"/>
            <draw:equation draw:name="f151" draw:formula="?f60 / ?f7"/>
            <draw:equation draw:name="f152" draw:formula="?f61 / ?f6"/>
            <draw:equation draw:name="f153" draw:formula="?f62 / ?f6"/>
            <draw:equation draw:name="f154" draw:formula="?f63 / ?f7"/>
            <draw:equation draw:name="f155" draw:formula="?f64 / ?f6"/>
            <draw:equation draw:name="f156" draw:formula="?f65 / ?f7"/>
            <draw:equation draw:name="f157" draw:formula="?f66 / ?f6"/>
            <draw:equation draw:name="f158" draw:formula="?f67 / ?f7"/>
            <draw:equation draw:name="f159" draw:formula="?f68 / ?f6"/>
            <draw:equation draw:name="f160" draw:formula="?f69 / ?f7"/>
            <draw:equation draw:name="f161" draw:formula="?f70 / ?f6"/>
            <draw:equation draw:name="f162" draw:formula="?f71 / ?f7"/>
            <draw:equation draw:name="f163" draw:formula="?f72 / ?f6"/>
            <draw:equation draw:name="f164" draw:formula="?f73 / ?f7"/>
            <draw:equation draw:name="f165" draw:formula="?f74 / ?f6"/>
            <draw:equation draw:name="f166" draw:formula="?f75 / ?f7"/>
            <draw:equation draw:name="f167" draw:formula="?f76 / ?f6"/>
            <draw:equation draw:name="f168" draw:formula="?f77 / ?f7"/>
            <draw:equation draw:name="f169" draw:formula="?f78 / ?f6"/>
            <draw:equation draw:name="f170" draw:formula="?f79 / ?f7"/>
            <draw:equation draw:name="f171" draw:formula="?f80 / ?f6"/>
            <draw:equation draw:name="f172" draw:formula="?f81 / ?f7"/>
            <draw:equation draw:name="f173" draw:formula="?f82 / ?f6"/>
            <draw:equation draw:name="f174" draw:formula="?f83 / ?f6"/>
            <draw:equation draw:name="f175" draw:formula="?f84 / ?f7"/>
            <draw:equation draw:name="f176" draw:formula="?f85 / ?f6"/>
            <draw:equation draw:name="f177" draw:formula="?f86 / ?f7"/>
            <draw:equation draw:name="f178" draw:formula="?f87 / ?f6"/>
            <draw:equation draw:name="f179" draw:formula="?f88 / ?f7"/>
            <draw:equation draw:name="f180" draw:formula="?f89 / ?f6"/>
            <draw:equation draw:name="f181" draw:formula="?f90 / ?f7"/>
            <draw:equation draw:name="f182" draw:formula="?f91 / ?f6"/>
            <draw:equation draw:name="f183" draw:formula="?f92 / ?f7"/>
            <draw:equation draw:name="f184" draw:formula="?f93 / ?f6"/>
            <draw:equation draw:name="f185" draw:formula="?f94 / ?f7"/>
            <draw:equation draw:name="f186" draw:formula="?f95 / ?f7"/>
            <draw:equation draw:name="f187" draw:formula="?f96 / ?f6"/>
            <draw:equation draw:name="f188" draw:formula="?f97 / ?f7"/>
            <draw:equation draw:name="f189" draw:formula="?f98 / ?f7"/>
            <draw:equation draw:name="f190" draw:formula="?f0 / ?f6"/>
            <draw:equation draw:name="f191" draw:formula="?f1 / ?f6"/>
            <draw:equation draw:name="f192" draw:formula="?f2 / ?f7"/>
            <draw:equation draw:name="f193" draw:formula="?f3 / ?f7"/>
          </draw:enhanced-geometry>
        </draw:custom-shape>
        <draw:frame draw:name="Title 1" presentation:style-name="pr7" draw:text-style-name="P5" draw:layer="layout" svg:width="24.854cm" svg:height="3.89cm" svg:x="3.065cm" svg:y="1.258cm" presentation:class="title" presentation:placeholder="true">
          <draw:text-box/>
        </draw:frame>
        <draw:frame draw:name="Content Placeholder 2" presentation:style-name="pr5" draw:text-style-name="P5" draw:layer="layout" svg:width="24.852cm" svg:height="10.838cm" svg:x="3.065cm" svg:y="6.518cm" presentation:class="outline">
          <draw:text-box>
            <text:list text:style-name="L3">
              <text:list-item>
                <text:p text:style-name="P13"><text:span text:style-name="T5"> </text:span><text:span text:style-name="T7">This paper proposes a TV program recommendation system. The system is based on Big Data technology and Data Mining and Analytics which can automatically push programs to audience according to their hobbies.</text:span></text:p>
              </text:list-item>
              <text:list-item>
                <text:p text:style-name="P13"><text:span text:style-name="T5"/></text:p>
              </text:list-item>
              <text:list-item>
                <text:p text:style-name="P13"><text:span text:style-name="T7">This program recommendation system is designed to improve audience rating, and catch the attention of audiences. The system is based on massive user data, and data mining algorithms to analyze the user's interests. </text:span></text:p>
              </text:list-item>
            </text:list>
            <text:list text:style-name="L4">
              <text:list-item>
                <text:p text:style-name="P15"><text:span text:style-name="T5"/></text:p>
              </text:list-item>
            </text:list>
            <text:list text:style-name="L3">
              <text:list-item>
                <text:p text:style-name="P13"><text:span text:style-name="T5"/></text:p>
              </text:list-item>
            </text:list>
          </draw:text-box>
        </draw:frame>
        <presentation:notes draw:style-name="dp2">
          <draw:page-thumbnail draw:style-name="gr4" draw:layer="layout" svg:width="19.798cm" svg:height="11.136cm" svg:x="0.6cm" svg:y="2.257cm" draw:page-number="4" presentation:class="page"/>
          <draw:frame presentation:style-name="pr6" draw:text-style-name="P7" draw:layer="layout" svg:width="16.799cm" svg:height="13.364cm" svg:x="2.1cm" svg:y="14.107cm" presentation:class="notes" presentation:placeholder="true">
            <draw:text-box/>
          </draw:frame>
        </presentation:notes>
      </draw:page>
      <draw:page draw:name="Slide5" draw:style-name="dp3" draw:master-page-name="Master1-Layout2-obj-Title-and-Content" presentation:presentation-page-layout-name="AL2T18">
        <draw:custom-shape draw:name="Rectangle 7" draw:style-name="gr11" draw:text-style-name="P17" draw:layer="layout" svg:width="33.867cm" svg:height="19.05cm" svg:x="0cm" svg:y="0cm">
          <text:p/>
          <draw:enhanced-geometry svg:viewBox="0 0 21600 21600" draw:type="non-primitive" draw:enhanced-path="M 0 0 L 21600 0 21600 21600 0 21600 Z N"/>
        </draw:custom-shape>
        <draw:custom-shape draw:name="Rectangle 9" draw:style-name="gr6" draw:text-style-name="P9" draw:layer="layout" svg:width="1.905cm" svg:height="3.175cm" svg:x="28.994cm" svg:y="0cm">
          <text:p/>
          <draw:enhanced-geometry svg:viewBox="0 0 21600 21600" draw:type="non-primitive" draw:enhanced-path="M 0 0 L 21600 0 21600 21600 0 21600 Z N"/>
        </draw:custom-shape>
        <draw:custom-shape draw:name="Freeform 7" draw:style-name="gr7" draw:text-style-name="P10" draw:layer="layout" svg:width="9.645cm" svg:height="2.294cm" svg:x="24.222cm" svg:y="4.056cm">
          <text:p/>
          <draw:enhanced-geometry svg:viewBox="0 0 3472060 825932" draw:text-areas="?f150 ?f152 ?f151 ?f153" draw:glue-points="?f79 ?f80 ?f81 ?f82 ?f81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79 ?f80" draw:type="non-primitive" draw:enhanced-path="M 3470310 0 L 3472060 12850 3472060 480529 3363699 498471 C 2435623 645518 603076 844866 42060 824486 28151 802425 13909 780513 0 758452 L 188014 735602 284087 722590 382288 709392 481858 695774 581897 680711 683670 665256 787206 649587 892019 632968 997620 614667 1104727 596741 1212669 577397 1321506 556988 1430709 536607 1541050 514481 1652805 492202 1763708 469161 1875795 444641 1989128 418995 2102476 393438 2215549 366291 2330490 337455 2443333 308983 2558014 278646 2673621 247421 2787008 215853 2901442 182011 3015722 147286 3130018 112649 3243551 75688 3356992 38197 347031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72060"/>
            <draw:equation draw:name="f7" draw:formula="?f4 / 825932"/>
            <draw:equation draw:name="f8" draw:formula="3470310 * ?f5 / 3472060"/>
            <draw:equation draw:name="f9" draw:formula="0 * ?f4 / 825932"/>
            <draw:equation draw:name="f10" draw:formula="3472060 * ?f5 / 3472060"/>
            <draw:equation draw:name="f11" draw:formula="12850 * ?f4 / 825932"/>
            <draw:equation draw:name="f12" draw:formula="480529 * ?f4 / 825932"/>
            <draw:equation draw:name="f13" draw:formula="3363699 * ?f5 / 3472060"/>
            <draw:equation draw:name="f14" draw:formula="498471 * ?f4 / 825932"/>
            <draw:equation draw:name="f15" draw:formula="42060 * ?f5 / 3472060"/>
            <draw:equation draw:name="f16" draw:formula="824486 * ?f4 / 825932"/>
            <draw:equation draw:name="f17" draw:formula="0 * ?f5 / 3472060"/>
            <draw:equation draw:name="f18" draw:formula="758452 * ?f4 / 825932"/>
            <draw:equation draw:name="f19" draw:formula="188014 * ?f5 / 3472060"/>
            <draw:equation draw:name="f20" draw:formula="735602 * ?f4 / 825932"/>
            <draw:equation draw:name="f21" draw:formula="284087 * ?f5 / 3472060"/>
            <draw:equation draw:name="f22" draw:formula="722590 * ?f4 / 825932"/>
            <draw:equation draw:name="f23" draw:formula="382288 * ?f5 / 3472060"/>
            <draw:equation draw:name="f24" draw:formula="709392 * ?f4 / 825932"/>
            <draw:equation draw:name="f25" draw:formula="481858 * ?f5 / 3472060"/>
            <draw:equation draw:name="f26" draw:formula="695774 * ?f4 / 825932"/>
            <draw:equation draw:name="f27" draw:formula="581897 * ?f5 / 3472060"/>
            <draw:equation draw:name="f28" draw:formula="680711 * ?f4 / 825932"/>
            <draw:equation draw:name="f29" draw:formula="683670 * ?f5 / 3472060"/>
            <draw:equation draw:name="f30" draw:formula="665256 * ?f4 / 825932"/>
            <draw:equation draw:name="f31" draw:formula="787206 * ?f5 / 3472060"/>
            <draw:equation draw:name="f32" draw:formula="649587 * ?f4 / 825932"/>
            <draw:equation draw:name="f33" draw:formula="892019 * ?f5 / 3472060"/>
            <draw:equation draw:name="f34" draw:formula="632968 * ?f4 / 825932"/>
            <draw:equation draw:name="f35" draw:formula="997620 * ?f5 / 3472060"/>
            <draw:equation draw:name="f36" draw:formula="614667 * ?f4 / 825932"/>
            <draw:equation draw:name="f37" draw:formula="1104727 * ?f5 / 3472060"/>
            <draw:equation draw:name="f38" draw:formula="596741 * ?f4 / 825932"/>
            <draw:equation draw:name="f39" draw:formula="1212669 * ?f5 / 3472060"/>
            <draw:equation draw:name="f40" draw:formula="577397 * ?f4 / 825932"/>
            <draw:equation draw:name="f41" draw:formula="1321506 * ?f5 / 3472060"/>
            <draw:equation draw:name="f42" draw:formula="556988 * ?f4 / 825932"/>
            <draw:equation draw:name="f43" draw:formula="1430709 * ?f5 / 3472060"/>
            <draw:equation draw:name="f44" draw:formula="536607 * ?f4 / 825932"/>
            <draw:equation draw:name="f45" draw:formula="1541050 * ?f5 / 3472060"/>
            <draw:equation draw:name="f46" draw:formula="514481 * ?f4 / 825932"/>
            <draw:equation draw:name="f47" draw:formula="1652805 * ?f5 / 3472060"/>
            <draw:equation draw:name="f48" draw:formula="492202 * ?f4 / 825932"/>
            <draw:equation draw:name="f49" draw:formula="1763708 * ?f5 / 3472060"/>
            <draw:equation draw:name="f50" draw:formula="469161 * ?f4 / 825932"/>
            <draw:equation draw:name="f51" draw:formula="1875795 * ?f5 / 3472060"/>
            <draw:equation draw:name="f52" draw:formula="444641 * ?f4 / 825932"/>
            <draw:equation draw:name="f53" draw:formula="1989128 * ?f5 / 3472060"/>
            <draw:equation draw:name="f54" draw:formula="418995 * ?f4 / 825932"/>
            <draw:equation draw:name="f55" draw:formula="2102476 * ?f5 / 3472060"/>
            <draw:equation draw:name="f56" draw:formula="393438 * ?f4 / 825932"/>
            <draw:equation draw:name="f57" draw:formula="2215549 * ?f5 / 3472060"/>
            <draw:equation draw:name="f58" draw:formula="366291 * ?f4 / 825932"/>
            <draw:equation draw:name="f59" draw:formula="2330490 * ?f5 / 3472060"/>
            <draw:equation draw:name="f60" draw:formula="337455 * ?f4 / 825932"/>
            <draw:equation draw:name="f61" draw:formula="2443333 * ?f5 / 3472060"/>
            <draw:equation draw:name="f62" draw:formula="308983 * ?f4 / 825932"/>
            <draw:equation draw:name="f63" draw:formula="2558014 * ?f5 / 3472060"/>
            <draw:equation draw:name="f64" draw:formula="278646 * ?f4 / 825932"/>
            <draw:equation draw:name="f65" draw:formula="2673621 * ?f5 / 3472060"/>
            <draw:equation draw:name="f66" draw:formula="247421 * ?f4 / 825932"/>
            <draw:equation draw:name="f67" draw:formula="2787008 * ?f5 / 3472060"/>
            <draw:equation draw:name="f68" draw:formula="215853 * ?f4 / 825932"/>
            <draw:equation draw:name="f69" draw:formula="2901442 * ?f5 / 3472060"/>
            <draw:equation draw:name="f70" draw:formula="182011 * ?f4 / 825932"/>
            <draw:equation draw:name="f71" draw:formula="3015722 * ?f5 / 3472060"/>
            <draw:equation draw:name="f72" draw:formula="147286 * ?f4 / 825932"/>
            <draw:equation draw:name="f73" draw:formula="3130018 * ?f5 / 3472060"/>
            <draw:equation draw:name="f74" draw:formula="112649 * ?f4 / 825932"/>
            <draw:equation draw:name="f75" draw:formula="3243551 * ?f5 / 3472060"/>
            <draw:equation draw:name="f76" draw:formula="75688 * ?f4 / 825932"/>
            <draw:equation draw:name="f77" draw:formula="3356992 * ?f5 / 3472060"/>
            <draw:equation draw:name="f78" draw:formula="38197 * ?f4 / 825932"/>
            <draw:equation draw:name="f79" draw:formula="?f8 / ?f6"/>
            <draw:equation draw:name="f80" draw:formula="?f9 / ?f7"/>
            <draw:equation draw:name="f81" draw:formula="?f10 / ?f6"/>
            <draw:equation draw:name="f82" draw:formula="?f11 / ?f7"/>
            <draw:equation draw:name="f83" draw:formula="?f12 / ?f7"/>
            <draw:equation draw:name="f84" draw:formula="?f13 / ?f6"/>
            <draw:equation draw:name="f85" draw:formula="?f14 / ?f7"/>
            <draw:equation draw:name="f86" draw:formula="?f15 / ?f6"/>
            <draw:equation draw:name="f87" draw:formula="?f16 / ?f7"/>
            <draw:equation draw:name="f88" draw:formula="?f17 / ?f6"/>
            <draw:equation draw:name="f89" draw:formula="?f18 / ?f7"/>
            <draw:equation draw:name="f90" draw:formula="?f19 / ?f6"/>
            <draw:equation draw:name="f91" draw:formula="?f20 / ?f7"/>
            <draw:equation draw:name="f92" draw:formula="?f21 / ?f6"/>
            <draw:equation draw:name="f93" draw:formula="?f22 / ?f7"/>
            <draw:equation draw:name="f94" draw:formula="?f23 / ?f6"/>
            <draw:equation draw:name="f95" draw:formula="?f24 / ?f7"/>
            <draw:equation draw:name="f96" draw:formula="?f25 / ?f6"/>
            <draw:equation draw:name="f97" draw:formula="?f26 / ?f7"/>
            <draw:equation draw:name="f98" draw:formula="?f27 / ?f6"/>
            <draw:equation draw:name="f99" draw:formula="?f28 / ?f7"/>
            <draw:equation draw:name="f100" draw:formula="?f29 / ?f6"/>
            <draw:equation draw:name="f101" draw:formula="?f30 / ?f7"/>
            <draw:equation draw:name="f102" draw:formula="?f31 / ?f6"/>
            <draw:equation draw:name="f103" draw:formula="?f32 / ?f7"/>
            <draw:equation draw:name="f104" draw:formula="?f33 / ?f6"/>
            <draw:equation draw:name="f105" draw:formula="?f34 / ?f7"/>
            <draw:equation draw:name="f106" draw:formula="?f35 / ?f6"/>
            <draw:equation draw:name="f107" draw:formula="?f36 / ?f7"/>
            <draw:equation draw:name="f108" draw:formula="?f37 / ?f6"/>
            <draw:equation draw:name="f109" draw:formula="?f38 / ?f7"/>
            <draw:equation draw:name="f110" draw:formula="?f39 / ?f6"/>
            <draw:equation draw:name="f111" draw:formula="?f40 / ?f7"/>
            <draw:equation draw:name="f112" draw:formula="?f41 / ?f6"/>
            <draw:equation draw:name="f113" draw:formula="?f42 / ?f7"/>
            <draw:equation draw:name="f114" draw:formula="?f43 / ?f6"/>
            <draw:equation draw:name="f115" draw:formula="?f44 / ?f7"/>
            <draw:equation draw:name="f116" draw:formula="?f45 / ?f6"/>
            <draw:equation draw:name="f117" draw:formula="?f46 / ?f7"/>
            <draw:equation draw:name="f118" draw:formula="?f47 / ?f6"/>
            <draw:equation draw:name="f119" draw:formula="?f48 / ?f7"/>
            <draw:equation draw:name="f120" draw:formula="?f49 / ?f6"/>
            <draw:equation draw:name="f121" draw:formula="?f50 / ?f7"/>
            <draw:equation draw:name="f122" draw:formula="?f51 / ?f6"/>
            <draw:equation draw:name="f123" draw:formula="?f52 / ?f7"/>
            <draw:equation draw:name="f124" draw:formula="?f53 / ?f6"/>
            <draw:equation draw:name="f125" draw:formula="?f54 / ?f7"/>
            <draw:equation draw:name="f126" draw:formula="?f55 / ?f6"/>
            <draw:equation draw:name="f127" draw:formula="?f56 / ?f7"/>
            <draw:equation draw:name="f128" draw:formula="?f57 / ?f6"/>
            <draw:equation draw:name="f129" draw:formula="?f58 / ?f7"/>
            <draw:equation draw:name="f130" draw:formula="?f59 / ?f6"/>
            <draw:equation draw:name="f131" draw:formula="?f60 / ?f7"/>
            <draw:equation draw:name="f132" draw:formula="?f61 / ?f6"/>
            <draw:equation draw:name="f133" draw:formula="?f62 / ?f7"/>
            <draw:equation draw:name="f134" draw:formula="?f63 / ?f6"/>
            <draw:equation draw:name="f135" draw:formula="?f64 / ?f7"/>
            <draw:equation draw:name="f136" draw:formula="?f65 / ?f6"/>
            <draw:equation draw:name="f137" draw:formula="?f66 / ?f7"/>
            <draw:equation draw:name="f138" draw:formula="?f67 / ?f6"/>
            <draw:equation draw:name="f139" draw:formula="?f68 / ?f7"/>
            <draw:equation draw:name="f140" draw:formula="?f69 / ?f6"/>
            <draw:equation draw:name="f141" draw:formula="?f70 / ?f7"/>
            <draw:equation draw:name="f142" draw:formula="?f71 / ?f6"/>
            <draw:equation draw:name="f143" draw:formula="?f72 / ?f7"/>
            <draw:equation draw:name="f144" draw:formula="?f73 / ?f6"/>
            <draw:equation draw:name="f145" draw:formula="?f74 / ?f7"/>
            <draw:equation draw:name="f146" draw:formula="?f75 / ?f6"/>
            <draw:equation draw:name="f147" draw:formula="?f76 / ?f7"/>
            <draw:equation draw:name="f148" draw:formula="?f77 / ?f6"/>
            <draw:equation draw:name="f149" draw:formula="?f78 / ?f7"/>
            <draw:equation draw:name="f150" draw:formula="?f0 / ?f6"/>
            <draw:equation draw:name="f151" draw:formula="?f1 / ?f6"/>
            <draw:equation draw:name="f152" draw:formula="?f2 / ?f7"/>
            <draw:equation draw:name="f153" draw:formula="?f3 / ?f7"/>
          </draw:enhanced-geometry>
        </draw:custom-shape>
        <draw:custom-shape draw:name="Freeform: Shape 13" draw:style-name="gr8" draw:text-style-name="P11" draw:layer="layout" svg:width="33.868cm" svg:height="14.155cm" svg:x="0cm" svg:y="4.895cm">
          <text:p/>
          <draw:enhanced-geometry svg:viewBox="0 0 12192417 5095933" draw:text-areas="?f190 ?f192 ?f191 ?f193" draw:glue-points="?f99 ?f100 ?f101 ?f102 ?f103 ?f104 ?f105 ?f106 ?f107 ?f108 ?f109 ?f110 ?f111 ?f112 ?f113 ?f114 ?f115 ?f116 ?f117 ?f118 ?f119 ?f120 ?f121 ?f122 ?f123 ?f124 ?f125 ?f126 ?f127 ?f128 ?f129 ?f130 ?f131 ?f132 ?f133 ?f134 ?f135 ?f136 ?f137 ?f138 ?f139 ?f140 ?f141 ?f142 ?f143 ?f144 ?f145 ?f144 ?f146 ?f147 ?f148 ?f144 ?f149 ?f142 ?f150 ?f151 ?f152 ?f138 ?f153 ?f154 ?f155 ?f156 ?f157 ?f158 ?f159 ?f160 ?f161 ?f162 ?f163 ?f164 ?f165 ?f166 ?f167 ?f168 ?f169 ?f170 ?f171 ?f172 ?f173 ?f118 ?f174 ?f175 ?f176 ?f177 ?f178 ?f179 ?f180 ?f181 ?f182 ?f183 ?f184 ?f185 ?f184 ?f186 ?f187 ?f186 ?f187 ?f188 ?f99 ?f188 ?f99 ?f189 ?f99 ?f186" draw:type="non-primitive" draw:enhanced-path="M 0 0 L 71931 12261 282848 48343 436463 73565 619338 100188 836350 132066 1076527 165696 1347183 201077 1642222 238560 1962863 276043 2304231 314227 2672420 349608 3057677 383588 3464880 414415 3889151 443841 4331709 471515 4558475 481324 4790117 492183 5025417 502342 5261936 508998 5503331 514953 5747166 521259 5995876 525463 6247025 525463 6500612 527565 6756638 525463 7016321 521259 7276004 517406 7539344 508998 7805123 500241 8070902 490082 8339120 475719 8609775 458554 8881650 442089 9153525 421071 9429057 395849 9700932 370626 9977683 341551 10255654 309673 10529967 276043 10807938 236809 11084689 194772 11362660 153085 11639411 104392 11914944 54648 12191695 2452 12191695 2162231 12192417 2162231 12192417 5095933 0 5095933 0 2791958 0 216223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417"/>
            <draw:equation draw:name="f7" draw:formula="?f4 / 5095933"/>
            <draw:equation draw:name="f8" draw:formula="0 * ?f5 / 12192417"/>
            <draw:equation draw:name="f9" draw:formula="0 * ?f4 / 5095933"/>
            <draw:equation draw:name="f10" draw:formula="71931 * ?f5 / 12192417"/>
            <draw:equation draw:name="f11" draw:formula="12261 * ?f4 / 5095933"/>
            <draw:equation draw:name="f12" draw:formula="282848 * ?f5 / 12192417"/>
            <draw:equation draw:name="f13" draw:formula="48343 * ?f4 / 5095933"/>
            <draw:equation draw:name="f14" draw:formula="436463 * ?f5 / 12192417"/>
            <draw:equation draw:name="f15" draw:formula="73565 * ?f4 / 5095933"/>
            <draw:equation draw:name="f16" draw:formula="619338 * ?f5 / 12192417"/>
            <draw:equation draw:name="f17" draw:formula="100188 * ?f4 / 5095933"/>
            <draw:equation draw:name="f18" draw:formula="836350 * ?f5 / 12192417"/>
            <draw:equation draw:name="f19" draw:formula="132066 * ?f4 / 5095933"/>
            <draw:equation draw:name="f20" draw:formula="1076527 * ?f5 / 12192417"/>
            <draw:equation draw:name="f21" draw:formula="165696 * ?f4 / 5095933"/>
            <draw:equation draw:name="f22" draw:formula="1347183 * ?f5 / 12192417"/>
            <draw:equation draw:name="f23" draw:formula="201077 * ?f4 / 5095933"/>
            <draw:equation draw:name="f24" draw:formula="1642222 * ?f5 / 12192417"/>
            <draw:equation draw:name="f25" draw:formula="238560 * ?f4 / 5095933"/>
            <draw:equation draw:name="f26" draw:formula="1962863 * ?f5 / 12192417"/>
            <draw:equation draw:name="f27" draw:formula="276043 * ?f4 / 5095933"/>
            <draw:equation draw:name="f28" draw:formula="2304231 * ?f5 / 12192417"/>
            <draw:equation draw:name="f29" draw:formula="314227 * ?f4 / 5095933"/>
            <draw:equation draw:name="f30" draw:formula="2672420 * ?f5 / 12192417"/>
            <draw:equation draw:name="f31" draw:formula="349608 * ?f4 / 5095933"/>
            <draw:equation draw:name="f32" draw:formula="3057677 * ?f5 / 12192417"/>
            <draw:equation draw:name="f33" draw:formula="383588 * ?f4 / 5095933"/>
            <draw:equation draw:name="f34" draw:formula="3464880 * ?f5 / 12192417"/>
            <draw:equation draw:name="f35" draw:formula="414415 * ?f4 / 5095933"/>
            <draw:equation draw:name="f36" draw:formula="3889151 * ?f5 / 12192417"/>
            <draw:equation draw:name="f37" draw:formula="443841 * ?f4 / 5095933"/>
            <draw:equation draw:name="f38" draw:formula="4331709 * ?f5 / 12192417"/>
            <draw:equation draw:name="f39" draw:formula="471515 * ?f4 / 5095933"/>
            <draw:equation draw:name="f40" draw:formula="4558475 * ?f5 / 12192417"/>
            <draw:equation draw:name="f41" draw:formula="481324 * ?f4 / 5095933"/>
            <draw:equation draw:name="f42" draw:formula="4790117 * ?f5 / 12192417"/>
            <draw:equation draw:name="f43" draw:formula="492183 * ?f4 / 5095933"/>
            <draw:equation draw:name="f44" draw:formula="5025417 * ?f5 / 12192417"/>
            <draw:equation draw:name="f45" draw:formula="502342 * ?f4 / 5095933"/>
            <draw:equation draw:name="f46" draw:formula="5261936 * ?f5 / 12192417"/>
            <draw:equation draw:name="f47" draw:formula="508998 * ?f4 / 5095933"/>
            <draw:equation draw:name="f48" draw:formula="5503331 * ?f5 / 12192417"/>
            <draw:equation draw:name="f49" draw:formula="514953 * ?f4 / 5095933"/>
            <draw:equation draw:name="f50" draw:formula="5747166 * ?f5 / 12192417"/>
            <draw:equation draw:name="f51" draw:formula="521259 * ?f4 / 5095933"/>
            <draw:equation draw:name="f52" draw:formula="5995876 * ?f5 / 12192417"/>
            <draw:equation draw:name="f53" draw:formula="525463 * ?f4 / 5095933"/>
            <draw:equation draw:name="f54" draw:formula="6247025 * ?f5 / 12192417"/>
            <draw:equation draw:name="f55" draw:formula="6500612 * ?f5 / 12192417"/>
            <draw:equation draw:name="f56" draw:formula="527565 * ?f4 / 5095933"/>
            <draw:equation draw:name="f57" draw:formula="6756638 * ?f5 / 12192417"/>
            <draw:equation draw:name="f58" draw:formula="7016321 * ?f5 / 12192417"/>
            <draw:equation draw:name="f59" draw:formula="7276004 * ?f5 / 12192417"/>
            <draw:equation draw:name="f60" draw:formula="517406 * ?f4 / 5095933"/>
            <draw:equation draw:name="f61" draw:formula="7539344 * ?f5 / 12192417"/>
            <draw:equation draw:name="f62" draw:formula="7805123 * ?f5 / 12192417"/>
            <draw:equation draw:name="f63" draw:formula="500241 * ?f4 / 5095933"/>
            <draw:equation draw:name="f64" draw:formula="8070902 * ?f5 / 12192417"/>
            <draw:equation draw:name="f65" draw:formula="490082 * ?f4 / 5095933"/>
            <draw:equation draw:name="f66" draw:formula="8339120 * ?f5 / 12192417"/>
            <draw:equation draw:name="f67" draw:formula="475719 * ?f4 / 5095933"/>
            <draw:equation draw:name="f68" draw:formula="8609775 * ?f5 / 12192417"/>
            <draw:equation draw:name="f69" draw:formula="458554 * ?f4 / 5095933"/>
            <draw:equation draw:name="f70" draw:formula="8881650 * ?f5 / 12192417"/>
            <draw:equation draw:name="f71" draw:formula="442089 * ?f4 / 5095933"/>
            <draw:equation draw:name="f72" draw:formula="9153525 * ?f5 / 12192417"/>
            <draw:equation draw:name="f73" draw:formula="421071 * ?f4 / 5095933"/>
            <draw:equation draw:name="f74" draw:formula="9429057 * ?f5 / 12192417"/>
            <draw:equation draw:name="f75" draw:formula="395849 * ?f4 / 5095933"/>
            <draw:equation draw:name="f76" draw:formula="9700932 * ?f5 / 12192417"/>
            <draw:equation draw:name="f77" draw:formula="370626 * ?f4 / 5095933"/>
            <draw:equation draw:name="f78" draw:formula="9977683 * ?f5 / 12192417"/>
            <draw:equation draw:name="f79" draw:formula="341551 * ?f4 / 5095933"/>
            <draw:equation draw:name="f80" draw:formula="10255654 * ?f5 / 12192417"/>
            <draw:equation draw:name="f81" draw:formula="309673 * ?f4 / 5095933"/>
            <draw:equation draw:name="f82" draw:formula="10529967 * ?f5 / 12192417"/>
            <draw:equation draw:name="f83" draw:formula="10807938 * ?f5 / 12192417"/>
            <draw:equation draw:name="f84" draw:formula="236809 * ?f4 / 5095933"/>
            <draw:equation draw:name="f85" draw:formula="11084689 * ?f5 / 12192417"/>
            <draw:equation draw:name="f86" draw:formula="194772 * ?f4 / 5095933"/>
            <draw:equation draw:name="f87" draw:formula="11362660 * ?f5 / 12192417"/>
            <draw:equation draw:name="f88" draw:formula="153085 * ?f4 / 5095933"/>
            <draw:equation draw:name="f89" draw:formula="11639411 * ?f5 / 12192417"/>
            <draw:equation draw:name="f90" draw:formula="104392 * ?f4 / 5095933"/>
            <draw:equation draw:name="f91" draw:formula="11914944 * ?f5 / 12192417"/>
            <draw:equation draw:name="f92" draw:formula="54648 * ?f4 / 5095933"/>
            <draw:equation draw:name="f93" draw:formula="12191695 * ?f5 / 12192417"/>
            <draw:equation draw:name="f94" draw:formula="2452 * ?f4 / 5095933"/>
            <draw:equation draw:name="f95" draw:formula="2162231 * ?f4 / 5095933"/>
            <draw:equation draw:name="f96" draw:formula="12192417 * ?f5 / 12192417"/>
            <draw:equation draw:name="f97" draw:formula="5095933 * ?f4 / 5095933"/>
            <draw:equation draw:name="f98" draw:formula="2791958 * ?f4 / 5095933"/>
            <draw:equation draw:name="f99" draw:formula="?f8 / ?f6"/>
            <draw:equation draw:name="f100" draw:formula="?f9 / ?f7"/>
            <draw:equation draw:name="f101" draw:formula="?f10 / ?f6"/>
            <draw:equation draw:name="f102" draw:formula="?f11 / ?f7"/>
            <draw:equation draw:name="f103" draw:formula="?f12 / ?f6"/>
            <draw:equation draw:name="f104" draw:formula="?f13 / ?f7"/>
            <draw:equation draw:name="f105" draw:formula="?f14 / ?f6"/>
            <draw:equation draw:name="f106" draw:formula="?f15 / ?f7"/>
            <draw:equation draw:name="f107" draw:formula="?f16 / ?f6"/>
            <draw:equation draw:name="f108" draw:formula="?f17 / ?f7"/>
            <draw:equation draw:name="f109" draw:formula="?f18 / ?f6"/>
            <draw:equation draw:name="f110" draw:formula="?f19 / ?f7"/>
            <draw:equation draw:name="f111" draw:formula="?f20 / ?f6"/>
            <draw:equation draw:name="f112" draw:formula="?f21 / ?f7"/>
            <draw:equation draw:name="f113" draw:formula="?f22 / ?f6"/>
            <draw:equation draw:name="f114" draw:formula="?f23 / ?f7"/>
            <draw:equation draw:name="f115" draw:formula="?f24 / ?f6"/>
            <draw:equation draw:name="f116" draw:formula="?f25 / ?f7"/>
            <draw:equation draw:name="f117" draw:formula="?f26 / ?f6"/>
            <draw:equation draw:name="f118" draw:formula="?f27 / ?f7"/>
            <draw:equation draw:name="f119" draw:formula="?f28 / ?f6"/>
            <draw:equation draw:name="f120" draw:formula="?f29 / ?f7"/>
            <draw:equation draw:name="f121" draw:formula="?f30 / ?f6"/>
            <draw:equation draw:name="f122" draw:formula="?f31 / ?f7"/>
            <draw:equation draw:name="f123" draw:formula="?f32 / ?f6"/>
            <draw:equation draw:name="f124" draw:formula="?f33 / ?f7"/>
            <draw:equation draw:name="f125" draw:formula="?f34 / ?f6"/>
            <draw:equation draw:name="f126" draw:formula="?f35 / ?f7"/>
            <draw:equation draw:name="f127" draw:formula="?f36 / ?f6"/>
            <draw:equation draw:name="f128" draw:formula="?f37 / ?f7"/>
            <draw:equation draw:name="f129" draw:formula="?f38 / ?f6"/>
            <draw:equation draw:name="f130" draw:formula="?f39 / ?f7"/>
            <draw:equation draw:name="f131" draw:formula="?f40 / ?f6"/>
            <draw:equation draw:name="f132" draw:formula="?f41 / ?f7"/>
            <draw:equation draw:name="f133" draw:formula="?f42 / ?f6"/>
            <draw:equation draw:name="f134" draw:formula="?f43 / ?f7"/>
            <draw:equation draw:name="f135" draw:formula="?f44 / ?f6"/>
            <draw:equation draw:name="f136" draw:formula="?f45 / ?f7"/>
            <draw:equation draw:name="f137" draw:formula="?f46 / ?f6"/>
            <draw:equation draw:name="f138" draw:formula="?f47 / ?f7"/>
            <draw:equation draw:name="f139" draw:formula="?f48 / ?f6"/>
            <draw:equation draw:name="f140" draw:formula="?f49 / ?f7"/>
            <draw:equation draw:name="f141" draw:formula="?f50 / ?f6"/>
            <draw:equation draw:name="f142" draw:formula="?f51 / ?f7"/>
            <draw:equation draw:name="f143" draw:formula="?f52 / ?f6"/>
            <draw:equation draw:name="f144" draw:formula="?f53 / ?f7"/>
            <draw:equation draw:name="f145" draw:formula="?f54 / ?f6"/>
            <draw:equation draw:name="f146" draw:formula="?f55 / ?f6"/>
            <draw:equation draw:name="f147" draw:formula="?f56 / ?f7"/>
            <draw:equation draw:name="f148" draw:formula="?f57 / ?f6"/>
            <draw:equation draw:name="f149" draw:formula="?f58 / ?f6"/>
            <draw:equation draw:name="f150" draw:formula="?f59 / ?f6"/>
            <draw:equation draw:name="f151" draw:formula="?f60 / ?f7"/>
            <draw:equation draw:name="f152" draw:formula="?f61 / ?f6"/>
            <draw:equation draw:name="f153" draw:formula="?f62 / ?f6"/>
            <draw:equation draw:name="f154" draw:formula="?f63 / ?f7"/>
            <draw:equation draw:name="f155" draw:formula="?f64 / ?f6"/>
            <draw:equation draw:name="f156" draw:formula="?f65 / ?f7"/>
            <draw:equation draw:name="f157" draw:formula="?f66 / ?f6"/>
            <draw:equation draw:name="f158" draw:formula="?f67 / ?f7"/>
            <draw:equation draw:name="f159" draw:formula="?f68 / ?f6"/>
            <draw:equation draw:name="f160" draw:formula="?f69 / ?f7"/>
            <draw:equation draw:name="f161" draw:formula="?f70 / ?f6"/>
            <draw:equation draw:name="f162" draw:formula="?f71 / ?f7"/>
            <draw:equation draw:name="f163" draw:formula="?f72 / ?f6"/>
            <draw:equation draw:name="f164" draw:formula="?f73 / ?f7"/>
            <draw:equation draw:name="f165" draw:formula="?f74 / ?f6"/>
            <draw:equation draw:name="f166" draw:formula="?f75 / ?f7"/>
            <draw:equation draw:name="f167" draw:formula="?f76 / ?f6"/>
            <draw:equation draw:name="f168" draw:formula="?f77 / ?f7"/>
            <draw:equation draw:name="f169" draw:formula="?f78 / ?f6"/>
            <draw:equation draw:name="f170" draw:formula="?f79 / ?f7"/>
            <draw:equation draw:name="f171" draw:formula="?f80 / ?f6"/>
            <draw:equation draw:name="f172" draw:formula="?f81 / ?f7"/>
            <draw:equation draw:name="f173" draw:formula="?f82 / ?f6"/>
            <draw:equation draw:name="f174" draw:formula="?f83 / ?f6"/>
            <draw:equation draw:name="f175" draw:formula="?f84 / ?f7"/>
            <draw:equation draw:name="f176" draw:formula="?f85 / ?f6"/>
            <draw:equation draw:name="f177" draw:formula="?f86 / ?f7"/>
            <draw:equation draw:name="f178" draw:formula="?f87 / ?f6"/>
            <draw:equation draw:name="f179" draw:formula="?f88 / ?f7"/>
            <draw:equation draw:name="f180" draw:formula="?f89 / ?f6"/>
            <draw:equation draw:name="f181" draw:formula="?f90 / ?f7"/>
            <draw:equation draw:name="f182" draw:formula="?f91 / ?f6"/>
            <draw:equation draw:name="f183" draw:formula="?f92 / ?f7"/>
            <draw:equation draw:name="f184" draw:formula="?f93 / ?f6"/>
            <draw:equation draw:name="f185" draw:formula="?f94 / ?f7"/>
            <draw:equation draw:name="f186" draw:formula="?f95 / ?f7"/>
            <draw:equation draw:name="f187" draw:formula="?f96 / ?f6"/>
            <draw:equation draw:name="f188" draw:formula="?f97 / ?f7"/>
            <draw:equation draw:name="f189" draw:formula="?f98 / ?f7"/>
            <draw:equation draw:name="f190" draw:formula="?f0 / ?f6"/>
            <draw:equation draw:name="f191" draw:formula="?f1 / ?f6"/>
            <draw:equation draw:name="f192" draw:formula="?f2 / ?f7"/>
            <draw:equation draw:name="f193" draw:formula="?f3 / ?f7"/>
          </draw:enhanced-geometry>
        </draw:custom-shape>
        <draw:frame draw:name="Title 1" presentation:style-name="pr4" draw:text-style-name="P5" draw:layer="layout" svg:width="24.854cm" svg:height="3.89cm" svg:x="3.065cm" svg:y="1.258cm" presentation:class="title">
          <draw:text-box>
            <text:p text:style-name="P12"><text:span text:style-name="T3">              </text:span><text:span text:style-name="T8">Literature Survey</text:span></text:p>
          </draw:text-box>
        </draw:frame>
        <draw:frame draw:name="Content Placeholder 2" presentation:style-name="pr5" draw:text-style-name="P5" draw:layer="layout" svg:width="24.852cm" svg:height="10.639cm" svg:x="3.065cm" svg:y="6.718cm" presentation:class="outline">
          <draw:text-box>
            <text:list text:style-name="L3">
              <text:list-item>
                <text:p text:style-name="P13"><text:span text:style-name="T7">There are errors of program ratings recommendation system, and the program list is affected by human emotion as well. Our Program Recommended system based on Big Data reasonably gives solution to those drawbacks.</text:span></text:p>
              </text:list-item>
            </text:list>
            <text:list text:style-name="L5">
              <text:list-item>
                <text:p text:style-name="P13"><text:span text:style-name="T7">Through Data Analytics the watch time of particular Human can be used to determine the type of shows user like to watch.</text:span></text:p>
              </text:list-item>
              <text:list-item>
                <text:p text:style-name="P13"><text:span text:style-name="T5"/></text:p>
              </text:list-item>
              <text:list-item>
                <text:p text:style-name="P13"><text:span text:style-name="T5"/></text:p>
              </text:list-item>
            </text:list>
          </draw:text-box>
        </draw:frame>
        <presentation:notes draw:style-name="dp2">
          <draw:page-thumbnail draw:style-name="gr4" draw:layer="layout" svg:width="19.798cm" svg:height="11.136cm" svg:x="0.6cm" svg:y="2.257cm" draw:page-number="5" presentation:class="page"/>
          <draw:frame presentation:style-name="pr6" draw:text-style-name="P7" draw:layer="layout" svg:width="16.799cm" svg:height="13.364cm" svg:x="2.1cm" svg:y="14.107cm" presentation:class="notes" presentation:placeholder="true">
            <draw:text-box/>
          </draw:frame>
        </presentation:notes>
      </draw:page>
      <draw:page draw:name="Slide6" draw:style-name="dp3" draw:master-page-name="Master1-Layout2-obj-Title-and-Content" presentation:presentation-page-layout-name="AL2T18">
        <draw:custom-shape draw:name="Rectangle 7" draw:style-name="gr12" draw:text-style-name="P18" draw:layer="layout" svg:width="33.867cm" svg:height="19.05cm" svg:x="0cm" svg:y="0cm">
          <text:p/>
          <draw:enhanced-geometry svg:viewBox="0 0 21600 21600" draw:type="non-primitive" draw:enhanced-path="M 0 0 L 21600 0 21600 21600 0 21600 Z N"/>
        </draw:custom-shape>
        <draw:custom-shape draw:name="Rectangle 9" draw:style-name="gr6" draw:text-style-name="P9" draw:layer="layout" svg:width="1.905cm" svg:height="3.175cm" svg:x="28.994cm" svg:y="0cm">
          <text:p/>
          <draw:enhanced-geometry svg:viewBox="0 0 21600 21600" draw:type="non-primitive" draw:enhanced-path="M 0 0 L 21600 0 21600 21600 0 21600 Z N"/>
        </draw:custom-shape>
        <draw:custom-shape draw:name="Freeform 7" draw:style-name="gr7" draw:text-style-name="P10" draw:layer="layout" svg:width="9.645cm" svg:height="2.294cm" svg:x="24.222cm" svg:y="4.056cm">
          <text:p/>
          <draw:enhanced-geometry svg:viewBox="0 0 3472060 825932" draw:text-areas="?f150 ?f152 ?f151 ?f153" draw:glue-points="?f79 ?f80 ?f81 ?f82 ?f81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79 ?f80" draw:type="non-primitive" draw:enhanced-path="M 3470310 0 L 3472060 12850 3472060 480529 3363699 498471 C 2435623 645518 603076 844866 42060 824486 28151 802425 13909 780513 0 758452 L 188014 735602 284087 722590 382288 709392 481858 695774 581897 680711 683670 665256 787206 649587 892019 632968 997620 614667 1104727 596741 1212669 577397 1321506 556988 1430709 536607 1541050 514481 1652805 492202 1763708 469161 1875795 444641 1989128 418995 2102476 393438 2215549 366291 2330490 337455 2443333 308983 2558014 278646 2673621 247421 2787008 215853 2901442 182011 3015722 147286 3130018 112649 3243551 75688 3356992 38197 347031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72060"/>
            <draw:equation draw:name="f7" draw:formula="?f4 / 825932"/>
            <draw:equation draw:name="f8" draw:formula="3470310 * ?f5 / 3472060"/>
            <draw:equation draw:name="f9" draw:formula="0 * ?f4 / 825932"/>
            <draw:equation draw:name="f10" draw:formula="3472060 * ?f5 / 3472060"/>
            <draw:equation draw:name="f11" draw:formula="12850 * ?f4 / 825932"/>
            <draw:equation draw:name="f12" draw:formula="480529 * ?f4 / 825932"/>
            <draw:equation draw:name="f13" draw:formula="3363699 * ?f5 / 3472060"/>
            <draw:equation draw:name="f14" draw:formula="498471 * ?f4 / 825932"/>
            <draw:equation draw:name="f15" draw:formula="42060 * ?f5 / 3472060"/>
            <draw:equation draw:name="f16" draw:formula="824486 * ?f4 / 825932"/>
            <draw:equation draw:name="f17" draw:formula="0 * ?f5 / 3472060"/>
            <draw:equation draw:name="f18" draw:formula="758452 * ?f4 / 825932"/>
            <draw:equation draw:name="f19" draw:formula="188014 * ?f5 / 3472060"/>
            <draw:equation draw:name="f20" draw:formula="735602 * ?f4 / 825932"/>
            <draw:equation draw:name="f21" draw:formula="284087 * ?f5 / 3472060"/>
            <draw:equation draw:name="f22" draw:formula="722590 * ?f4 / 825932"/>
            <draw:equation draw:name="f23" draw:formula="382288 * ?f5 / 3472060"/>
            <draw:equation draw:name="f24" draw:formula="709392 * ?f4 / 825932"/>
            <draw:equation draw:name="f25" draw:formula="481858 * ?f5 / 3472060"/>
            <draw:equation draw:name="f26" draw:formula="695774 * ?f4 / 825932"/>
            <draw:equation draw:name="f27" draw:formula="581897 * ?f5 / 3472060"/>
            <draw:equation draw:name="f28" draw:formula="680711 * ?f4 / 825932"/>
            <draw:equation draw:name="f29" draw:formula="683670 * ?f5 / 3472060"/>
            <draw:equation draw:name="f30" draw:formula="665256 * ?f4 / 825932"/>
            <draw:equation draw:name="f31" draw:formula="787206 * ?f5 / 3472060"/>
            <draw:equation draw:name="f32" draw:formula="649587 * ?f4 / 825932"/>
            <draw:equation draw:name="f33" draw:formula="892019 * ?f5 / 3472060"/>
            <draw:equation draw:name="f34" draw:formula="632968 * ?f4 / 825932"/>
            <draw:equation draw:name="f35" draw:formula="997620 * ?f5 / 3472060"/>
            <draw:equation draw:name="f36" draw:formula="614667 * ?f4 / 825932"/>
            <draw:equation draw:name="f37" draw:formula="1104727 * ?f5 / 3472060"/>
            <draw:equation draw:name="f38" draw:formula="596741 * ?f4 / 825932"/>
            <draw:equation draw:name="f39" draw:formula="1212669 * ?f5 / 3472060"/>
            <draw:equation draw:name="f40" draw:formula="577397 * ?f4 / 825932"/>
            <draw:equation draw:name="f41" draw:formula="1321506 * ?f5 / 3472060"/>
            <draw:equation draw:name="f42" draw:formula="556988 * ?f4 / 825932"/>
            <draw:equation draw:name="f43" draw:formula="1430709 * ?f5 / 3472060"/>
            <draw:equation draw:name="f44" draw:formula="536607 * ?f4 / 825932"/>
            <draw:equation draw:name="f45" draw:formula="1541050 * ?f5 / 3472060"/>
            <draw:equation draw:name="f46" draw:formula="514481 * ?f4 / 825932"/>
            <draw:equation draw:name="f47" draw:formula="1652805 * ?f5 / 3472060"/>
            <draw:equation draw:name="f48" draw:formula="492202 * ?f4 / 825932"/>
            <draw:equation draw:name="f49" draw:formula="1763708 * ?f5 / 3472060"/>
            <draw:equation draw:name="f50" draw:formula="469161 * ?f4 / 825932"/>
            <draw:equation draw:name="f51" draw:formula="1875795 * ?f5 / 3472060"/>
            <draw:equation draw:name="f52" draw:formula="444641 * ?f4 / 825932"/>
            <draw:equation draw:name="f53" draw:formula="1989128 * ?f5 / 3472060"/>
            <draw:equation draw:name="f54" draw:formula="418995 * ?f4 / 825932"/>
            <draw:equation draw:name="f55" draw:formula="2102476 * ?f5 / 3472060"/>
            <draw:equation draw:name="f56" draw:formula="393438 * ?f4 / 825932"/>
            <draw:equation draw:name="f57" draw:formula="2215549 * ?f5 / 3472060"/>
            <draw:equation draw:name="f58" draw:formula="366291 * ?f4 / 825932"/>
            <draw:equation draw:name="f59" draw:formula="2330490 * ?f5 / 3472060"/>
            <draw:equation draw:name="f60" draw:formula="337455 * ?f4 / 825932"/>
            <draw:equation draw:name="f61" draw:formula="2443333 * ?f5 / 3472060"/>
            <draw:equation draw:name="f62" draw:formula="308983 * ?f4 / 825932"/>
            <draw:equation draw:name="f63" draw:formula="2558014 * ?f5 / 3472060"/>
            <draw:equation draw:name="f64" draw:formula="278646 * ?f4 / 825932"/>
            <draw:equation draw:name="f65" draw:formula="2673621 * ?f5 / 3472060"/>
            <draw:equation draw:name="f66" draw:formula="247421 * ?f4 / 825932"/>
            <draw:equation draw:name="f67" draw:formula="2787008 * ?f5 / 3472060"/>
            <draw:equation draw:name="f68" draw:formula="215853 * ?f4 / 825932"/>
            <draw:equation draw:name="f69" draw:formula="2901442 * ?f5 / 3472060"/>
            <draw:equation draw:name="f70" draw:formula="182011 * ?f4 / 825932"/>
            <draw:equation draw:name="f71" draw:formula="3015722 * ?f5 / 3472060"/>
            <draw:equation draw:name="f72" draw:formula="147286 * ?f4 / 825932"/>
            <draw:equation draw:name="f73" draw:formula="3130018 * ?f5 / 3472060"/>
            <draw:equation draw:name="f74" draw:formula="112649 * ?f4 / 825932"/>
            <draw:equation draw:name="f75" draw:formula="3243551 * ?f5 / 3472060"/>
            <draw:equation draw:name="f76" draw:formula="75688 * ?f4 / 825932"/>
            <draw:equation draw:name="f77" draw:formula="3356992 * ?f5 / 3472060"/>
            <draw:equation draw:name="f78" draw:formula="38197 * ?f4 / 825932"/>
            <draw:equation draw:name="f79" draw:formula="?f8 / ?f6"/>
            <draw:equation draw:name="f80" draw:formula="?f9 / ?f7"/>
            <draw:equation draw:name="f81" draw:formula="?f10 / ?f6"/>
            <draw:equation draw:name="f82" draw:formula="?f11 / ?f7"/>
            <draw:equation draw:name="f83" draw:formula="?f12 / ?f7"/>
            <draw:equation draw:name="f84" draw:formula="?f13 / ?f6"/>
            <draw:equation draw:name="f85" draw:formula="?f14 / ?f7"/>
            <draw:equation draw:name="f86" draw:formula="?f15 / ?f6"/>
            <draw:equation draw:name="f87" draw:formula="?f16 / ?f7"/>
            <draw:equation draw:name="f88" draw:formula="?f17 / ?f6"/>
            <draw:equation draw:name="f89" draw:formula="?f18 / ?f7"/>
            <draw:equation draw:name="f90" draw:formula="?f19 / ?f6"/>
            <draw:equation draw:name="f91" draw:formula="?f20 / ?f7"/>
            <draw:equation draw:name="f92" draw:formula="?f21 / ?f6"/>
            <draw:equation draw:name="f93" draw:formula="?f22 / ?f7"/>
            <draw:equation draw:name="f94" draw:formula="?f23 / ?f6"/>
            <draw:equation draw:name="f95" draw:formula="?f24 / ?f7"/>
            <draw:equation draw:name="f96" draw:formula="?f25 / ?f6"/>
            <draw:equation draw:name="f97" draw:formula="?f26 / ?f7"/>
            <draw:equation draw:name="f98" draw:formula="?f27 / ?f6"/>
            <draw:equation draw:name="f99" draw:formula="?f28 / ?f7"/>
            <draw:equation draw:name="f100" draw:formula="?f29 / ?f6"/>
            <draw:equation draw:name="f101" draw:formula="?f30 / ?f7"/>
            <draw:equation draw:name="f102" draw:formula="?f31 / ?f6"/>
            <draw:equation draw:name="f103" draw:formula="?f32 / ?f7"/>
            <draw:equation draw:name="f104" draw:formula="?f33 / ?f6"/>
            <draw:equation draw:name="f105" draw:formula="?f34 / ?f7"/>
            <draw:equation draw:name="f106" draw:formula="?f35 / ?f6"/>
            <draw:equation draw:name="f107" draw:formula="?f36 / ?f7"/>
            <draw:equation draw:name="f108" draw:formula="?f37 / ?f6"/>
            <draw:equation draw:name="f109" draw:formula="?f38 / ?f7"/>
            <draw:equation draw:name="f110" draw:formula="?f39 / ?f6"/>
            <draw:equation draw:name="f111" draw:formula="?f40 / ?f7"/>
            <draw:equation draw:name="f112" draw:formula="?f41 / ?f6"/>
            <draw:equation draw:name="f113" draw:formula="?f42 / ?f7"/>
            <draw:equation draw:name="f114" draw:formula="?f43 / ?f6"/>
            <draw:equation draw:name="f115" draw:formula="?f44 / ?f7"/>
            <draw:equation draw:name="f116" draw:formula="?f45 / ?f6"/>
            <draw:equation draw:name="f117" draw:formula="?f46 / ?f7"/>
            <draw:equation draw:name="f118" draw:formula="?f47 / ?f6"/>
            <draw:equation draw:name="f119" draw:formula="?f48 / ?f7"/>
            <draw:equation draw:name="f120" draw:formula="?f49 / ?f6"/>
            <draw:equation draw:name="f121" draw:formula="?f50 / ?f7"/>
            <draw:equation draw:name="f122" draw:formula="?f51 / ?f6"/>
            <draw:equation draw:name="f123" draw:formula="?f52 / ?f7"/>
            <draw:equation draw:name="f124" draw:formula="?f53 / ?f6"/>
            <draw:equation draw:name="f125" draw:formula="?f54 / ?f7"/>
            <draw:equation draw:name="f126" draw:formula="?f55 / ?f6"/>
            <draw:equation draw:name="f127" draw:formula="?f56 / ?f7"/>
            <draw:equation draw:name="f128" draw:formula="?f57 / ?f6"/>
            <draw:equation draw:name="f129" draw:formula="?f58 / ?f7"/>
            <draw:equation draw:name="f130" draw:formula="?f59 / ?f6"/>
            <draw:equation draw:name="f131" draw:formula="?f60 / ?f7"/>
            <draw:equation draw:name="f132" draw:formula="?f61 / ?f6"/>
            <draw:equation draw:name="f133" draw:formula="?f62 / ?f7"/>
            <draw:equation draw:name="f134" draw:formula="?f63 / ?f6"/>
            <draw:equation draw:name="f135" draw:formula="?f64 / ?f7"/>
            <draw:equation draw:name="f136" draw:formula="?f65 / ?f6"/>
            <draw:equation draw:name="f137" draw:formula="?f66 / ?f7"/>
            <draw:equation draw:name="f138" draw:formula="?f67 / ?f6"/>
            <draw:equation draw:name="f139" draw:formula="?f68 / ?f7"/>
            <draw:equation draw:name="f140" draw:formula="?f69 / ?f6"/>
            <draw:equation draw:name="f141" draw:formula="?f70 / ?f7"/>
            <draw:equation draw:name="f142" draw:formula="?f71 / ?f6"/>
            <draw:equation draw:name="f143" draw:formula="?f72 / ?f7"/>
            <draw:equation draw:name="f144" draw:formula="?f73 / ?f6"/>
            <draw:equation draw:name="f145" draw:formula="?f74 / ?f7"/>
            <draw:equation draw:name="f146" draw:formula="?f75 / ?f6"/>
            <draw:equation draw:name="f147" draw:formula="?f76 / ?f7"/>
            <draw:equation draw:name="f148" draw:formula="?f77 / ?f6"/>
            <draw:equation draw:name="f149" draw:formula="?f78 / ?f7"/>
            <draw:equation draw:name="f150" draw:formula="?f0 / ?f6"/>
            <draw:equation draw:name="f151" draw:formula="?f1 / ?f6"/>
            <draw:equation draw:name="f152" draw:formula="?f2 / ?f7"/>
            <draw:equation draw:name="f153" draw:formula="?f3 / ?f7"/>
          </draw:enhanced-geometry>
        </draw:custom-shape>
        <draw:custom-shape draw:name="Freeform: Shape 13" draw:style-name="gr8" draw:text-style-name="P11" draw:layer="layout" svg:width="33.868cm" svg:height="14.155cm" svg:x="0cm" svg:y="4.895cm">
          <text:p/>
          <draw:enhanced-geometry svg:viewBox="0 0 12192417 5095933" draw:text-areas="?f190 ?f192 ?f191 ?f193" draw:glue-points="?f99 ?f100 ?f101 ?f102 ?f103 ?f104 ?f105 ?f106 ?f107 ?f108 ?f109 ?f110 ?f111 ?f112 ?f113 ?f114 ?f115 ?f116 ?f117 ?f118 ?f119 ?f120 ?f121 ?f122 ?f123 ?f124 ?f125 ?f126 ?f127 ?f128 ?f129 ?f130 ?f131 ?f132 ?f133 ?f134 ?f135 ?f136 ?f137 ?f138 ?f139 ?f140 ?f141 ?f142 ?f143 ?f144 ?f145 ?f144 ?f146 ?f147 ?f148 ?f144 ?f149 ?f142 ?f150 ?f151 ?f152 ?f138 ?f153 ?f154 ?f155 ?f156 ?f157 ?f158 ?f159 ?f160 ?f161 ?f162 ?f163 ?f164 ?f165 ?f166 ?f167 ?f168 ?f169 ?f170 ?f171 ?f172 ?f173 ?f118 ?f174 ?f175 ?f176 ?f177 ?f178 ?f179 ?f180 ?f181 ?f182 ?f183 ?f184 ?f185 ?f184 ?f186 ?f187 ?f186 ?f187 ?f188 ?f99 ?f188 ?f99 ?f189 ?f99 ?f186" draw:type="non-primitive" draw:enhanced-path="M 0 0 L 71931 12261 282848 48343 436463 73565 619338 100188 836350 132066 1076527 165696 1347183 201077 1642222 238560 1962863 276043 2304231 314227 2672420 349608 3057677 383588 3464880 414415 3889151 443841 4331709 471515 4558475 481324 4790117 492183 5025417 502342 5261936 508998 5503331 514953 5747166 521259 5995876 525463 6247025 525463 6500612 527565 6756638 525463 7016321 521259 7276004 517406 7539344 508998 7805123 500241 8070902 490082 8339120 475719 8609775 458554 8881650 442089 9153525 421071 9429057 395849 9700932 370626 9977683 341551 10255654 309673 10529967 276043 10807938 236809 11084689 194772 11362660 153085 11639411 104392 11914944 54648 12191695 2452 12191695 2162231 12192417 2162231 12192417 5095933 0 5095933 0 2791958 0 216223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417"/>
            <draw:equation draw:name="f7" draw:formula="?f4 / 5095933"/>
            <draw:equation draw:name="f8" draw:formula="0 * ?f5 / 12192417"/>
            <draw:equation draw:name="f9" draw:formula="0 * ?f4 / 5095933"/>
            <draw:equation draw:name="f10" draw:formula="71931 * ?f5 / 12192417"/>
            <draw:equation draw:name="f11" draw:formula="12261 * ?f4 / 5095933"/>
            <draw:equation draw:name="f12" draw:formula="282848 * ?f5 / 12192417"/>
            <draw:equation draw:name="f13" draw:formula="48343 * ?f4 / 5095933"/>
            <draw:equation draw:name="f14" draw:formula="436463 * ?f5 / 12192417"/>
            <draw:equation draw:name="f15" draw:formula="73565 * ?f4 / 5095933"/>
            <draw:equation draw:name="f16" draw:formula="619338 * ?f5 / 12192417"/>
            <draw:equation draw:name="f17" draw:formula="100188 * ?f4 / 5095933"/>
            <draw:equation draw:name="f18" draw:formula="836350 * ?f5 / 12192417"/>
            <draw:equation draw:name="f19" draw:formula="132066 * ?f4 / 5095933"/>
            <draw:equation draw:name="f20" draw:formula="1076527 * ?f5 / 12192417"/>
            <draw:equation draw:name="f21" draw:formula="165696 * ?f4 / 5095933"/>
            <draw:equation draw:name="f22" draw:formula="1347183 * ?f5 / 12192417"/>
            <draw:equation draw:name="f23" draw:formula="201077 * ?f4 / 5095933"/>
            <draw:equation draw:name="f24" draw:formula="1642222 * ?f5 / 12192417"/>
            <draw:equation draw:name="f25" draw:formula="238560 * ?f4 / 5095933"/>
            <draw:equation draw:name="f26" draw:formula="1962863 * ?f5 / 12192417"/>
            <draw:equation draw:name="f27" draw:formula="276043 * ?f4 / 5095933"/>
            <draw:equation draw:name="f28" draw:formula="2304231 * ?f5 / 12192417"/>
            <draw:equation draw:name="f29" draw:formula="314227 * ?f4 / 5095933"/>
            <draw:equation draw:name="f30" draw:formula="2672420 * ?f5 / 12192417"/>
            <draw:equation draw:name="f31" draw:formula="349608 * ?f4 / 5095933"/>
            <draw:equation draw:name="f32" draw:formula="3057677 * ?f5 / 12192417"/>
            <draw:equation draw:name="f33" draw:formula="383588 * ?f4 / 5095933"/>
            <draw:equation draw:name="f34" draw:formula="3464880 * ?f5 / 12192417"/>
            <draw:equation draw:name="f35" draw:formula="414415 * ?f4 / 5095933"/>
            <draw:equation draw:name="f36" draw:formula="3889151 * ?f5 / 12192417"/>
            <draw:equation draw:name="f37" draw:formula="443841 * ?f4 / 5095933"/>
            <draw:equation draw:name="f38" draw:formula="4331709 * ?f5 / 12192417"/>
            <draw:equation draw:name="f39" draw:formula="471515 * ?f4 / 5095933"/>
            <draw:equation draw:name="f40" draw:formula="4558475 * ?f5 / 12192417"/>
            <draw:equation draw:name="f41" draw:formula="481324 * ?f4 / 5095933"/>
            <draw:equation draw:name="f42" draw:formula="4790117 * ?f5 / 12192417"/>
            <draw:equation draw:name="f43" draw:formula="492183 * ?f4 / 5095933"/>
            <draw:equation draw:name="f44" draw:formula="5025417 * ?f5 / 12192417"/>
            <draw:equation draw:name="f45" draw:formula="502342 * ?f4 / 5095933"/>
            <draw:equation draw:name="f46" draw:formula="5261936 * ?f5 / 12192417"/>
            <draw:equation draw:name="f47" draw:formula="508998 * ?f4 / 5095933"/>
            <draw:equation draw:name="f48" draw:formula="5503331 * ?f5 / 12192417"/>
            <draw:equation draw:name="f49" draw:formula="514953 * ?f4 / 5095933"/>
            <draw:equation draw:name="f50" draw:formula="5747166 * ?f5 / 12192417"/>
            <draw:equation draw:name="f51" draw:formula="521259 * ?f4 / 5095933"/>
            <draw:equation draw:name="f52" draw:formula="5995876 * ?f5 / 12192417"/>
            <draw:equation draw:name="f53" draw:formula="525463 * ?f4 / 5095933"/>
            <draw:equation draw:name="f54" draw:formula="6247025 * ?f5 / 12192417"/>
            <draw:equation draw:name="f55" draw:formula="6500612 * ?f5 / 12192417"/>
            <draw:equation draw:name="f56" draw:formula="527565 * ?f4 / 5095933"/>
            <draw:equation draw:name="f57" draw:formula="6756638 * ?f5 / 12192417"/>
            <draw:equation draw:name="f58" draw:formula="7016321 * ?f5 / 12192417"/>
            <draw:equation draw:name="f59" draw:formula="7276004 * ?f5 / 12192417"/>
            <draw:equation draw:name="f60" draw:formula="517406 * ?f4 / 5095933"/>
            <draw:equation draw:name="f61" draw:formula="7539344 * ?f5 / 12192417"/>
            <draw:equation draw:name="f62" draw:formula="7805123 * ?f5 / 12192417"/>
            <draw:equation draw:name="f63" draw:formula="500241 * ?f4 / 5095933"/>
            <draw:equation draw:name="f64" draw:formula="8070902 * ?f5 / 12192417"/>
            <draw:equation draw:name="f65" draw:formula="490082 * ?f4 / 5095933"/>
            <draw:equation draw:name="f66" draw:formula="8339120 * ?f5 / 12192417"/>
            <draw:equation draw:name="f67" draw:formula="475719 * ?f4 / 5095933"/>
            <draw:equation draw:name="f68" draw:formula="8609775 * ?f5 / 12192417"/>
            <draw:equation draw:name="f69" draw:formula="458554 * ?f4 / 5095933"/>
            <draw:equation draw:name="f70" draw:formula="8881650 * ?f5 / 12192417"/>
            <draw:equation draw:name="f71" draw:formula="442089 * ?f4 / 5095933"/>
            <draw:equation draw:name="f72" draw:formula="9153525 * ?f5 / 12192417"/>
            <draw:equation draw:name="f73" draw:formula="421071 * ?f4 / 5095933"/>
            <draw:equation draw:name="f74" draw:formula="9429057 * ?f5 / 12192417"/>
            <draw:equation draw:name="f75" draw:formula="395849 * ?f4 / 5095933"/>
            <draw:equation draw:name="f76" draw:formula="9700932 * ?f5 / 12192417"/>
            <draw:equation draw:name="f77" draw:formula="370626 * ?f4 / 5095933"/>
            <draw:equation draw:name="f78" draw:formula="9977683 * ?f5 / 12192417"/>
            <draw:equation draw:name="f79" draw:formula="341551 * ?f4 / 5095933"/>
            <draw:equation draw:name="f80" draw:formula="10255654 * ?f5 / 12192417"/>
            <draw:equation draw:name="f81" draw:formula="309673 * ?f4 / 5095933"/>
            <draw:equation draw:name="f82" draw:formula="10529967 * ?f5 / 12192417"/>
            <draw:equation draw:name="f83" draw:formula="10807938 * ?f5 / 12192417"/>
            <draw:equation draw:name="f84" draw:formula="236809 * ?f4 / 5095933"/>
            <draw:equation draw:name="f85" draw:formula="11084689 * ?f5 / 12192417"/>
            <draw:equation draw:name="f86" draw:formula="194772 * ?f4 / 5095933"/>
            <draw:equation draw:name="f87" draw:formula="11362660 * ?f5 / 12192417"/>
            <draw:equation draw:name="f88" draw:formula="153085 * ?f4 / 5095933"/>
            <draw:equation draw:name="f89" draw:formula="11639411 * ?f5 / 12192417"/>
            <draw:equation draw:name="f90" draw:formula="104392 * ?f4 / 5095933"/>
            <draw:equation draw:name="f91" draw:formula="11914944 * ?f5 / 12192417"/>
            <draw:equation draw:name="f92" draw:formula="54648 * ?f4 / 5095933"/>
            <draw:equation draw:name="f93" draw:formula="12191695 * ?f5 / 12192417"/>
            <draw:equation draw:name="f94" draw:formula="2452 * ?f4 / 5095933"/>
            <draw:equation draw:name="f95" draw:formula="2162231 * ?f4 / 5095933"/>
            <draw:equation draw:name="f96" draw:formula="12192417 * ?f5 / 12192417"/>
            <draw:equation draw:name="f97" draw:formula="5095933 * ?f4 / 5095933"/>
            <draw:equation draw:name="f98" draw:formula="2791958 * ?f4 / 5095933"/>
            <draw:equation draw:name="f99" draw:formula="?f8 / ?f6"/>
            <draw:equation draw:name="f100" draw:formula="?f9 / ?f7"/>
            <draw:equation draw:name="f101" draw:formula="?f10 / ?f6"/>
            <draw:equation draw:name="f102" draw:formula="?f11 / ?f7"/>
            <draw:equation draw:name="f103" draw:formula="?f12 / ?f6"/>
            <draw:equation draw:name="f104" draw:formula="?f13 / ?f7"/>
            <draw:equation draw:name="f105" draw:formula="?f14 / ?f6"/>
            <draw:equation draw:name="f106" draw:formula="?f15 / ?f7"/>
            <draw:equation draw:name="f107" draw:formula="?f16 / ?f6"/>
            <draw:equation draw:name="f108" draw:formula="?f17 / ?f7"/>
            <draw:equation draw:name="f109" draw:formula="?f18 / ?f6"/>
            <draw:equation draw:name="f110" draw:formula="?f19 / ?f7"/>
            <draw:equation draw:name="f111" draw:formula="?f20 / ?f6"/>
            <draw:equation draw:name="f112" draw:formula="?f21 / ?f7"/>
            <draw:equation draw:name="f113" draw:formula="?f22 / ?f6"/>
            <draw:equation draw:name="f114" draw:formula="?f23 / ?f7"/>
            <draw:equation draw:name="f115" draw:formula="?f24 / ?f6"/>
            <draw:equation draw:name="f116" draw:formula="?f25 / ?f7"/>
            <draw:equation draw:name="f117" draw:formula="?f26 / ?f6"/>
            <draw:equation draw:name="f118" draw:formula="?f27 / ?f7"/>
            <draw:equation draw:name="f119" draw:formula="?f28 / ?f6"/>
            <draw:equation draw:name="f120" draw:formula="?f29 / ?f7"/>
            <draw:equation draw:name="f121" draw:formula="?f30 / ?f6"/>
            <draw:equation draw:name="f122" draw:formula="?f31 / ?f7"/>
            <draw:equation draw:name="f123" draw:formula="?f32 / ?f6"/>
            <draw:equation draw:name="f124" draw:formula="?f33 / ?f7"/>
            <draw:equation draw:name="f125" draw:formula="?f34 / ?f6"/>
            <draw:equation draw:name="f126" draw:formula="?f35 / ?f7"/>
            <draw:equation draw:name="f127" draw:formula="?f36 / ?f6"/>
            <draw:equation draw:name="f128" draw:formula="?f37 / ?f7"/>
            <draw:equation draw:name="f129" draw:formula="?f38 / ?f6"/>
            <draw:equation draw:name="f130" draw:formula="?f39 / ?f7"/>
            <draw:equation draw:name="f131" draw:formula="?f40 / ?f6"/>
            <draw:equation draw:name="f132" draw:formula="?f41 / ?f7"/>
            <draw:equation draw:name="f133" draw:formula="?f42 / ?f6"/>
            <draw:equation draw:name="f134" draw:formula="?f43 / ?f7"/>
            <draw:equation draw:name="f135" draw:formula="?f44 / ?f6"/>
            <draw:equation draw:name="f136" draw:formula="?f45 / ?f7"/>
            <draw:equation draw:name="f137" draw:formula="?f46 / ?f6"/>
            <draw:equation draw:name="f138" draw:formula="?f47 / ?f7"/>
            <draw:equation draw:name="f139" draw:formula="?f48 / ?f6"/>
            <draw:equation draw:name="f140" draw:formula="?f49 / ?f7"/>
            <draw:equation draw:name="f141" draw:formula="?f50 / ?f6"/>
            <draw:equation draw:name="f142" draw:formula="?f51 / ?f7"/>
            <draw:equation draw:name="f143" draw:formula="?f52 / ?f6"/>
            <draw:equation draw:name="f144" draw:formula="?f53 / ?f7"/>
            <draw:equation draw:name="f145" draw:formula="?f54 / ?f6"/>
            <draw:equation draw:name="f146" draw:formula="?f55 / ?f6"/>
            <draw:equation draw:name="f147" draw:formula="?f56 / ?f7"/>
            <draw:equation draw:name="f148" draw:formula="?f57 / ?f6"/>
            <draw:equation draw:name="f149" draw:formula="?f58 / ?f6"/>
            <draw:equation draw:name="f150" draw:formula="?f59 / ?f6"/>
            <draw:equation draw:name="f151" draw:formula="?f60 / ?f7"/>
            <draw:equation draw:name="f152" draw:formula="?f61 / ?f6"/>
            <draw:equation draw:name="f153" draw:formula="?f62 / ?f6"/>
            <draw:equation draw:name="f154" draw:formula="?f63 / ?f7"/>
            <draw:equation draw:name="f155" draw:formula="?f64 / ?f6"/>
            <draw:equation draw:name="f156" draw:formula="?f65 / ?f7"/>
            <draw:equation draw:name="f157" draw:formula="?f66 / ?f6"/>
            <draw:equation draw:name="f158" draw:formula="?f67 / ?f7"/>
            <draw:equation draw:name="f159" draw:formula="?f68 / ?f6"/>
            <draw:equation draw:name="f160" draw:formula="?f69 / ?f7"/>
            <draw:equation draw:name="f161" draw:formula="?f70 / ?f6"/>
            <draw:equation draw:name="f162" draw:formula="?f71 / ?f7"/>
            <draw:equation draw:name="f163" draw:formula="?f72 / ?f6"/>
            <draw:equation draw:name="f164" draw:formula="?f73 / ?f7"/>
            <draw:equation draw:name="f165" draw:formula="?f74 / ?f6"/>
            <draw:equation draw:name="f166" draw:formula="?f75 / ?f7"/>
            <draw:equation draw:name="f167" draw:formula="?f76 / ?f6"/>
            <draw:equation draw:name="f168" draw:formula="?f77 / ?f7"/>
            <draw:equation draw:name="f169" draw:formula="?f78 / ?f6"/>
            <draw:equation draw:name="f170" draw:formula="?f79 / ?f7"/>
            <draw:equation draw:name="f171" draw:formula="?f80 / ?f6"/>
            <draw:equation draw:name="f172" draw:formula="?f81 / ?f7"/>
            <draw:equation draw:name="f173" draw:formula="?f82 / ?f6"/>
            <draw:equation draw:name="f174" draw:formula="?f83 / ?f6"/>
            <draw:equation draw:name="f175" draw:formula="?f84 / ?f7"/>
            <draw:equation draw:name="f176" draw:formula="?f85 / ?f6"/>
            <draw:equation draw:name="f177" draw:formula="?f86 / ?f7"/>
            <draw:equation draw:name="f178" draw:formula="?f87 / ?f6"/>
            <draw:equation draw:name="f179" draw:formula="?f88 / ?f7"/>
            <draw:equation draw:name="f180" draw:formula="?f89 / ?f6"/>
            <draw:equation draw:name="f181" draw:formula="?f90 / ?f7"/>
            <draw:equation draw:name="f182" draw:formula="?f91 / ?f6"/>
            <draw:equation draw:name="f183" draw:formula="?f92 / ?f7"/>
            <draw:equation draw:name="f184" draw:formula="?f93 / ?f6"/>
            <draw:equation draw:name="f185" draw:formula="?f94 / ?f7"/>
            <draw:equation draw:name="f186" draw:formula="?f95 / ?f7"/>
            <draw:equation draw:name="f187" draw:formula="?f96 / ?f6"/>
            <draw:equation draw:name="f188" draw:formula="?f97 / ?f7"/>
            <draw:equation draw:name="f189" draw:formula="?f98 / ?f7"/>
            <draw:equation draw:name="f190" draw:formula="?f0 / ?f6"/>
            <draw:equation draw:name="f191" draw:formula="?f1 / ?f6"/>
            <draw:equation draw:name="f192" draw:formula="?f2 / ?f7"/>
            <draw:equation draw:name="f193" draw:formula="?f3 / ?f7"/>
          </draw:enhanced-geometry>
        </draw:custom-shape>
        <draw:frame draw:name="Title 1" presentation:style-name="pr4" draw:text-style-name="P5" draw:layer="layout" svg:width="24.854cm" svg:height="3.89cm" svg:x="3.065cm" svg:y="1.258cm" presentation:class="title">
          <draw:text-box>
            <text:p text:style-name="P12"><text:span text:style-name="T3">               </text:span><text:span text:style-name="T3">Technology Stack</text:span></text:p>
          </draw:text-box>
        </draw:frame>
        <draw:frame draw:name="Content Placeholder 2" presentation:style-name="pr5" draw:text-style-name="P5" draw:layer="layout" svg:width="24.852cm" svg:height="9.68cm" svg:x="3.065cm" svg:y="7.676cm" presentation:class="outline">
          <draw:text-box>
            <text:list text:style-name="L3">
              <text:list-item>
                <text:p text:style-name="P13"><text:span text:style-name="T5">Weka Tool / Elastic Stack</text:span></text:p>
              </text:list-item>
              <text:list-item>
                <text:p text:style-name="P13"><text:span text:style-name="T5">Python</text:span></text:p>
              </text:list-item>
              <text:list-item>
                <text:p text:style-name="P13"><text:span text:style-name="T5">R programming</text:span></text:p>
              </text:list-item>
              <text:list-item>
                <text:p text:style-name="P13"><text:span text:style-name="T5">Bracket ( Website Design)</text:span></text:p>
              </text:list-item>
            </text:list>
          </draw:text-box>
        </draw:frame>
        <presentation:notes draw:style-name="dp2">
          <draw:page-thumbnail draw:style-name="gr4" draw:layer="layout" svg:width="19.798cm" svg:height="11.136cm" svg:x="0.6cm" svg:y="2.257cm" draw:page-number="6" presentation:class="page"/>
          <draw:frame presentation:style-name="pr6" draw:text-style-name="P7" draw:layer="layout" svg:width="16.799cm" svg:height="13.364cm" svg:x="2.1cm" svg:y="14.107cm" presentation:class="notes" presentation:placeholder="true">
            <draw:text-box/>
          </draw:frame>
        </presentation:notes>
      </draw:page>
      <draw:page draw:name="Slide7" draw:style-name="dp3" draw:master-page-name="Master1-Layout2-obj-Title-and-Content" presentation:presentation-page-layout-name="AL2T18">
        <draw:custom-shape draw:name="Rectangle 7" draw:style-name="gr13" draw:text-style-name="P19" draw:layer="layout" svg:width="33.867cm" svg:height="19.05cm" svg:x="0cm" svg:y="0cm">
          <text:p/>
          <draw:enhanced-geometry svg:viewBox="0 0 21600 21600" draw:type="non-primitive" draw:enhanced-path="M 0 0 L 21600 0 21600 21600 0 21600 Z N"/>
        </draw:custom-shape>
        <draw:custom-shape draw:name="Rectangle 9" draw:style-name="gr6" draw:text-style-name="P9" draw:layer="layout" svg:width="1.905cm" svg:height="3.175cm" svg:x="28.994cm" svg:y="0cm">
          <text:p/>
          <draw:enhanced-geometry svg:viewBox="0 0 21600 21600" draw:type="non-primitive" draw:enhanced-path="M 0 0 L 21600 0 21600 21600 0 21600 Z N"/>
        </draw:custom-shape>
        <draw:custom-shape draw:name="Freeform 7" draw:style-name="gr7" draw:text-style-name="P10" draw:layer="layout" svg:width="9.645cm" svg:height="2.294cm" svg:x="24.222cm" svg:y="4.056cm">
          <text:p/>
          <draw:enhanced-geometry svg:viewBox="0 0 3472060 825932" draw:text-areas="?f150 ?f152 ?f151 ?f153" draw:glue-points="?f79 ?f80 ?f81 ?f82 ?f81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79 ?f80" draw:type="non-primitive" draw:enhanced-path="M 3470310 0 L 3472060 12850 3472060 480529 3363699 498471 C 2435623 645518 603076 844866 42060 824486 28151 802425 13909 780513 0 758452 L 188014 735602 284087 722590 382288 709392 481858 695774 581897 680711 683670 665256 787206 649587 892019 632968 997620 614667 1104727 596741 1212669 577397 1321506 556988 1430709 536607 1541050 514481 1652805 492202 1763708 469161 1875795 444641 1989128 418995 2102476 393438 2215549 366291 2330490 337455 2443333 308983 2558014 278646 2673621 247421 2787008 215853 2901442 182011 3015722 147286 3130018 112649 3243551 75688 3356992 38197 347031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72060"/>
            <draw:equation draw:name="f7" draw:formula="?f4 / 825932"/>
            <draw:equation draw:name="f8" draw:formula="3470310 * ?f5 / 3472060"/>
            <draw:equation draw:name="f9" draw:formula="0 * ?f4 / 825932"/>
            <draw:equation draw:name="f10" draw:formula="3472060 * ?f5 / 3472060"/>
            <draw:equation draw:name="f11" draw:formula="12850 * ?f4 / 825932"/>
            <draw:equation draw:name="f12" draw:formula="480529 * ?f4 / 825932"/>
            <draw:equation draw:name="f13" draw:formula="3363699 * ?f5 / 3472060"/>
            <draw:equation draw:name="f14" draw:formula="498471 * ?f4 / 825932"/>
            <draw:equation draw:name="f15" draw:formula="42060 * ?f5 / 3472060"/>
            <draw:equation draw:name="f16" draw:formula="824486 * ?f4 / 825932"/>
            <draw:equation draw:name="f17" draw:formula="0 * ?f5 / 3472060"/>
            <draw:equation draw:name="f18" draw:formula="758452 * ?f4 / 825932"/>
            <draw:equation draw:name="f19" draw:formula="188014 * ?f5 / 3472060"/>
            <draw:equation draw:name="f20" draw:formula="735602 * ?f4 / 825932"/>
            <draw:equation draw:name="f21" draw:formula="284087 * ?f5 / 3472060"/>
            <draw:equation draw:name="f22" draw:formula="722590 * ?f4 / 825932"/>
            <draw:equation draw:name="f23" draw:formula="382288 * ?f5 / 3472060"/>
            <draw:equation draw:name="f24" draw:formula="709392 * ?f4 / 825932"/>
            <draw:equation draw:name="f25" draw:formula="481858 * ?f5 / 3472060"/>
            <draw:equation draw:name="f26" draw:formula="695774 * ?f4 / 825932"/>
            <draw:equation draw:name="f27" draw:formula="581897 * ?f5 / 3472060"/>
            <draw:equation draw:name="f28" draw:formula="680711 * ?f4 / 825932"/>
            <draw:equation draw:name="f29" draw:formula="683670 * ?f5 / 3472060"/>
            <draw:equation draw:name="f30" draw:formula="665256 * ?f4 / 825932"/>
            <draw:equation draw:name="f31" draw:formula="787206 * ?f5 / 3472060"/>
            <draw:equation draw:name="f32" draw:formula="649587 * ?f4 / 825932"/>
            <draw:equation draw:name="f33" draw:formula="892019 * ?f5 / 3472060"/>
            <draw:equation draw:name="f34" draw:formula="632968 * ?f4 / 825932"/>
            <draw:equation draw:name="f35" draw:formula="997620 * ?f5 / 3472060"/>
            <draw:equation draw:name="f36" draw:formula="614667 * ?f4 / 825932"/>
            <draw:equation draw:name="f37" draw:formula="1104727 * ?f5 / 3472060"/>
            <draw:equation draw:name="f38" draw:formula="596741 * ?f4 / 825932"/>
            <draw:equation draw:name="f39" draw:formula="1212669 * ?f5 / 3472060"/>
            <draw:equation draw:name="f40" draw:formula="577397 * ?f4 / 825932"/>
            <draw:equation draw:name="f41" draw:formula="1321506 * ?f5 / 3472060"/>
            <draw:equation draw:name="f42" draw:formula="556988 * ?f4 / 825932"/>
            <draw:equation draw:name="f43" draw:formula="1430709 * ?f5 / 3472060"/>
            <draw:equation draw:name="f44" draw:formula="536607 * ?f4 / 825932"/>
            <draw:equation draw:name="f45" draw:formula="1541050 * ?f5 / 3472060"/>
            <draw:equation draw:name="f46" draw:formula="514481 * ?f4 / 825932"/>
            <draw:equation draw:name="f47" draw:formula="1652805 * ?f5 / 3472060"/>
            <draw:equation draw:name="f48" draw:formula="492202 * ?f4 / 825932"/>
            <draw:equation draw:name="f49" draw:formula="1763708 * ?f5 / 3472060"/>
            <draw:equation draw:name="f50" draw:formula="469161 * ?f4 / 825932"/>
            <draw:equation draw:name="f51" draw:formula="1875795 * ?f5 / 3472060"/>
            <draw:equation draw:name="f52" draw:formula="444641 * ?f4 / 825932"/>
            <draw:equation draw:name="f53" draw:formula="1989128 * ?f5 / 3472060"/>
            <draw:equation draw:name="f54" draw:formula="418995 * ?f4 / 825932"/>
            <draw:equation draw:name="f55" draw:formula="2102476 * ?f5 / 3472060"/>
            <draw:equation draw:name="f56" draw:formula="393438 * ?f4 / 825932"/>
            <draw:equation draw:name="f57" draw:formula="2215549 * ?f5 / 3472060"/>
            <draw:equation draw:name="f58" draw:formula="366291 * ?f4 / 825932"/>
            <draw:equation draw:name="f59" draw:formula="2330490 * ?f5 / 3472060"/>
            <draw:equation draw:name="f60" draw:formula="337455 * ?f4 / 825932"/>
            <draw:equation draw:name="f61" draw:formula="2443333 * ?f5 / 3472060"/>
            <draw:equation draw:name="f62" draw:formula="308983 * ?f4 / 825932"/>
            <draw:equation draw:name="f63" draw:formula="2558014 * ?f5 / 3472060"/>
            <draw:equation draw:name="f64" draw:formula="278646 * ?f4 / 825932"/>
            <draw:equation draw:name="f65" draw:formula="2673621 * ?f5 / 3472060"/>
            <draw:equation draw:name="f66" draw:formula="247421 * ?f4 / 825932"/>
            <draw:equation draw:name="f67" draw:formula="2787008 * ?f5 / 3472060"/>
            <draw:equation draw:name="f68" draw:formula="215853 * ?f4 / 825932"/>
            <draw:equation draw:name="f69" draw:formula="2901442 * ?f5 / 3472060"/>
            <draw:equation draw:name="f70" draw:formula="182011 * ?f4 / 825932"/>
            <draw:equation draw:name="f71" draw:formula="3015722 * ?f5 / 3472060"/>
            <draw:equation draw:name="f72" draw:formula="147286 * ?f4 / 825932"/>
            <draw:equation draw:name="f73" draw:formula="3130018 * ?f5 / 3472060"/>
            <draw:equation draw:name="f74" draw:formula="112649 * ?f4 / 825932"/>
            <draw:equation draw:name="f75" draw:formula="3243551 * ?f5 / 3472060"/>
            <draw:equation draw:name="f76" draw:formula="75688 * ?f4 / 825932"/>
            <draw:equation draw:name="f77" draw:formula="3356992 * ?f5 / 3472060"/>
            <draw:equation draw:name="f78" draw:formula="38197 * ?f4 / 825932"/>
            <draw:equation draw:name="f79" draw:formula="?f8 / ?f6"/>
            <draw:equation draw:name="f80" draw:formula="?f9 / ?f7"/>
            <draw:equation draw:name="f81" draw:formula="?f10 / ?f6"/>
            <draw:equation draw:name="f82" draw:formula="?f11 / ?f7"/>
            <draw:equation draw:name="f83" draw:formula="?f12 / ?f7"/>
            <draw:equation draw:name="f84" draw:formula="?f13 / ?f6"/>
            <draw:equation draw:name="f85" draw:formula="?f14 / ?f7"/>
            <draw:equation draw:name="f86" draw:formula="?f15 / ?f6"/>
            <draw:equation draw:name="f87" draw:formula="?f16 / ?f7"/>
            <draw:equation draw:name="f88" draw:formula="?f17 / ?f6"/>
            <draw:equation draw:name="f89" draw:formula="?f18 / ?f7"/>
            <draw:equation draw:name="f90" draw:formula="?f19 / ?f6"/>
            <draw:equation draw:name="f91" draw:formula="?f20 / ?f7"/>
            <draw:equation draw:name="f92" draw:formula="?f21 / ?f6"/>
            <draw:equation draw:name="f93" draw:formula="?f22 / ?f7"/>
            <draw:equation draw:name="f94" draw:formula="?f23 / ?f6"/>
            <draw:equation draw:name="f95" draw:formula="?f24 / ?f7"/>
            <draw:equation draw:name="f96" draw:formula="?f25 / ?f6"/>
            <draw:equation draw:name="f97" draw:formula="?f26 / ?f7"/>
            <draw:equation draw:name="f98" draw:formula="?f27 / ?f6"/>
            <draw:equation draw:name="f99" draw:formula="?f28 / ?f7"/>
            <draw:equation draw:name="f100" draw:formula="?f29 / ?f6"/>
            <draw:equation draw:name="f101" draw:formula="?f30 / ?f7"/>
            <draw:equation draw:name="f102" draw:formula="?f31 / ?f6"/>
            <draw:equation draw:name="f103" draw:formula="?f32 / ?f7"/>
            <draw:equation draw:name="f104" draw:formula="?f33 / ?f6"/>
            <draw:equation draw:name="f105" draw:formula="?f34 / ?f7"/>
            <draw:equation draw:name="f106" draw:formula="?f35 / ?f6"/>
            <draw:equation draw:name="f107" draw:formula="?f36 / ?f7"/>
            <draw:equation draw:name="f108" draw:formula="?f37 / ?f6"/>
            <draw:equation draw:name="f109" draw:formula="?f38 / ?f7"/>
            <draw:equation draw:name="f110" draw:formula="?f39 / ?f6"/>
            <draw:equation draw:name="f111" draw:formula="?f40 / ?f7"/>
            <draw:equation draw:name="f112" draw:formula="?f41 / ?f6"/>
            <draw:equation draw:name="f113" draw:formula="?f42 / ?f7"/>
            <draw:equation draw:name="f114" draw:formula="?f43 / ?f6"/>
            <draw:equation draw:name="f115" draw:formula="?f44 / ?f7"/>
            <draw:equation draw:name="f116" draw:formula="?f45 / ?f6"/>
            <draw:equation draw:name="f117" draw:formula="?f46 / ?f7"/>
            <draw:equation draw:name="f118" draw:formula="?f47 / ?f6"/>
            <draw:equation draw:name="f119" draw:formula="?f48 / ?f7"/>
            <draw:equation draw:name="f120" draw:formula="?f49 / ?f6"/>
            <draw:equation draw:name="f121" draw:formula="?f50 / ?f7"/>
            <draw:equation draw:name="f122" draw:formula="?f51 / ?f6"/>
            <draw:equation draw:name="f123" draw:formula="?f52 / ?f7"/>
            <draw:equation draw:name="f124" draw:formula="?f53 / ?f6"/>
            <draw:equation draw:name="f125" draw:formula="?f54 / ?f7"/>
            <draw:equation draw:name="f126" draw:formula="?f55 / ?f6"/>
            <draw:equation draw:name="f127" draw:formula="?f56 / ?f7"/>
            <draw:equation draw:name="f128" draw:formula="?f57 / ?f6"/>
            <draw:equation draw:name="f129" draw:formula="?f58 / ?f7"/>
            <draw:equation draw:name="f130" draw:formula="?f59 / ?f6"/>
            <draw:equation draw:name="f131" draw:formula="?f60 / ?f7"/>
            <draw:equation draw:name="f132" draw:formula="?f61 / ?f6"/>
            <draw:equation draw:name="f133" draw:formula="?f62 / ?f7"/>
            <draw:equation draw:name="f134" draw:formula="?f63 / ?f6"/>
            <draw:equation draw:name="f135" draw:formula="?f64 / ?f7"/>
            <draw:equation draw:name="f136" draw:formula="?f65 / ?f6"/>
            <draw:equation draw:name="f137" draw:formula="?f66 / ?f7"/>
            <draw:equation draw:name="f138" draw:formula="?f67 / ?f6"/>
            <draw:equation draw:name="f139" draw:formula="?f68 / ?f7"/>
            <draw:equation draw:name="f140" draw:formula="?f69 / ?f6"/>
            <draw:equation draw:name="f141" draw:formula="?f70 / ?f7"/>
            <draw:equation draw:name="f142" draw:formula="?f71 / ?f6"/>
            <draw:equation draw:name="f143" draw:formula="?f72 / ?f7"/>
            <draw:equation draw:name="f144" draw:formula="?f73 / ?f6"/>
            <draw:equation draw:name="f145" draw:formula="?f74 / ?f7"/>
            <draw:equation draw:name="f146" draw:formula="?f75 / ?f6"/>
            <draw:equation draw:name="f147" draw:formula="?f76 / ?f7"/>
            <draw:equation draw:name="f148" draw:formula="?f77 / ?f6"/>
            <draw:equation draw:name="f149" draw:formula="?f78 / ?f7"/>
            <draw:equation draw:name="f150" draw:formula="?f0 / ?f6"/>
            <draw:equation draw:name="f151" draw:formula="?f1 / ?f6"/>
            <draw:equation draw:name="f152" draw:formula="?f2 / ?f7"/>
            <draw:equation draw:name="f153" draw:formula="?f3 / ?f7"/>
          </draw:enhanced-geometry>
        </draw:custom-shape>
        <draw:custom-shape draw:name="Freeform: Shape 13" draw:style-name="gr8" draw:text-style-name="P11" draw:layer="layout" svg:width="33.868cm" svg:height="14.155cm" svg:x="0cm" svg:y="4.895cm">
          <text:p/>
          <draw:enhanced-geometry svg:viewBox="0 0 12192417 5095933" draw:text-areas="?f190 ?f192 ?f191 ?f193" draw:glue-points="?f99 ?f100 ?f101 ?f102 ?f103 ?f104 ?f105 ?f106 ?f107 ?f108 ?f109 ?f110 ?f111 ?f112 ?f113 ?f114 ?f115 ?f116 ?f117 ?f118 ?f119 ?f120 ?f121 ?f122 ?f123 ?f124 ?f125 ?f126 ?f127 ?f128 ?f129 ?f130 ?f131 ?f132 ?f133 ?f134 ?f135 ?f136 ?f137 ?f138 ?f139 ?f140 ?f141 ?f142 ?f143 ?f144 ?f145 ?f144 ?f146 ?f147 ?f148 ?f144 ?f149 ?f142 ?f150 ?f151 ?f152 ?f138 ?f153 ?f154 ?f155 ?f156 ?f157 ?f158 ?f159 ?f160 ?f161 ?f162 ?f163 ?f164 ?f165 ?f166 ?f167 ?f168 ?f169 ?f170 ?f171 ?f172 ?f173 ?f118 ?f174 ?f175 ?f176 ?f177 ?f178 ?f179 ?f180 ?f181 ?f182 ?f183 ?f184 ?f185 ?f184 ?f186 ?f187 ?f186 ?f187 ?f188 ?f99 ?f188 ?f99 ?f189 ?f99 ?f186" draw:type="non-primitive" draw:enhanced-path="M 0 0 L 71931 12261 282848 48343 436463 73565 619338 100188 836350 132066 1076527 165696 1347183 201077 1642222 238560 1962863 276043 2304231 314227 2672420 349608 3057677 383588 3464880 414415 3889151 443841 4331709 471515 4558475 481324 4790117 492183 5025417 502342 5261936 508998 5503331 514953 5747166 521259 5995876 525463 6247025 525463 6500612 527565 6756638 525463 7016321 521259 7276004 517406 7539344 508998 7805123 500241 8070902 490082 8339120 475719 8609775 458554 8881650 442089 9153525 421071 9429057 395849 9700932 370626 9977683 341551 10255654 309673 10529967 276043 10807938 236809 11084689 194772 11362660 153085 11639411 104392 11914944 54648 12191695 2452 12191695 2162231 12192417 2162231 12192417 5095933 0 5095933 0 2791958 0 216223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417"/>
            <draw:equation draw:name="f7" draw:formula="?f4 / 5095933"/>
            <draw:equation draw:name="f8" draw:formula="0 * ?f5 / 12192417"/>
            <draw:equation draw:name="f9" draw:formula="0 * ?f4 / 5095933"/>
            <draw:equation draw:name="f10" draw:formula="71931 * ?f5 / 12192417"/>
            <draw:equation draw:name="f11" draw:formula="12261 * ?f4 / 5095933"/>
            <draw:equation draw:name="f12" draw:formula="282848 * ?f5 / 12192417"/>
            <draw:equation draw:name="f13" draw:formula="48343 * ?f4 / 5095933"/>
            <draw:equation draw:name="f14" draw:formula="436463 * ?f5 / 12192417"/>
            <draw:equation draw:name="f15" draw:formula="73565 * ?f4 / 5095933"/>
            <draw:equation draw:name="f16" draw:formula="619338 * ?f5 / 12192417"/>
            <draw:equation draw:name="f17" draw:formula="100188 * ?f4 / 5095933"/>
            <draw:equation draw:name="f18" draw:formula="836350 * ?f5 / 12192417"/>
            <draw:equation draw:name="f19" draw:formula="132066 * ?f4 / 5095933"/>
            <draw:equation draw:name="f20" draw:formula="1076527 * ?f5 / 12192417"/>
            <draw:equation draw:name="f21" draw:formula="165696 * ?f4 / 5095933"/>
            <draw:equation draw:name="f22" draw:formula="1347183 * ?f5 / 12192417"/>
            <draw:equation draw:name="f23" draw:formula="201077 * ?f4 / 5095933"/>
            <draw:equation draw:name="f24" draw:formula="1642222 * ?f5 / 12192417"/>
            <draw:equation draw:name="f25" draw:formula="238560 * ?f4 / 5095933"/>
            <draw:equation draw:name="f26" draw:formula="1962863 * ?f5 / 12192417"/>
            <draw:equation draw:name="f27" draw:formula="276043 * ?f4 / 5095933"/>
            <draw:equation draw:name="f28" draw:formula="2304231 * ?f5 / 12192417"/>
            <draw:equation draw:name="f29" draw:formula="314227 * ?f4 / 5095933"/>
            <draw:equation draw:name="f30" draw:formula="2672420 * ?f5 / 12192417"/>
            <draw:equation draw:name="f31" draw:formula="349608 * ?f4 / 5095933"/>
            <draw:equation draw:name="f32" draw:formula="3057677 * ?f5 / 12192417"/>
            <draw:equation draw:name="f33" draw:formula="383588 * ?f4 / 5095933"/>
            <draw:equation draw:name="f34" draw:formula="3464880 * ?f5 / 12192417"/>
            <draw:equation draw:name="f35" draw:formula="414415 * ?f4 / 5095933"/>
            <draw:equation draw:name="f36" draw:formula="3889151 * ?f5 / 12192417"/>
            <draw:equation draw:name="f37" draw:formula="443841 * ?f4 / 5095933"/>
            <draw:equation draw:name="f38" draw:formula="4331709 * ?f5 / 12192417"/>
            <draw:equation draw:name="f39" draw:formula="471515 * ?f4 / 5095933"/>
            <draw:equation draw:name="f40" draw:formula="4558475 * ?f5 / 12192417"/>
            <draw:equation draw:name="f41" draw:formula="481324 * ?f4 / 5095933"/>
            <draw:equation draw:name="f42" draw:formula="4790117 * ?f5 / 12192417"/>
            <draw:equation draw:name="f43" draw:formula="492183 * ?f4 / 5095933"/>
            <draw:equation draw:name="f44" draw:formula="5025417 * ?f5 / 12192417"/>
            <draw:equation draw:name="f45" draw:formula="502342 * ?f4 / 5095933"/>
            <draw:equation draw:name="f46" draw:formula="5261936 * ?f5 / 12192417"/>
            <draw:equation draw:name="f47" draw:formula="508998 * ?f4 / 5095933"/>
            <draw:equation draw:name="f48" draw:formula="5503331 * ?f5 / 12192417"/>
            <draw:equation draw:name="f49" draw:formula="514953 * ?f4 / 5095933"/>
            <draw:equation draw:name="f50" draw:formula="5747166 * ?f5 / 12192417"/>
            <draw:equation draw:name="f51" draw:formula="521259 * ?f4 / 5095933"/>
            <draw:equation draw:name="f52" draw:formula="5995876 * ?f5 / 12192417"/>
            <draw:equation draw:name="f53" draw:formula="525463 * ?f4 / 5095933"/>
            <draw:equation draw:name="f54" draw:formula="6247025 * ?f5 / 12192417"/>
            <draw:equation draw:name="f55" draw:formula="6500612 * ?f5 / 12192417"/>
            <draw:equation draw:name="f56" draw:formula="527565 * ?f4 / 5095933"/>
            <draw:equation draw:name="f57" draw:formula="6756638 * ?f5 / 12192417"/>
            <draw:equation draw:name="f58" draw:formula="7016321 * ?f5 / 12192417"/>
            <draw:equation draw:name="f59" draw:formula="7276004 * ?f5 / 12192417"/>
            <draw:equation draw:name="f60" draw:formula="517406 * ?f4 / 5095933"/>
            <draw:equation draw:name="f61" draw:formula="7539344 * ?f5 / 12192417"/>
            <draw:equation draw:name="f62" draw:formula="7805123 * ?f5 / 12192417"/>
            <draw:equation draw:name="f63" draw:formula="500241 * ?f4 / 5095933"/>
            <draw:equation draw:name="f64" draw:formula="8070902 * ?f5 / 12192417"/>
            <draw:equation draw:name="f65" draw:formula="490082 * ?f4 / 5095933"/>
            <draw:equation draw:name="f66" draw:formula="8339120 * ?f5 / 12192417"/>
            <draw:equation draw:name="f67" draw:formula="475719 * ?f4 / 5095933"/>
            <draw:equation draw:name="f68" draw:formula="8609775 * ?f5 / 12192417"/>
            <draw:equation draw:name="f69" draw:formula="458554 * ?f4 / 5095933"/>
            <draw:equation draw:name="f70" draw:formula="8881650 * ?f5 / 12192417"/>
            <draw:equation draw:name="f71" draw:formula="442089 * ?f4 / 5095933"/>
            <draw:equation draw:name="f72" draw:formula="9153525 * ?f5 / 12192417"/>
            <draw:equation draw:name="f73" draw:formula="421071 * ?f4 / 5095933"/>
            <draw:equation draw:name="f74" draw:formula="9429057 * ?f5 / 12192417"/>
            <draw:equation draw:name="f75" draw:formula="395849 * ?f4 / 5095933"/>
            <draw:equation draw:name="f76" draw:formula="9700932 * ?f5 / 12192417"/>
            <draw:equation draw:name="f77" draw:formula="370626 * ?f4 / 5095933"/>
            <draw:equation draw:name="f78" draw:formula="9977683 * ?f5 / 12192417"/>
            <draw:equation draw:name="f79" draw:formula="341551 * ?f4 / 5095933"/>
            <draw:equation draw:name="f80" draw:formula="10255654 * ?f5 / 12192417"/>
            <draw:equation draw:name="f81" draw:formula="309673 * ?f4 / 5095933"/>
            <draw:equation draw:name="f82" draw:formula="10529967 * ?f5 / 12192417"/>
            <draw:equation draw:name="f83" draw:formula="10807938 * ?f5 / 12192417"/>
            <draw:equation draw:name="f84" draw:formula="236809 * ?f4 / 5095933"/>
            <draw:equation draw:name="f85" draw:formula="11084689 * ?f5 / 12192417"/>
            <draw:equation draw:name="f86" draw:formula="194772 * ?f4 / 5095933"/>
            <draw:equation draw:name="f87" draw:formula="11362660 * ?f5 / 12192417"/>
            <draw:equation draw:name="f88" draw:formula="153085 * ?f4 / 5095933"/>
            <draw:equation draw:name="f89" draw:formula="11639411 * ?f5 / 12192417"/>
            <draw:equation draw:name="f90" draw:formula="104392 * ?f4 / 5095933"/>
            <draw:equation draw:name="f91" draw:formula="11914944 * ?f5 / 12192417"/>
            <draw:equation draw:name="f92" draw:formula="54648 * ?f4 / 5095933"/>
            <draw:equation draw:name="f93" draw:formula="12191695 * ?f5 / 12192417"/>
            <draw:equation draw:name="f94" draw:formula="2452 * ?f4 / 5095933"/>
            <draw:equation draw:name="f95" draw:formula="2162231 * ?f4 / 5095933"/>
            <draw:equation draw:name="f96" draw:formula="12192417 * ?f5 / 12192417"/>
            <draw:equation draw:name="f97" draw:formula="5095933 * ?f4 / 5095933"/>
            <draw:equation draw:name="f98" draw:formula="2791958 * ?f4 / 5095933"/>
            <draw:equation draw:name="f99" draw:formula="?f8 / ?f6"/>
            <draw:equation draw:name="f100" draw:formula="?f9 / ?f7"/>
            <draw:equation draw:name="f101" draw:formula="?f10 / ?f6"/>
            <draw:equation draw:name="f102" draw:formula="?f11 / ?f7"/>
            <draw:equation draw:name="f103" draw:formula="?f12 / ?f6"/>
            <draw:equation draw:name="f104" draw:formula="?f13 / ?f7"/>
            <draw:equation draw:name="f105" draw:formula="?f14 / ?f6"/>
            <draw:equation draw:name="f106" draw:formula="?f15 / ?f7"/>
            <draw:equation draw:name="f107" draw:formula="?f16 / ?f6"/>
            <draw:equation draw:name="f108" draw:formula="?f17 / ?f7"/>
            <draw:equation draw:name="f109" draw:formula="?f18 / ?f6"/>
            <draw:equation draw:name="f110" draw:formula="?f19 / ?f7"/>
            <draw:equation draw:name="f111" draw:formula="?f20 / ?f6"/>
            <draw:equation draw:name="f112" draw:formula="?f21 / ?f7"/>
            <draw:equation draw:name="f113" draw:formula="?f22 / ?f6"/>
            <draw:equation draw:name="f114" draw:formula="?f23 / ?f7"/>
            <draw:equation draw:name="f115" draw:formula="?f24 / ?f6"/>
            <draw:equation draw:name="f116" draw:formula="?f25 / ?f7"/>
            <draw:equation draw:name="f117" draw:formula="?f26 / ?f6"/>
            <draw:equation draw:name="f118" draw:formula="?f27 / ?f7"/>
            <draw:equation draw:name="f119" draw:formula="?f28 / ?f6"/>
            <draw:equation draw:name="f120" draw:formula="?f29 / ?f7"/>
            <draw:equation draw:name="f121" draw:formula="?f30 / ?f6"/>
            <draw:equation draw:name="f122" draw:formula="?f31 / ?f7"/>
            <draw:equation draw:name="f123" draw:formula="?f32 / ?f6"/>
            <draw:equation draw:name="f124" draw:formula="?f33 / ?f7"/>
            <draw:equation draw:name="f125" draw:formula="?f34 / ?f6"/>
            <draw:equation draw:name="f126" draw:formula="?f35 / ?f7"/>
            <draw:equation draw:name="f127" draw:formula="?f36 / ?f6"/>
            <draw:equation draw:name="f128" draw:formula="?f37 / ?f7"/>
            <draw:equation draw:name="f129" draw:formula="?f38 / ?f6"/>
            <draw:equation draw:name="f130" draw:formula="?f39 / ?f7"/>
            <draw:equation draw:name="f131" draw:formula="?f40 / ?f6"/>
            <draw:equation draw:name="f132" draw:formula="?f41 / ?f7"/>
            <draw:equation draw:name="f133" draw:formula="?f42 / ?f6"/>
            <draw:equation draw:name="f134" draw:formula="?f43 / ?f7"/>
            <draw:equation draw:name="f135" draw:formula="?f44 / ?f6"/>
            <draw:equation draw:name="f136" draw:formula="?f45 / ?f7"/>
            <draw:equation draw:name="f137" draw:formula="?f46 / ?f6"/>
            <draw:equation draw:name="f138" draw:formula="?f47 / ?f7"/>
            <draw:equation draw:name="f139" draw:formula="?f48 / ?f6"/>
            <draw:equation draw:name="f140" draw:formula="?f49 / ?f7"/>
            <draw:equation draw:name="f141" draw:formula="?f50 / ?f6"/>
            <draw:equation draw:name="f142" draw:formula="?f51 / ?f7"/>
            <draw:equation draw:name="f143" draw:formula="?f52 / ?f6"/>
            <draw:equation draw:name="f144" draw:formula="?f53 / ?f7"/>
            <draw:equation draw:name="f145" draw:formula="?f54 / ?f6"/>
            <draw:equation draw:name="f146" draw:formula="?f55 / ?f6"/>
            <draw:equation draw:name="f147" draw:formula="?f56 / ?f7"/>
            <draw:equation draw:name="f148" draw:formula="?f57 / ?f6"/>
            <draw:equation draw:name="f149" draw:formula="?f58 / ?f6"/>
            <draw:equation draw:name="f150" draw:formula="?f59 / ?f6"/>
            <draw:equation draw:name="f151" draw:formula="?f60 / ?f7"/>
            <draw:equation draw:name="f152" draw:formula="?f61 / ?f6"/>
            <draw:equation draw:name="f153" draw:formula="?f62 / ?f6"/>
            <draw:equation draw:name="f154" draw:formula="?f63 / ?f7"/>
            <draw:equation draw:name="f155" draw:formula="?f64 / ?f6"/>
            <draw:equation draw:name="f156" draw:formula="?f65 / ?f7"/>
            <draw:equation draw:name="f157" draw:formula="?f66 / ?f6"/>
            <draw:equation draw:name="f158" draw:formula="?f67 / ?f7"/>
            <draw:equation draw:name="f159" draw:formula="?f68 / ?f6"/>
            <draw:equation draw:name="f160" draw:formula="?f69 / ?f7"/>
            <draw:equation draw:name="f161" draw:formula="?f70 / ?f6"/>
            <draw:equation draw:name="f162" draw:formula="?f71 / ?f7"/>
            <draw:equation draw:name="f163" draw:formula="?f72 / ?f6"/>
            <draw:equation draw:name="f164" draw:formula="?f73 / ?f7"/>
            <draw:equation draw:name="f165" draw:formula="?f74 / ?f6"/>
            <draw:equation draw:name="f166" draw:formula="?f75 / ?f7"/>
            <draw:equation draw:name="f167" draw:formula="?f76 / ?f6"/>
            <draw:equation draw:name="f168" draw:formula="?f77 / ?f7"/>
            <draw:equation draw:name="f169" draw:formula="?f78 / ?f6"/>
            <draw:equation draw:name="f170" draw:formula="?f79 / ?f7"/>
            <draw:equation draw:name="f171" draw:formula="?f80 / ?f6"/>
            <draw:equation draw:name="f172" draw:formula="?f81 / ?f7"/>
            <draw:equation draw:name="f173" draw:formula="?f82 / ?f6"/>
            <draw:equation draw:name="f174" draw:formula="?f83 / ?f6"/>
            <draw:equation draw:name="f175" draw:formula="?f84 / ?f7"/>
            <draw:equation draw:name="f176" draw:formula="?f85 / ?f6"/>
            <draw:equation draw:name="f177" draw:formula="?f86 / ?f7"/>
            <draw:equation draw:name="f178" draw:formula="?f87 / ?f6"/>
            <draw:equation draw:name="f179" draw:formula="?f88 / ?f7"/>
            <draw:equation draw:name="f180" draw:formula="?f89 / ?f6"/>
            <draw:equation draw:name="f181" draw:formula="?f90 / ?f7"/>
            <draw:equation draw:name="f182" draw:formula="?f91 / ?f6"/>
            <draw:equation draw:name="f183" draw:formula="?f92 / ?f7"/>
            <draw:equation draw:name="f184" draw:formula="?f93 / ?f6"/>
            <draw:equation draw:name="f185" draw:formula="?f94 / ?f7"/>
            <draw:equation draw:name="f186" draw:formula="?f95 / ?f7"/>
            <draw:equation draw:name="f187" draw:formula="?f96 / ?f6"/>
            <draw:equation draw:name="f188" draw:formula="?f97 / ?f7"/>
            <draw:equation draw:name="f189" draw:formula="?f98 / ?f7"/>
            <draw:equation draw:name="f190" draw:formula="?f0 / ?f6"/>
            <draw:equation draw:name="f191" draw:formula="?f1 / ?f6"/>
            <draw:equation draw:name="f192" draw:formula="?f2 / ?f7"/>
            <draw:equation draw:name="f193" draw:formula="?f3 / ?f7"/>
          </draw:enhanced-geometry>
        </draw:custom-shape>
        <draw:frame draw:name="Title 1" presentation:style-name="pr4" draw:text-style-name="P5" draw:layer="layout" svg:width="24.854cm" svg:height="3.89cm" svg:x="3.065cm" svg:y="1.258cm" presentation:class="title">
          <draw:text-box>
            <text:p text:style-name="P12"><text:span text:style-name="T3">                  </text:span><text:span text:style-name="T8">Weekly Plan</text:span></text:p>
          </draw:text-box>
        </draw:frame>
        <draw:frame draw:name="Content Placeholder 2" presentation:style-name="pr5" draw:text-style-name="P5" draw:layer="layout" svg:width="24.852cm" svg:height="9.68cm" svg:x="3.065cm" svg:y="7.676cm" presentation:class="outline">
          <draw:text-box>
            <text:list text:style-name="L3">
              <text:list-item>
                <text:p text:style-name="P13"><text:span text:style-name="T5">11/2/19-16/2/19 : Presentation</text:span></text:p>
              </text:list-item>
            </text:list>
            <text:list text:style-name="L5">
              <text:list-item>
                <text:p text:style-name="P13"><text:span text:style-name="T5">18/2/19 - 23/2/19 :  Collection of DataSet</text:span></text:p>
              </text:list-item>
              <text:list-item>
                <text:p text:style-name="P13"><text:span text:style-name="T5">25/2/19 - 2/3/19 : Data Analytics </text:span></text:p>
              </text:list-item>
              <text:list-item>
                <text:p text:style-name="P13"><text:span text:style-name="T5">04/3/19 - 9/3/19 : Retrieve usefull Data from Dataset </text:span></text:p>
              </text:list-item>
              <text:list-item>
                <text:p text:style-name="P13"><text:span text:style-name="T5">11/3/19 - 16/3/19 : Program Recommendation</text:span></text:p>
              </text:list-item>
              <text:list-item>
                <text:p text:style-name="P13"><text:span text:style-name="T5">18/3/19 - 23/3/19 : </text:span><text:span text:style-name="T5">Program Recommendation</text:span></text:p>
              </text:list-item>
              <text:list-item>
                <text:p text:style-name="P13"><text:span text:style-name="T5">25/3/19 - 30/3/19 :  Testing and start of interface</text:span></text:p>
              </text:list-item>
              <text:list-item>
                <text:p text:style-name="P13"><text:span text:style-name="T5"/></text:p>
              </text:list-item>
            </text:list>
          </draw:text-box>
        </draw:frame>
        <presentation:notes draw:style-name="dp2">
          <draw:page-thumbnail draw:style-name="gr4" draw:layer="layout" svg:width="19.798cm" svg:height="11.136cm" svg:x="0.6cm" svg:y="2.257cm" draw:page-number="7" presentation:class="page"/>
          <draw:frame presentation:style-name="pr6" draw:text-style-name="P7" draw:layer="layout" svg:width="16.799cm" svg:height="13.364cm" svg:x="2.1cm" svg:y="14.107cm" presentation:class="notes" presentation:placeholder="true">
            <draw:text-box/>
          </draw:frame>
        </presentation:notes>
      </draw:page>
      <draw:page draw:name="Slide8" draw:style-name="dp3" draw:master-page-name="Master1-Layout2-obj-Title-and-Content" presentation:presentation-page-layout-name="AL2T18">
        <draw:custom-shape draw:name="Rectangle 7" draw:style-name="gr14" draw:text-style-name="P20" draw:layer="layout" svg:width="33.867cm" svg:height="19.05cm" svg:x="0cm" svg:y="0cm">
          <text:p/>
          <draw:enhanced-geometry svg:viewBox="0 0 21600 21600" draw:type="non-primitive" draw:enhanced-path="M 0 0 L 21600 0 21600 21600 0 21600 Z N"/>
        </draw:custom-shape>
        <draw:custom-shape draw:name="Rectangle 9" draw:style-name="gr6" draw:text-style-name="P9" draw:layer="layout" svg:width="1.905cm" svg:height="3.175cm" svg:x="28.994cm" svg:y="0cm">
          <text:p/>
          <draw:enhanced-geometry svg:viewBox="0 0 21600 21600" draw:type="non-primitive" draw:enhanced-path="M 0 0 L 21600 0 21600 21600 0 21600 Z N"/>
        </draw:custom-shape>
        <draw:custom-shape draw:name="Freeform 7" draw:style-name="gr7" draw:text-style-name="P10" draw:layer="layout" svg:width="9.645cm" svg:height="2.294cm" svg:x="24.222cm" svg:y="4.056cm">
          <text:p/>
          <draw:enhanced-geometry svg:viewBox="0 0 3472060 825932" draw:text-areas="?f150 ?f152 ?f151 ?f153" draw:glue-points="?f79 ?f80 ?f81 ?f82 ?f81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79 ?f80" draw:type="non-primitive" draw:enhanced-path="M 3470310 0 L 3472060 12850 3472060 480529 3363699 498471 C 2435623 645518 603076 844866 42060 824486 28151 802425 13909 780513 0 758452 L 188014 735602 284087 722590 382288 709392 481858 695774 581897 680711 683670 665256 787206 649587 892019 632968 997620 614667 1104727 596741 1212669 577397 1321506 556988 1430709 536607 1541050 514481 1652805 492202 1763708 469161 1875795 444641 1989128 418995 2102476 393438 2215549 366291 2330490 337455 2443333 308983 2558014 278646 2673621 247421 2787008 215853 2901442 182011 3015722 147286 3130018 112649 3243551 75688 3356992 38197 347031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72060"/>
            <draw:equation draw:name="f7" draw:formula="?f4 / 825932"/>
            <draw:equation draw:name="f8" draw:formula="3470310 * ?f5 / 3472060"/>
            <draw:equation draw:name="f9" draw:formula="0 * ?f4 / 825932"/>
            <draw:equation draw:name="f10" draw:formula="3472060 * ?f5 / 3472060"/>
            <draw:equation draw:name="f11" draw:formula="12850 * ?f4 / 825932"/>
            <draw:equation draw:name="f12" draw:formula="480529 * ?f4 / 825932"/>
            <draw:equation draw:name="f13" draw:formula="3363699 * ?f5 / 3472060"/>
            <draw:equation draw:name="f14" draw:formula="498471 * ?f4 / 825932"/>
            <draw:equation draw:name="f15" draw:formula="42060 * ?f5 / 3472060"/>
            <draw:equation draw:name="f16" draw:formula="824486 * ?f4 / 825932"/>
            <draw:equation draw:name="f17" draw:formula="0 * ?f5 / 3472060"/>
            <draw:equation draw:name="f18" draw:formula="758452 * ?f4 / 825932"/>
            <draw:equation draw:name="f19" draw:formula="188014 * ?f5 / 3472060"/>
            <draw:equation draw:name="f20" draw:formula="735602 * ?f4 / 825932"/>
            <draw:equation draw:name="f21" draw:formula="284087 * ?f5 / 3472060"/>
            <draw:equation draw:name="f22" draw:formula="722590 * ?f4 / 825932"/>
            <draw:equation draw:name="f23" draw:formula="382288 * ?f5 / 3472060"/>
            <draw:equation draw:name="f24" draw:formula="709392 * ?f4 / 825932"/>
            <draw:equation draw:name="f25" draw:formula="481858 * ?f5 / 3472060"/>
            <draw:equation draw:name="f26" draw:formula="695774 * ?f4 / 825932"/>
            <draw:equation draw:name="f27" draw:formula="581897 * ?f5 / 3472060"/>
            <draw:equation draw:name="f28" draw:formula="680711 * ?f4 / 825932"/>
            <draw:equation draw:name="f29" draw:formula="683670 * ?f5 / 3472060"/>
            <draw:equation draw:name="f30" draw:formula="665256 * ?f4 / 825932"/>
            <draw:equation draw:name="f31" draw:formula="787206 * ?f5 / 3472060"/>
            <draw:equation draw:name="f32" draw:formula="649587 * ?f4 / 825932"/>
            <draw:equation draw:name="f33" draw:formula="892019 * ?f5 / 3472060"/>
            <draw:equation draw:name="f34" draw:formula="632968 * ?f4 / 825932"/>
            <draw:equation draw:name="f35" draw:formula="997620 * ?f5 / 3472060"/>
            <draw:equation draw:name="f36" draw:formula="614667 * ?f4 / 825932"/>
            <draw:equation draw:name="f37" draw:formula="1104727 * ?f5 / 3472060"/>
            <draw:equation draw:name="f38" draw:formula="596741 * ?f4 / 825932"/>
            <draw:equation draw:name="f39" draw:formula="1212669 * ?f5 / 3472060"/>
            <draw:equation draw:name="f40" draw:formula="577397 * ?f4 / 825932"/>
            <draw:equation draw:name="f41" draw:formula="1321506 * ?f5 / 3472060"/>
            <draw:equation draw:name="f42" draw:formula="556988 * ?f4 / 825932"/>
            <draw:equation draw:name="f43" draw:formula="1430709 * ?f5 / 3472060"/>
            <draw:equation draw:name="f44" draw:formula="536607 * ?f4 / 825932"/>
            <draw:equation draw:name="f45" draw:formula="1541050 * ?f5 / 3472060"/>
            <draw:equation draw:name="f46" draw:formula="514481 * ?f4 / 825932"/>
            <draw:equation draw:name="f47" draw:formula="1652805 * ?f5 / 3472060"/>
            <draw:equation draw:name="f48" draw:formula="492202 * ?f4 / 825932"/>
            <draw:equation draw:name="f49" draw:formula="1763708 * ?f5 / 3472060"/>
            <draw:equation draw:name="f50" draw:formula="469161 * ?f4 / 825932"/>
            <draw:equation draw:name="f51" draw:formula="1875795 * ?f5 / 3472060"/>
            <draw:equation draw:name="f52" draw:formula="444641 * ?f4 / 825932"/>
            <draw:equation draw:name="f53" draw:formula="1989128 * ?f5 / 3472060"/>
            <draw:equation draw:name="f54" draw:formula="418995 * ?f4 / 825932"/>
            <draw:equation draw:name="f55" draw:formula="2102476 * ?f5 / 3472060"/>
            <draw:equation draw:name="f56" draw:formula="393438 * ?f4 / 825932"/>
            <draw:equation draw:name="f57" draw:formula="2215549 * ?f5 / 3472060"/>
            <draw:equation draw:name="f58" draw:formula="366291 * ?f4 / 825932"/>
            <draw:equation draw:name="f59" draw:formula="2330490 * ?f5 / 3472060"/>
            <draw:equation draw:name="f60" draw:formula="337455 * ?f4 / 825932"/>
            <draw:equation draw:name="f61" draw:formula="2443333 * ?f5 / 3472060"/>
            <draw:equation draw:name="f62" draw:formula="308983 * ?f4 / 825932"/>
            <draw:equation draw:name="f63" draw:formula="2558014 * ?f5 / 3472060"/>
            <draw:equation draw:name="f64" draw:formula="278646 * ?f4 / 825932"/>
            <draw:equation draw:name="f65" draw:formula="2673621 * ?f5 / 3472060"/>
            <draw:equation draw:name="f66" draw:formula="247421 * ?f4 / 825932"/>
            <draw:equation draw:name="f67" draw:formula="2787008 * ?f5 / 3472060"/>
            <draw:equation draw:name="f68" draw:formula="215853 * ?f4 / 825932"/>
            <draw:equation draw:name="f69" draw:formula="2901442 * ?f5 / 3472060"/>
            <draw:equation draw:name="f70" draw:formula="182011 * ?f4 / 825932"/>
            <draw:equation draw:name="f71" draw:formula="3015722 * ?f5 / 3472060"/>
            <draw:equation draw:name="f72" draw:formula="147286 * ?f4 / 825932"/>
            <draw:equation draw:name="f73" draw:formula="3130018 * ?f5 / 3472060"/>
            <draw:equation draw:name="f74" draw:formula="112649 * ?f4 / 825932"/>
            <draw:equation draw:name="f75" draw:formula="3243551 * ?f5 / 3472060"/>
            <draw:equation draw:name="f76" draw:formula="75688 * ?f4 / 825932"/>
            <draw:equation draw:name="f77" draw:formula="3356992 * ?f5 / 3472060"/>
            <draw:equation draw:name="f78" draw:formula="38197 * ?f4 / 825932"/>
            <draw:equation draw:name="f79" draw:formula="?f8 / ?f6"/>
            <draw:equation draw:name="f80" draw:formula="?f9 / ?f7"/>
            <draw:equation draw:name="f81" draw:formula="?f10 / ?f6"/>
            <draw:equation draw:name="f82" draw:formula="?f11 / ?f7"/>
            <draw:equation draw:name="f83" draw:formula="?f12 / ?f7"/>
            <draw:equation draw:name="f84" draw:formula="?f13 / ?f6"/>
            <draw:equation draw:name="f85" draw:formula="?f14 / ?f7"/>
            <draw:equation draw:name="f86" draw:formula="?f15 / ?f6"/>
            <draw:equation draw:name="f87" draw:formula="?f16 / ?f7"/>
            <draw:equation draw:name="f88" draw:formula="?f17 / ?f6"/>
            <draw:equation draw:name="f89" draw:formula="?f18 / ?f7"/>
            <draw:equation draw:name="f90" draw:formula="?f19 / ?f6"/>
            <draw:equation draw:name="f91" draw:formula="?f20 / ?f7"/>
            <draw:equation draw:name="f92" draw:formula="?f21 / ?f6"/>
            <draw:equation draw:name="f93" draw:formula="?f22 / ?f7"/>
            <draw:equation draw:name="f94" draw:formula="?f23 / ?f6"/>
            <draw:equation draw:name="f95" draw:formula="?f24 / ?f7"/>
            <draw:equation draw:name="f96" draw:formula="?f25 / ?f6"/>
            <draw:equation draw:name="f97" draw:formula="?f26 / ?f7"/>
            <draw:equation draw:name="f98" draw:formula="?f27 / ?f6"/>
            <draw:equation draw:name="f99" draw:formula="?f28 / ?f7"/>
            <draw:equation draw:name="f100" draw:formula="?f29 / ?f6"/>
            <draw:equation draw:name="f101" draw:formula="?f30 / ?f7"/>
            <draw:equation draw:name="f102" draw:formula="?f31 / ?f6"/>
            <draw:equation draw:name="f103" draw:formula="?f32 / ?f7"/>
            <draw:equation draw:name="f104" draw:formula="?f33 / ?f6"/>
            <draw:equation draw:name="f105" draw:formula="?f34 / ?f7"/>
            <draw:equation draw:name="f106" draw:formula="?f35 / ?f6"/>
            <draw:equation draw:name="f107" draw:formula="?f36 / ?f7"/>
            <draw:equation draw:name="f108" draw:formula="?f37 / ?f6"/>
            <draw:equation draw:name="f109" draw:formula="?f38 / ?f7"/>
            <draw:equation draw:name="f110" draw:formula="?f39 / ?f6"/>
            <draw:equation draw:name="f111" draw:formula="?f40 / ?f7"/>
            <draw:equation draw:name="f112" draw:formula="?f41 / ?f6"/>
            <draw:equation draw:name="f113" draw:formula="?f42 / ?f7"/>
            <draw:equation draw:name="f114" draw:formula="?f43 / ?f6"/>
            <draw:equation draw:name="f115" draw:formula="?f44 / ?f7"/>
            <draw:equation draw:name="f116" draw:formula="?f45 / ?f6"/>
            <draw:equation draw:name="f117" draw:formula="?f46 / ?f7"/>
            <draw:equation draw:name="f118" draw:formula="?f47 / ?f6"/>
            <draw:equation draw:name="f119" draw:formula="?f48 / ?f7"/>
            <draw:equation draw:name="f120" draw:formula="?f49 / ?f6"/>
            <draw:equation draw:name="f121" draw:formula="?f50 / ?f7"/>
            <draw:equation draw:name="f122" draw:formula="?f51 / ?f6"/>
            <draw:equation draw:name="f123" draw:formula="?f52 / ?f7"/>
            <draw:equation draw:name="f124" draw:formula="?f53 / ?f6"/>
            <draw:equation draw:name="f125" draw:formula="?f54 / ?f7"/>
            <draw:equation draw:name="f126" draw:formula="?f55 / ?f6"/>
            <draw:equation draw:name="f127" draw:formula="?f56 / ?f7"/>
            <draw:equation draw:name="f128" draw:formula="?f57 / ?f6"/>
            <draw:equation draw:name="f129" draw:formula="?f58 / ?f7"/>
            <draw:equation draw:name="f130" draw:formula="?f59 / ?f6"/>
            <draw:equation draw:name="f131" draw:formula="?f60 / ?f7"/>
            <draw:equation draw:name="f132" draw:formula="?f61 / ?f6"/>
            <draw:equation draw:name="f133" draw:formula="?f62 / ?f7"/>
            <draw:equation draw:name="f134" draw:formula="?f63 / ?f6"/>
            <draw:equation draw:name="f135" draw:formula="?f64 / ?f7"/>
            <draw:equation draw:name="f136" draw:formula="?f65 / ?f6"/>
            <draw:equation draw:name="f137" draw:formula="?f66 / ?f7"/>
            <draw:equation draw:name="f138" draw:formula="?f67 / ?f6"/>
            <draw:equation draw:name="f139" draw:formula="?f68 / ?f7"/>
            <draw:equation draw:name="f140" draw:formula="?f69 / ?f6"/>
            <draw:equation draw:name="f141" draw:formula="?f70 / ?f7"/>
            <draw:equation draw:name="f142" draw:formula="?f71 / ?f6"/>
            <draw:equation draw:name="f143" draw:formula="?f72 / ?f7"/>
            <draw:equation draw:name="f144" draw:formula="?f73 / ?f6"/>
            <draw:equation draw:name="f145" draw:formula="?f74 / ?f7"/>
            <draw:equation draw:name="f146" draw:formula="?f75 / ?f6"/>
            <draw:equation draw:name="f147" draw:formula="?f76 / ?f7"/>
            <draw:equation draw:name="f148" draw:formula="?f77 / ?f6"/>
            <draw:equation draw:name="f149" draw:formula="?f78 / ?f7"/>
            <draw:equation draw:name="f150" draw:formula="?f0 / ?f6"/>
            <draw:equation draw:name="f151" draw:formula="?f1 / ?f6"/>
            <draw:equation draw:name="f152" draw:formula="?f2 / ?f7"/>
            <draw:equation draw:name="f153" draw:formula="?f3 / ?f7"/>
          </draw:enhanced-geometry>
        </draw:custom-shape>
        <draw:custom-shape draw:name="Freeform: Shape 13" draw:style-name="gr8" draw:text-style-name="P11" draw:layer="layout" svg:width="33.868cm" svg:height="14.155cm" svg:x="0cm" svg:y="4.895cm">
          <text:p/>
          <draw:enhanced-geometry svg:viewBox="0 0 12192417 5095933" draw:text-areas="?f190 ?f192 ?f191 ?f193" draw:glue-points="?f99 ?f100 ?f101 ?f102 ?f103 ?f104 ?f105 ?f106 ?f107 ?f108 ?f109 ?f110 ?f111 ?f112 ?f113 ?f114 ?f115 ?f116 ?f117 ?f118 ?f119 ?f120 ?f121 ?f122 ?f123 ?f124 ?f125 ?f126 ?f127 ?f128 ?f129 ?f130 ?f131 ?f132 ?f133 ?f134 ?f135 ?f136 ?f137 ?f138 ?f139 ?f140 ?f141 ?f142 ?f143 ?f144 ?f145 ?f144 ?f146 ?f147 ?f148 ?f144 ?f149 ?f142 ?f150 ?f151 ?f152 ?f138 ?f153 ?f154 ?f155 ?f156 ?f157 ?f158 ?f159 ?f160 ?f161 ?f162 ?f163 ?f164 ?f165 ?f166 ?f167 ?f168 ?f169 ?f170 ?f171 ?f172 ?f173 ?f118 ?f174 ?f175 ?f176 ?f177 ?f178 ?f179 ?f180 ?f181 ?f182 ?f183 ?f184 ?f185 ?f184 ?f186 ?f187 ?f186 ?f187 ?f188 ?f99 ?f188 ?f99 ?f189 ?f99 ?f186" draw:type="non-primitive" draw:enhanced-path="M 0 0 L 71931 12261 282848 48343 436463 73565 619338 100188 836350 132066 1076527 165696 1347183 201077 1642222 238560 1962863 276043 2304231 314227 2672420 349608 3057677 383588 3464880 414415 3889151 443841 4331709 471515 4558475 481324 4790117 492183 5025417 502342 5261936 508998 5503331 514953 5747166 521259 5995876 525463 6247025 525463 6500612 527565 6756638 525463 7016321 521259 7276004 517406 7539344 508998 7805123 500241 8070902 490082 8339120 475719 8609775 458554 8881650 442089 9153525 421071 9429057 395849 9700932 370626 9977683 341551 10255654 309673 10529967 276043 10807938 236809 11084689 194772 11362660 153085 11639411 104392 11914944 54648 12191695 2452 12191695 2162231 12192417 2162231 12192417 5095933 0 5095933 0 2791958 0 216223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417"/>
            <draw:equation draw:name="f7" draw:formula="?f4 / 5095933"/>
            <draw:equation draw:name="f8" draw:formula="0 * ?f5 / 12192417"/>
            <draw:equation draw:name="f9" draw:formula="0 * ?f4 / 5095933"/>
            <draw:equation draw:name="f10" draw:formula="71931 * ?f5 / 12192417"/>
            <draw:equation draw:name="f11" draw:formula="12261 * ?f4 / 5095933"/>
            <draw:equation draw:name="f12" draw:formula="282848 * ?f5 / 12192417"/>
            <draw:equation draw:name="f13" draw:formula="48343 * ?f4 / 5095933"/>
            <draw:equation draw:name="f14" draw:formula="436463 * ?f5 / 12192417"/>
            <draw:equation draw:name="f15" draw:formula="73565 * ?f4 / 5095933"/>
            <draw:equation draw:name="f16" draw:formula="619338 * ?f5 / 12192417"/>
            <draw:equation draw:name="f17" draw:formula="100188 * ?f4 / 5095933"/>
            <draw:equation draw:name="f18" draw:formula="836350 * ?f5 / 12192417"/>
            <draw:equation draw:name="f19" draw:formula="132066 * ?f4 / 5095933"/>
            <draw:equation draw:name="f20" draw:formula="1076527 * ?f5 / 12192417"/>
            <draw:equation draw:name="f21" draw:formula="165696 * ?f4 / 5095933"/>
            <draw:equation draw:name="f22" draw:formula="1347183 * ?f5 / 12192417"/>
            <draw:equation draw:name="f23" draw:formula="201077 * ?f4 / 5095933"/>
            <draw:equation draw:name="f24" draw:formula="1642222 * ?f5 / 12192417"/>
            <draw:equation draw:name="f25" draw:formula="238560 * ?f4 / 5095933"/>
            <draw:equation draw:name="f26" draw:formula="1962863 * ?f5 / 12192417"/>
            <draw:equation draw:name="f27" draw:formula="276043 * ?f4 / 5095933"/>
            <draw:equation draw:name="f28" draw:formula="2304231 * ?f5 / 12192417"/>
            <draw:equation draw:name="f29" draw:formula="314227 * ?f4 / 5095933"/>
            <draw:equation draw:name="f30" draw:formula="2672420 * ?f5 / 12192417"/>
            <draw:equation draw:name="f31" draw:formula="349608 * ?f4 / 5095933"/>
            <draw:equation draw:name="f32" draw:formula="3057677 * ?f5 / 12192417"/>
            <draw:equation draw:name="f33" draw:formula="383588 * ?f4 / 5095933"/>
            <draw:equation draw:name="f34" draw:formula="3464880 * ?f5 / 12192417"/>
            <draw:equation draw:name="f35" draw:formula="414415 * ?f4 / 5095933"/>
            <draw:equation draw:name="f36" draw:formula="3889151 * ?f5 / 12192417"/>
            <draw:equation draw:name="f37" draw:formula="443841 * ?f4 / 5095933"/>
            <draw:equation draw:name="f38" draw:formula="4331709 * ?f5 / 12192417"/>
            <draw:equation draw:name="f39" draw:formula="471515 * ?f4 / 5095933"/>
            <draw:equation draw:name="f40" draw:formula="4558475 * ?f5 / 12192417"/>
            <draw:equation draw:name="f41" draw:formula="481324 * ?f4 / 5095933"/>
            <draw:equation draw:name="f42" draw:formula="4790117 * ?f5 / 12192417"/>
            <draw:equation draw:name="f43" draw:formula="492183 * ?f4 / 5095933"/>
            <draw:equation draw:name="f44" draw:formula="5025417 * ?f5 / 12192417"/>
            <draw:equation draw:name="f45" draw:formula="502342 * ?f4 / 5095933"/>
            <draw:equation draw:name="f46" draw:formula="5261936 * ?f5 / 12192417"/>
            <draw:equation draw:name="f47" draw:formula="508998 * ?f4 / 5095933"/>
            <draw:equation draw:name="f48" draw:formula="5503331 * ?f5 / 12192417"/>
            <draw:equation draw:name="f49" draw:formula="514953 * ?f4 / 5095933"/>
            <draw:equation draw:name="f50" draw:formula="5747166 * ?f5 / 12192417"/>
            <draw:equation draw:name="f51" draw:formula="521259 * ?f4 / 5095933"/>
            <draw:equation draw:name="f52" draw:formula="5995876 * ?f5 / 12192417"/>
            <draw:equation draw:name="f53" draw:formula="525463 * ?f4 / 5095933"/>
            <draw:equation draw:name="f54" draw:formula="6247025 * ?f5 / 12192417"/>
            <draw:equation draw:name="f55" draw:formula="6500612 * ?f5 / 12192417"/>
            <draw:equation draw:name="f56" draw:formula="527565 * ?f4 / 5095933"/>
            <draw:equation draw:name="f57" draw:formula="6756638 * ?f5 / 12192417"/>
            <draw:equation draw:name="f58" draw:formula="7016321 * ?f5 / 12192417"/>
            <draw:equation draw:name="f59" draw:formula="7276004 * ?f5 / 12192417"/>
            <draw:equation draw:name="f60" draw:formula="517406 * ?f4 / 5095933"/>
            <draw:equation draw:name="f61" draw:formula="7539344 * ?f5 / 12192417"/>
            <draw:equation draw:name="f62" draw:formula="7805123 * ?f5 / 12192417"/>
            <draw:equation draw:name="f63" draw:formula="500241 * ?f4 / 5095933"/>
            <draw:equation draw:name="f64" draw:formula="8070902 * ?f5 / 12192417"/>
            <draw:equation draw:name="f65" draw:formula="490082 * ?f4 / 5095933"/>
            <draw:equation draw:name="f66" draw:formula="8339120 * ?f5 / 12192417"/>
            <draw:equation draw:name="f67" draw:formula="475719 * ?f4 / 5095933"/>
            <draw:equation draw:name="f68" draw:formula="8609775 * ?f5 / 12192417"/>
            <draw:equation draw:name="f69" draw:formula="458554 * ?f4 / 5095933"/>
            <draw:equation draw:name="f70" draw:formula="8881650 * ?f5 / 12192417"/>
            <draw:equation draw:name="f71" draw:formula="442089 * ?f4 / 5095933"/>
            <draw:equation draw:name="f72" draw:formula="9153525 * ?f5 / 12192417"/>
            <draw:equation draw:name="f73" draw:formula="421071 * ?f4 / 5095933"/>
            <draw:equation draw:name="f74" draw:formula="9429057 * ?f5 / 12192417"/>
            <draw:equation draw:name="f75" draw:formula="395849 * ?f4 / 5095933"/>
            <draw:equation draw:name="f76" draw:formula="9700932 * ?f5 / 12192417"/>
            <draw:equation draw:name="f77" draw:formula="370626 * ?f4 / 5095933"/>
            <draw:equation draw:name="f78" draw:formula="9977683 * ?f5 / 12192417"/>
            <draw:equation draw:name="f79" draw:formula="341551 * ?f4 / 5095933"/>
            <draw:equation draw:name="f80" draw:formula="10255654 * ?f5 / 12192417"/>
            <draw:equation draw:name="f81" draw:formula="309673 * ?f4 / 5095933"/>
            <draw:equation draw:name="f82" draw:formula="10529967 * ?f5 / 12192417"/>
            <draw:equation draw:name="f83" draw:formula="10807938 * ?f5 / 12192417"/>
            <draw:equation draw:name="f84" draw:formula="236809 * ?f4 / 5095933"/>
            <draw:equation draw:name="f85" draw:formula="11084689 * ?f5 / 12192417"/>
            <draw:equation draw:name="f86" draw:formula="194772 * ?f4 / 5095933"/>
            <draw:equation draw:name="f87" draw:formula="11362660 * ?f5 / 12192417"/>
            <draw:equation draw:name="f88" draw:formula="153085 * ?f4 / 5095933"/>
            <draw:equation draw:name="f89" draw:formula="11639411 * ?f5 / 12192417"/>
            <draw:equation draw:name="f90" draw:formula="104392 * ?f4 / 5095933"/>
            <draw:equation draw:name="f91" draw:formula="11914944 * ?f5 / 12192417"/>
            <draw:equation draw:name="f92" draw:formula="54648 * ?f4 / 5095933"/>
            <draw:equation draw:name="f93" draw:formula="12191695 * ?f5 / 12192417"/>
            <draw:equation draw:name="f94" draw:formula="2452 * ?f4 / 5095933"/>
            <draw:equation draw:name="f95" draw:formula="2162231 * ?f4 / 5095933"/>
            <draw:equation draw:name="f96" draw:formula="12192417 * ?f5 / 12192417"/>
            <draw:equation draw:name="f97" draw:formula="5095933 * ?f4 / 5095933"/>
            <draw:equation draw:name="f98" draw:formula="2791958 * ?f4 / 5095933"/>
            <draw:equation draw:name="f99" draw:formula="?f8 / ?f6"/>
            <draw:equation draw:name="f100" draw:formula="?f9 / ?f7"/>
            <draw:equation draw:name="f101" draw:formula="?f10 / ?f6"/>
            <draw:equation draw:name="f102" draw:formula="?f11 / ?f7"/>
            <draw:equation draw:name="f103" draw:formula="?f12 / ?f6"/>
            <draw:equation draw:name="f104" draw:formula="?f13 / ?f7"/>
            <draw:equation draw:name="f105" draw:formula="?f14 / ?f6"/>
            <draw:equation draw:name="f106" draw:formula="?f15 / ?f7"/>
            <draw:equation draw:name="f107" draw:formula="?f16 / ?f6"/>
            <draw:equation draw:name="f108" draw:formula="?f17 / ?f7"/>
            <draw:equation draw:name="f109" draw:formula="?f18 / ?f6"/>
            <draw:equation draw:name="f110" draw:formula="?f19 / ?f7"/>
            <draw:equation draw:name="f111" draw:formula="?f20 / ?f6"/>
            <draw:equation draw:name="f112" draw:formula="?f21 / ?f7"/>
            <draw:equation draw:name="f113" draw:formula="?f22 / ?f6"/>
            <draw:equation draw:name="f114" draw:formula="?f23 / ?f7"/>
            <draw:equation draw:name="f115" draw:formula="?f24 / ?f6"/>
            <draw:equation draw:name="f116" draw:formula="?f25 / ?f7"/>
            <draw:equation draw:name="f117" draw:formula="?f26 / ?f6"/>
            <draw:equation draw:name="f118" draw:formula="?f27 / ?f7"/>
            <draw:equation draw:name="f119" draw:formula="?f28 / ?f6"/>
            <draw:equation draw:name="f120" draw:formula="?f29 / ?f7"/>
            <draw:equation draw:name="f121" draw:formula="?f30 / ?f6"/>
            <draw:equation draw:name="f122" draw:formula="?f31 / ?f7"/>
            <draw:equation draw:name="f123" draw:formula="?f32 / ?f6"/>
            <draw:equation draw:name="f124" draw:formula="?f33 / ?f7"/>
            <draw:equation draw:name="f125" draw:formula="?f34 / ?f6"/>
            <draw:equation draw:name="f126" draw:formula="?f35 / ?f7"/>
            <draw:equation draw:name="f127" draw:formula="?f36 / ?f6"/>
            <draw:equation draw:name="f128" draw:formula="?f37 / ?f7"/>
            <draw:equation draw:name="f129" draw:formula="?f38 / ?f6"/>
            <draw:equation draw:name="f130" draw:formula="?f39 / ?f7"/>
            <draw:equation draw:name="f131" draw:formula="?f40 / ?f6"/>
            <draw:equation draw:name="f132" draw:formula="?f41 / ?f7"/>
            <draw:equation draw:name="f133" draw:formula="?f42 / ?f6"/>
            <draw:equation draw:name="f134" draw:formula="?f43 / ?f7"/>
            <draw:equation draw:name="f135" draw:formula="?f44 / ?f6"/>
            <draw:equation draw:name="f136" draw:formula="?f45 / ?f7"/>
            <draw:equation draw:name="f137" draw:formula="?f46 / ?f6"/>
            <draw:equation draw:name="f138" draw:formula="?f47 / ?f7"/>
            <draw:equation draw:name="f139" draw:formula="?f48 / ?f6"/>
            <draw:equation draw:name="f140" draw:formula="?f49 / ?f7"/>
            <draw:equation draw:name="f141" draw:formula="?f50 / ?f6"/>
            <draw:equation draw:name="f142" draw:formula="?f51 / ?f7"/>
            <draw:equation draw:name="f143" draw:formula="?f52 / ?f6"/>
            <draw:equation draw:name="f144" draw:formula="?f53 / ?f7"/>
            <draw:equation draw:name="f145" draw:formula="?f54 / ?f6"/>
            <draw:equation draw:name="f146" draw:formula="?f55 / ?f6"/>
            <draw:equation draw:name="f147" draw:formula="?f56 / ?f7"/>
            <draw:equation draw:name="f148" draw:formula="?f57 / ?f6"/>
            <draw:equation draw:name="f149" draw:formula="?f58 / ?f6"/>
            <draw:equation draw:name="f150" draw:formula="?f59 / ?f6"/>
            <draw:equation draw:name="f151" draw:formula="?f60 / ?f7"/>
            <draw:equation draw:name="f152" draw:formula="?f61 / ?f6"/>
            <draw:equation draw:name="f153" draw:formula="?f62 / ?f6"/>
            <draw:equation draw:name="f154" draw:formula="?f63 / ?f7"/>
            <draw:equation draw:name="f155" draw:formula="?f64 / ?f6"/>
            <draw:equation draw:name="f156" draw:formula="?f65 / ?f7"/>
            <draw:equation draw:name="f157" draw:formula="?f66 / ?f6"/>
            <draw:equation draw:name="f158" draw:formula="?f67 / ?f7"/>
            <draw:equation draw:name="f159" draw:formula="?f68 / ?f6"/>
            <draw:equation draw:name="f160" draw:formula="?f69 / ?f7"/>
            <draw:equation draw:name="f161" draw:formula="?f70 / ?f6"/>
            <draw:equation draw:name="f162" draw:formula="?f71 / ?f7"/>
            <draw:equation draw:name="f163" draw:formula="?f72 / ?f6"/>
            <draw:equation draw:name="f164" draw:formula="?f73 / ?f7"/>
            <draw:equation draw:name="f165" draw:formula="?f74 / ?f6"/>
            <draw:equation draw:name="f166" draw:formula="?f75 / ?f7"/>
            <draw:equation draw:name="f167" draw:formula="?f76 / ?f6"/>
            <draw:equation draw:name="f168" draw:formula="?f77 / ?f7"/>
            <draw:equation draw:name="f169" draw:formula="?f78 / ?f6"/>
            <draw:equation draw:name="f170" draw:formula="?f79 / ?f7"/>
            <draw:equation draw:name="f171" draw:formula="?f80 / ?f6"/>
            <draw:equation draw:name="f172" draw:formula="?f81 / ?f7"/>
            <draw:equation draw:name="f173" draw:formula="?f82 / ?f6"/>
            <draw:equation draw:name="f174" draw:formula="?f83 / ?f6"/>
            <draw:equation draw:name="f175" draw:formula="?f84 / ?f7"/>
            <draw:equation draw:name="f176" draw:formula="?f85 / ?f6"/>
            <draw:equation draw:name="f177" draw:formula="?f86 / ?f7"/>
            <draw:equation draw:name="f178" draw:formula="?f87 / ?f6"/>
            <draw:equation draw:name="f179" draw:formula="?f88 / ?f7"/>
            <draw:equation draw:name="f180" draw:formula="?f89 / ?f6"/>
            <draw:equation draw:name="f181" draw:formula="?f90 / ?f7"/>
            <draw:equation draw:name="f182" draw:formula="?f91 / ?f6"/>
            <draw:equation draw:name="f183" draw:formula="?f92 / ?f7"/>
            <draw:equation draw:name="f184" draw:formula="?f93 / ?f6"/>
            <draw:equation draw:name="f185" draw:formula="?f94 / ?f7"/>
            <draw:equation draw:name="f186" draw:formula="?f95 / ?f7"/>
            <draw:equation draw:name="f187" draw:formula="?f96 / ?f6"/>
            <draw:equation draw:name="f188" draw:formula="?f97 / ?f7"/>
            <draw:equation draw:name="f189" draw:formula="?f98 / ?f7"/>
            <draw:equation draw:name="f190" draw:formula="?f0 / ?f6"/>
            <draw:equation draw:name="f191" draw:formula="?f1 / ?f6"/>
            <draw:equation draw:name="f192" draw:formula="?f2 / ?f7"/>
            <draw:equation draw:name="f193" draw:formula="?f3 / ?f7"/>
          </draw:enhanced-geometry>
        </draw:custom-shape>
        <draw:frame draw:name="Title 1" presentation:style-name="pr4" draw:text-style-name="P5" draw:layer="layout" svg:width="24.854cm" svg:height="3.89cm" svg:x="3.065cm" svg:y="1.258cm" presentation:class="title">
          <draw:text-box>
            <text:p text:style-name="P12"><text:span text:style-name="T3">                  </text:span><text:span text:style-name="T3">Conclusion</text:span></text:p>
          </draw:text-box>
        </draw:frame>
        <draw:frame draw:name="Content Placeholder 2" presentation:style-name="pr5" draw:text-style-name="P5" draw:layer="layout" svg:width="24.852cm" svg:height="9.68cm" svg:x="3.065cm" svg:y="7.676cm" presentation:class="outline">
          <draw:text-box>
            <text:list text:style-name="L3">
              <text:list-item>
                <text:p text:style-name="P13"><text:span text:style-name="T9">According to the mass data collected and multi-dimensional analysis, we can find the most beneficial shows broadcast playbill, and discover the hot topics and can efficiently use the data available.</text:span></text:p>
              </text:list-item>
            </text:list>
          </draw:text-box>
        </draw:frame>
        <presentation:notes draw:style-name="dp2">
          <draw:page-thumbnail draw:style-name="gr4" draw:layer="layout" svg:width="19.798cm" svg:height="11.136cm" svg:x="0.6cm" svg:y="2.257cm" draw:page-number="8" presentation:class="page"/>
          <draw:frame presentation:style-name="pr6"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Calibri Light1" svg:font-family="'Calibri Light'"/>
    <style:font-face style:name="Century Gothic1" svg:font-family="'Century Gothic'"/>
    <style:font-face style:name="Comic Sans MS1" svg:font-family="'Comic Sans MS'"/>
    <style:font-face style:name="Dotum1" svg:font-family="Dotum"/>
    <style:font-face style:name="Iskoola Pota1" svg:font-family="'Iskoola Pota'"/>
    <style:font-face style:name="MS Mincho1" svg:font-family="'MS Mincho'"/>
    <style:font-face style:name="Arial" svg:font-family="Arial" style:font-pitch="variable"/>
    <style:font-face style:name="Calibri" svg:font-family="Calibri" style:font-pitch="variable"/>
    <style:font-face style:name="Calibri Light" svg:font-family="'Calibri Light'" style:font-pitch="variable"/>
    <style:font-face style:name="Century Gothic" svg:font-family="'Century Gothic'" style:font-pitch="variable"/>
    <style:font-face style:name="Comic Sans MS" svg:font-family="'Comic Sans MS'" style:font-pitch="variable"/>
    <style:font-face style:name="Dotum" svg:font-family="Dotum" style:font-pitch="variable"/>
    <style:font-face style:name="FreeSans1" svg:font-family="FreeSans" style:font-pitch="variable"/>
    <style:font-face style:name="Iskoola Pota" svg:font-family="'Iskoola Pota'" style:font-pitch="variable"/>
    <style:font-face style:name="Liberation Sans1" svg:font-family="'Liberation Sans'" style:font-pitch="variable"/>
    <style:font-face style:name="Liberation Serif1" svg:font-family="'Liberation Serif'" style:font-pitch="variable"/>
    <style:font-face style:name="MS Mincho" svg:font-family="'MS Mincho'"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a4" draw:style="radial" draw:cx="50%" draw:cy="50%" draw:start-color="#50b9c1" draw:end-color="#50b9c1" draw:start-intensity="6%" draw:end-intensity="7%" draw:border="0%"/>
    <draw:gradient draw:name="a570" draw:style="radial" draw:cx="55%" draw:cy="65%" draw:start-color="#a9a9a9" draw:end-color="#ffffff" draw:start-intensity="100%" draw:end-intensity="100%" draw:border="0%"/>
    <draw:gradient draw:name="a574" draw:style="radial" draw:cx="50%" draw:cy="50%" draw:start-color="#9d1311" draw:end-color="#9d1311" draw:start-intensity="100%" draw:end-intensity="100%" draw:border="0%"/>
    <draw:gradient draw:name="a602" draw:style="radial" draw:cx="50%" draw:cy="50%" draw:start-color="#9d1311" draw:end-color="#9d1311" draw:start-intensity="100%" draw:end-intensity="100%" draw:border="0%"/>
    <draw:gradient draw:name="a639" draw:style="radial" draw:cx="50%" draw:cy="50%" draw:start-color="#9d1311" draw:end-color="#9d1311" draw:start-intensity="100%" draw:end-intensity="100%" draw:border="0%"/>
    <draw:gradient draw:name="a663" draw:style="radial" draw:cx="50%" draw:cy="50%" draw:start-color="#9d1311" draw:end-color="#9d1311" draw:start-intensity="100%" draw:end-intensity="100%" draw:border="0%"/>
    <draw:gradient draw:name="a691" draw:style="radial" draw:cx="50%" draw:cy="50%" draw:start-color="#9d1311" draw:end-color="#9d1311" draw:start-intensity="100%" draw:end-intensity="100%" draw:border="0%"/>
    <draw:gradient draw:name="a718" draw:style="radial" draw:cx="50%" draw:cy="50%" draw:start-color="#9d1311" draw:end-color="#9d1311" draw:start-intensity="100%" draw:end-intensity="100%" draw:border="0%"/>
    <draw:gradient draw:name="a744" draw:style="radial" draw:cx="50%" draw:cy="50%" draw:start-color="#9d1311" draw:end-color="#9d1311" draw:start-intensity="100%" draw:end-intensity="100%" draw:border="0%"/>
    <draw:gradient draw:name="a786" draw:style="radial" draw:cx="50%" draw:cy="50%" draw:start-color="#9d1311" draw:end-color="#9d1311" draw:start-intensity="100%" draw:end-intensity="100%" draw:border="0%"/>
    <draw:fill-image draw:name="a0" xlink:href="Pictures/100002010000077E000004368B9F36B665F1006B.png" xlink:type="simple" xlink:show="embed" xlink:actuate="onLoad"/>
    <draw:fill-image draw:name="a114" xlink:href="Pictures/100002010000077E000004368B9F36B665F1006B.png" xlink:type="simple" xlink:show="embed" xlink:actuate="onLoad"/>
    <draw:fill-image draw:name="a163" xlink:href="Pictures/100002010000077E000004368B9F36B665F1006B.png" xlink:type="simple" xlink:show="embed" xlink:actuate="onLoad"/>
    <draw:fill-image draw:name="a220" xlink:href="Pictures/100002010000077E000004368B9F36B665F1006B.png" xlink:type="simple" xlink:show="embed" xlink:actuate="onLoad"/>
    <draw:fill-image draw:name="a237" xlink:href="Pictures/100002010000077E000004368B9F36B665F1006B.png" xlink:type="simple" xlink:show="embed" xlink:actuate="onLoad"/>
    <draw:fill-image draw:name="a251" xlink:href="Pictures/100002010000077E000004368B9F36B665F1006B.png" xlink:type="simple" xlink:show="embed" xlink:actuate="onLoad"/>
    <draw:fill-image draw:name="a288" xlink:href="Pictures/100002010000077E000004368B9F36B665F1006B.png" xlink:type="simple" xlink:show="embed" xlink:actuate="onLoad"/>
    <draw:fill-image draw:name="a312" xlink:href="Pictures/100002010000077E000004368B9F36B665F1006B.png" xlink:type="simple" xlink:show="embed" xlink:actuate="onLoad"/>
    <draw:fill-image draw:name="a336" xlink:href="Pictures/100002010000077E000004368B9F36B665F1006B.png" xlink:type="simple" xlink:show="embed" xlink:actuate="onLoad"/>
    <draw:fill-image draw:name="a357" xlink:href="Pictures/100002010000077E000004368B9F36B665F1006B.png" xlink:type="simple" xlink:show="embed" xlink:actuate="onLoad"/>
    <draw:fill-image draw:name="a388" xlink:href="Pictures/100002010000077E000004368B9F36B665F1006B.png" xlink:type="simple" xlink:show="embed" xlink:actuate="onLoad"/>
    <draw:fill-image draw:name="a40" xlink:href="Pictures/100002010000077E000004368B9F36B665F1006B.png" xlink:type="simple" xlink:show="embed" xlink:actuate="onLoad"/>
    <draw:fill-image draw:name="a409" xlink:href="Pictures/100002010000077E000004368B9F36B665F1006B.png" xlink:type="simple" xlink:show="embed" xlink:actuate="onLoad"/>
    <draw:fill-image draw:name="a452" xlink:href="Pictures/100002010000077E000004368B9F36B665F1006B.png" xlink:type="simple" xlink:show="embed" xlink:actuate="onLoad"/>
    <draw:fill-image draw:name="a504" xlink:href="Pictures/100002010000077E000004368B9F36B665F1006B.png" xlink:type="simple" xlink:show="embed" xlink:actuate="onLoad"/>
    <draw:fill-image draw:name="a537" xlink:href="Pictures/100002010000077E000004368B9F36B665F1006B.png" xlink:type="simple" xlink:show="embed" xlink:actuate="onLoad"/>
    <draw:fill-image draw:name="a581" xlink:href="Pictures/100002010000077E000004368B9F36B665F1006B.png" xlink:type="simple" xlink:show="embed" xlink:actuate="onLoad"/>
    <draw:fill-image draw:name="a60" xlink:href="Pictures/100002010000077E000004368B9F36B665F1006B.png" xlink:type="simple" xlink:show="embed" xlink:actuate="onLoad"/>
    <draw:fill-image draw:name="a93" xlink:href="Pictures/100002010000077E000004368B9F36B665F1006B.png" xlink:type="simple" xlink:show="embed" xlink:actuate="onLoad"/>
    <draw:marker draw:name="Arrow" svg:viewBox="0 0 20 30" svg:d="M10 0l-10 30h20z"/>
    <style:default-style style:family="graphic">
      <style:graphic-properties draw:stroke="solid" svg:stroke-width="0.053cm" svg:stroke-color="#800c0b" svg:stroke-linecap="round" draw:fill-color="#b01513"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Ion-background" style:family="presentation">
      <style:graphic-properties draw:stroke="none" draw:fill="bitmap" draw:fill-image-name="a0" style:repeat="stretch"/>
      <style:text-properties style:letter-kerning="true"/>
    </style:style>
    <style:style style:name="Master1-Ion-backgroundobjects" style:family="presentation">
      <style:graphic-properties draw:textarea-horizontal-align="justify" draw:shadow="hidden" draw:shadow-offset-x="0.2cm" draw:shadow-offset-y="0.2cm" draw:shadow-color="#808080"/>
      <style:text-properties style:letter-kerning="true"/>
    </style:style>
    <style:style style:name="Master1-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Ion-outline1" style:family="presentation">
      <style:graphic-properties draw:stroke="none" draw:fill="none" draw:auto-grow-height="false" draw:fit-to-size="shrink-to-fit">
        <text:list-style style:name="Master1-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Ion-outline2" style:family="presentation" style:parent-style-name="Master1-Ion-outline1">
      <style:paragraph-properties fo:margin-top="0.4cm" fo:margin-bottom="0cm"/>
      <style:text-properties fo:font-size="28pt" style:font-size-asian="28pt" style:font-size-complex="28pt"/>
    </style:style>
    <style:style style:name="Master1-Ion-outline3" style:family="presentation" style:parent-style-name="Master1-Ion-outline2">
      <style:paragraph-properties fo:margin-top="0.3cm" fo:margin-bottom="0cm"/>
      <style:text-properties fo:font-size="24pt" style:font-size-asian="24pt" style:font-size-complex="24pt"/>
    </style:style>
    <style:style style:name="Master1-Ion-outline4" style:family="presentation" style:parent-style-name="Master1-Ion-outline3">
      <style:paragraph-properties fo:margin-top="0.2cm" fo:margin-bottom="0cm"/>
      <style:text-properties fo:font-size="20pt" style:font-size-asian="20pt" style:font-size-complex="20pt"/>
    </style:style>
    <style:style style:name="Master1-Ion-outline5" style:family="presentation" style:parent-style-name="Master1-Ion-outline4">
      <style:paragraph-properties fo:margin-top="0.1cm" fo:margin-bottom="0cm"/>
      <style:text-properties fo:font-size="20pt" style:font-size-asian="20pt" style:font-size-complex="20pt"/>
    </style:style>
    <style:style style:name="Master1-Ion-outline6" style:family="presentation" style:parent-style-name="Master1-Ion-outline5">
      <style:paragraph-properties fo:margin-top="0.1cm" fo:margin-bottom="0cm"/>
      <style:text-properties fo:font-size="20pt" style:font-size-asian="20pt" style:font-size-complex="20pt"/>
    </style:style>
    <style:style style:name="Master1-Ion-outline7" style:family="presentation" style:parent-style-name="Master1-Ion-outline6">
      <style:paragraph-properties fo:margin-top="0.1cm" fo:margin-bottom="0cm"/>
      <style:text-properties fo:font-size="20pt" style:font-size-asian="20pt" style:font-size-complex="20pt"/>
    </style:style>
    <style:style style:name="Master1-Ion-outline8" style:family="presentation" style:parent-style-name="Master1-Ion-outline7">
      <style:paragraph-properties fo:margin-top="0.1cm" fo:margin-bottom="0cm"/>
      <style:text-properties fo:font-size="20pt" style:font-size-asian="20pt" style:font-size-complex="20pt"/>
    </style:style>
    <style:style style:name="Master1-Ion-outline9" style:family="presentation" style:parent-style-name="Master1-Ion-outline8">
      <style:paragraph-properties fo:margin-top="0.1cm" fo:margin-bottom="0cm"/>
      <style:text-properties fo:font-size="20pt" style:font-size-asian="20pt" style:font-size-complex="20pt"/>
    </style:style>
    <style:style style:name="Master1-Ion-subtitle" style:family="presentation">
      <style:graphic-properties draw:stroke="none" draw:fill="none" draw:textarea-vertical-align="middle">
        <text:list-style style:name="Master1-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Ion-title" style:family="presentation">
      <style:graphic-properties draw:stroke="none" draw:fill="none" draw:textarea-vertical-align="middle">
        <text:list-style style:name="Master1-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bitmap" draw:fill-image-name="a40" style:repeat="stretch"/>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bitmap" draw:fill-image-name="a60" style:repeat="stretch"/>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bitmap" draw:fill-image-name="a93" style:repeat="stretch"/>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bitmap" draw:fill-image-name="a114" style:repeat="stretch"/>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bitmap" draw:fill-image-name="a163" style:repeat="stretch"/>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bitmap" draw:fill-image-name="a220" style:repeat="stretch"/>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bitmap" draw:fill-image-name="a237" style:repeat="stretch"/>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bitmap" draw:fill-image-name="a251" style:repeat="stretch"/>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bitmap" draw:fill-image-name="a288" style:repeat="stretch"/>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cust-Panoramic-Picture-with-Caption-background" style:family="presentation">
      <style:graphic-properties draw:stroke="none" draw:fill="bitmap" draw:fill-image-name="a312" style:repeat="stretch"/>
      <style:text-properties style:letter-kerning="true"/>
    </style:style>
    <style:style style:name="Master1-Layout10-cust-Panoramic-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10-cust-Panoramic-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cust-Panoramic-Picture-with-Caption-outline1" style:family="presentation">
      <style:graphic-properties draw:stroke="none" draw:fill="none" draw:auto-grow-height="false" draw:fit-to-size="shrink-to-fit">
        <text:list-style style:name="Master1-Layout10-cust-Panoramic-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Panoramic-Picture-with-Caption-outline2" style:family="presentation" style:parent-style-name="Master1-Layout10-cust-Panoramic-Picture-with-Caption-outline1">
      <style:paragraph-properties fo:margin-top="0.4cm" fo:margin-bottom="0cm"/>
      <style:text-properties fo:font-size="28pt" style:font-size-asian="28pt" style:font-size-complex="28pt"/>
    </style:style>
    <style:style style:name="Master1-Layout10-cust-Panoramic-Picture-with-Caption-outline3" style:family="presentation" style:parent-style-name="Master1-Layout10-cust-Panoramic-Picture-with-Caption-outline2">
      <style:paragraph-properties fo:margin-top="0.3cm" fo:margin-bottom="0cm"/>
      <style:text-properties fo:font-size="24pt" style:font-size-asian="24pt" style:font-size-complex="24pt"/>
    </style:style>
    <style:style style:name="Master1-Layout10-cust-Panoramic-Picture-with-Caption-outline4" style:family="presentation" style:parent-style-name="Master1-Layout10-cust-Panoramic-Picture-with-Caption-outline3">
      <style:paragraph-properties fo:margin-top="0.2cm" fo:margin-bottom="0cm"/>
      <style:text-properties fo:font-size="20pt" style:font-size-asian="20pt" style:font-size-complex="20pt"/>
    </style:style>
    <style:style style:name="Master1-Layout10-cust-Panoramic-Picture-with-Caption-outline5" style:family="presentation" style:parent-style-name="Master1-Layout10-cust-Panoramic-Picture-with-Caption-outline4">
      <style:paragraph-properties fo:margin-top="0.1cm" fo:margin-bottom="0cm"/>
      <style:text-properties fo:font-size="20pt" style:font-size-asian="20pt" style:font-size-complex="20pt"/>
    </style:style>
    <style:style style:name="Master1-Layout10-cust-Panoramic-Picture-with-Caption-outline6" style:family="presentation" style:parent-style-name="Master1-Layout10-cust-Panoramic-Picture-with-Caption-outline5">
      <style:paragraph-properties fo:margin-top="0.1cm" fo:margin-bottom="0cm"/>
      <style:text-properties fo:font-size="20pt" style:font-size-asian="20pt" style:font-size-complex="20pt"/>
    </style:style>
    <style:style style:name="Master1-Layout10-cust-Panoramic-Picture-with-Caption-outline7" style:family="presentation" style:parent-style-name="Master1-Layout10-cust-Panoramic-Picture-with-Caption-outline6">
      <style:paragraph-properties fo:margin-top="0.1cm" fo:margin-bottom="0cm"/>
      <style:text-properties fo:font-size="20pt" style:font-size-asian="20pt" style:font-size-complex="20pt"/>
    </style:style>
    <style:style style:name="Master1-Layout10-cust-Panoramic-Picture-with-Caption-outline8" style:family="presentation" style:parent-style-name="Master1-Layout10-cust-Panoramic-Picture-with-Caption-outline7">
      <style:paragraph-properties fo:margin-top="0.1cm" fo:margin-bottom="0cm"/>
      <style:text-properties fo:font-size="20pt" style:font-size-asian="20pt" style:font-size-complex="20pt"/>
    </style:style>
    <style:style style:name="Master1-Layout10-cust-Panoramic-Picture-with-Caption-outline9" style:family="presentation" style:parent-style-name="Master1-Layout10-cust-Panoramic-Picture-with-Caption-outline8">
      <style:paragraph-properties fo:margin-top="0.1cm" fo:margin-bottom="0cm"/>
      <style:text-properties fo:font-size="20pt" style:font-size-asian="20pt" style:font-size-complex="20pt"/>
    </style:style>
    <style:style style:name="Master1-Layout10-cust-Panoramic-Picture-with-Caption-subtitle" style:family="presentation">
      <style:graphic-properties draw:stroke="none" draw:fill="none" draw:textarea-vertical-align="middle">
        <text:list-style style:name="Master1-Layout10-cust-Panoramic-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Panoramic-Picture-with-Caption-title" style:family="presentation">
      <style:graphic-properties draw:stroke="none" draw:fill="none" draw:textarea-vertical-align="middle">
        <text:list-style style:name="Master1-Layout10-cust-Panoramic-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cust-Title-and-Caption-background" style:family="presentation">
      <style:graphic-properties draw:stroke="none" draw:fill="bitmap" draw:fill-image-name="a336" style:repeat="stretch"/>
      <style:text-properties style:letter-kerning="true"/>
    </style:style>
    <style:style style:name="Master1-Layout11-cust-Title-and-Caption-backgroundobjects" style:family="presentation">
      <style:graphic-properties draw:textarea-horizontal-align="justify" draw:shadow="hidden" draw:shadow-offset-x="0.2cm" draw:shadow-offset-y="0.2cm" draw:shadow-color="#808080"/>
      <style:text-properties style:letter-kerning="true"/>
    </style:style>
    <style:style style:name="Master1-Layout11-cust-Title-and-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cust-Title-and-Caption-outline1" style:family="presentation">
      <style:graphic-properties draw:stroke="none" draw:fill="none" draw:auto-grow-height="false" draw:fit-to-size="shrink-to-fit">
        <text:list-style style:name="Master1-Layout11-cust-Title-and-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Title-and-Caption-outline2" style:family="presentation" style:parent-style-name="Master1-Layout11-cust-Title-and-Caption-outline1">
      <style:paragraph-properties fo:margin-top="0.4cm" fo:margin-bottom="0cm"/>
      <style:text-properties fo:font-size="28pt" style:font-size-asian="28pt" style:font-size-complex="28pt"/>
    </style:style>
    <style:style style:name="Master1-Layout11-cust-Title-and-Caption-outline3" style:family="presentation" style:parent-style-name="Master1-Layout11-cust-Title-and-Caption-outline2">
      <style:paragraph-properties fo:margin-top="0.3cm" fo:margin-bottom="0cm"/>
      <style:text-properties fo:font-size="24pt" style:font-size-asian="24pt" style:font-size-complex="24pt"/>
    </style:style>
    <style:style style:name="Master1-Layout11-cust-Title-and-Caption-outline4" style:family="presentation" style:parent-style-name="Master1-Layout11-cust-Title-and-Caption-outline3">
      <style:paragraph-properties fo:margin-top="0.2cm" fo:margin-bottom="0cm"/>
      <style:text-properties fo:font-size="20pt" style:font-size-asian="20pt" style:font-size-complex="20pt"/>
    </style:style>
    <style:style style:name="Master1-Layout11-cust-Title-and-Caption-outline5" style:family="presentation" style:parent-style-name="Master1-Layout11-cust-Title-and-Caption-outline4">
      <style:paragraph-properties fo:margin-top="0.1cm" fo:margin-bottom="0cm"/>
      <style:text-properties fo:font-size="20pt" style:font-size-asian="20pt" style:font-size-complex="20pt"/>
    </style:style>
    <style:style style:name="Master1-Layout11-cust-Title-and-Caption-outline6" style:family="presentation" style:parent-style-name="Master1-Layout11-cust-Title-and-Caption-outline5">
      <style:paragraph-properties fo:margin-top="0.1cm" fo:margin-bottom="0cm"/>
      <style:text-properties fo:font-size="20pt" style:font-size-asian="20pt" style:font-size-complex="20pt"/>
    </style:style>
    <style:style style:name="Master1-Layout11-cust-Title-and-Caption-outline7" style:family="presentation" style:parent-style-name="Master1-Layout11-cust-Title-and-Caption-outline6">
      <style:paragraph-properties fo:margin-top="0.1cm" fo:margin-bottom="0cm"/>
      <style:text-properties fo:font-size="20pt" style:font-size-asian="20pt" style:font-size-complex="20pt"/>
    </style:style>
    <style:style style:name="Master1-Layout11-cust-Title-and-Caption-outline8" style:family="presentation" style:parent-style-name="Master1-Layout11-cust-Title-and-Caption-outline7">
      <style:paragraph-properties fo:margin-top="0.1cm" fo:margin-bottom="0cm"/>
      <style:text-properties fo:font-size="20pt" style:font-size-asian="20pt" style:font-size-complex="20pt"/>
    </style:style>
    <style:style style:name="Master1-Layout11-cust-Title-and-Caption-outline9" style:family="presentation" style:parent-style-name="Master1-Layout11-cust-Title-and-Caption-outline8">
      <style:paragraph-properties fo:margin-top="0.1cm" fo:margin-bottom="0cm"/>
      <style:text-properties fo:font-size="20pt" style:font-size-asian="20pt" style:font-size-complex="20pt"/>
    </style:style>
    <style:style style:name="Master1-Layout11-cust-Title-and-Caption-subtitle" style:family="presentation">
      <style:graphic-properties draw:stroke="none" draw:fill="none" draw:textarea-vertical-align="middle">
        <text:list-style style:name="Master1-Layout11-cust-Title-and-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Title-and-Caption-title" style:family="presentation">
      <style:graphic-properties draw:stroke="none" draw:fill="none" draw:textarea-vertical-align="middle">
        <text:list-style style:name="Master1-Layout11-cust-Title-and-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2-cust-Quote-with-Caption-background" style:family="presentation">
      <style:graphic-properties draw:stroke="none" draw:fill="bitmap" draw:fill-image-name="a357" style:repeat="stretch"/>
      <style:text-properties style:letter-kerning="true"/>
    </style:style>
    <style:style style:name="Master1-Layout12-cust-Quot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12-cust-Quot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2-cust-Quote-with-Caption-outline1" style:family="presentation">
      <style:graphic-properties draw:stroke="none" draw:fill="none" draw:auto-grow-height="false" draw:fit-to-size="shrink-to-fit">
        <text:list-style style:name="Master1-Layout12-cust-Quot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Quote-with-Caption-outline2" style:family="presentation" style:parent-style-name="Master1-Layout12-cust-Quote-with-Caption-outline1">
      <style:paragraph-properties fo:margin-top="0.4cm" fo:margin-bottom="0cm"/>
      <style:text-properties fo:font-size="28pt" style:font-size-asian="28pt" style:font-size-complex="28pt"/>
    </style:style>
    <style:style style:name="Master1-Layout12-cust-Quote-with-Caption-outline3" style:family="presentation" style:parent-style-name="Master1-Layout12-cust-Quote-with-Caption-outline2">
      <style:paragraph-properties fo:margin-top="0.3cm" fo:margin-bottom="0cm"/>
      <style:text-properties fo:font-size="24pt" style:font-size-asian="24pt" style:font-size-complex="24pt"/>
    </style:style>
    <style:style style:name="Master1-Layout12-cust-Quote-with-Caption-outline4" style:family="presentation" style:parent-style-name="Master1-Layout12-cust-Quote-with-Caption-outline3">
      <style:paragraph-properties fo:margin-top="0.2cm" fo:margin-bottom="0cm"/>
      <style:text-properties fo:font-size="20pt" style:font-size-asian="20pt" style:font-size-complex="20pt"/>
    </style:style>
    <style:style style:name="Master1-Layout12-cust-Quote-with-Caption-outline5" style:family="presentation" style:parent-style-name="Master1-Layout12-cust-Quote-with-Caption-outline4">
      <style:paragraph-properties fo:margin-top="0.1cm" fo:margin-bottom="0cm"/>
      <style:text-properties fo:font-size="20pt" style:font-size-asian="20pt" style:font-size-complex="20pt"/>
    </style:style>
    <style:style style:name="Master1-Layout12-cust-Quote-with-Caption-outline6" style:family="presentation" style:parent-style-name="Master1-Layout12-cust-Quote-with-Caption-outline5">
      <style:paragraph-properties fo:margin-top="0.1cm" fo:margin-bottom="0cm"/>
      <style:text-properties fo:font-size="20pt" style:font-size-asian="20pt" style:font-size-complex="20pt"/>
    </style:style>
    <style:style style:name="Master1-Layout12-cust-Quote-with-Caption-outline7" style:family="presentation" style:parent-style-name="Master1-Layout12-cust-Quote-with-Caption-outline6">
      <style:paragraph-properties fo:margin-top="0.1cm" fo:margin-bottom="0cm"/>
      <style:text-properties fo:font-size="20pt" style:font-size-asian="20pt" style:font-size-complex="20pt"/>
    </style:style>
    <style:style style:name="Master1-Layout12-cust-Quote-with-Caption-outline8" style:family="presentation" style:parent-style-name="Master1-Layout12-cust-Quote-with-Caption-outline7">
      <style:paragraph-properties fo:margin-top="0.1cm" fo:margin-bottom="0cm"/>
      <style:text-properties fo:font-size="20pt" style:font-size-asian="20pt" style:font-size-complex="20pt"/>
    </style:style>
    <style:style style:name="Master1-Layout12-cust-Quote-with-Caption-outline9" style:family="presentation" style:parent-style-name="Master1-Layout12-cust-Quote-with-Caption-outline8">
      <style:paragraph-properties fo:margin-top="0.1cm" fo:margin-bottom="0cm"/>
      <style:text-properties fo:font-size="20pt" style:font-size-asian="20pt" style:font-size-complex="20pt"/>
    </style:style>
    <style:style style:name="Master1-Layout12-cust-Quote-with-Caption-subtitle" style:family="presentation">
      <style:graphic-properties draw:stroke="none" draw:fill="none" draw:textarea-vertical-align="middle">
        <text:list-style style:name="Master1-Layout12-cust-Quot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Quote-with-Caption-title" style:family="presentation">
      <style:graphic-properties draw:stroke="none" draw:fill="none" draw:textarea-vertical-align="middle">
        <text:list-style style:name="Master1-Layout12-cust-Quot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3-cust-Name-Card-background" style:family="presentation">
      <style:graphic-properties draw:stroke="none" draw:fill="bitmap" draw:fill-image-name="a388" style:repeat="stretch"/>
      <style:text-properties style:letter-kerning="true"/>
    </style:style>
    <style:style style:name="Master1-Layout13-cust-Name-Card-backgroundobjects" style:family="presentation">
      <style:graphic-properties draw:textarea-horizontal-align="justify" draw:shadow="hidden" draw:shadow-offset-x="0.2cm" draw:shadow-offset-y="0.2cm" draw:shadow-color="#808080"/>
      <style:text-properties style:letter-kerning="true"/>
    </style:style>
    <style:style style:name="Master1-Layout13-cust-Name-C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3-cust-Name-Card-outline1" style:family="presentation">
      <style:graphic-properties draw:stroke="none" draw:fill="none" draw:auto-grow-height="false" draw:fit-to-size="shrink-to-fit">
        <text:list-style style:name="Master1-Layout13-cust-Name-C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Name-Card-outline2" style:family="presentation" style:parent-style-name="Master1-Layout13-cust-Name-Card-outline1">
      <style:paragraph-properties fo:margin-top="0.4cm" fo:margin-bottom="0cm"/>
      <style:text-properties fo:font-size="28pt" style:font-size-asian="28pt" style:font-size-complex="28pt"/>
    </style:style>
    <style:style style:name="Master1-Layout13-cust-Name-Card-outline3" style:family="presentation" style:parent-style-name="Master1-Layout13-cust-Name-Card-outline2">
      <style:paragraph-properties fo:margin-top="0.3cm" fo:margin-bottom="0cm"/>
      <style:text-properties fo:font-size="24pt" style:font-size-asian="24pt" style:font-size-complex="24pt"/>
    </style:style>
    <style:style style:name="Master1-Layout13-cust-Name-Card-outline4" style:family="presentation" style:parent-style-name="Master1-Layout13-cust-Name-Card-outline3">
      <style:paragraph-properties fo:margin-top="0.2cm" fo:margin-bottom="0cm"/>
      <style:text-properties fo:font-size="20pt" style:font-size-asian="20pt" style:font-size-complex="20pt"/>
    </style:style>
    <style:style style:name="Master1-Layout13-cust-Name-Card-outline5" style:family="presentation" style:parent-style-name="Master1-Layout13-cust-Name-Card-outline4">
      <style:paragraph-properties fo:margin-top="0.1cm" fo:margin-bottom="0cm"/>
      <style:text-properties fo:font-size="20pt" style:font-size-asian="20pt" style:font-size-complex="20pt"/>
    </style:style>
    <style:style style:name="Master1-Layout13-cust-Name-Card-outline6" style:family="presentation" style:parent-style-name="Master1-Layout13-cust-Name-Card-outline5">
      <style:paragraph-properties fo:margin-top="0.1cm" fo:margin-bottom="0cm"/>
      <style:text-properties fo:font-size="20pt" style:font-size-asian="20pt" style:font-size-complex="20pt"/>
    </style:style>
    <style:style style:name="Master1-Layout13-cust-Name-Card-outline7" style:family="presentation" style:parent-style-name="Master1-Layout13-cust-Name-Card-outline6">
      <style:paragraph-properties fo:margin-top="0.1cm" fo:margin-bottom="0cm"/>
      <style:text-properties fo:font-size="20pt" style:font-size-asian="20pt" style:font-size-complex="20pt"/>
    </style:style>
    <style:style style:name="Master1-Layout13-cust-Name-Card-outline8" style:family="presentation" style:parent-style-name="Master1-Layout13-cust-Name-Card-outline7">
      <style:paragraph-properties fo:margin-top="0.1cm" fo:margin-bottom="0cm"/>
      <style:text-properties fo:font-size="20pt" style:font-size-asian="20pt" style:font-size-complex="20pt"/>
    </style:style>
    <style:style style:name="Master1-Layout13-cust-Name-Card-outline9" style:family="presentation" style:parent-style-name="Master1-Layout13-cust-Name-Card-outline8">
      <style:paragraph-properties fo:margin-top="0.1cm" fo:margin-bottom="0cm"/>
      <style:text-properties fo:font-size="20pt" style:font-size-asian="20pt" style:font-size-complex="20pt"/>
    </style:style>
    <style:style style:name="Master1-Layout13-cust-Name-Card-subtitle" style:family="presentation">
      <style:graphic-properties draw:stroke="none" draw:fill="none" draw:textarea-vertical-align="middle">
        <text:list-style style:name="Master1-Layout13-cust-Name-C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Name-Card-title" style:family="presentation">
      <style:graphic-properties draw:stroke="none" draw:fill="none" draw:textarea-vertical-align="middle">
        <text:list-style style:name="Master1-Layout13-cust-Name-C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4-cust-3-Column-background" style:family="presentation">
      <style:graphic-properties draw:stroke="none" draw:fill="bitmap" draw:fill-image-name="a409" style:repeat="stretch"/>
      <style:text-properties style:letter-kerning="true"/>
    </style:style>
    <style:style style:name="Master1-Layout14-cust-3-Column-backgroundobjects" style:family="presentation">
      <style:graphic-properties draw:textarea-horizontal-align="justify" draw:shadow="hidden" draw:shadow-offset-x="0.2cm" draw:shadow-offset-y="0.2cm" draw:shadow-color="#808080"/>
      <style:text-properties style:letter-kerning="true"/>
    </style:style>
    <style:style style:name="Master1-Layout14-cust-3-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4-cust-3-Column-outline1" style:family="presentation">
      <style:graphic-properties draw:stroke="none" draw:fill="none" draw:auto-grow-height="false" draw:fit-to-size="shrink-to-fit">
        <text:list-style style:name="Master1-Layout14-cust-3-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3-Column-outline2" style:family="presentation" style:parent-style-name="Master1-Layout14-cust-3-Column-outline1">
      <style:paragraph-properties fo:margin-top="0.4cm" fo:margin-bottom="0cm"/>
      <style:text-properties fo:font-size="28pt" style:font-size-asian="28pt" style:font-size-complex="28pt"/>
    </style:style>
    <style:style style:name="Master1-Layout14-cust-3-Column-outline3" style:family="presentation" style:parent-style-name="Master1-Layout14-cust-3-Column-outline2">
      <style:paragraph-properties fo:margin-top="0.3cm" fo:margin-bottom="0cm"/>
      <style:text-properties fo:font-size="24pt" style:font-size-asian="24pt" style:font-size-complex="24pt"/>
    </style:style>
    <style:style style:name="Master1-Layout14-cust-3-Column-outline4" style:family="presentation" style:parent-style-name="Master1-Layout14-cust-3-Column-outline3">
      <style:paragraph-properties fo:margin-top="0.2cm" fo:margin-bottom="0cm"/>
      <style:text-properties fo:font-size="20pt" style:font-size-asian="20pt" style:font-size-complex="20pt"/>
    </style:style>
    <style:style style:name="Master1-Layout14-cust-3-Column-outline5" style:family="presentation" style:parent-style-name="Master1-Layout14-cust-3-Column-outline4">
      <style:paragraph-properties fo:margin-top="0.1cm" fo:margin-bottom="0cm"/>
      <style:text-properties fo:font-size="20pt" style:font-size-asian="20pt" style:font-size-complex="20pt"/>
    </style:style>
    <style:style style:name="Master1-Layout14-cust-3-Column-outline6" style:family="presentation" style:parent-style-name="Master1-Layout14-cust-3-Column-outline5">
      <style:paragraph-properties fo:margin-top="0.1cm" fo:margin-bottom="0cm"/>
      <style:text-properties fo:font-size="20pt" style:font-size-asian="20pt" style:font-size-complex="20pt"/>
    </style:style>
    <style:style style:name="Master1-Layout14-cust-3-Column-outline7" style:family="presentation" style:parent-style-name="Master1-Layout14-cust-3-Column-outline6">
      <style:paragraph-properties fo:margin-top="0.1cm" fo:margin-bottom="0cm"/>
      <style:text-properties fo:font-size="20pt" style:font-size-asian="20pt" style:font-size-complex="20pt"/>
    </style:style>
    <style:style style:name="Master1-Layout14-cust-3-Column-outline8" style:family="presentation" style:parent-style-name="Master1-Layout14-cust-3-Column-outline7">
      <style:paragraph-properties fo:margin-top="0.1cm" fo:margin-bottom="0cm"/>
      <style:text-properties fo:font-size="20pt" style:font-size-asian="20pt" style:font-size-complex="20pt"/>
    </style:style>
    <style:style style:name="Master1-Layout14-cust-3-Column-outline9" style:family="presentation" style:parent-style-name="Master1-Layout14-cust-3-Column-outline8">
      <style:paragraph-properties fo:margin-top="0.1cm" fo:margin-bottom="0cm"/>
      <style:text-properties fo:font-size="20pt" style:font-size-asian="20pt" style:font-size-complex="20pt"/>
    </style:style>
    <style:style style:name="Master1-Layout14-cust-3-Column-subtitle" style:family="presentation">
      <style:graphic-properties draw:stroke="none" draw:fill="none" draw:textarea-vertical-align="middle">
        <text:list-style style:name="Master1-Layout14-cust-3-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3-Column-title" style:family="presentation">
      <style:graphic-properties draw:stroke="none" draw:fill="none" draw:textarea-vertical-align="middle">
        <text:list-style style:name="Master1-Layout14-cust-3-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5-cust-3-Picture-Column-background" style:family="presentation">
      <style:graphic-properties draw:stroke="none" draw:fill="bitmap" draw:fill-image-name="a452" style:repeat="stretch"/>
      <style:text-properties style:letter-kerning="true"/>
    </style:style>
    <style:style style:name="Master1-Layout15-cust-3-Picture-Column-backgroundobjects" style:family="presentation">
      <style:graphic-properties draw:textarea-horizontal-align="justify" draw:shadow="hidden" draw:shadow-offset-x="0.2cm" draw:shadow-offset-y="0.2cm" draw:shadow-color="#808080"/>
      <style:text-properties style:letter-kerning="true"/>
    </style:style>
    <style:style style:name="Master1-Layout15-cust-3-Picture-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5-cust-3-Picture-Column-outline1" style:family="presentation">
      <style:graphic-properties draw:stroke="none" draw:fill="none" draw:auto-grow-height="false" draw:fit-to-size="shrink-to-fit">
        <text:list-style style:name="Master1-Layout15-cust-3-Picture-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cust-3-Picture-Column-outline2" style:family="presentation" style:parent-style-name="Master1-Layout15-cust-3-Picture-Column-outline1">
      <style:paragraph-properties fo:margin-top="0.4cm" fo:margin-bottom="0cm"/>
      <style:text-properties fo:font-size="28pt" style:font-size-asian="28pt" style:font-size-complex="28pt"/>
    </style:style>
    <style:style style:name="Master1-Layout15-cust-3-Picture-Column-outline3" style:family="presentation" style:parent-style-name="Master1-Layout15-cust-3-Picture-Column-outline2">
      <style:paragraph-properties fo:margin-top="0.3cm" fo:margin-bottom="0cm"/>
      <style:text-properties fo:font-size="24pt" style:font-size-asian="24pt" style:font-size-complex="24pt"/>
    </style:style>
    <style:style style:name="Master1-Layout15-cust-3-Picture-Column-outline4" style:family="presentation" style:parent-style-name="Master1-Layout15-cust-3-Picture-Column-outline3">
      <style:paragraph-properties fo:margin-top="0.2cm" fo:margin-bottom="0cm"/>
      <style:text-properties fo:font-size="20pt" style:font-size-asian="20pt" style:font-size-complex="20pt"/>
    </style:style>
    <style:style style:name="Master1-Layout15-cust-3-Picture-Column-outline5" style:family="presentation" style:parent-style-name="Master1-Layout15-cust-3-Picture-Column-outline4">
      <style:paragraph-properties fo:margin-top="0.1cm" fo:margin-bottom="0cm"/>
      <style:text-properties fo:font-size="20pt" style:font-size-asian="20pt" style:font-size-complex="20pt"/>
    </style:style>
    <style:style style:name="Master1-Layout15-cust-3-Picture-Column-outline6" style:family="presentation" style:parent-style-name="Master1-Layout15-cust-3-Picture-Column-outline5">
      <style:paragraph-properties fo:margin-top="0.1cm" fo:margin-bottom="0cm"/>
      <style:text-properties fo:font-size="20pt" style:font-size-asian="20pt" style:font-size-complex="20pt"/>
    </style:style>
    <style:style style:name="Master1-Layout15-cust-3-Picture-Column-outline7" style:family="presentation" style:parent-style-name="Master1-Layout15-cust-3-Picture-Column-outline6">
      <style:paragraph-properties fo:margin-top="0.1cm" fo:margin-bottom="0cm"/>
      <style:text-properties fo:font-size="20pt" style:font-size-asian="20pt" style:font-size-complex="20pt"/>
    </style:style>
    <style:style style:name="Master1-Layout15-cust-3-Picture-Column-outline8" style:family="presentation" style:parent-style-name="Master1-Layout15-cust-3-Picture-Column-outline7">
      <style:paragraph-properties fo:margin-top="0.1cm" fo:margin-bottom="0cm"/>
      <style:text-properties fo:font-size="20pt" style:font-size-asian="20pt" style:font-size-complex="20pt"/>
    </style:style>
    <style:style style:name="Master1-Layout15-cust-3-Picture-Column-outline9" style:family="presentation" style:parent-style-name="Master1-Layout15-cust-3-Picture-Column-outline8">
      <style:paragraph-properties fo:margin-top="0.1cm" fo:margin-bottom="0cm"/>
      <style:text-properties fo:font-size="20pt" style:font-size-asian="20pt" style:font-size-complex="20pt"/>
    </style:style>
    <style:style style:name="Master1-Layout15-cust-3-Picture-Column-subtitle" style:family="presentation">
      <style:graphic-properties draw:stroke="none" draw:fill="none" draw:textarea-vertical-align="middle">
        <text:list-style style:name="Master1-Layout15-cust-3-Picture-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cust-3-Picture-Column-title" style:family="presentation">
      <style:graphic-properties draw:stroke="none" draw:fill="none" draw:textarea-vertical-align="middle">
        <text:list-style style:name="Master1-Layout15-cust-3-Picture-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6-vertTx-Title-and-Vertical-Text-background" style:family="presentation">
      <style:graphic-properties draw:stroke="none" draw:fill="bitmap" draw:fill-image-name="a504" style:repeat="stretch"/>
      <style:text-properties style:letter-kerning="true"/>
    </style:style>
    <style:style style:name="Master1-Layout16-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6-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6-vertTx-Title-and-Vertical-Text-outline1" style:family="presentation">
      <style:graphic-properties draw:stroke="none" draw:fill="none" draw:auto-grow-height="false" draw:fit-to-size="shrink-to-fit">
        <text:list-style style:name="Master1-Layout16-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vertTx-Title-and-Vertical-Text-outline2" style:family="presentation" style:parent-style-name="Master1-Layout16-vertTx-Title-and-Vertical-Text-outline1">
      <style:paragraph-properties fo:margin-top="0.4cm" fo:margin-bottom="0cm"/>
      <style:text-properties fo:font-size="28pt" style:font-size-asian="28pt" style:font-size-complex="28pt"/>
    </style:style>
    <style:style style:name="Master1-Layout16-vertTx-Title-and-Vertical-Text-outline3" style:family="presentation" style:parent-style-name="Master1-Layout16-vertTx-Title-and-Vertical-Text-outline2">
      <style:paragraph-properties fo:margin-top="0.3cm" fo:margin-bottom="0cm"/>
      <style:text-properties fo:font-size="24pt" style:font-size-asian="24pt" style:font-size-complex="24pt"/>
    </style:style>
    <style:style style:name="Master1-Layout16-vertTx-Title-and-Vertical-Text-outline4" style:family="presentation" style:parent-style-name="Master1-Layout16-vertTx-Title-and-Vertical-Text-outline3">
      <style:paragraph-properties fo:margin-top="0.2cm" fo:margin-bottom="0cm"/>
      <style:text-properties fo:font-size="20pt" style:font-size-asian="20pt" style:font-size-complex="20pt"/>
    </style:style>
    <style:style style:name="Master1-Layout16-vertTx-Title-and-Vertical-Text-outline5" style:family="presentation" style:parent-style-name="Master1-Layout16-vertTx-Title-and-Vertical-Text-outline4">
      <style:paragraph-properties fo:margin-top="0.1cm" fo:margin-bottom="0cm"/>
      <style:text-properties fo:font-size="20pt" style:font-size-asian="20pt" style:font-size-complex="20pt"/>
    </style:style>
    <style:style style:name="Master1-Layout16-vertTx-Title-and-Vertical-Text-outline6" style:family="presentation" style:parent-style-name="Master1-Layout16-vertTx-Title-and-Vertical-Text-outline5">
      <style:paragraph-properties fo:margin-top="0.1cm" fo:margin-bottom="0cm"/>
      <style:text-properties fo:font-size="20pt" style:font-size-asian="20pt" style:font-size-complex="20pt"/>
    </style:style>
    <style:style style:name="Master1-Layout16-vertTx-Title-and-Vertical-Text-outline7" style:family="presentation" style:parent-style-name="Master1-Layout16-vertTx-Title-and-Vertical-Text-outline6">
      <style:paragraph-properties fo:margin-top="0.1cm" fo:margin-bottom="0cm"/>
      <style:text-properties fo:font-size="20pt" style:font-size-asian="20pt" style:font-size-complex="20pt"/>
    </style:style>
    <style:style style:name="Master1-Layout16-vertTx-Title-and-Vertical-Text-outline8" style:family="presentation" style:parent-style-name="Master1-Layout16-vertTx-Title-and-Vertical-Text-outline7">
      <style:paragraph-properties fo:margin-top="0.1cm" fo:margin-bottom="0cm"/>
      <style:text-properties fo:font-size="20pt" style:font-size-asian="20pt" style:font-size-complex="20pt"/>
    </style:style>
    <style:style style:name="Master1-Layout16-vertTx-Title-and-Vertical-Text-outline9" style:family="presentation" style:parent-style-name="Master1-Layout16-vertTx-Title-and-Vertical-Text-outline8">
      <style:paragraph-properties fo:margin-top="0.1cm" fo:margin-bottom="0cm"/>
      <style:text-properties fo:font-size="20pt" style:font-size-asian="20pt" style:font-size-complex="20pt"/>
    </style:style>
    <style:style style:name="Master1-Layout16-vertTx-Title-and-Vertical-Text-subtitle" style:family="presentation">
      <style:graphic-properties draw:stroke="none" draw:fill="none" draw:textarea-vertical-align="middle">
        <text:list-style style:name="Master1-Layout16-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vertTx-Title-and-Vertical-Text-title" style:family="presentation">
      <style:graphic-properties draw:stroke="none" draw:fill="none" draw:textarea-vertical-align="middle">
        <text:list-style style:name="Master1-Layout16-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7-vertTitleAndTx-Vertical-Title-and-Text-background" style:family="presentation">
      <style:graphic-properties draw:stroke="none" draw:fill="bitmap" draw:fill-image-name="a537" style:repeat="stretch"/>
      <style:text-properties style:letter-kerning="true"/>
    </style:style>
    <style:style style:name="Master1-Layout17-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7-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7-vertTitleAndTx-Vertical-Title-and-Text-outline1" style:family="presentation">
      <style:graphic-properties draw:stroke="none" draw:fill="none" draw:auto-grow-height="false" draw:fit-to-size="shrink-to-fit">
        <text:list-style style:name="Master1-Layout17-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7-vertTitleAndTx-Vertical-Title-and-Text-outline2" style:family="presentation" style:parent-style-name="Master1-Layout17-vertTitleAndTx-Vertical-Title-and-Text-outline1">
      <style:paragraph-properties fo:margin-top="0.4cm" fo:margin-bottom="0cm"/>
      <style:text-properties fo:font-size="28pt" style:font-size-asian="28pt" style:font-size-complex="28pt"/>
    </style:style>
    <style:style style:name="Master1-Layout17-vertTitleAndTx-Vertical-Title-and-Text-outline3" style:family="presentation" style:parent-style-name="Master1-Layout17-vertTitleAndTx-Vertical-Title-and-Text-outline2">
      <style:paragraph-properties fo:margin-top="0.3cm" fo:margin-bottom="0cm"/>
      <style:text-properties fo:font-size="24pt" style:font-size-asian="24pt" style:font-size-complex="24pt"/>
    </style:style>
    <style:style style:name="Master1-Layout17-vertTitleAndTx-Vertical-Title-and-Text-outline4" style:family="presentation" style:parent-style-name="Master1-Layout17-vertTitleAndTx-Vertical-Title-and-Text-outline3">
      <style:paragraph-properties fo:margin-top="0.2cm" fo:margin-bottom="0cm"/>
      <style:text-properties fo:font-size="20pt" style:font-size-asian="20pt" style:font-size-complex="20pt"/>
    </style:style>
    <style:style style:name="Master1-Layout17-vertTitleAndTx-Vertical-Title-and-Text-outline5" style:family="presentation" style:parent-style-name="Master1-Layout17-vertTitleAndTx-Vertical-Title-and-Text-outline4">
      <style:paragraph-properties fo:margin-top="0.1cm" fo:margin-bottom="0cm"/>
      <style:text-properties fo:font-size="20pt" style:font-size-asian="20pt" style:font-size-complex="20pt"/>
    </style:style>
    <style:style style:name="Master1-Layout17-vertTitleAndTx-Vertical-Title-and-Text-outline6" style:family="presentation" style:parent-style-name="Master1-Layout17-vertTitleAndTx-Vertical-Title-and-Text-outline5">
      <style:paragraph-properties fo:margin-top="0.1cm" fo:margin-bottom="0cm"/>
      <style:text-properties fo:font-size="20pt" style:font-size-asian="20pt" style:font-size-complex="20pt"/>
    </style:style>
    <style:style style:name="Master1-Layout17-vertTitleAndTx-Vertical-Title-and-Text-outline7" style:family="presentation" style:parent-style-name="Master1-Layout17-vertTitleAndTx-Vertical-Title-and-Text-outline6">
      <style:paragraph-properties fo:margin-top="0.1cm" fo:margin-bottom="0cm"/>
      <style:text-properties fo:font-size="20pt" style:font-size-asian="20pt" style:font-size-complex="20pt"/>
    </style:style>
    <style:style style:name="Master1-Layout17-vertTitleAndTx-Vertical-Title-and-Text-outline8" style:family="presentation" style:parent-style-name="Master1-Layout17-vertTitleAndTx-Vertical-Title-and-Text-outline7">
      <style:paragraph-properties fo:margin-top="0.1cm" fo:margin-bottom="0cm"/>
      <style:text-properties fo:font-size="20pt" style:font-size-asian="20pt" style:font-size-complex="20pt"/>
    </style:style>
    <style:style style:name="Master1-Layout17-vertTitleAndTx-Vertical-Title-and-Text-outline9" style:family="presentation" style:parent-style-name="Master1-Layout17-vertTitleAndTx-Vertical-Title-and-Text-outline8">
      <style:paragraph-properties fo:margin-top="0.1cm" fo:margin-bottom="0cm"/>
      <style:text-properties fo:font-size="20pt" style:font-size-asian="20pt" style:font-size-complex="20pt"/>
    </style:style>
    <style:style style:name="Master1-Layout17-vertTitleAndTx-Vertical-Title-and-Text-subtitle" style:family="presentation">
      <style:graphic-properties draw:stroke="none" draw:fill="none" draw:textarea-vertical-align="middle">
        <text:list-style style:name="Master1-Layout17-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7-vertTitleAndTx-Vertical-Title-and-Text-title" style:family="presentation">
      <style:graphic-properties draw:stroke="none" draw:fill="none" draw:textarea-vertical-align="middle">
        <text:list-style style:name="Master1-Layout17-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name="a0" style:repeat="stretch"/>
    </style:style>
    <style:style style:name="Mdp2" style:family="drawing-page">
      <style:drawing-page-properties draw:background-size="border" draw:fill="bitmap" draw:fill-image-name="a40" style:repeat="stretch"/>
    </style:style>
    <style:style style:name="Mdp3" style:family="drawing-page">
      <style:drawing-page-properties draw:background-size="border" draw:fill="bitmap" draw:fill-image-name="a60" style:repeat="stretch"/>
    </style:style>
    <style:style style:name="Mdp4" style:family="drawing-page">
      <style:drawing-page-properties draw:background-size="border" draw:fill="bitmap" draw:fill-image-name="a93" style:repeat="stretch"/>
    </style:style>
    <style:style style:name="Mdp5" style:family="drawing-page">
      <style:drawing-page-properties draw:background-size="border" draw:fill="bitmap" draw:fill-image-name="a114" style:repeat="stretch"/>
    </style:style>
    <style:style style:name="Mdp6" style:family="drawing-page">
      <style:drawing-page-properties draw:background-size="border" draw:fill="bitmap" draw:fill-image-name="a163" style:repeat="stretch"/>
    </style:style>
    <style:style style:name="Mdp7" style:family="drawing-page">
      <style:drawing-page-properties draw:background-size="border" draw:fill="bitmap" draw:fill-image-name="a220" style:repeat="stretch"/>
    </style:style>
    <style:style style:name="Mdp8" style:family="drawing-page">
      <style:drawing-page-properties draw:background-size="border" draw:fill="bitmap" draw:fill-image-name="a237" style:repeat="stretch"/>
    </style:style>
    <style:style style:name="Mdp9" style:family="drawing-page">
      <style:drawing-page-properties draw:background-size="border" draw:fill="bitmap" draw:fill-image-name="a251" style:repeat="stretch"/>
    </style:style>
    <style:style style:name="Mdp10" style:family="drawing-page">
      <style:drawing-page-properties draw:background-size="border" draw:fill="bitmap" draw:fill-image-name="a288" style:repeat="stretch"/>
    </style:style>
    <style:style style:name="Mdp11" style:family="drawing-page">
      <style:drawing-page-properties draw:background-size="border" draw:fill="bitmap" draw:fill-image-name="a312" style:repeat="stretch"/>
    </style:style>
    <style:style style:name="Mdp12" style:family="drawing-page">
      <style:drawing-page-properties draw:background-size="border" draw:fill="bitmap" draw:fill-image-name="a336" style:repeat="stretch"/>
    </style:style>
    <style:style style:name="Mdp13" style:family="drawing-page">
      <style:drawing-page-properties draw:background-size="border" draw:fill="bitmap" draw:fill-image-name="a357" style:repeat="stretch"/>
    </style:style>
    <style:style style:name="Mdp14" style:family="drawing-page">
      <style:drawing-page-properties draw:background-size="border" draw:fill="bitmap" draw:fill-image-name="a388" style:repeat="stretch"/>
    </style:style>
    <style:style style:name="Mdp15" style:family="drawing-page">
      <style:drawing-page-properties draw:background-size="border" draw:fill="bitmap" draw:fill-image-name="a409" style:repeat="stretch"/>
    </style:style>
    <style:style style:name="Mdp16" style:family="drawing-page">
      <style:drawing-page-properties draw:background-size="border" draw:fill="bitmap" draw:fill-image-name="a452" style:repeat="stretch"/>
    </style:style>
    <style:style style:name="Mdp17" style:family="drawing-page">
      <style:drawing-page-properties draw:background-size="border" draw:fill="bitmap" draw:fill-image-name="a504" style:repeat="stretch"/>
    </style:style>
    <style:style style:name="Mdp18" style:family="drawing-page">
      <style:drawing-page-properties draw:background-size="border" draw:fill="bitmap" draw:fill-image-name="a537" style:repeat="stretch"/>
    </style:style>
    <style:style style:name="Mdp19"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Graphics">
      <style:graphic-properties draw:stroke="none" draw:fill="none" fo:clip="rect(0cm, 0cm, 0cm, 0.42cm)" style:mirror="none"/>
    </style:style>
    <style:style style:name="Mgr4" style:family="graphic" style:parent-style-name="Graphics">
      <style:graphic-properties draw:stroke="none" draw:fill="none" fo:clip="rect(0cm, 0cm, 0cm, 2.342cm)" style:mirror="none"/>
    </style:style>
    <style:style style:name="Mgr5" style:family="graphic" style:parent-style-name="standard">
      <style:graphic-properties draw:stroke="none" draw:fill="gradient" draw:fill-gradient-name="a4" fo:min-height="0cm" fo:min-width="0cm"/>
    </style:style>
    <style:style style:name="Mgr6" style:family="graphic" style:parent-style-name="Graphics">
      <style:graphic-properties draw:stroke="none" draw:fill="none" fo:clip="rect(1.283cm, 0cm, 0cm, 0cm)" style:mirror="none"/>
    </style:style>
    <style:style style:name="Mgr7" style:family="graphic" style:parent-style-name="Graphics">
      <style:graphic-properties draw:stroke="none" draw:fill="none" fo:clip="rect(0cm, 0cm, 0.644cm, 0cm)" style:mirror="none"/>
    </style:style>
    <style:style style:name="Mgr8" style:family="graphic" style:parent-style-name="standard">
      <style:graphic-properties draw:stroke="none" draw:fill="solid" draw:fill-color="#b01513" draw:opacity="100%" fo:min-height="0cm" fo:min-width="0cm" draw:shadow="visible" draw:shadow-offset-x="0cm" draw:shadow-offset-y="0.071cm" draw:shadow-color="#000000" draw:shadow-opacity="45%"/>
    </style:style>
    <style:style style:name="Mgr9" style:family="graphic" style:parent-style-name="standard">
      <style:graphic-properties draw:stroke="none" draw:fill="none" draw:textarea-horizontal-align="left" draw:textarea-vertical-align="top" draw:auto-grow-height="true" draw:auto-grow-width="false" fo:min-height="5.218cm" fo:padding-top="0.127cm" fo:padding-bottom="0.127cm" fo:padding-left="0.254cm" fo:padding-right="0.254cm" fo:wrap-option="wrap"/>
    </style:style>
    <style:style style:name="Mgr10" style:family="graphic" style:parent-style-name="standard">
      <style:graphic-properties draw:stroke="solid" svg:stroke-width="0.035cm" svg:stroke-color="#8ad0d6" svg:stroke-opacity="40%" svg:stroke-linecap="round" draw:fill="none" fo:padding-top="0.142cm" fo:padding-bottom="0.142cm" fo:padding-left="0.267cm" fo:padding-right="0.267cm"/>
    </style:style>
    <style:style style:name="Mpr1" style:family="presentation" style:parent-style-name="Master1-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 style:family="presentation" style:parent-style-name="Master1-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 style:family="presentation" style:parent-style-name="Master1-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 style:family="presentation" style:parent-style-name="Master1-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 style:family="presentation" style:parent-style-name="Master1-Ion-backgroundobjects">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6" style:family="presentation" style:parent-style-name="Master1-Ion-backgroundobjects">
      <style:graphic-properties draw:stroke="none" draw:fill="none" draw:fill-color="#ffffff" draw:auto-grow-height="false" fo:min-height="1.485cm"/>
    </style:style>
    <style:style style:name="Mpr7" style:family="presentation" style:parent-style-name="Master1-Ion-backgroundobjects">
      <style:graphic-properties draw:stroke="none" draw:fill="none" draw:fill-color="#ffffff" draw:textarea-vertical-align="bottom" draw:auto-grow-height="false" fo:min-height="1.485cm"/>
    </style:style>
    <style:style style:name="Mpr8" style:family="presentation" style:parent-style-name="Master1-Layout1-title-Title-Slide-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9" style:family="presentation" style:parent-style-name="Master1-Layout1-title-Title-Slide-sub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2" style:family="presentation" style:parent-style-name="Master1-Layout1-title-Title-Slide-backgroundobjects">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13" style:family="presentation" style:parent-style-name="Master1-Layout1-title-Title-Slide-backgroundobjects">
      <style:graphic-properties draw:stroke="none" draw:fill="none" draw:fill-color="#ffffff" draw:auto-grow-height="false" fo:min-height="1.485cm"/>
    </style:style>
    <style:style style:name="Mpr14" style:family="presentation" style:parent-style-name="Master1-Layout1-title-Title-Slide-backgroundobjects">
      <style:graphic-properties draw:stroke="none" draw:fill="none" draw:fill-color="#ffffff" draw:textarea-vertical-align="bottom" draw:auto-grow-height="false" fo:min-height="1.485cm"/>
    </style:style>
    <style:style style:name="Mpr15" style:family="presentation" style:parent-style-name="Master1-Layout2-obj-Title-and-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6"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7"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8" style:family="presentation" style:parent-style-name="Master1-Layout2-obj-Title-and-Content-backgroundobjects">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19" style:family="presentation" style:parent-style-name="Master1-Layout2-obj-Title-and-Content-backgroundobjects">
      <style:graphic-properties draw:stroke="none" draw:fill="none" draw:fill-color="#ffffff" draw:auto-grow-height="false" fo:min-height="1.485cm"/>
    </style:style>
    <style:style style:name="Mpr20" style:family="presentation" style:parent-style-name="Master1-Layout2-obj-Title-and-Content-backgroundobjects">
      <style:graphic-properties draw:stroke="none" draw:fill="none" draw:fill-color="#ffffff" draw:textarea-vertical-align="bottom" draw:auto-grow-height="false" fo:min-height="1.485cm"/>
    </style:style>
    <style:style style:name="Mpr21" style:family="presentation" style:parent-style-name="Master1-Layout3-secHead-Section-Header-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2" style:family="presentation" style:parent-style-name="Master1-Layout3-secHead-Section-Header-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3"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4"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5" style:family="presentation" style:parent-style-name="Master1-Layout3-secHead-Section-Header-backgroundobjects">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26" style:family="presentation" style:parent-style-name="Master1-Layout3-secHead-Section-Header-backgroundobjects">
      <style:graphic-properties draw:stroke="none" draw:fill="none" draw:fill-color="#ffffff" draw:auto-grow-height="false" fo:min-height="1.485cm"/>
    </style:style>
    <style:style style:name="Mpr27" style:family="presentation" style:parent-style-name="Master1-Layout3-secHead-Section-Header-backgroundobjects">
      <style:graphic-properties draw:stroke="none" draw:fill="none" draw:fill-color="#ffffff" draw:textarea-vertical-align="bottom" draw:auto-grow-height="false" fo:min-height="1.485cm"/>
    </style:style>
    <style:style style:name="Mpr28" style:family="presentation" style:parent-style-name="Master1-Layout4-twoObj-Two-Conten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9"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0"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1" style:family="presentation" style:parent-style-name="Master1-Layout4-twoObj-Two-Content-backgroundobjects">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32" style:family="presentation" style:parent-style-name="Master1-Layout4-twoObj-Two-Content-backgroundobjects">
      <style:graphic-properties draw:stroke="none" draw:fill="none" draw:fill-color="#ffffff" draw:auto-grow-height="false" fo:min-height="1.485cm"/>
    </style:style>
    <style:style style:name="Mpr33" style:family="presentation" style:parent-style-name="Master1-Layout4-twoObj-Two-Content-backgroundobjects">
      <style:graphic-properties draw:stroke="none" draw:fill="none" draw:fill-color="#ffffff" draw:textarea-vertical-align="bottom" draw:auto-grow-height="false" fo:min-height="1.485cm"/>
    </style:style>
    <style:style style:name="Mpr34" style:family="presentation" style:parent-style-name="Master1-Layout5-twoTxTwoObj-Comparis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5" style:family="presentation" style:parent-style-name="Master1-Layout5-twoTxTwoObj-Comparison-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6"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7"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8" style:family="presentation" style:parent-style-name="Master1-Layout5-twoTxTwoObj-Comparison-backgroundobjects">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39" style:family="presentation" style:parent-style-name="Master1-Layout5-twoTxTwoObj-Comparison-backgroundobjects">
      <style:graphic-properties draw:stroke="none" draw:fill="none" draw:fill-color="#ffffff" draw:auto-grow-height="false" fo:min-height="1.485cm"/>
    </style:style>
    <style:style style:name="Mpr40" style:family="presentation" style:parent-style-name="Master1-Layout5-twoTxTwoObj-Comparison-backgroundobjects">
      <style:graphic-properties draw:stroke="none" draw:fill="none" draw:fill-color="#ffffff" draw:textarea-vertical-align="bottom" draw:auto-grow-height="false" fo:min-height="1.485cm"/>
    </style:style>
    <style:style style:name="Mpr41" style:family="presentation" style:parent-style-name="Master1-Layout6-titleOnly-Title-Only-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2"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3"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4" style:family="presentation" style:parent-style-name="Master1-Layout6-titleOnly-Title-Only-backgroundobjects">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45" style:family="presentation" style:parent-style-name="Master1-Layout6-titleOnly-Title-Only-backgroundobjects">
      <style:graphic-properties draw:stroke="none" draw:fill="none" draw:fill-color="#ffffff" draw:auto-grow-height="false" fo:min-height="1.485cm"/>
    </style:style>
    <style:style style:name="Mpr46" style:family="presentation" style:parent-style-name="Master1-Layout6-titleOnly-Title-Only-backgroundobjects">
      <style:graphic-properties draw:stroke="none" draw:fill="none" draw:fill-color="#ffffff" draw:textarea-vertical-align="bottom" draw:auto-grow-height="false" fo:min-height="1.485cm"/>
    </style:style>
    <style:style style:name="Mpr47"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8"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9" style:family="presentation" style:parent-style-name="Master1-Layout7-blank-Blank-backgroundobjects">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50" style:family="presentation" style:parent-style-name="Master1-Layout7-blank-Blank-backgroundobjects">
      <style:graphic-properties draw:stroke="none" draw:fill="none" draw:fill-color="#ffffff" draw:auto-grow-height="false" fo:min-height="1.485cm"/>
    </style:style>
    <style:style style:name="Mpr51" style:family="presentation" style:parent-style-name="Master1-Layout7-blank-Blank-backgroundobjects">
      <style:graphic-properties draw:stroke="none" draw:fill="none" draw:fill-color="#ffffff" draw:textarea-vertical-align="bottom" draw:auto-grow-height="false" fo:min-height="1.485cm"/>
    </style:style>
    <style:style style:name="Mpr52" style:family="presentation" style:parent-style-name="Master1-Layout8-objTx-Content-with-Caption-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3" style:family="presentation" style:parent-style-name="Master1-Layout8-objTx-Content-with-Caption-title">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4" style:family="presentation" style:parent-style-name="Master1-Layout8-objTx-Content-with-Cap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5"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6"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7" style:family="presentation" style:parent-style-name="Master1-Layout8-objTx-Content-with-Caption-backgroundobjects">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58" style:family="presentation" style:parent-style-name="Master1-Layout8-objTx-Content-with-Caption-backgroundobjects">
      <style:graphic-properties draw:stroke="none" draw:fill="none" draw:fill-color="#ffffff" draw:auto-grow-height="false" fo:min-height="1.485cm"/>
    </style:style>
    <style:style style:name="Mpr59" style:family="presentation" style:parent-style-name="Master1-Layout8-objTx-Content-with-Caption-backgroundobjects">
      <style:graphic-properties draw:stroke="none" draw:fill="none" draw:fill-color="#ffffff" draw:textarea-vertical-align="bottom" draw:auto-grow-height="false" fo:min-height="1.485cm"/>
    </style:style>
    <style:style style:name="Mpr60" style:family="presentation" style:parent-style-name="Master1-Layout9-picTx-Picture-with-Caption-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1" style:family="presentation" style:parent-style-name="Master1-Layout9-picTx-Picture-with-Caption-title">
      <style:graphic-properties draw:stroke="none" draw:fill="none" draw:textarea-horizontal-align="center" draw:textarea-vertical-align="top" draw:auto-grow-height="false" draw:auto-grow-width="false" fo:padding-top="0.127cm" fo:padding-bottom="0.127cm" fo:padding-left="0.254cm" fo:padding-right="0.254cm" fo:wrap-option="wrap" draw:shadow="visible" draw:shadow-offset-x="0cm" draw:shadow-offset-y="0.141cm" draw:shadow-color="#000000" draw:shadow-opacity="43%"/>
    </style:style>
    <style:style style:name="Mpr62" style:family="presentation" style:parent-style-name="Master1-Layout9-picTx-Picture-with-Cap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3"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4"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5" style:family="presentation" style:parent-style-name="Master1-Layout9-picTx-Picture-with-Caption-backgroundobjects">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66" style:family="presentation" style:parent-style-name="Master1-Layout9-picTx-Picture-with-Caption-backgroundobjects">
      <style:graphic-properties draw:stroke="none" draw:fill="none" draw:fill-color="#ffffff" draw:auto-grow-height="false" fo:min-height="1.485cm"/>
    </style:style>
    <style:style style:name="Mpr67" style:family="presentation" style:parent-style-name="Master1-Layout9-picTx-Picture-with-Caption-backgroundobjects">
      <style:graphic-properties draw:stroke="none" draw:fill="none" draw:fill-color="#ffffff" draw:textarea-vertical-align="bottom" draw:auto-grow-height="false" fo:min-height="1.485cm"/>
    </style:style>
    <style:style style:name="Mpr68" style:family="presentation" style:parent-style-name="Master1-Layout10-cust-Panoramic-Picture-with-Caption-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9" style:family="presentation" style:parent-style-name="Master1-Layout10-cust-Panoramic-Picture-with-Caption-title">
      <style:graphic-properties draw:stroke="none" draw:fill="none" draw:textarea-horizontal-align="center" draw:textarea-vertical-align="top" draw:auto-grow-height="false" draw:auto-grow-width="false" fo:padding-top="0.127cm" fo:padding-bottom="0.127cm" fo:padding-left="0.254cm" fo:padding-right="0.254cm" fo:wrap-option="wrap" draw:shadow="visible" draw:shadow-offset-x="0cm" draw:shadow-offset-y="0.141cm" draw:shadow-color="#000000" draw:shadow-opacity="43%"/>
    </style:style>
    <style:style style:name="Mpr70" style:family="presentation" style:parent-style-name="Master1-Layout10-cust-Panoramic-Picture-with-Cap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1" style:family="presentation" style:parent-style-name="Master1-Layout10-cust-Panoramic-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2" style:family="presentation" style:parent-style-name="Master1-Layout10-cust-Panoramic-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3" style:family="presentation" style:parent-style-name="Master1-Layout10-cust-Panoramic-Picture-with-Caption-backgroundobjects">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74" style:family="presentation" style:parent-style-name="Master1-Layout10-cust-Panoramic-Picture-with-Caption-backgroundobjects">
      <style:graphic-properties draw:stroke="none" draw:fill="none" draw:fill-color="#ffffff" draw:auto-grow-height="false" fo:min-height="1.485cm"/>
    </style:style>
    <style:style style:name="Mpr75" style:family="presentation" style:parent-style-name="Master1-Layout10-cust-Panoramic-Picture-with-Caption-backgroundobjects">
      <style:graphic-properties draw:stroke="none" draw:fill="none" draw:fill-color="#ffffff" draw:textarea-vertical-align="bottom" draw:auto-grow-height="false" fo:min-height="1.485cm"/>
    </style:style>
    <style:style style:name="Mpr76" style:family="presentation" style:parent-style-name="Master1-Layout11-cust-Title-and-Capt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7" style:family="presentation" style:parent-style-name="Master1-Layout11-cust-Title-and-Caption-outline1">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8" style:family="presentation" style:parent-style-name="Master1-Layout11-cust-Title-and-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9" style:family="presentation" style:parent-style-name="Master1-Layout11-cust-Title-and-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0" style:family="presentation" style:parent-style-name="Master1-Layout11-cust-Title-and-Caption-backgroundobjects">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81" style:family="presentation" style:parent-style-name="Master1-Layout11-cust-Title-and-Caption-backgroundobjects">
      <style:graphic-properties draw:stroke="none" draw:fill="none" draw:fill-color="#ffffff" draw:auto-grow-height="false" fo:min-height="1.485cm"/>
    </style:style>
    <style:style style:name="Mpr82" style:family="presentation" style:parent-style-name="Master1-Layout11-cust-Title-and-Caption-backgroundobjects">
      <style:graphic-properties draw:stroke="none" draw:fill="none" draw:fill-color="#ffffff" draw:textarea-vertical-align="bottom" draw:auto-grow-height="false" fo:min-height="1.485cm"/>
    </style:style>
    <style:style style:name="Mpr83" style:family="presentation" style:parent-style-name="Master1-Layout12-cust-Quote-with-Captio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4" style:family="presentation" style:parent-style-name="Master1-Layout12-cust-Quote-with-Captio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5" style:family="presentation" style:parent-style-name="Master1-Layout12-cust-Quote-with-Caption-outline1">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6" style:family="presentation" style:parent-style-name="Master1-Layout12-cust-Quot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7" style:family="presentation" style:parent-style-name="Master1-Layout12-cust-Quot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8" style:family="presentation" style:parent-style-name="Master1-Layout12-cust-Quote-with-Caption-backgroundobjects">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89" style:family="presentation" style:parent-style-name="Master1-Layout12-cust-Quote-with-Caption-backgroundobjects">
      <style:graphic-properties draw:stroke="none" draw:fill="none" draw:fill-color="#ffffff" draw:auto-grow-height="false" fo:min-height="1.485cm"/>
    </style:style>
    <style:style style:name="Mpr90" style:family="presentation" style:parent-style-name="Master1-Layout12-cust-Quote-with-Caption-backgroundobjects">
      <style:graphic-properties draw:stroke="none" draw:fill="none" draw:fill-color="#ffffff" draw:textarea-vertical-align="bottom" draw:auto-grow-height="false" fo:min-height="1.485cm"/>
    </style:style>
    <style:style style:name="Mpr91" style:family="presentation" style:parent-style-name="Master1-Layout13-cust-Name-Card-title">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92" style:family="presentation" style:parent-style-name="Master1-Layout13-cust-Name-Card-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3" style:family="presentation" style:parent-style-name="Master1-Layout13-cust-Name-Card-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4" style:family="presentation" style:parent-style-name="Master1-Layout13-cust-Name-Card-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95" style:family="presentation" style:parent-style-name="Master1-Layout13-cust-Name-Card-backgroundobjects">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96" style:family="presentation" style:parent-style-name="Master1-Layout13-cust-Name-Card-backgroundobjects">
      <style:graphic-properties draw:stroke="none" draw:fill="none" draw:fill-color="#ffffff" draw:auto-grow-height="false" fo:min-height="1.485cm"/>
    </style:style>
    <style:style style:name="Mpr97" style:family="presentation" style:parent-style-name="Master1-Layout13-cust-Name-Card-backgroundobjects">
      <style:graphic-properties draw:stroke="none" draw:fill="none" draw:fill-color="#ffffff" draw:textarea-vertical-align="bottom" draw:auto-grow-height="false" fo:min-height="1.485cm"/>
    </style:style>
    <style:style style:name="Mpr98" style:family="presentation" style:parent-style-name="Master1-Layout14-cust-3-Colum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99" style:family="presentation" style:parent-style-name="Master1-Layout14-cust-3-Column-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00" style:family="presentation" style:parent-style-name="Master1-Layout14-cust-3-Colum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1" style:family="presentation" style:parent-style-name="Master1-Layout14-cust-3-Colum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2" style:family="presentation" style:parent-style-name="Master1-Layout14-cust-3-Colum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03" style:family="presentation" style:parent-style-name="Master1-Layout14-cust-3-Column-backgroundobjects">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104" style:family="presentation" style:parent-style-name="Master1-Layout14-cust-3-Column-backgroundobjects">
      <style:graphic-properties draw:stroke="none" draw:fill="none" draw:fill-color="#ffffff" draw:auto-grow-height="false" fo:min-height="1.485cm"/>
    </style:style>
    <style:style style:name="Mpr105" style:family="presentation" style:parent-style-name="Master1-Layout14-cust-3-Column-backgroundobjects">
      <style:graphic-properties draw:stroke="none" draw:fill="none" draw:fill-color="#ffffff" draw:textarea-vertical-align="bottom" draw:auto-grow-height="false" fo:min-height="1.485cm"/>
    </style:style>
    <style:style style:name="Mpr106" style:family="presentation" style:parent-style-name="Master1-Layout15-cust-3-Picture-Column-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07" style:family="presentation" style:parent-style-name="Master1-Layout15-cust-3-Picture-Column-outline1">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08" style:family="presentation" style:parent-style-name="Master1-Layout15-cust-3-Picture-Column-title">
      <style:graphic-properties draw:stroke="none" draw:fill="none" draw:textarea-horizontal-align="center" draw:textarea-vertical-align="top" draw:auto-grow-height="false" draw:auto-grow-width="false" fo:padding-top="0.127cm" fo:padding-bottom="0.127cm" fo:padding-left="0.254cm" fo:padding-right="0.254cm" fo:wrap-option="wrap" draw:shadow="visible" draw:shadow-offset-x="0cm" draw:shadow-offset-y="0.141cm" draw:shadow-color="#000000" draw:shadow-opacity="43%"/>
    </style:style>
    <style:style style:name="Mpr109" style:family="presentation" style:parent-style-name="Master1-Layout15-cust-3-Picture-Column-outline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0" style:family="presentation" style:parent-style-name="Master1-Layout15-cust-3-Picture-Colum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1" style:family="presentation" style:parent-style-name="Master1-Layout15-cust-3-Picture-Colum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12" style:family="presentation" style:parent-style-name="Master1-Layout15-cust-3-Picture-Column-backgroundobjects">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113" style:family="presentation" style:parent-style-name="Master1-Layout15-cust-3-Picture-Column-backgroundobjects">
      <style:graphic-properties draw:stroke="none" draw:fill="none" draw:fill-color="#ffffff" draw:auto-grow-height="false" fo:min-height="1.485cm"/>
    </style:style>
    <style:style style:name="Mpr114" style:family="presentation" style:parent-style-name="Master1-Layout15-cust-3-Picture-Column-backgroundobjects">
      <style:graphic-properties draw:stroke="none" draw:fill="none" draw:fill-color="#ffffff" draw:textarea-vertical-align="bottom" draw:auto-grow-height="false" fo:min-height="1.485cm"/>
    </style:style>
    <style:style style:name="Mpr115" style:family="presentation" style:parent-style-name="Master1-Layout16-vertTx-Title-and-Vertical-Text-title">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6" style:family="presentation" style:parent-style-name="Master1-Layout16-vertTx-Title-and-Vertical-Text-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117" style:family="presentation" style:parent-style-name="Master1-Layout16-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8" style:family="presentation" style:parent-style-name="Master1-Layout16-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19" style:family="presentation" style:parent-style-name="Master1-Layout16-vertTx-Title-and-Vertical-Text-backgroundobjects">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120" style:family="presentation" style:parent-style-name="Master1-Layout16-vertTx-Title-and-Vertical-Text-backgroundobjects">
      <style:graphic-properties draw:stroke="none" draw:fill="none" draw:fill-color="#ffffff" draw:auto-grow-height="false" fo:min-height="1.485cm"/>
    </style:style>
    <style:style style:name="Mpr121" style:family="presentation" style:parent-style-name="Master1-Layout16-vertTx-Title-and-Vertical-Text-backgroundobjects">
      <style:graphic-properties draw:stroke="none" draw:fill="none" draw:fill-color="#ffffff" draw:textarea-vertical-align="bottom" draw:auto-grow-height="false" fo:min-height="1.485cm"/>
    </style:style>
    <style:style style:name="Mpr122" style:family="presentation" style:parent-style-name="Master1-Layout17-vertTitleAndTx-Vertical-Title-and-Text-title">
      <style:graphic-properties draw:stroke="none" draw:fill="none" draw:textarea-horizontal-align="right" draw:textarea-vertical-align="bottom" draw:auto-grow-height="false" draw:auto-grow-width="false" fo:min-width="30.48cm" fo:padding-top="0.127cm" fo:padding-bottom="0.127cm" fo:padding-left="0.254cm" fo:padding-right="0.254cm" fo:wrap-option="wrap"/>
      <style:paragraph-properties style:writing-mode="tb-rl"/>
    </style:style>
    <style:style style:name="Mpr123" style:family="presentation" style:parent-style-name="Master1-Layout17-vertTitleAndTx-Vertical-Title-and-Text-outline1">
      <style:graphic-properties draw:stroke="none" draw:fill="none" draw:textarea-horizontal-align="right" draw:textarea-vertical-align="top" draw:auto-grow-height="false" draw:auto-grow-width="false" fo:padding-top="0.127cm" fo:padding-bottom="0.127cm" fo:padding-left="0.254cm" fo:padding-right="0.254cm" fo:wrap-option="wrap"/>
      <style:paragraph-properties style:writing-mode="tb-rl"/>
    </style:style>
    <style:style style:name="Mpr124" style:family="presentation" style:parent-style-name="Master1-Layout17-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25" style:family="presentation" style:parent-style-name="Master1-Layout17-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26" style:family="presentation" style:parent-style-name="Master1-Layout17-vertTitleAndTx-Vertical-Title-and-Text-backgroundobjects">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Mpr127" style:family="presentation" style:parent-style-name="Master1-Layout17-vertTitleAndTx-Vertical-Title-and-Text-backgroundobjects">
      <style:graphic-properties draw:stroke="none" draw:fill="none" draw:fill-color="#ffffff" draw:auto-grow-height="false" fo:min-height="1.485cm"/>
    </style:style>
    <style:style style:name="Mpr128" style:family="presentation" style:parent-style-name="Master1-Layout17-vertTitleAndTx-Vertical-Title-and-Tex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style>
    <style:style style:name="MP6" style:family="paragraph">
      <loext:graphic-properties draw:fill="gradient" draw:fill-gradient-name="a4"/>
    </style:style>
    <style:style style:name="MP7" style:family="paragraph">
      <loext:graphic-properties draw:fill="solid" draw:fill-color="#b01513" draw:opacity="100%"/>
    </style:style>
    <style:style style:name="MP8"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9" style:family="paragraph">
      <loext:graphic-properties draw:fill="none"/>
      <style:paragraph-properties style:writing-mode="lr-tb" style:font-independent-line-spacing="true"/>
    </style:style>
    <style:style style:name="MP10" style:family="paragraph">
      <style:paragraph-properties fo:margin-left="0.953cm" fo:margin-right="0cm" fo:margin-top="0.353cm" fo:margin-bottom="0cm" fo:line-height="100%" fo:text-align="start" fo:text-indent="-0.953cm" style:punctuation-wrap="hanging" style:writing-mode="lr-tb">
        <style:tab-stops/>
      </style:paragraph-properties>
    </style:style>
    <style:style style:name="MP11" style:family="paragraph">
      <style:paragraph-properties fo:margin-left="2.064cm" fo:margin-right="0cm" fo:margin-top="0.353cm" fo:margin-bottom="0cm" fo:line-height="100%" fo:text-align="start" fo:text-indent="-0.794cm" style:punctuation-wrap="hanging" style:writing-mode="lr-tb">
        <style:tab-stops/>
      </style:paragraph-properties>
    </style:style>
    <style:style style:name="MP12" style:family="paragraph">
      <style:paragraph-properties fo:margin-left="3.175cm" fo:margin-right="0cm" fo:margin-top="0.353cm" fo:margin-bottom="0cm" fo:line-height="100%" fo:text-align="start" fo:text-indent="-0.635cm" style:punctuation-wrap="hanging" style:writing-mode="lr-tb">
        <style:tab-stops/>
      </style:paragraph-properties>
    </style:style>
    <style:style style:name="MP13" style:family="paragraph">
      <style:paragraph-properties fo:margin-left="4.445cm" fo:margin-right="0cm" fo:margin-top="0.353cm" fo:margin-bottom="0cm" fo:line-height="100%" fo:text-align="start" fo:text-indent="-0.635cm" style:punctuation-wrap="hanging" style:writing-mode="lr-tb">
        <style:tab-stops/>
      </style:paragraph-properties>
    </style:style>
    <style:style style:name="MP14" style:family="paragraph">
      <style:paragraph-properties fo:margin-left="5.715cm" fo:margin-right="0cm" fo:margin-top="0.353cm" fo:margin-bottom="0cm" fo:line-height="100%" fo:text-align="start" fo:text-indent="-0.635cm" style:punctuation-wrap="hanging" style:writing-mode="lr-tb">
        <style:tab-stops/>
      </style:paragraph-properties>
    </style:style>
    <style:style style:name="MP15"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16" style:family="paragraph">
      <style:paragraph-properties fo:margin-left="0cm" fo:margin-right="0cm" fo:margin-top="0.353cm" fo:margin-bottom="0cm" fo:line-height="100%" fo:text-align="start" fo:text-indent="0cm" style:punctuation-wrap="hanging" style:writing-mode="lr-tb">
        <style:tab-stops/>
      </style:paragraph-properties>
    </style:style>
    <style:style style:name="MP17" style:family="paragraph">
      <style:paragraph-properties fo:margin-left="0cm" fo:margin-right="0cm" fo:margin-top="0.353cm" fo:margin-bottom="0cm" fo:line-height="100%" fo:text-align="center" fo:text-indent="0cm" style:punctuation-wrap="hanging" style:writing-mode="lr-tb">
        <style:tab-stops/>
      </style:paragraph-properties>
    </style:style>
    <style:style style:name="MP18"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9" style:family="paragraph">
      <loext:graphic-properties draw:fill="none"/>
      <style:paragraph-properties style:writing-mode="tb-rl" style:font-independent-line-spacing="true"/>
    </style:style>
    <style:style style:name="MT1" style:family="text">
      <style:text-properties fo:font-variant="normal" fo:text-transform="none" fo:color="#ebebeb" style:text-line-through-style="none" style:text-line-through-type="none" style:text-position="0% 100%" style:font-name="Century Gothic1" fo:font-size="42pt" fo:letter-spacing="normal" fo:language="en" fo:country="US" fo:font-style="normal" style:text-underline-style="none" fo:font-weight="normal" style:text-underline-mode="continuous" style:text-overline-mode="continuous" style:text-line-through-mode="continuous" style:letter-kerning="true" style:font-size-asian="42pt" style:font-style-asian="normal" style:font-weight-asian="normal" style:font-size-complex="42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Century Gothic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entury Gothic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Century Gothic1"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Century Gothic1"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6" style:family="text">
      <style:text-properties fo:font-variant="normal" fo:text-transform="none" fo:color="#ffffff" style:text-line-through-style="none" style:text-line-through-type="none" style:text-position="0% 100%" style:font-name="Century Gothic1" fo:font-size="11pt" fo:letter-spacing="normal" fo:language="en" fo:country="US" fo:font-style="normal" style:text-underline-style="none"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Century Gothic1"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8" style:family="text">
      <style:text-properties fo:font-variant="normal" fo:text-transform="none" fo:color="#ebebeb" style:text-line-through-style="none" style:text-line-through-type="none" style:text-position="0% 100%" style:font-name="Century Gothic1" fo:font-size="72pt" fo:letter-spacing="normal" fo:language="en" fo:country="US" fo:font-style="normal" style:text-underline-style="none" fo:font-weight="normal" style:text-underline-mode="continuous" style:text-overline-mode="continuous" style:text-line-through-mode="continuous" style:letter-kerning="true" style:font-size-asian="72pt" style:font-style-asian="normal" style:font-weight-asian="normal" style:font-size-complex="72pt" style:font-style-complex="normal" style:font-weight-complex="normal"/>
    </style:style>
    <style:style style:name="MT9" style:family="text">
      <style:text-properties fo:text-transform="uppercase" fo:color="#8ad0d6" style:text-line-through-style="none" style:text-line-through-type="none" style:text-position="0% 100%" style:font-name="Century Gothic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10" style:family="text">
      <style:text-properties fo:font-variant="normal" fo:text-transform="none" fo:color="#ebebeb" style:text-line-through-style="none" style:text-line-through-type="none" style:text-position="0% 100%" style:font-name="Century Gothic1" fo:font-size="40pt" fo:letter-spacing="normal" fo:language="en" fo:country="US" fo:font-style="normal" style:text-underline-style="none" fo:font-weight="normal" style:text-underline-mode="continuous" style:text-overline-mode="continuous" style:text-line-through-mode="continuous" style:letter-kerning="true" style:font-size-asian="40pt" style:font-style-asian="normal" style:font-weight-asian="normal" style:font-size-complex="40pt" style:font-style-complex="normal" style:font-weight-complex="normal"/>
    </style:style>
    <style:style style:name="MT11" style:family="text">
      <style:text-properties fo:font-variant="normal" fo:text-transform="none" fo:color="#ffffff" style:text-line-through-style="none" style:text-line-through-type="none" style:text-position="0% 100%" style:font-name="Century Gothic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2" style:family="text">
      <style:text-properties fo:font-variant="normal" fo:text-transform="none" fo:color="#8ad0d6" style:text-line-through-style="none" style:text-line-through-type="none" style:text-position="0% 100%" style:font-name="Century Gothic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3" style:family="text">
      <style:text-properties fo:font-variant="normal" fo:text-transform="none" fo:color="#ebebeb" style:text-line-through-style="none" style:text-line-through-type="none" style:text-position="0% 100%" style:font-name="Century Gothic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4" style:family="text">
      <style:text-properties fo:font-variant="normal" fo:text-transform="none" fo:color="#ebebeb" style:text-line-through-style="none" style:text-line-through-type="none" style:text-position="0% 100%" style:font-name="Century Gothic1" fo:font-size="36pt" fo:letter-spacing="normal" fo:language="en" fo:country="U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MT15" style:family="text">
      <style:text-properties fo:font-variant="normal" fo:text-transform="none" fo:color="#ebebeb" style:text-line-through-style="none" style:text-line-through-type="none" style:text-position="0% 100%" style:font-name="Century Gothic1" fo:font-size="48pt" fo:letter-spacing="normal" fo:language="en" fo:country="US" fo:font-style="normal" style:text-underline-style="none" fo:font-weight="normal" style:text-underline-mode="continuous" style:text-overline-mode="continuous" style:text-line-through-mode="continuous" style:letter-kerning="true" style:font-size-asian="48pt" style:font-style-asian="normal" style:font-weight-asian="normal" style:font-size-complex="48pt" style:font-style-complex="normal" style:font-weight-complex="normal"/>
    </style:style>
    <style:style style:name="MT16" style:family="text">
      <style:text-properties fo:font-variant="small-caps" fo:color="#8ad0d6" style:text-line-through-style="none" style:text-line-through-type="none" style:text-position="0% 100%" style:font-name="Century Gothic1"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17" style:family="text">
      <style:text-properties fo:font-variant="normal" fo:text-transform="none" fo:color="#8ad0d6" style:text-line-through-style="none" style:text-line-through-type="none" style:text-position="0% 100%" style:font-name="Arial1" fo:font-size="122pt" fo:letter-spacing="normal" fo:language="en" fo:country="US" fo:font-style="normal" style:text-underline-style="none" fo:font-weight="normal" style:text-underline-mode="continuous" style:text-overline-mode="continuous" style:text-line-through-mode="continuous" style:letter-kerning="true" style:font-size-asian="122pt" style:font-style-asian="normal" style:font-weight-asian="normal" style:font-size-complex="122pt" style:font-style-complex="normal" style:font-weight-complex="normal"/>
    </style:style>
    <style:style style:name="MT18" style:family="text">
      <style:text-properties fo:font-variant="normal" fo:text-transform="none" fo:color="#8ad0d6" style:text-line-through-style="none" style:text-line-through-type="none" style:text-position="0% 100%" style:font-name="Century Gothic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953cm"/>
        <style:text-properties fo:font-family="'Wingdings 3'" style:font-charset="x-symbol" fo:color="#8ad0d6" fo:font-size="80%"/>
      </text:list-level-style-bullet>
      <text:list-level-style-bullet text:level="2" text:bullet-char="">
        <style:list-level-properties text:space-before="1.111cm" text:min-label-width="0.953cm"/>
        <style:text-properties fo:font-family="'Wingdings 3'" style:font-charset="x-symbol" fo:color="#8ad0d6" fo:font-size="80%"/>
      </text:list-level-style-bullet>
      <text:list-level-style-bullet text:level="3" text:bullet-char="">
        <style:list-level-properties text:space-before="2.223cm" text:min-label-width="0.953cm"/>
        <style:text-properties fo:font-family="'Wingdings 3'" style:font-charset="x-symbol" fo:color="#8ad0d6" fo:font-size="80%"/>
      </text:list-level-style-bullet>
      <text:list-level-style-bullet text:level="4" text:bullet-char="">
        <style:list-level-properties text:space-before="3.493cm" text:min-label-width="0.953cm"/>
        <style:text-properties fo:font-family="'Wingdings 3'" style:font-charset="x-symbol" fo:color="#8ad0d6" fo:font-size="80%"/>
      </text:list-level-style-bullet>
      <text:list-level-style-bullet text:level="5" text:bullet-char="">
        <style:list-level-properties text:space-before="4.763cm" text:min-label-width="0.953cm"/>
        <style:text-properties fo:font-family="'Wingdings 3'" style:font-charset="x-symbol" fo:color="#8ad0d6" fo:font-size="80%"/>
      </text:list-level-style-bullet>
      <text:list-level-style-bullet text:level="6" text:bullet-char="">
        <style:list-level-properties text:space-before="6.009cm" text:min-label-width="0.953cm"/>
        <style:text-properties fo:font-family="'Wingdings 3'" style:font-charset="x-symbol" fo:color="#8ad0d6" fo:font-size="80%"/>
      </text:list-level-style-bullet>
      <text:list-level-style-bullet text:level="7" text:bullet-char="">
        <style:list-level-properties text:space-before="7.302cm" text:min-label-width="0.953cm"/>
        <style:text-properties fo:font-family="'Wingdings 3'" style:font-charset="x-symbol" fo:color="#8ad0d6" fo:font-size="80%"/>
      </text:list-level-style-bullet>
      <text:list-level-style-bullet text:level="8" text:bullet-char="">
        <style:list-level-properties text:space-before="8.572cm" text:min-label-width="0.953cm"/>
        <style:text-properties fo:font-family="'Wingdings 3'" style:font-charset="x-symbol" fo:color="#8ad0d6" fo:font-size="80%"/>
      </text:list-level-style-bullet>
      <text:list-level-style-bullet text:level="9" text:bullet-char="">
        <style:list-level-properties text:space-before="9.842cm" text:min-label-width="0.953cm"/>
        <style:text-properties fo:font-family="'Wingdings 3'" style:font-charset="x-symbol" fo:color="#8ad0d6" fo:font-size="8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19">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Master1-Ion" style:page-layout-name="PM1" draw:style-name="Mdp1">
      <draw:frame draw:name="Picture 7" draw:style-name="Mgr3" draw:text-style-name="MP5" draw:layer="backgroundobjects" svg:width="11.214cm" svg:height="11.634cm" svg:x="0cm" svg:y="7.416cm">
        <draw:image xlink:href="Pictures/image2.png" xlink:type="simple" xlink:show="embed" xlink:actuate="onLoad">
          <text:p/>
        </draw:image>
      </draw:frame>
      <draw:frame draw:name="Picture 6" draw:style-name="Mgr4" draw:text-style-name="MP5" draw:layer="backgroundobjects" svg:width="4.229cm" svg:height="6.571cm" svg:x="0cm" svg:y="8.034cm">
        <draw:image xlink:href="Pictures/image3.png" xlink:type="simple" xlink:show="embed" xlink:actuate="onLoad">
          <text:p/>
        </draw:image>
      </draw:frame>
      <draw:custom-shape draw:name="Oval 15" draw:style-name="Mgr5" draw:text-style-name="MP6" draw:layer="backgroundobjects" svg:width="7.832cm" svg:height="7.832cm" svg:x="23.914cm" svg:y="4.65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name="Picture 8" draw:style-name="Mgr6" draw:text-style-name="MP5" draw:layer="backgroundobjects" svg:width="4.454cm" svg:height="3.171cm" svg:x="22.221cm" svg:y="0cm">
        <draw:image xlink:href="Pictures/image4.png" xlink:type="simple" xlink:show="embed" xlink:actuate="onLoad">
          <text:p/>
        </draw:image>
      </draw:frame>
      <draw:frame draw:name="Picture 9" draw:style-name="Mgr7" draw:text-style-name="MP5" draw:layer="backgroundobjects" svg:width="2.76cm" svg:height="2.117cm" svg:x="23.905cm" svg:y="16.933cm">
        <draw:image xlink:href="Pictures/image5.png" xlink:type="simple" xlink:show="embed" xlink:actuate="onLoad">
          <text:p/>
        </draw:image>
      </draw:frame>
      <draw:custom-shape draw:name="Rectangle 13" draw:style-name="Mgr8" draw:text-style-name="MP7" draw:layer="backgroundobjects" svg:width="1.905cm" svg:height="3.175cm" svg:x="28.994cm" svg:y="0cm">
        <text:p/>
        <draw:enhanced-geometry svg:viewBox="0 0 21600 21600" draw:type="non-primitive" draw:enhanced-path="M 0 0 L 21600 0 21600 21600 0 21600 Z N"/>
      </draw:custom-shape>
      <draw:frame draw:name="Title Placeholder 1" presentation:style-name="Mpr1" draw:text-style-name="MP9" draw:layer="backgroundobjects" svg:width="26.124cm" svg:height="3.89cm" svg:x="1.795cm" svg:y="1.258cm" presentation:class="title">
        <draw:text-box>
          <text:p text:style-name="MP8"><text:span text:style-name="MT1">Click to edit Master title style</text:span></text:p>
        </draw:text-box>
      </draw:frame>
      <draw:frame draw:name="Text Placeholder 2" presentation:style-name="Mpr2" draw:text-style-name="MP9" draw:layer="backgroundobjects" svg:width="24.852cm" svg:height="11.654cm" svg:x="3.065cm" svg:y="5.703cm" presentation:class="outline">
        <draw:text-box>
          <text:list text:style-name="ML3">
            <text:list-item>
              <text:p text:style-name="MP10"><text:span text:style-name="MT2">Click to edit Master text styles</text:span></text:p>
              <text:list>
                <text:list-item>
                  <text:p text:style-name="MP11"><text:span text:style-name="MT3">Second level</text:span></text:p>
                  <text:list>
                    <text:list-item>
                      <text:p text:style-name="MP12"><text:span text:style-name="MT4">Third level</text:span></text:p>
                      <text:list>
                        <text:list-item>
                          <text:p text:style-name="MP13"><text:span text:style-name="MT5">Fourth level</text:span></text:p>
                          <text:list>
                            <text:list-item>
                              <text:p text:style-name="MP14"><text:span text:style-name="MT5">Fifth level</text:span></text:p>
                            </text:list-item>
                          </text:list>
                        </text:list-item>
                      </text:list>
                    </text:list-item>
                  </text:list>
                </text:list-item>
              </text:list>
            </text:list-item>
          </text:list>
        </draw:text-box>
      </draw:frame>
      <draw:frame draw:name="Date Placeholder 3" presentation:style-name="Mpr3" draw:text-style-name="MP9" draw:layer="backgroundobjects" svg:width="2.752cm" svg:height="0.847cm" draw:transform="rotate (-1.5707963267949) translate (30.009cm 4.022cm)" presentation:class="date-time">
        <draw:text-box>
          <text:p text:style-name="MP8"><text:span text:style-name="MT6"><text:date style:data-style-name="D1" text:date-value="2019-04-11">4/11/19</text:date></text:span></text:p>
        </draw:text-box>
      </draw:frame>
      <draw:frame draw:name="Footer Placeholder 4" presentation:style-name="Mpr4" draw:text-style-name="MP9" draw:layer="backgroundobjects" svg:width="10.722cm" svg:height="0.847cm" draw:transform="rotate (-1.5707963267949) translate (30.65cm 4.022cm)" presentation:class="footer">
        <draw:text-box>
          <text:p/>
        </draw:text-box>
      </draw:frame>
      <draw:frame draw:name="Slide Number Placeholder 5" presentation:style-name="Mpr5" draw:text-style-name="MP9" draw:layer="backgroundobjects" svg:width="2.328cm" svg:height="2.132cm" svg:x="28.757cm" svg:y="0.821cm" presentation:class="page-number">
        <draw:text-box>
          <text:p text:style-name="MP15"><text:span text:style-name="MT7"><text:page-number>&lt;number&gt;</text:page-number></text:span></text:p>
        </draw:text-box>
      </draw:frame>
      <presentation:notes style:page-layout-name="PM0">
        <draw:page-thumbnail presentation:style-name="Master1-Ion-title" draw:layer="backgroundobjects" svg:width="14.848cm" svg:height="11.136cm" svg:x="3.075cm" svg:y="2.257cm" presentation:class="page"/>
        <draw:frame presentation:style-name="Master1-Ion-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presentation:header/></text:p>
          </draw:text-box>
        </draw:frame>
        <draw:frame presentation:style-name="Mpr6" draw:text-style-name="MP4" draw:layer="backgroundobjects" svg:width="9.113cm" svg:height="1.484cm" svg:x="11.886cm" svg:y="0cm" presentation:class="date-time">
          <draw:text-box>
            <text:p text:style-name="MP3"><presentation:date-time/></text:p>
          </draw:text-box>
        </draw:frame>
        <draw:frame presentation:style-name="Mpr7" draw:text-style-name="MP2" draw:layer="backgroundobjects" svg:width="9.113cm" svg:height="1.484cm" svg:x="0cm" svg:y="28.215cm" presentation:class="footer">
          <draw:text-box>
            <text:p text:style-name="MP1"><presentation:footer/></text:p>
          </draw:text-box>
        </draw:frame>
        <draw:frame presentation:style-name="Mpr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1-title-Title-Slide" style:page-layout-name="PM1" draw:style-name="Mdp2">
      <draw:frame draw:name="Title 1" presentation:style-name="Mpr8" draw:text-style-name="MP9" draw:layer="Master1-bg" svg:width="24.516cm" svg:height="9.249cm" svg:x="3.208cm" svg:y="4.022cm" presentation:class="title">
        <draw:text-box>
          <text:p text:style-name="MP8"><text:span text:style-name="MT8">Click to edit Master title style</text:span></text:p>
        </draw:text-box>
      </draw:frame>
      <draw:frame draw:name="Subtitle 2" presentation:style-name="Mpr9" draw:text-style-name="MP9" draw:layer="Master1-bg" svg:width="24.516cm" svg:height="2.393cm" svg:x="3.208cm" svg:y="13.271cm" presentation:class="subtitle">
        <draw:text-box>
          <text:p text:style-name="MP16"><text:span text:style-name="MT9">Click to edit Master subtitle style</text:span></text:p>
        </draw:text-box>
      </draw:frame>
      <draw:frame draw:name="Date Placeholder 3" presentation:style-name="Mpr10" draw:text-style-name="MP9" draw:layer="Master1-bg" svg:width="2.752cm" svg:height="0.847cm" draw:transform="rotate (-1.5707963267949) translate (30.009cm 4.022cm)" presentation:class="date-time">
        <draw:text-box>
          <text:p text:style-name="MP8"><text:span text:style-name="MT6"><text:date style:data-style-name="D1" text:date-value="2019-04-11">4/11/19</text:date></text:span></text:p>
        </draw:text-box>
      </draw:frame>
      <draw:frame draw:name="Footer Placeholder 4" presentation:style-name="Mpr11" draw:text-style-name="MP9" draw:layer="Master1-bg" svg:width="10.722cm" svg:height="0.847cm" draw:transform="rotate (-1.5707963267949) translate (30.65cm 4.022cm)" presentation:class="footer">
        <draw:text-box>
          <text:p/>
        </draw:text-box>
      </draw:frame>
      <draw:frame draw:name="Slide Number Placeholder 5" presentation:style-name="Mpr12" draw:text-style-name="MP9" draw:layer="Master1-bg" svg:width="2.328cm" svg:height="2.132cm" svg:x="28.757cm" svg:y="0.821cm" presentation:class="page-number">
        <draw:text-box>
          <text:p text:style-name="MP15"><text:span text:style-name="MT7"><text:page-number>&lt;number&gt;</text:page-number></text:span></text:p>
        </draw:text-box>
      </draw:frame>
      <draw:frame presentation:style-name="Master1-Layout1-title-Title-Slide-outline1" draw:layer="backgroundobjects" svg:width="30.479cm" svg:height="11.048cm" svg:x="1.693cm" svg:y="4.457cm" presentation:class="outline" presentation:placeholder="true">
        <draw:text-box/>
      </draw:frame>
      <presentation:notes style:page-layout-name="PM0">
        <draw:page-thumbnail presentation:style-name="Master1-Layout1-title-Title-Slide-title" draw:layer="backgroundobjects" svg:width="0cm" svg:height="0cm" svg:x="0cm" svg:y="2.257cm" presentation:class="page"/>
        <draw:frame presentation:style-name="Master1-Layout1-title-Title-Slid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2-obj-Title-and-Content" style:page-layout-name="PM1" draw:style-name="Mdp3">
      <draw:frame draw:name="Title 1" presentation:style-name="Mpr15" draw:text-style-name="MP9" draw:layer="Master1-bg" svg:width="26.124cm" svg:height="3.89cm" svg:x="1.795cm" svg:y="1.258cm" presentation:class="title">
        <draw:text-box>
          <text:p text:style-name="MP8"><text:span text:style-name="MT1">Click to edit Master title style</text:span></text:p>
        </draw:text-box>
      </draw:frame>
      <draw:frame draw:name="Content Placeholder 2" presentation:style-name="Mpr15" draw:text-style-name="MP9" draw:layer="Master1-bg" svg:width="24.852cm" svg:height="11.654cm" svg:x="3.065cm" svg:y="5.703cm" presentation:class="title">
        <draw:text-box>
          <text:list text:style-name="ML6">
            <text:list-item>
              <text:p text:style-name="MP10"><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Date Placeholder 3" presentation:style-name="Mpr16" draw:text-style-name="MP9" draw:layer="Master1-bg" svg:width="2.752cm" svg:height="0.847cm" draw:transform="rotate (-1.5707963267949) translate (30.009cm 4.022cm)" presentation:class="date-time">
        <draw:text-box>
          <text:p text:style-name="MP8"><text:span text:style-name="MT6"><text:date style:data-style-name="D1" text:date-value="2019-04-11">4/11/19</text:date></text:span></text:p>
        </draw:text-box>
      </draw:frame>
      <draw:frame draw:name="Footer Placeholder 4" presentation:style-name="Mpr17" draw:text-style-name="MP9" draw:layer="Master1-bg" svg:width="10.722cm" svg:height="0.847cm" draw:transform="rotate (-1.5707963267949) translate (30.65cm 4.022cm)" presentation:class="footer">
        <draw:text-box>
          <text:p/>
        </draw:text-box>
      </draw:frame>
      <draw:frame draw:name="Slide Number Placeholder 5" presentation:style-name="Mpr18" draw:text-style-name="MP9" draw:layer="Master1-bg" svg:width="2.328cm" svg:height="2.132cm" svg:x="28.757cm" svg:y="0.821cm" presentation:class="page-number">
        <draw:text-box>
          <text:p text:style-name="MP15"><text:span text:style-name="MT7"><text:page-number>&lt;number&gt;</text:page-number></text:span></text:p>
        </draw:text-box>
      </draw:frame>
      <draw:frame presentation:style-name="Master1-Layout2-obj-Title-and-Content-outline1" draw:layer="backgroundobjects" svg:width="30.479cm" svg:height="11.048cm" svg:x="1.693cm" svg:y="4.457cm" presentation:class="outline" presentation:placeholder="true">
        <draw:text-box/>
      </draw:frame>
      <presentation:notes style:page-layout-name="PM0">
        <draw:page-thumbnail presentation:style-name="Master1-Layout2-obj-Title-and-Content-title" draw:layer="backgroundobjects" svg:width="0cm" svg:height="0cm" svg:x="0cm" svg:y="2.257cm" presentation:class="page"/>
        <draw:frame presentation:style-name="Master1-Layout2-obj-Title-and-Content-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presentation:header/></text:p>
          </draw:text-box>
        </draw:frame>
        <draw:frame presentation:style-name="Mpr19" draw:text-style-name="MP4" draw:layer="backgroundobjects" svg:width="9.113cm" svg:height="1.484cm" svg:x="11.886cm" svg:y="0cm" presentation:class="date-time">
          <draw:text-box>
            <text:p text:style-name="MP3"><presentation:date-time/></text:p>
          </draw:text-box>
        </draw:frame>
        <draw:frame presentation:style-name="Mpr20" draw:text-style-name="MP2" draw:layer="backgroundobjects" svg:width="9.113cm" svg:height="1.484cm" svg:x="0cm" svg:y="28.215cm" presentation:class="footer">
          <draw:text-box>
            <text:p text:style-name="MP1"><presentation:footer/></text:p>
          </draw:text-box>
        </draw:frame>
        <draw:frame presentation:style-name="Mpr2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3-secHead-Section-Header" style:page-layout-name="PM1" draw:style-name="Mdp4">
      <draw:frame draw:name="Title 1" presentation:style-name="Mpr21" draw:text-style-name="MP9" draw:layer="Master1-bg" svg:width="24.516cm" svg:height="5.321cm" svg:x="3.208cm" svg:y="7.949cm" presentation:class="title">
        <draw:text-box>
          <text:p text:style-name="MP8"><text:span text:style-name="MT10">Click to edit Master title style</text:span></text:p>
        </draw:text-box>
      </draw:frame>
      <draw:frame draw:name="Text Placeholder 2" presentation:style-name="Mpr22" draw:text-style-name="MP9" draw:layer="Master1-bg" svg:width="24.516cm" svg:height="2.39cm" svg:x="3.208cm" svg:y="13.271cm" presentation:class="outline">
        <draw:text-box>
          <text:list text:style-name="ML3">
            <text:list-item>
              <text:p text:style-name="MP16"><text:span text:style-name="MT9">Click to edit Master text styles</text:span></text:p>
            </text:list-item>
          </text:list>
        </draw:text-box>
      </draw:frame>
      <draw:frame draw:name="Date Placeholder 3" presentation:style-name="Mpr23" draw:text-style-name="MP9" draw:layer="Master1-bg" svg:width="2.752cm" svg:height="0.847cm" draw:transform="rotate (-1.5707963267949) translate (30.009cm 4.022cm)" presentation:class="date-time">
        <draw:text-box>
          <text:p text:style-name="MP8"><text:span text:style-name="MT6"><text:date style:data-style-name="D1" text:date-value="2019-04-11">4/11/19</text:date></text:span></text:p>
        </draw:text-box>
      </draw:frame>
      <draw:frame draw:name="Footer Placeholder 4" presentation:style-name="Mpr24" draw:text-style-name="MP9" draw:layer="Master1-bg" svg:width="10.722cm" svg:height="0.847cm" draw:transform="rotate (-1.5707963267949) translate (30.65cm 4.022cm)" presentation:class="footer">
        <draw:text-box>
          <text:p/>
        </draw:text-box>
      </draw:frame>
      <draw:frame draw:name="Slide Number Placeholder 5" presentation:style-name="Mpr25" draw:text-style-name="MP9" draw:layer="Master1-bg" svg:width="2.328cm" svg:height="2.132cm" svg:x="28.757cm" svg:y="0.821cm" presentation:class="page-number">
        <draw:text-box>
          <text:p text:style-name="MP15"><text:span text:style-name="MT7"><text:page-number>&lt;number&gt;</text:page-number></text:span></text:p>
        </draw:text-box>
      </draw:frame>
      <presentation:notes style:page-layout-name="PM0">
        <draw:page-thumbnail presentation:style-name="Master1-Layout3-secHead-Section-Header-title" draw:layer="backgroundobjects" svg:width="0cm" svg:height="0cm" svg:x="0cm" svg:y="2.257cm" presentation:class="page"/>
        <draw:frame presentation:style-name="Master1-Layout3-secHead-Section-Header-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presentation:header/></text:p>
          </draw:text-box>
        </draw:frame>
        <draw:frame presentation:style-name="Mpr26" draw:text-style-name="MP4" draw:layer="backgroundobjects" svg:width="9.113cm" svg:height="1.484cm" svg:x="11.886cm" svg:y="0cm" presentation:class="date-time">
          <draw:text-box>
            <text:p text:style-name="MP3"><presentation:date-time/></text:p>
          </draw:text-box>
        </draw:frame>
        <draw:frame presentation:style-name="Mpr27" draw:text-style-name="MP2" draw:layer="backgroundobjects" svg:width="9.113cm" svg:height="1.484cm" svg:x="0cm" svg:y="28.215cm" presentation:class="footer">
          <draw:text-box>
            <text:p text:style-name="MP1"><presentation:footer/></text:p>
          </draw:text-box>
        </draw:frame>
        <draw:frame presentation:style-name="Mpr2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4-twoObj-Two-Content" style:page-layout-name="PM1" draw:style-name="Mdp5">
      <draw:frame draw:name="Title 1" presentation:style-name="Mpr28" draw:text-style-name="MP9" draw:layer="Master1-bg" svg:width="26.124cm" svg:height="3.89cm" svg:x="1.795cm" svg:y="1.258cm" presentation:class="title">
        <draw:text-box>
          <text:p text:style-name="MP8"><text:span text:style-name="MT1">Click to edit Master title style</text:span></text:p>
        </draw:text-box>
      </draw:frame>
      <draw:frame draw:name="Content Placeholder 2" presentation:style-name="Mpr28" draw:text-style-name="MP9" draw:layer="Master1-bg" svg:width="12.212cm" svg:height="11.655cm" svg:x="3.065cm" svg:y="5.724cm" presentation:class="title">
        <draw:text-box>
          <text:list text:style-name="ML6">
            <text:list-item>
              <text:p text:style-name="MP10"><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11">Fourth level</text:span><text:span text:style-name="MT11"><text:line-break/></text:span><text:span text:style-name="MT11">Fifth level</text:span></text:p>
            </text:list-item>
          </text:list>
        </draw:text-box>
      </draw:frame>
      <draw:frame draw:name="Content Placeholder 3" presentation:style-name="Mpr28" draw:text-style-name="MP9" draw:layer="Master1-bg" svg:width="12.212cm" svg:height="11.667cm" svg:x="15.707cm" svg:y="5.711cm" presentation:class="title">
        <draw:text-box>
          <text:list text:style-name="ML6">
            <text:list-item>
              <text:p text:style-name="MP10"><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11">Fourth level</text:span><text:span text:style-name="MT11"><text:line-break/></text:span><text:span text:style-name="MT11">Fifth level</text:span></text:p>
            </text:list-item>
          </text:list>
        </draw:text-box>
      </draw:frame>
      <draw:frame draw:name="Date Placeholder 4" presentation:style-name="Mpr29" draw:text-style-name="MP9" draw:layer="Master1-bg" svg:width="2.752cm" svg:height="0.847cm" draw:transform="rotate (-1.5707963267949) translate (30.009cm 4.022cm)" presentation:class="date-time">
        <draw:text-box>
          <text:p text:style-name="MP8"><text:span text:style-name="MT6"><text:date style:data-style-name="D1" text:date-value="2019-04-11">4/11/19</text:date></text:span></text:p>
        </draw:text-box>
      </draw:frame>
      <draw:frame draw:name="Footer Placeholder 5" presentation:style-name="Mpr30" draw:text-style-name="MP9" draw:layer="Master1-bg" svg:width="10.722cm" svg:height="0.847cm" draw:transform="rotate (-1.5707963267949) translate (30.65cm 4.022cm)" presentation:class="footer">
        <draw:text-box>
          <text:p/>
        </draw:text-box>
      </draw:frame>
      <draw:frame draw:name="Slide Number Placeholder 6" presentation:style-name="Mpr31" draw:text-style-name="MP9" draw:layer="Master1-bg" svg:width="2.328cm" svg:height="2.132cm" svg:x="28.757cm" svg:y="0.821cm" presentation:class="page-number">
        <draw:text-box>
          <text:p text:style-name="MP15"><text:span text:style-name="MT7"><text:page-number>&lt;number&gt;</text:page-number></text:span></text:p>
        </draw:text-box>
      </draw:frame>
      <presentation:notes style:page-layout-name="PM0">
        <draw:page-thumbnail presentation:style-name="Master1-Layout4-twoObj-Two-Content-title" draw:layer="backgroundobjects" svg:width="0cm" svg:height="0cm" svg:x="0cm" svg:y="2.257cm" presentation:class="page"/>
        <draw:frame presentation:style-name="Master1-Layout4-twoObj-Two-Content-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presentation:header/></text:p>
          </draw:text-box>
        </draw:frame>
        <draw:frame presentation:style-name="Mpr32" draw:text-style-name="MP4" draw:layer="backgroundobjects" svg:width="9.113cm" svg:height="1.484cm" svg:x="11.886cm" svg:y="0cm" presentation:class="date-time">
          <draw:text-box>
            <text:p text:style-name="MP3"><presentation:date-time/></text:p>
          </draw:text-box>
        </draw:frame>
        <draw:frame presentation:style-name="Mpr33" draw:text-style-name="MP2" draw:layer="backgroundobjects" svg:width="9.113cm" svg:height="1.484cm" svg:x="0cm" svg:y="28.215cm" presentation:class="footer">
          <draw:text-box>
            <text:p text:style-name="MP1"><presentation:footer/></text:p>
          </draw:text-box>
        </draw:frame>
        <draw:frame presentation:style-name="Mpr3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5-twoTxTwoObj-Comparison" style:page-layout-name="PM1" draw:style-name="Mdp6">
      <draw:frame draw:name="Title 1" presentation:style-name="Mpr34" draw:text-style-name="MP9" draw:layer="Master1-bg" svg:width="26.124cm" svg:height="3.89cm" svg:x="1.795cm" svg:y="1.258cm" presentation:class="title">
        <draw:text-box>
          <text:p text:style-name="MP8"><text:span text:style-name="MT1">Click to edit Master title style</text:span></text:p>
        </draw:text-box>
      </draw:frame>
      <draw:frame draw:name="Text Placeholder 2" presentation:style-name="Mpr35" draw:text-style-name="MP9" draw:layer="Master1-bg" svg:width="12.212cm" svg:height="1.601cm" svg:x="3.065cm" svg:y="5.292cm" presentation:class="outline">
        <draw:text-box>
          <text:list text:style-name="ML3">
            <text:list-item>
              <text:p text:style-name="MP16"><text:span text:style-name="MT12">Click to edit Master text styles</text:span></text:p>
            </text:list-item>
          </text:list>
        </draw:text-box>
      </draw:frame>
      <draw:frame draw:name="Content Placeholder 3" presentation:style-name="Mpr34" draw:text-style-name="MP9" draw:layer="Master1-bg" svg:width="12.212cm" svg:height="10.394cm" svg:x="3.065cm" svg:y="6.985cm" presentation:class="title">
        <draw:text-box>
          <text:list text:style-name="ML6">
            <text:list-item>
              <text:p text:style-name="MP10"><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11">Fourth level</text:span><text:span text:style-name="MT11"><text:line-break/></text:span><text:span text:style-name="MT11">Fifth level</text:span></text:p>
            </text:list-item>
          </text:list>
        </draw:text-box>
      </draw:frame>
      <draw:frame draw:name="Text Placeholder 4" presentation:style-name="Mpr35" draw:text-style-name="MP9" draw:layer="Master1-bg" svg:width="12.212cm" svg:height="1.601cm" svg:x="15.707cm" svg:y="5.292cm" presentation:class="outline">
        <draw:text-box>
          <text:list text:style-name="ML7">
            <text:list-item>
              <text:p text:style-name="MP16"><text:span text:style-name="MT12">Click to edit Master text styles</text:span></text:p>
            </text:list-item>
          </text:list>
        </draw:text-box>
      </draw:frame>
      <draw:frame draw:name="Content Placeholder 5" presentation:style-name="Mpr34" draw:text-style-name="MP9" draw:layer="Master1-bg" svg:width="12.212cm" svg:height="10.394cm" svg:x="15.707cm" svg:y="6.985cm" presentation:class="title">
        <draw:text-box>
          <text:list text:style-name="ML6">
            <text:list-item>
              <text:p text:style-name="MP10"><text:span text:style-name="MT3">Click to 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11">Fourth level</text:span><text:span text:style-name="MT11"><text:line-break/></text:span><text:span text:style-name="MT11">Fifth level</text:span></text:p>
            </text:list-item>
          </text:list>
        </draw:text-box>
      </draw:frame>
      <draw:frame draw:name="Date Placeholder 6" presentation:style-name="Mpr36" draw:text-style-name="MP9" draw:layer="Master1-bg" svg:width="2.752cm" svg:height="0.847cm" draw:transform="rotate (-1.5707963267949) translate (30.009cm 4.022cm)" presentation:class="date-time">
        <draw:text-box>
          <text:p text:style-name="MP8"><text:span text:style-name="MT6"><text:date style:data-style-name="D1" text:date-value="2019-04-11">4/11/19</text:date></text:span></text:p>
        </draw:text-box>
      </draw:frame>
      <draw:frame draw:name="Footer Placeholder 7" presentation:style-name="Mpr37" draw:text-style-name="MP9" draw:layer="backgroundobjects" svg:width="10.722cm" svg:height="0.847cm" draw:transform="rotate (-1.5707963267949) translate (30.65cm 4.022cm)" presentation:class="footer">
        <draw:text-box>
          <text:p/>
        </draw:text-box>
      </draw:frame>
      <draw:frame draw:name="Slide Number Placeholder 8" presentation:style-name="Mpr38" draw:text-style-name="MP9" draw:layer="backgroundobjects" svg:width="2.328cm" svg:height="2.132cm" svg:x="28.757cm" svg:y="0.821cm" presentation:class="page-number">
        <draw:text-box>
          <text:p text:style-name="MP15"><text:span text:style-name="MT7"><text:page-number>&lt;number&gt;</text:page-number></text:span></text:p>
        </draw:text-box>
      </draw:frame>
      <presentation:notes style:page-layout-name="PM0">
        <draw:page-thumbnail presentation:style-name="Master1-Layout5-twoTxTwoObj-Comparison-title" draw:layer="backgroundobjects" svg:width="0cm" svg:height="0cm" svg:x="0cm" svg:y="2.257cm" presentation:class="page"/>
        <draw:frame presentation:style-name="Master1-Layout5-twoTxTwoObj-Comparison-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presentation:header/></text:p>
          </draw:text-box>
        </draw:frame>
        <draw:frame presentation:style-name="Mpr39" draw:text-style-name="MP4" draw:layer="backgroundobjects" svg:width="9.113cm" svg:height="1.484cm" svg:x="11.886cm" svg:y="0cm" presentation:class="date-time">
          <draw:text-box>
            <text:p text:style-name="MP3"><presentation:date-time/></text:p>
          </draw:text-box>
        </draw:frame>
        <draw:frame presentation:style-name="Mpr40" draw:text-style-name="MP2" draw:layer="backgroundobjects" svg:width="9.113cm" svg:height="1.484cm" svg:x="0cm" svg:y="28.215cm" presentation:class="footer">
          <draw:text-box>
            <text:p text:style-name="MP1"><presentation:footer/></text:p>
          </draw:text-box>
        </draw:frame>
        <draw:frame presentation:style-name="Mpr4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6-titleOnly-Title-Only" style:page-layout-name="PM1" draw:style-name="Mdp7">
      <draw:frame draw:name="Title 1" presentation:style-name="Mpr41" draw:text-style-name="MP9" draw:layer="Master1-bg" svg:width="26.124cm" svg:height="3.89cm" svg:x="1.795cm" svg:y="1.258cm" presentation:class="title">
        <draw:text-box>
          <text:p text:style-name="MP8"><text:span text:style-name="MT1">Click to edit Master title style</text:span></text:p>
        </draw:text-box>
      </draw:frame>
      <draw:frame draw:name="Date Placeholder 2" presentation:style-name="Mpr42" draw:text-style-name="MP9" draw:layer="Master1-bg" svg:width="2.752cm" svg:height="0.847cm" draw:transform="rotate (-1.5707963267949) translate (30.009cm 4.022cm)" presentation:class="date-time">
        <draw:text-box>
          <text:p text:style-name="MP8"><text:span text:style-name="MT6"><text:date style:data-style-name="D1" text:date-value="2019-04-11">4/11/19</text:date></text:span></text:p>
        </draw:text-box>
      </draw:frame>
      <draw:frame draw:name="Footer Placeholder 3" presentation:style-name="Mpr43" draw:text-style-name="MP9" draw:layer="Master1-bg" svg:width="10.722cm" svg:height="0.847cm" draw:transform="rotate (-1.5707963267949) translate (30.65cm 4.022cm)" presentation:class="footer">
        <draw:text-box>
          <text:p/>
        </draw:text-box>
      </draw:frame>
      <draw:frame draw:name="Slide Number Placeholder 4" presentation:style-name="Mpr44" draw:text-style-name="MP9" draw:layer="Master1-bg" svg:width="2.328cm" svg:height="2.132cm" svg:x="28.757cm" svg:y="0.821cm" presentation:class="page-number">
        <draw:text-box>
          <text:p text:style-name="MP15"><text:span text:style-name="MT7"><text:page-number>&lt;number&gt;</text:page-number></text:span></text:p>
        </draw:text-box>
      </draw:frame>
      <presentation:notes style:page-layout-name="PM0">
        <draw:page-thumbnail presentation:style-name="Master1-Layout6-titleOnly-Title-Only-title" draw:layer="backgroundobjects" svg:width="0cm" svg:height="0cm" svg:x="0cm" svg:y="2.257cm" presentation:class="page"/>
        <draw:frame presentation:style-name="Master1-Layout6-titleOnly-Title-Only-notes" draw:layer="backgroundobjects" svg:width="16.799cm" svg:height="13.364cm" svg:x="2.1cm" svg:y="14.107cm" presentation:class="notes" presentation:placeholder="true">
          <draw:text-box/>
        </draw:frame>
        <draw:frame presentation:style-name="Mpr45" draw:text-style-name="MP2" draw:layer="backgroundobjects" svg:width="9.113cm" svg:height="1.484cm" svg:x="0cm" svg:y="0cm" presentation:class="header">
          <draw:text-box>
            <text:p text:style-name="MP1"><presentation:header/></text:p>
          </draw:text-box>
        </draw:frame>
        <draw:frame presentation:style-name="Mpr45" draw:text-style-name="MP4" draw:layer="backgroundobjects" svg:width="9.113cm" svg:height="1.484cm" svg:x="11.886cm" svg:y="0cm" presentation:class="date-time">
          <draw:text-box>
            <text:p text:style-name="MP3"><presentation:date-time/></text:p>
          </draw:text-box>
        </draw:frame>
        <draw:frame presentation:style-name="Mpr46" draw:text-style-name="MP2" draw:layer="backgroundobjects" svg:width="9.113cm" svg:height="1.484cm" svg:x="0cm" svg:y="28.215cm" presentation:class="footer">
          <draw:text-box>
            <text:p text:style-name="MP1"><presentation:footer/></text:p>
          </draw:text-box>
        </draw:frame>
        <draw:frame presentation:style-name="Mpr4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7-blank-Blank" style:page-layout-name="PM1" draw:style-name="Mdp8">
      <draw:frame draw:name="Date Placeholder 1" presentation:style-name="Mpr47" draw:text-style-name="MP9" draw:layer="Master1-bg" svg:width="2.752cm" svg:height="0.847cm" draw:transform="rotate (-1.5707963267949) translate (30.009cm 4.022cm)" presentation:class="date-time">
        <draw:text-box>
          <text:p text:style-name="MP8"><text:span text:style-name="MT6"><text:date style:data-style-name="D1" text:date-value="2019-04-11">4/11/19</text:date></text:span></text:p>
        </draw:text-box>
      </draw:frame>
      <draw:frame draw:name="Footer Placeholder 2" presentation:style-name="Mpr48" draw:text-style-name="MP9" draw:layer="Master1-bg" svg:width="10.722cm" svg:height="0.847cm" draw:transform="rotate (-1.5707963267949) translate (30.65cm 4.022cm)" presentation:class="footer">
        <draw:text-box>
          <text:p/>
        </draw:text-box>
      </draw:frame>
      <draw:frame draw:name="Slide Number Placeholder 3" presentation:style-name="Mpr49" draw:text-style-name="MP9" draw:layer="Master1-bg" svg:width="2.328cm" svg:height="2.132cm" svg:x="28.757cm" svg:y="0.821cm" presentation:class="page-number">
        <draw:text-box>
          <text:p text:style-name="MP15"><text:span text:style-name="MT7"><text:page-number>&lt;number&gt;</text:page-number></text:span></text:p>
        </draw:text-box>
      </draw:frame>
      <presentation:notes style:page-layout-name="PM0">
        <draw:page-thumbnail presentation:style-name="Master1-Layout7-blank-Blank-title" draw:layer="backgroundobjects" svg:width="0cm" svg:height="0cm" svg:x="0cm" svg:y="2.257cm" presentation:class="page"/>
        <draw:frame presentation:style-name="Master1-Layout7-blank-Blank-notes" draw:layer="backgroundobjects" svg:width="16.799cm" svg:height="13.364cm" svg:x="2.1cm" svg:y="14.107cm" presentation:class="notes" presentation:placeholder="true">
          <draw:text-box/>
        </draw:frame>
        <draw:frame presentation:style-name="Mpr50" draw:text-style-name="MP2" draw:layer="backgroundobjects" svg:width="9.113cm" svg:height="1.484cm" svg:x="0cm" svg:y="0cm" presentation:class="header">
          <draw:text-box>
            <text:p text:style-name="MP1"><presentation:header/></text:p>
          </draw:text-box>
        </draw:frame>
        <draw:frame presentation:style-name="Mpr50" draw:text-style-name="MP4" draw:layer="backgroundobjects" svg:width="9.113cm" svg:height="1.484cm" svg:x="11.886cm" svg:y="0cm" presentation:class="date-time">
          <draw:text-box>
            <text:p text:style-name="MP3"><presentation:date-time/></text:p>
          </draw:text-box>
        </draw:frame>
        <draw:frame presentation:style-name="Mpr51" draw:text-style-name="MP2" draw:layer="backgroundobjects" svg:width="9.113cm" svg:height="1.484cm" svg:x="0cm" svg:y="28.215cm" presentation:class="footer">
          <draw:text-box>
            <text:p text:style-name="MP1"><presentation:footer/></text:p>
          </draw:text-box>
        </draw:frame>
        <draw:frame presentation:style-name="Mpr5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8-objTx-Content-with-Caption" style:page-layout-name="PM1" draw:style-name="Mdp9">
      <draw:frame draw:name="Title 1" presentation:style-name="Mpr52" draw:text-style-name="MP9" draw:layer="Master1-bg" svg:width="9.447cm" svg:height="4.022cm" svg:x="3.208cm" svg:y="4.022cm" presentation:class="title">
        <draw:text-box>
          <text:p text:style-name="MP8"><text:span text:style-name="MT13">Click to edit Master title style</text:span></text:p>
        </draw:text-box>
      </draw:frame>
      <draw:frame draw:name="Content Placeholder 2" presentation:style-name="Mpr53" draw:text-style-name="MP9" draw:layer="Master1-bg" svg:width="14.433cm" svg:height="12.7cm" svg:x="13.291cm" svg:y="4.022cm" presentation:class="title">
        <draw:text-box>
          <text:list text:style-name="ML6">
            <text:list-item>
              <text:p text:style-name="MP10"><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Text Placeholder 3" presentation:style-name="Mpr54" draw:text-style-name="MP9" draw:layer="Master1-bg" svg:width="9.447cm" svg:height="8.043cm" svg:x="3.208cm" svg:y="8.692cm" presentation:class="outline">
        <draw:text-box>
          <text:list text:style-name="ML3">
            <text:list-item>
              <text:p text:style-name="MP16"><text:span text:style-name="MT5">Click to edit Master text styles</text:span></text:p>
            </text:list-item>
          </text:list>
        </draw:text-box>
      </draw:frame>
      <draw:frame draw:name="Date Placeholder 4" presentation:style-name="Mpr55" draw:text-style-name="MP9" draw:layer="Master1-bg" svg:width="2.752cm" svg:height="0.847cm" draw:transform="rotate (-1.5707963267949) translate (30.009cm 4.022cm)" presentation:class="date-time">
        <draw:text-box>
          <text:p text:style-name="MP8"><text:span text:style-name="MT6"><text:date style:data-style-name="D1" text:date-value="2019-04-11">4/11/19</text:date></text:span></text:p>
        </draw:text-box>
      </draw:frame>
      <draw:frame draw:name="Footer Placeholder 5" presentation:style-name="Mpr56" draw:text-style-name="MP9" draw:layer="Master1-bg" svg:width="10.722cm" svg:height="0.847cm" draw:transform="rotate (-1.5707963267949) translate (30.65cm 4.022cm)" presentation:class="footer">
        <draw:text-box>
          <text:p/>
        </draw:text-box>
      </draw:frame>
      <draw:frame draw:name="Slide Number Placeholder 6" presentation:style-name="Mpr57" draw:text-style-name="MP9" draw:layer="Master1-bg" svg:width="2.328cm" svg:height="2.132cm" svg:x="28.757cm" svg:y="0.821cm" presentation:class="page-number">
        <draw:text-box>
          <text:p text:style-name="MP15"><text:span text:style-name="MT7"><text:page-number>&lt;number&gt;</text:page-number></text:span></text:p>
        </draw:text-box>
      </draw:frame>
      <presentation:notes style:page-layout-name="PM0">
        <draw:page-thumbnail presentation:style-name="Master1-Layout8-objTx-Content-with-Caption-title" draw:layer="backgroundobjects" svg:width="0cm" svg:height="0cm" svg:x="0cm" svg:y="2.257cm" presentation:class="page"/>
        <draw:frame presentation:style-name="Master1-Layout8-objTx-Content-with-Caption-notes" draw:layer="backgroundobjects" svg:width="16.799cm" svg:height="13.364cm" svg:x="2.1cm" svg:y="14.107cm" presentation:class="notes" presentation:placeholder="true">
          <draw:text-box/>
        </draw:frame>
        <draw:frame presentation:style-name="Mpr58" draw:text-style-name="MP2" draw:layer="backgroundobjects" svg:width="9.113cm" svg:height="1.484cm" svg:x="0cm" svg:y="0cm" presentation:class="header">
          <draw:text-box>
            <text:p text:style-name="MP1"><presentation:header/></text:p>
          </draw:text-box>
        </draw:frame>
        <draw:frame presentation:style-name="Mpr58" draw:text-style-name="MP4" draw:layer="backgroundobjects" svg:width="9.113cm" svg:height="1.484cm" svg:x="11.886cm" svg:y="0cm" presentation:class="date-time">
          <draw:text-box>
            <text:p text:style-name="MP3"><presentation:date-time/></text:p>
          </draw:text-box>
        </draw:frame>
        <draw:frame presentation:style-name="Mpr59" draw:text-style-name="MP2" draw:layer="backgroundobjects" svg:width="9.113cm" svg:height="1.484cm" svg:x="0cm" svg:y="28.215cm" presentation:class="footer">
          <draw:text-box>
            <text:p text:style-name="MP1"><presentation:footer/></text:p>
          </draw:text-box>
        </draw:frame>
        <draw:frame presentation:style-name="Mpr5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9-picTx-Picture-with-Caption" style:page-layout-name="PM1" draw:style-name="Mdp10">
      <draw:frame draw:name="Title 1" presentation:style-name="Mpr60" draw:text-style-name="MP9" draw:layer="Master1-bg" svg:width="14.147cm" svg:height="4.374cm" svg:x="3.205cm" svg:y="5.151cm" presentation:class="title">
        <draw:text-box>
          <text:p text:style-name="MP8"><text:span text:style-name="MT14">Click to edit Master title style</text:span></text:p>
        </draw:text-box>
      </draw:frame>
      <draw:frame draw:name="Picture Placeholder 2" presentation:style-name="Mpr61" draw:text-style-name="MP9" draw:layer="Master1-bg" svg:width="8.89cm" svg:height="12.7cm" svg:x="19.304cm" svg:y="3.175cm" presentation:class="title">
        <draw:text-box>
          <text:p text:style-name="MP17"><text:span text:style-name="MT4">Click icon to add picture</text:span></text:p>
        </draw:text-box>
      </draw:frame>
      <draw:frame draw:name="Text Placeholder 3" presentation:style-name="Mpr62" draw:text-style-name="MP9" draw:layer="Master1-bg" svg:width="14.125cm" svg:height="3.81cm" svg:x="3.208cm" svg:y="10.16cm" presentation:class="outline">
        <draw:text-box>
          <text:list text:style-name="ML3">
            <text:list-item>
              <text:p text:style-name="MP16"><text:span text:style-name="MT5">Click to edit Master text styles</text:span></text:p>
            </text:list-item>
          </text:list>
        </draw:text-box>
      </draw:frame>
      <draw:frame draw:name="Date Placeholder 4" presentation:style-name="Mpr63" draw:text-style-name="MP9" draw:layer="Master1-bg" svg:width="2.752cm" svg:height="0.847cm" draw:transform="rotate (-1.5707963267949) translate (30.009cm 4.022cm)" presentation:class="date-time">
        <draw:text-box>
          <text:p text:style-name="MP8"><text:span text:style-name="MT6"><text:date style:data-style-name="D1" text:date-value="2019-04-11">4/11/19</text:date></text:span></text:p>
        </draw:text-box>
      </draw:frame>
      <draw:frame draw:name="Footer Placeholder 5" presentation:style-name="Mpr64" draw:text-style-name="MP9" draw:layer="Master1-bg" svg:width="10.722cm" svg:height="0.847cm" draw:transform="rotate (-1.5707963267949) translate (30.65cm 4.022cm)" presentation:class="footer">
        <draw:text-box>
          <text:p/>
        </draw:text-box>
      </draw:frame>
      <draw:frame draw:name="Slide Number Placeholder 6" presentation:style-name="Mpr65" draw:text-style-name="MP9" draw:layer="Master1-bg" svg:width="2.328cm" svg:height="2.132cm" svg:x="28.757cm" svg:y="0.821cm" presentation:class="page-number">
        <draw:text-box>
          <text:p text:style-name="MP15"><text:span text:style-name="MT7"><text:page-number>&lt;number&gt;</text:page-number></text:span></text:p>
        </draw:text-box>
      </draw:frame>
      <presentation:notes style:page-layout-name="PM0">
        <draw:page-thumbnail presentation:style-name="Master1-Layout9-picTx-Picture-with-Caption-title" draw:layer="backgroundobjects" svg:width="0cm" svg:height="0cm" svg:x="0cm" svg:y="2.257cm" presentation:class="page"/>
        <draw:frame presentation:style-name="Master1-Layout9-picTx-Picture-with-Caption-notes" draw:layer="backgroundobjects" svg:width="16.799cm" svg:height="13.364cm" svg:x="2.1cm" svg:y="14.107cm" presentation:class="notes" presentation:placeholder="true">
          <draw:text-box/>
        </draw:frame>
        <draw:frame presentation:style-name="Mpr66" draw:text-style-name="MP2" draw:layer="backgroundobjects" svg:width="9.113cm" svg:height="1.484cm" svg:x="0cm" svg:y="0cm" presentation:class="header">
          <draw:text-box>
            <text:p text:style-name="MP1"><presentation:header/></text:p>
          </draw:text-box>
        </draw:frame>
        <draw:frame presentation:style-name="Mpr66" draw:text-style-name="MP4" draw:layer="backgroundobjects" svg:width="9.113cm" svg:height="1.484cm" svg:x="11.886cm" svg:y="0cm" presentation:class="date-time">
          <draw:text-box>
            <text:p text:style-name="MP3"><presentation:date-time/></text:p>
          </draw:text-box>
        </draw:frame>
        <draw:frame presentation:style-name="Mpr67" draw:text-style-name="MP2" draw:layer="backgroundobjects" svg:width="9.113cm" svg:height="1.484cm" svg:x="0cm" svg:y="28.215cm" presentation:class="footer">
          <draw:text-box>
            <text:p text:style-name="MP1"><presentation:footer/></text:p>
          </draw:text-box>
        </draw:frame>
        <draw:frame presentation:style-name="Mpr6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10-cust-Panoramic-Picture-with-Caption" style:page-layout-name="PM1" draw:style-name="Mdp11">
      <draw:frame draw:name="Title 1" presentation:style-name="Mpr68" draw:text-style-name="MP9" draw:layer="Master1-bg" svg:width="24.516cm" svg:height="1.574cm" svg:x="3.208cm" svg:y="13.335cm" presentation:class="title">
        <draw:text-box>
          <text:p text:style-name="MP8"><text:span text:style-name="MT13">Click to edit Master title style</text:span></text:p>
        </draw:text-box>
      </draw:frame>
      <draw:frame draw:name="Picture Placeholder 2" presentation:style-name="Mpr69" draw:text-style-name="MP9" draw:layer="Master1-bg" svg:width="24.516cm" svg:height="10.113cm" svg:x="3.208cm" svg:y="1.905cm" presentation:class="title">
        <draw:text-box>
          <text:p text:style-name="MP17"><text:span text:style-name="MT4">Click icon to add picture</text:span></text:p>
        </draw:text-box>
      </draw:frame>
      <draw:frame draw:name="Text Placeholder 3" presentation:style-name="Mpr70" draw:text-style-name="MP9" draw:layer="Master1-bg" svg:width="24.516cm" svg:height="1.371cm" svg:x="3.208cm" svg:y="14.909cm" presentation:class="outline">
        <draw:text-box>
          <text:list text:style-name="ML3">
            <text:list-item>
              <text:p text:style-name="MP16"><text:span text:style-name="MT11">Click to edit Master text styles</text:span></text:p>
            </text:list-item>
          </text:list>
        </draw:text-box>
      </draw:frame>
      <draw:frame draw:name="Date Placeholder 4" presentation:style-name="Mpr71" draw:text-style-name="MP9" draw:layer="Master1-bg" svg:width="2.752cm" svg:height="0.847cm" draw:transform="rotate (-1.5707963267949) translate (30.009cm 4.022cm)" presentation:class="date-time">
        <draw:text-box>
          <text:p text:style-name="MP8"><text:span text:style-name="MT6"><text:date style:data-style-name="D1" text:date-value="2019-04-11">4/11/19</text:date></text:span></text:p>
        </draw:text-box>
      </draw:frame>
      <draw:frame draw:name="Footer Placeholder 5" presentation:style-name="Mpr72" draw:text-style-name="MP9" draw:layer="Master1-bg" svg:width="10.722cm" svg:height="0.847cm" draw:transform="rotate (-1.5707963267949) translate (30.65cm 4.022cm)" presentation:class="footer">
        <draw:text-box>
          <text:p/>
        </draw:text-box>
      </draw:frame>
      <draw:frame draw:name="Slide Number Placeholder 6" presentation:style-name="Mpr73" draw:text-style-name="MP9" draw:layer="Master1-bg" svg:width="2.328cm" svg:height="2.132cm" svg:x="28.757cm" svg:y="0.821cm" presentation:class="page-number">
        <draw:text-box>
          <text:p text:style-name="MP15"><text:span text:style-name="MT7"><text:page-number>&lt;number&gt;</text:page-number></text:span></text:p>
        </draw:text-box>
      </draw:frame>
      <presentation:notes style:page-layout-name="PM0">
        <draw:page-thumbnail presentation:style-name="Master1-Layout10-cust-Panoramic-Picture-with-Caption-title" draw:layer="backgroundobjects" svg:width="0cm" svg:height="0cm" svg:x="0cm" svg:y="2.257cm" presentation:class="page"/>
        <draw:frame presentation:style-name="Master1-Layout10-cust-Panoramic-Picture-with-Caption-notes" draw:layer="backgroundobjects" svg:width="16.799cm" svg:height="13.364cm" svg:x="2.1cm" svg:y="14.107cm" presentation:class="notes" presentation:placeholder="true">
          <draw:text-box/>
        </draw:frame>
        <draw:frame presentation:style-name="Mpr74" draw:text-style-name="MP2" draw:layer="backgroundobjects" svg:width="9.113cm" svg:height="1.484cm" svg:x="0cm" svg:y="0cm" presentation:class="header">
          <draw:text-box>
            <text:p text:style-name="MP1"><presentation:header/></text:p>
          </draw:text-box>
        </draw:frame>
        <draw:frame presentation:style-name="Mpr74" draw:text-style-name="MP4" draw:layer="backgroundobjects" svg:width="9.113cm" svg:height="1.484cm" svg:x="11.886cm" svg:y="0cm" presentation:class="date-time">
          <draw:text-box>
            <text:p text:style-name="MP3"><presentation:date-time/></text:p>
          </draw:text-box>
        </draw:frame>
        <draw:frame presentation:style-name="Mpr75" draw:text-style-name="MP2" draw:layer="backgroundobjects" svg:width="9.113cm" svg:height="1.484cm" svg:x="0cm" svg:y="28.215cm" presentation:class="footer">
          <draw:text-box>
            <text:p text:style-name="MP1"><presentation:footer/></text:p>
          </draw:text-box>
        </draw:frame>
        <draw:frame presentation:style-name="Mpr7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11-cust-Title-and-Caption" style:page-layout-name="PM1" draw:style-name="Mdp12">
      <draw:frame draw:name="Title 1" presentation:style-name="Mpr76" draw:text-style-name="MP9" draw:layer="Master1-bg" svg:width="24.516cm" svg:height="5.503cm" svg:x="3.208cm" svg:y="4.022cm" presentation:class="title">
        <draw:text-box>
          <text:p text:style-name="MP8"><text:span text:style-name="MT15">Click to edit Master title style</text:span></text:p>
        </draw:text-box>
      </draw:frame>
      <draw:frame draw:name="Text Placeholder 3" presentation:style-name="Mpr77" draw:text-style-name="MP9" draw:layer="Master1-bg" svg:width="24.516cm" svg:height="6.562cm" svg:x="3.208cm" svg:y="10.16cm" presentation:class="outline">
        <draw:text-box>
          <text:list text:style-name="ML3">
            <text:list-item>
              <text:p text:style-name="MP16"><text:span text:style-name="MT3">Click to edit Master text styles</text:span></text:p>
            </text:list-item>
          </text:list>
        </draw:text-box>
      </draw:frame>
      <draw:frame draw:name="Date Placeholder 3" presentation:style-name="Mpr78" draw:text-style-name="MP9" draw:layer="Master1-bg" svg:width="2.752cm" svg:height="0.847cm" draw:transform="rotate (-1.5707963267949) translate (30.009cm 4.022cm)" presentation:class="date-time">
        <draw:text-box>
          <text:p text:style-name="MP8"><text:span text:style-name="MT6"><text:date style:data-style-name="D1" text:date-value="2019-04-11">4/11/19</text:date></text:span></text:p>
        </draw:text-box>
      </draw:frame>
      <draw:frame draw:name="Footer Placeholder 4" presentation:style-name="Mpr79" draw:text-style-name="MP9" draw:layer="Master1-bg" svg:width="10.722cm" svg:height="0.847cm" draw:transform="rotate (-1.5707963267949) translate (30.65cm 4.022cm)" presentation:class="footer">
        <draw:text-box>
          <text:p/>
        </draw:text-box>
      </draw:frame>
      <draw:frame draw:name="Slide Number Placeholder 5" presentation:style-name="Mpr80" draw:text-style-name="MP9" draw:layer="Master1-bg" svg:width="2.328cm" svg:height="2.132cm" svg:x="28.757cm" svg:y="0.821cm" presentation:class="page-number">
        <draw:text-box>
          <text:p text:style-name="MP15"><text:span text:style-name="MT7"><text:page-number>&lt;number&gt;</text:page-number></text:span></text:p>
        </draw:text-box>
      </draw:frame>
      <presentation:notes style:page-layout-name="PM0">
        <draw:page-thumbnail presentation:style-name="Master1-Layout11-cust-Title-and-Caption-title" draw:layer="backgroundobjects" svg:width="0cm" svg:height="0cm" svg:x="0cm" svg:y="2.257cm" presentation:class="page"/>
        <draw:frame presentation:style-name="Master1-Layout11-cust-Title-and-Caption-notes" draw:layer="backgroundobjects" svg:width="16.799cm" svg:height="13.364cm" svg:x="2.1cm" svg:y="14.107cm" presentation:class="notes" presentation:placeholder="true">
          <draw:text-box/>
        </draw:frame>
        <draw:frame presentation:style-name="Mpr81" draw:text-style-name="MP2" draw:layer="backgroundobjects" svg:width="9.113cm" svg:height="1.484cm" svg:x="0cm" svg:y="0cm" presentation:class="header">
          <draw:text-box>
            <text:p text:style-name="MP1"><presentation:header/></text:p>
          </draw:text-box>
        </draw:frame>
        <draw:frame presentation:style-name="Mpr81" draw:text-style-name="MP4" draw:layer="backgroundobjects" svg:width="9.113cm" svg:height="1.484cm" svg:x="11.886cm" svg:y="0cm" presentation:class="date-time">
          <draw:text-box>
            <text:p text:style-name="MP3"><presentation:date-time/></text:p>
          </draw:text-box>
        </draw:frame>
        <draw:frame presentation:style-name="Mpr82" draw:text-style-name="MP2" draw:layer="backgroundobjects" svg:width="9.113cm" svg:height="1.484cm" svg:x="0cm" svg:y="28.215cm" presentation:class="footer">
          <draw:text-box>
            <text:p text:style-name="MP1"><presentation:footer/></text:p>
          </draw:text-box>
        </draw:frame>
        <draw:frame presentation:style-name="Mpr8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12-cust-Quote-with-Caption" style:page-layout-name="PM1" draw:style-name="Mdp13">
      <draw:frame draw:name="Title 1" presentation:style-name="Mpr83" draw:text-style-name="MP9" draw:layer="Master1-bg" svg:width="22.22cm" svg:height="6.454cm" svg:x="4.374cm" svg:y="4.022cm" presentation:class="title">
        <draw:text-box>
          <text:p text:style-name="MP8"><text:span text:style-name="MT15">Click to edit Master title style</text:span></text:p>
        </draw:text-box>
      </draw:frame>
      <draw:frame draw:name="Text Placeholder 3" presentation:style-name="Mpr84" draw:text-style-name="MP9" draw:layer="Master1-bg" svg:width="20.221cm" svg:height="0.95cm" svg:x="5.362cm" svg:y="10.475cm" presentation:class="outline">
        <draw:text-box>
          <text:list text:style-name="ML3">
            <text:list-item>
              <text:p text:style-name="MP16"><text:span text:style-name="MT16">Click to edit Master text styles</text:span></text:p>
            </text:list-item>
          </text:list>
        </draw:text-box>
      </draw:frame>
      <draw:frame draw:name="Text Placeholder 3" presentation:style-name="Mpr85" draw:text-style-name="MP9" draw:layer="Master1-bg" svg:width="24.516cm" svg:height="4.657cm" svg:x="3.208cm" svg:y="12.085cm" presentation:class="outline">
        <draw:text-box>
          <text:list text:style-name="ML7">
            <text:list-item>
              <text:p text:style-name="MP16"><text:span text:style-name="MT3">Click to edit Master text styles</text:span></text:p>
            </text:list-item>
          </text:list>
        </draw:text-box>
      </draw:frame>
      <draw:frame draw:name="Date Placeholder 3" presentation:style-name="Mpr86" draw:text-style-name="MP9" draw:layer="Master1-bg" svg:width="2.752cm" svg:height="0.847cm" draw:transform="rotate (-1.5707963267949) translate (30.009cm 4.022cm)" presentation:class="date-time">
        <draw:text-box>
          <text:p text:style-name="MP8"><text:span text:style-name="MT6"><text:date style:data-style-name="D1" text:date-value="2019-04-11">4/11/19</text:date></text:span></text:p>
        </draw:text-box>
      </draw:frame>
      <draw:frame draw:name="Footer Placeholder 4" presentation:style-name="Mpr87" draw:text-style-name="MP9" draw:layer="Master1-bg" svg:width="10.722cm" svg:height="0.847cm" draw:transform="rotate (-1.5707963267949) translate (30.65cm 4.022cm)" presentation:class="footer">
        <draw:text-box>
          <text:p/>
        </draw:text-box>
      </draw:frame>
      <draw:frame draw:name="Slide Number Placeholder 5" presentation:style-name="Mpr88" draw:text-style-name="MP9" draw:layer="Master1-bg" svg:width="2.328cm" svg:height="2.132cm" svg:x="28.757cm" svg:y="0.821cm" presentation:class="page-number">
        <draw:text-box>
          <text:p text:style-name="MP15"><text:span text:style-name="MT7"><text:page-number>&lt;number&gt;</text:page-number></text:span></text:p>
        </draw:text-box>
      </draw:frame>
      <draw:frame draw:name="TextBox 11" draw:style-name="Mgr9" draw:text-style-name="MP9" draw:layer="backgroundobjects" svg:width="2.228cm" svg:height="5.472cm" svg:x="2.495cm" svg:y="2.698cm">
        <draw:text-box>
          <text:p text:style-name="MP18"><text:span text:style-name="MT17">“</text:span></text:p>
        </draw:text-box>
      </draw:frame>
      <draw:frame draw:name="TextBox 14" draw:style-name="Mgr9" draw:text-style-name="MP9" draw:layer="backgroundobjects" svg:width="2.228cm" svg:height="5.472cm" svg:x="25.918cm" svg:y="7.261cm">
        <draw:text-box>
          <text:p text:style-name="MP18"><text:span text:style-name="MT17">”</text:span></text:p>
        </draw:text-box>
      </draw:frame>
      <presentation:notes style:page-layout-name="PM0">
        <draw:page-thumbnail presentation:style-name="Master1-Layout12-cust-Quote-with-Caption-title" draw:layer="backgroundobjects" svg:width="0cm" svg:height="0cm" svg:x="0cm" svg:y="2.257cm" presentation:class="page"/>
        <draw:frame presentation:style-name="Master1-Layout12-cust-Quote-with-Caption-notes" draw:layer="backgroundobjects" svg:width="16.799cm" svg:height="13.364cm" svg:x="2.1cm" svg:y="14.107cm" presentation:class="notes" presentation:placeholder="true">
          <draw:text-box/>
        </draw:frame>
        <draw:frame presentation:style-name="Mpr89" draw:text-style-name="MP2" draw:layer="backgroundobjects" svg:width="9.113cm" svg:height="1.484cm" svg:x="0cm" svg:y="0cm" presentation:class="header">
          <draw:text-box>
            <text:p text:style-name="MP1"><presentation:header/></text:p>
          </draw:text-box>
        </draw:frame>
        <draw:frame presentation:style-name="Mpr89" draw:text-style-name="MP4" draw:layer="backgroundobjects" svg:width="9.113cm" svg:height="1.484cm" svg:x="11.886cm" svg:y="0cm" presentation:class="date-time">
          <draw:text-box>
            <text:p text:style-name="MP3"><presentation:date-time/></text:p>
          </draw:text-box>
        </draw:frame>
        <draw:frame presentation:style-name="Mpr90" draw:text-style-name="MP2" draw:layer="backgroundobjects" svg:width="9.113cm" svg:height="1.484cm" svg:x="0cm" svg:y="28.215cm" presentation:class="footer">
          <draw:text-box>
            <text:p text:style-name="MP1"><presentation:footer/></text:p>
          </draw:text-box>
        </draw:frame>
        <draw:frame presentation:style-name="Mpr9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13-cust-Name-Card" style:page-layout-name="PM1" draw:style-name="Mdp14">
      <draw:frame draw:name="Title 1" presentation:style-name="Mpr91" draw:text-style-name="MP9" draw:layer="Master1-bg" svg:width="24.516cm" svg:height="4.592cm" svg:x="3.208cm" svg:y="8.678cm" presentation:class="title">
        <draw:text-box>
          <text:p text:style-name="MP8"><text:span text:style-name="MT10">Click to edit Master title style</text:span></text:p>
        </draw:text-box>
      </draw:frame>
      <draw:frame draw:name="Text Placeholder 2" presentation:style-name="Mpr92" draw:text-style-name="MP9" draw:layer="Master1-bg" svg:width="24.516cm" svg:height="2.39cm" svg:x="3.208cm" svg:y="13.271cm" presentation:class="outline">
        <draw:text-box>
          <text:list text:style-name="ML3">
            <text:list-item>
              <text:p text:style-name="MP16"><text:span text:style-name="MT18">Click to edit Master text styles</text:span></text:p>
            </text:list-item>
          </text:list>
        </draw:text-box>
      </draw:frame>
      <draw:frame draw:name="Date Placeholder 3" presentation:style-name="Mpr93" draw:text-style-name="MP9" draw:layer="Master1-bg" svg:width="2.752cm" svg:height="0.847cm" draw:transform="rotate (-1.5707963267949) translate (30.009cm 4.022cm)" presentation:class="date-time">
        <draw:text-box>
          <text:p text:style-name="MP8"><text:span text:style-name="MT6"><text:date style:data-style-name="D1" text:date-value="2019-04-11">4/11/19</text:date></text:span></text:p>
        </draw:text-box>
      </draw:frame>
      <draw:frame draw:name="Footer Placeholder 4" presentation:style-name="Mpr94" draw:text-style-name="MP9" draw:layer="Master1-bg" svg:width="10.722cm" svg:height="0.847cm" draw:transform="rotate (-1.5707963267949) translate (30.65cm 4.022cm)" presentation:class="footer">
        <draw:text-box>
          <text:p/>
        </draw:text-box>
      </draw:frame>
      <draw:frame draw:name="Slide Number Placeholder 5" presentation:style-name="Mpr95" draw:text-style-name="MP9" draw:layer="Master1-bg" svg:width="2.328cm" svg:height="2.132cm" svg:x="28.757cm" svg:y="0.821cm" presentation:class="page-number">
        <draw:text-box>
          <text:p text:style-name="MP15"><text:span text:style-name="MT7"><text:page-number>&lt;number&gt;</text:page-number></text:span></text:p>
        </draw:text-box>
      </draw:frame>
      <presentation:notes style:page-layout-name="PM0">
        <draw:page-thumbnail presentation:style-name="Master1-Layout13-cust-Name-Card-title" draw:layer="backgroundobjects" svg:width="0cm" svg:height="0cm" svg:x="0cm" svg:y="2.257cm" presentation:class="page"/>
        <draw:frame presentation:style-name="Master1-Layout13-cust-Name-Card-notes" draw:layer="backgroundobjects" svg:width="16.799cm" svg:height="13.364cm" svg:x="2.1cm" svg:y="14.107cm" presentation:class="notes" presentation:placeholder="true">
          <draw:text-box/>
        </draw:frame>
        <draw:frame presentation:style-name="Mpr96" draw:text-style-name="MP2" draw:layer="backgroundobjects" svg:width="9.113cm" svg:height="1.484cm" svg:x="0cm" svg:y="0cm" presentation:class="header">
          <draw:text-box>
            <text:p text:style-name="MP1"><presentation:header/></text:p>
          </draw:text-box>
        </draw:frame>
        <draw:frame presentation:style-name="Mpr96" draw:text-style-name="MP4" draw:layer="backgroundobjects" svg:width="9.113cm" svg:height="1.484cm" svg:x="11.886cm" svg:y="0cm" presentation:class="date-time">
          <draw:text-box>
            <text:p text:style-name="MP3"><presentation:date-time/></text:p>
          </draw:text-box>
        </draw:frame>
        <draw:frame presentation:style-name="Mpr97" draw:text-style-name="MP2" draw:layer="backgroundobjects" svg:width="9.113cm" svg:height="1.484cm" svg:x="0cm" svg:y="28.215cm" presentation:class="footer">
          <draw:text-box>
            <text:p text:style-name="MP1"><presentation:footer/></text:p>
          </draw:text-box>
        </draw:frame>
        <draw:frame presentation:style-name="Mpr9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14-cust-3-Column" style:page-layout-name="PM1" draw:style-name="Mdp15">
      <draw:frame draw:name="Title 1" presentation:style-name="Mpr98" draw:text-style-name="MP9" draw:layer="Master1-bg" svg:width="26.124cm" svg:height="3.89cm" svg:x="1.795cm" svg:y="1.258cm" presentation:class="title">
        <draw:text-box>
          <text:p text:style-name="MP8"><text:span text:style-name="MT1">Click to edit Master title style</text:span></text:p>
        </draw:text-box>
      </draw:frame>
      <draw:frame draw:name="Text Placeholder 2" presentation:style-name="Mpr99" draw:text-style-name="MP9" draw:layer="Master1-bg" svg:width="8.186cm" svg:height="1.601cm" svg:x="1.758cm" svg:y="5.503cm" presentation:class="outline">
        <draw:text-box>
          <text:list text:style-name="ML3">
            <text:list-item>
              <text:p text:style-name="MP16"><text:span text:style-name="MT12">Click to edit Master text styles</text:span></text:p>
            </text:list-item>
          </text:list>
        </draw:text-box>
      </draw:frame>
      <draw:frame draw:name="Text Placeholder 3" presentation:style-name="Mpr100" draw:text-style-name="MP9" draw:layer="Master1-bg" svg:width="8.132cm" svg:height="9.97cm" svg:x="1.812cm" svg:y="7.408cm" presentation:class="outline">
        <draw:text-box>
          <text:list text:style-name="ML7">
            <text:list-item>
              <text:p text:style-name="MP16"><text:span text:style-name="MT5">Click to edit Master text styles</text:span></text:p>
            </text:list-item>
          </text:list>
        </draw:text-box>
      </draw:frame>
      <draw:frame draw:name="Text Placeholder 4" presentation:style-name="Mpr99" draw:text-style-name="MP9" draw:layer="Master1-bg" svg:width="8.156cm" svg:height="1.601cm" svg:x="10.788cm" svg:y="5.503cm" presentation:class="outline">
        <draw:text-box>
          <text:list text:style-name="ML7">
            <text:list-item>
              <text:p text:style-name="MP16"><text:span text:style-name="MT12">Click to edit Master text styles</text:span></text:p>
            </text:list-item>
          </text:list>
        </draw:text-box>
      </draw:frame>
      <draw:frame draw:name="Text Placeholder 3" presentation:style-name="Mpr100" draw:text-style-name="MP9" draw:layer="Master1-bg" svg:width="8.186cm" svg:height="9.97cm" svg:x="10.759cm" svg:y="7.408cm" presentation:class="outline">
        <draw:text-box>
          <text:list text:style-name="ML7">
            <text:list-item>
              <text:p text:style-name="MP16"><text:span text:style-name="MT5">Click to edit Master text styles</text:span></text:p>
            </text:list-item>
          </text:list>
        </draw:text-box>
      </draw:frame>
      <draw:frame draw:name="Text Placeholder 4" presentation:style-name="Mpr99" draw:text-style-name="MP9" draw:layer="Master1-bg" svg:width="8.145cm" svg:height="1.601cm" svg:x="19.791cm" svg:y="5.503cm" presentation:class="outline">
        <draw:text-box>
          <text:list text:style-name="ML7">
            <text:list-item>
              <text:p text:style-name="MP16"><text:span text:style-name="MT12">Click to edit Master text styles</text:span></text:p>
            </text:list-item>
          </text:list>
        </draw:text-box>
      </draw:frame>
      <draw:frame draw:name="Text Placeholder 3" presentation:style-name="Mpr100" draw:text-style-name="MP9" draw:layer="backgroundobjects" svg:width="8.145cm" svg:height="9.97cm" svg:x="19.791cm" svg:y="7.408cm" presentation:class="outline">
        <draw:text-box>
          <text:list text:style-name="ML7">
            <text:list-item>
              <text:p text:style-name="MP16"><text:span text:style-name="MT5">Click to edit Master text styles</text:span></text:p>
            </text:list-item>
          </text:list>
        </draw:text-box>
      </draw:frame>
      <draw:connector draw:name="Straight Connector 16" draw:style-name="Mgr10" draw:text-style-name="MP5" draw:layer="backgroundobjects" draw:type="line" svg:x1="10.35cm" svg:y1="5.927cm" svg:x2="10.35cm" svg:y2="16.933cm" svg:d="M10350 5927v11006" svg:viewBox="0 0 1 11007">
        <text:p/>
      </draw:connector>
      <draw:connector draw:name="Straight Connector 17" draw:style-name="Mgr10" draw:text-style-name="MP5" draw:layer="backgroundobjects" draw:type="line" svg:x1="19.34cm" svg:y1="5.927cm" svg:x2="19.34cm" svg:y2="16.946cm" svg:d="M19340 5927v11019" svg:viewBox="0 0 1 11020">
        <text:p/>
      </draw:connector>
      <draw:frame draw:name="Date Placeholder 3" presentation:style-name="Mpr101" draw:text-style-name="MP9" draw:layer="backgroundobjects" svg:width="2.752cm" svg:height="0.847cm" draw:transform="rotate (-1.5707963267949) translate (30.009cm 4.022cm)" presentation:class="date-time">
        <draw:text-box>
          <text:p text:style-name="MP8"><text:span text:style-name="MT6"><text:date style:data-style-name="D1" text:date-value="2019-04-11">4/11/19</text:date></text:span></text:p>
        </draw:text-box>
      </draw:frame>
      <draw:frame draw:name="Footer Placeholder 4" presentation:style-name="Mpr102" draw:text-style-name="MP9" draw:layer="backgroundobjects" svg:width="10.722cm" svg:height="0.847cm" draw:transform="rotate (-1.5707963267949) translate (30.65cm 4.022cm)" presentation:class="footer">
        <draw:text-box>
          <text:p/>
        </draw:text-box>
      </draw:frame>
      <draw:frame draw:name="Slide Number Placeholder 5" presentation:style-name="Mpr103" draw:text-style-name="MP9" draw:layer="backgroundobjects" svg:width="2.328cm" svg:height="2.132cm" svg:x="28.757cm" svg:y="0.821cm" presentation:class="page-number">
        <draw:text-box>
          <text:p text:style-name="MP15"><text:span text:style-name="MT7"><text:page-number>&lt;number&gt;</text:page-number></text:span></text:p>
        </draw:text-box>
      </draw:frame>
      <presentation:notes style:page-layout-name="PM0">
        <draw:page-thumbnail presentation:style-name="Master1-Layout14-cust-3-Column-title" draw:layer="backgroundobjects" svg:width="0cm" svg:height="0cm" svg:x="0cm" svg:y="2.257cm" presentation:class="page"/>
        <draw:frame presentation:style-name="Master1-Layout14-cust-3-Column-notes" draw:layer="backgroundobjects" svg:width="16.799cm" svg:height="13.364cm" svg:x="2.1cm" svg:y="14.107cm" presentation:class="notes" presentation:placeholder="true">
          <draw:text-box/>
        </draw:frame>
        <draw:frame presentation:style-name="Mpr104" draw:text-style-name="MP2" draw:layer="backgroundobjects" svg:width="9.113cm" svg:height="1.484cm" svg:x="0cm" svg:y="0cm" presentation:class="header">
          <draw:text-box>
            <text:p text:style-name="MP1"><presentation:header/></text:p>
          </draw:text-box>
        </draw:frame>
        <draw:frame presentation:style-name="Mpr104" draw:text-style-name="MP4" draw:layer="backgroundobjects" svg:width="9.113cm" svg:height="1.484cm" svg:x="11.886cm" svg:y="0cm" presentation:class="date-time">
          <draw:text-box>
            <text:p text:style-name="MP3"><presentation:date-time/></text:p>
          </draw:text-box>
        </draw:frame>
        <draw:frame presentation:style-name="Mpr105" draw:text-style-name="MP2" draw:layer="backgroundobjects" svg:width="9.113cm" svg:height="1.484cm" svg:x="0cm" svg:y="28.215cm" presentation:class="footer">
          <draw:text-box>
            <text:p text:style-name="MP1"><presentation:footer/></text:p>
          </draw:text-box>
        </draw:frame>
        <draw:frame presentation:style-name="Mpr10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15-cust-3-Picture-Column" style:page-layout-name="PM1" draw:style-name="Mdp16">
      <draw:frame draw:name="Title 1" presentation:style-name="Mpr106" draw:text-style-name="MP9" draw:layer="Master1-bg" svg:width="26.124cm" svg:height="3.89cm" svg:x="1.795cm" svg:y="1.258cm" presentation:class="title">
        <draw:text-box>
          <text:p text:style-name="MP8"><text:span text:style-name="MT1">Click to edit Master title style</text:span></text:p>
        </draw:text-box>
      </draw:frame>
      <draw:frame draw:name="Text Placeholder 2" presentation:style-name="Mpr107" draw:text-style-name="MP9" draw:layer="Master1-bg" svg:width="8.167cm" svg:height="1.601cm" svg:x="1.812cm" svg:y="11.808cm" presentation:class="outline">
        <draw:text-box>
          <text:list text:style-name="ML3">
            <text:list-item>
              <text:p text:style-name="MP16"><text:span text:style-name="MT12">Click to edit Master text styles</text:span></text:p>
            </text:list-item>
          </text:list>
        </draw:text-box>
      </draw:frame>
      <draw:frame draw:name="Picture Placeholder 2" presentation:style-name="Mpr108" draw:text-style-name="MP9" draw:layer="Master1-bg" svg:width="8.167cm" svg:height="4.233cm" svg:x="1.812cm" svg:y="6.138cm" presentation:class="title">
        <draw:text-box>
          <text:p text:style-name="MP17"><text:span text:style-name="MT4">Click icon to add picture</text:span></text:p>
        </draw:text-box>
      </draw:frame>
      <draw:frame draw:name="Text Placeholder 3" presentation:style-name="Mpr109" draw:text-style-name="MP9" draw:layer="Master1-bg" svg:width="8.167cm" svg:height="1.831cm" svg:x="1.812cm" svg:y="13.409cm" presentation:class="outline">
        <draw:text-box>
          <text:list text:style-name="ML7">
            <text:list-item>
              <text:p text:style-name="MP16"><text:span text:style-name="MT5">Click to edit Master text styles</text:span></text:p>
            </text:list-item>
          </text:list>
        </draw:text-box>
      </draw:frame>
      <draw:frame draw:name="Text Placeholder 4" presentation:style-name="Mpr107" draw:text-style-name="MP9" draw:layer="Master1-bg" svg:width="8.14cm" svg:height="1.601cm" svg:x="10.804cm" svg:y="11.808cm" presentation:class="outline">
        <draw:text-box>
          <text:list text:style-name="ML7">
            <text:list-item>
              <text:p text:style-name="MP16"><text:span text:style-name="MT12">Click to edit Master text styles</text:span></text:p>
            </text:list-item>
          </text:list>
        </draw:text-box>
      </draw:frame>
      <draw:frame draw:name="Picture Placeholder 2" presentation:style-name="Mpr108" draw:text-style-name="MP9" draw:layer="Master1-bg" svg:width="8.14cm" svg:height="4.233cm" svg:x="10.804cm" svg:y="6.138cm" presentation:class="title">
        <draw:text-box>
          <text:p text:style-name="MP17"><text:span text:style-name="MT4">Click icon to add picture</text:span></text:p>
        </draw:text-box>
      </draw:frame>
      <draw:frame draw:name="Text Placeholder 3" presentation:style-name="Mpr109" draw:text-style-name="MP9" draw:layer="backgroundobjects" svg:width="8.151cm" svg:height="1.831cm" svg:x="10.8cm" svg:y="13.409cm" presentation:class="outline">
        <draw:text-box>
          <text:list text:style-name="ML7">
            <text:list-item>
              <text:p text:style-name="MP16"><text:span text:style-name="MT5">Click to edit Master text styles</text:span></text:p>
            </text:list-item>
          </text:list>
        </draw:text-box>
      </draw:frame>
      <draw:frame draw:name="Text Placeholder 4" presentation:style-name="Mpr107" draw:text-style-name="MP9" draw:layer="backgroundobjects" svg:width="8.145cm" svg:height="1.601cm" svg:x="19.791cm" svg:y="11.808cm" presentation:class="outline">
        <draw:text-box>
          <text:list text:style-name="ML7">
            <text:list-item>
              <text:p text:style-name="MP16"><text:span text:style-name="MT12">Click to edit Master text styles</text:span></text:p>
            </text:list-item>
          </text:list>
        </draw:text-box>
      </draw:frame>
      <draw:frame draw:name="Picture Placeholder 2" presentation:style-name="Mpr108" draw:text-style-name="MP9" draw:layer="backgroundobjects" svg:width="8.145cm" svg:height="4.233cm" svg:x="19.791cm" svg:y="6.138cm" presentation:class="title">
        <draw:text-box>
          <text:p text:style-name="MP17"><text:span text:style-name="MT4">Click icon to add picture</text:span></text:p>
        </draw:text-box>
      </draw:frame>
      <draw:frame draw:name="Text Placeholder 3" presentation:style-name="Mpr109" draw:text-style-name="MP9" draw:layer="backgroundobjects" svg:width="8.156cm" svg:height="1.831cm" svg:x="19.79cm" svg:y="13.409cm" presentation:class="outline">
        <draw:text-box>
          <text:list text:style-name="ML7">
            <text:list-item>
              <text:p text:style-name="MP16"><text:span text:style-name="MT5">Click to edit Master text styles</text:span></text:p>
            </text:list-item>
          </text:list>
        </draw:text-box>
      </draw:frame>
      <draw:connector draw:name="Straight Connector 18" draw:style-name="Mgr10" draw:text-style-name="MP5" draw:layer="backgroundobjects" draw:type="line" svg:x1="10.35cm" svg:y1="5.927cm" svg:x2="10.35cm" svg:y2="16.933cm" svg:d="M10350 5927v11006" svg:viewBox="0 0 1 11007">
        <text:p/>
      </draw:connector>
      <draw:connector draw:name="Straight Connector 19" draw:style-name="Mgr10" draw:text-style-name="MP5" draw:layer="backgroundobjects" draw:type="line" svg:x1="19.34cm" svg:y1="5.927cm" svg:x2="19.34cm" svg:y2="16.946cm" svg:d="M19340 5927v11019" svg:viewBox="0 0 1 11020">
        <text:p/>
      </draw:connector>
      <draw:frame draw:name="Date Placeholder 3" presentation:style-name="Mpr110" draw:text-style-name="MP9" draw:layer="backgroundobjects" svg:width="2.752cm" svg:height="0.847cm" draw:transform="rotate (-1.5707963267949) translate (30.009cm 4.022cm)" presentation:class="date-time">
        <draw:text-box>
          <text:p text:style-name="MP8"><text:span text:style-name="MT6"><text:date style:data-style-name="D1" text:date-value="2019-04-11">4/11/19</text:date></text:span></text:p>
        </draw:text-box>
      </draw:frame>
      <draw:frame draw:name="Footer Placeholder 4" presentation:style-name="Mpr111" draw:text-style-name="MP9" draw:layer="backgroundobjects" svg:width="10.722cm" svg:height="0.847cm" draw:transform="rotate (-1.5707963267949) translate (30.65cm 4.022cm)" presentation:class="footer">
        <draw:text-box>
          <text:p/>
        </draw:text-box>
      </draw:frame>
      <draw:frame draw:name="Slide Number Placeholder 5" presentation:style-name="Mpr112" draw:text-style-name="MP9" draw:layer="backgroundobjects" svg:width="2.328cm" svg:height="2.132cm" svg:x="28.757cm" svg:y="0.821cm" presentation:class="page-number">
        <draw:text-box>
          <text:p text:style-name="MP15"><text:span text:style-name="MT7"><text:page-number>&lt;number&gt;</text:page-number></text:span></text:p>
        </draw:text-box>
      </draw:frame>
      <presentation:notes style:page-layout-name="PM0">
        <draw:page-thumbnail presentation:style-name="Master1-Layout15-cust-3-Picture-Column-title" draw:layer="backgroundobjects" svg:width="0cm" svg:height="0cm" svg:x="0cm" svg:y="2.257cm" presentation:class="page"/>
        <draw:frame presentation:style-name="Master1-Layout15-cust-3-Picture-Column-notes" draw:layer="backgroundobjects" svg:width="16.799cm" svg:height="13.364cm" svg:x="2.1cm" svg:y="14.107cm" presentation:class="notes" presentation:placeholder="true">
          <draw:text-box/>
        </draw:frame>
        <draw:frame presentation:style-name="Mpr113" draw:text-style-name="MP2" draw:layer="backgroundobjects" svg:width="9.113cm" svg:height="1.484cm" svg:x="0cm" svg:y="0cm" presentation:class="header">
          <draw:text-box>
            <text:p text:style-name="MP1"><presentation:header/></text:p>
          </draw:text-box>
        </draw:frame>
        <draw:frame presentation:style-name="Mpr113" draw:text-style-name="MP4" draw:layer="backgroundobjects" svg:width="9.113cm" svg:height="1.484cm" svg:x="11.886cm" svg:y="0cm" presentation:class="date-time">
          <draw:text-box>
            <text:p text:style-name="MP3"><presentation:date-time/></text:p>
          </draw:text-box>
        </draw:frame>
        <draw:frame presentation:style-name="Mpr114" draw:text-style-name="MP2" draw:layer="backgroundobjects" svg:width="9.113cm" svg:height="1.484cm" svg:x="0cm" svg:y="28.215cm" presentation:class="footer">
          <draw:text-box>
            <text:p text:style-name="MP1"><presentation:footer/></text:p>
          </draw:text-box>
        </draw:frame>
        <draw:frame presentation:style-name="Mpr11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16-vertTx-Title-and-Vertical-Text" style:page-layout-name="PM1" draw:style-name="Mdp17">
      <draw:frame draw:name="Title 1" presentation:style-name="Mpr115" draw:text-style-name="MP9" draw:layer="Master1-bg" svg:width="26.124cm" svg:height="3.89cm" svg:x="1.795cm" svg:y="1.258cm" presentation:class="title">
        <draw:text-box>
          <text:p text:style-name="MP8"><text:span text:style-name="MT1">Click to edit Master title style</text:span></text:p>
        </draw:text-box>
      </draw:frame>
      <draw:frame draw:name="Vertical Text Placeholder 2" presentation:style-name="Mpr116" draw:text-style-name="MP19" draw:layer="Master1-bg" svg:width="24.852cm" svg:height="11.654cm" svg:x="3.065cm" svg:y="5.703cm" presentation:class="outline">
        <draw:text-box>
          <text:list text:style-name="ML3">
            <text:list-item>
              <text:p text:style-name="MP10"><text:span text:style-name="MT2">Click to edit Master text styles</text:span></text:p>
              <text:list>
                <text:list-item>
                  <text:p text:style-name="MP11"><text:span text:style-name="MT3">Second level</text:span></text:p>
                  <text:list>
                    <text:list-item>
                      <text:p text:style-name="MP12"><text:span text:style-name="MT4">Third level</text:span></text:p>
                      <text:list>
                        <text:list-item>
                          <text:p text:style-name="MP13"><text:span text:style-name="MT5">Fourth level</text:span></text:p>
                          <text:list>
                            <text:list-item>
                              <text:p text:style-name="MP14"><text:span text:style-name="MT5">Fifth level</text:span></text:p>
                            </text:list-item>
                          </text:list>
                        </text:list-item>
                      </text:list>
                    </text:list-item>
                  </text:list>
                </text:list-item>
              </text:list>
            </text:list-item>
          </text:list>
        </draw:text-box>
      </draw:frame>
      <draw:frame draw:name="Date Placeholder 3" presentation:style-name="Mpr117" draw:text-style-name="MP9" draw:layer="Master1-bg" svg:width="2.752cm" svg:height="0.847cm" draw:transform="rotate (-1.5707963267949) translate (30.009cm 4.022cm)" presentation:class="date-time">
        <draw:text-box>
          <text:p text:style-name="MP8"><text:span text:style-name="MT6"><text:date style:data-style-name="D1" text:date-value="2019-04-11">4/11/19</text:date></text:span></text:p>
        </draw:text-box>
      </draw:frame>
      <draw:frame draw:name="Footer Placeholder 4" presentation:style-name="Mpr118" draw:text-style-name="MP9" draw:layer="Master1-bg" svg:width="10.722cm" svg:height="0.847cm" draw:transform="rotate (-1.5707963267949) translate (30.65cm 4.022cm)" presentation:class="footer">
        <draw:text-box>
          <text:p/>
        </draw:text-box>
      </draw:frame>
      <draw:frame draw:name="Slide Number Placeholder 5" presentation:style-name="Mpr119" draw:text-style-name="MP9" draw:layer="Master1-bg" svg:width="2.328cm" svg:height="2.132cm" svg:x="28.757cm" svg:y="0.821cm" presentation:class="page-number">
        <draw:text-box>
          <text:p text:style-name="MP15"><text:span text:style-name="MT7"><text:page-number>&lt;number&gt;</text:page-number></text:span></text:p>
        </draw:text-box>
      </draw:frame>
      <presentation:notes style:page-layout-name="PM0">
        <draw:page-thumbnail presentation:style-name="Master1-Layout16-vertTx-Title-and-Vertical-Text-title" draw:layer="backgroundobjects" svg:width="0cm" svg:height="0cm" svg:x="0cm" svg:y="2.257cm" presentation:class="page"/>
        <draw:frame presentation:style-name="Master1-Layout16-vertTx-Title-and-Vertical-Text-notes" draw:layer="backgroundobjects" svg:width="16.799cm" svg:height="13.364cm" svg:x="2.1cm" svg:y="14.107cm" presentation:class="notes" presentation:placeholder="true">
          <draw:text-box/>
        </draw:frame>
        <draw:frame presentation:style-name="Mpr120" draw:text-style-name="MP2" draw:layer="backgroundobjects" svg:width="9.113cm" svg:height="1.484cm" svg:x="0cm" svg:y="0cm" presentation:class="header">
          <draw:text-box>
            <text:p text:style-name="MP1"><presentation:header/></text:p>
          </draw:text-box>
        </draw:frame>
        <draw:frame presentation:style-name="Mpr120" draw:text-style-name="MP4" draw:layer="backgroundobjects" svg:width="9.113cm" svg:height="1.484cm" svg:x="11.886cm" svg:y="0cm" presentation:class="date-time">
          <draw:text-box>
            <text:p text:style-name="MP3"><presentation:date-time/></text:p>
          </draw:text-box>
        </draw:frame>
        <draw:frame presentation:style-name="Mpr121" draw:text-style-name="MP2" draw:layer="backgroundobjects" svg:width="9.113cm" svg:height="1.484cm" svg:x="0cm" svg:y="28.215cm" presentation:class="footer">
          <draw:text-box>
            <text:p text:style-name="MP1"><presentation:footer/></text:p>
          </draw:text-box>
        </draw:frame>
        <draw:frame presentation:style-name="Mpr12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ster1-Layout17-vertTitleAndTx-Vertical-Title-and-Text" style:page-layout-name="PM1" draw:style-name="Mdp18">
      <draw:frame draw:name="Vertical Title 1" presentation:style-name="Mpr122" draw:text-style-name="MP19" draw:layer="Master1-bg" svg:width="4.868cm" svg:height="16.184cm" svg:x="23.067cm" svg:y="1.195cm" presentation:class="title">
        <draw:text-box>
          <text:p text:style-name="MP8"><text:span text:style-name="MT1">Click to edit Master title style</text:span></text:p>
        </draw:text-box>
      </draw:frame>
      <draw:frame draw:name="Vertical Text Placeholder 2" presentation:style-name="Mpr123" draw:text-style-name="MP19" draw:layer="Master1-bg" svg:width="20.62cm" svg:height="14.914cm" svg:x="1.812cm" svg:y="2.465cm" presentation:class="outline">
        <draw:text-box>
          <text:list text:style-name="ML3">
            <text:list-item>
              <text:p text:style-name="MP10"><text:span text:style-name="MT2">Click to edit Master text styles</text:span></text:p>
              <text:list>
                <text:list-item>
                  <text:p text:style-name="MP11"><text:span text:style-name="MT3">Second level</text:span></text:p>
                  <text:list>
                    <text:list-item>
                      <text:p text:style-name="MP12"><text:span text:style-name="MT4">Third level</text:span></text:p>
                      <text:list>
                        <text:list-item>
                          <text:p text:style-name="MP13"><text:span text:style-name="MT5">Fourth level</text:span></text:p>
                          <text:list>
                            <text:list-item>
                              <text:p text:style-name="MP14"><text:span text:style-name="MT5">Fifth level</text:span></text:p>
                            </text:list-item>
                          </text:list>
                        </text:list-item>
                      </text:list>
                    </text:list-item>
                  </text:list>
                </text:list-item>
              </text:list>
            </text:list-item>
          </text:list>
        </draw:text-box>
      </draw:frame>
      <draw:frame draw:name="Date Placeholder 3" presentation:style-name="Mpr124" draw:text-style-name="MP9" draw:layer="Master1-bg" svg:width="2.752cm" svg:height="0.847cm" draw:transform="rotate (-1.5707963267949) translate (30.009cm 4.022cm)" presentation:class="date-time">
        <draw:text-box>
          <text:p text:style-name="MP8"><text:span text:style-name="MT6"><text:date style:data-style-name="D1" text:date-value="2019-04-11">4/11/19</text:date></text:span></text:p>
        </draw:text-box>
      </draw:frame>
      <draw:frame draw:name="Footer Placeholder 4" presentation:style-name="Mpr125" draw:text-style-name="MP9" draw:layer="Master1-bg" svg:width="10.722cm" svg:height="0.847cm" draw:transform="rotate (-1.5707963267949) translate (30.65cm 4.022cm)" presentation:class="footer">
        <draw:text-box>
          <text:p/>
        </draw:text-box>
      </draw:frame>
      <draw:frame draw:name="Slide Number Placeholder 5" presentation:style-name="Mpr126" draw:text-style-name="MP9" draw:layer="Master1-bg" svg:width="2.328cm" svg:height="2.132cm" svg:x="28.757cm" svg:y="0.821cm" presentation:class="page-number">
        <draw:text-box>
          <text:p text:style-name="MP15"><text:span text:style-name="MT7"><text:page-number>&lt;number&gt;</text:page-number></text:span></text:p>
        </draw:text-box>
      </draw:frame>
      <presentation:notes style:page-layout-name="PM0">
        <draw:page-thumbnail presentation:style-name="Master1-Layout17-vertTitleAndTx-Vertical-Title-and-Text-title" draw:layer="backgroundobjects" svg:width="0cm" svg:height="0cm" svg:x="0cm" svg:y="2.257cm" presentation:class="page"/>
        <draw:frame presentation:style-name="Master1-Layout17-vertTitleAndTx-Vertical-Title-and-Text-notes" draw:layer="backgroundobjects" svg:width="16.799cm" svg:height="13.364cm" svg:x="2.1cm" svg:y="14.107cm" presentation:class="notes" presentation:placeholder="true">
          <draw:text-box/>
        </draw:frame>
        <draw:frame presentation:style-name="Mpr127" draw:text-style-name="MP2" draw:layer="backgroundobjects" svg:width="9.113cm" svg:height="1.484cm" svg:x="0cm" svg:y="0cm" presentation:class="header">
          <draw:text-box>
            <text:p text:style-name="MP1"><presentation:header/></text:p>
          </draw:text-box>
        </draw:frame>
        <draw:frame presentation:style-name="Mpr127" draw:text-style-name="MP4" draw:layer="backgroundobjects" svg:width="9.113cm" svg:height="1.484cm" svg:x="11.886cm" svg:y="0cm" presentation:class="date-time">
          <draw:text-box>
            <text:p text:style-name="MP3"><presentation:date-time/></text:p>
          </draw:text-box>
        </draw:frame>
        <draw:frame presentation:style-name="Mpr128" draw:text-style-name="MP2" draw:layer="backgroundobjects" svg:width="9.113cm" svg:height="1.484cm" svg:x="0cm" svg:y="28.215cm" presentation:class="footer">
          <draw:text-box>
            <text:p text:style-name="MP1"><presentation:footer/></text:p>
          </draw:text-box>
        </draw:frame>
        <draw:frame presentation:style-name="Mpr128"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dc:title>PowerPoint Presentation</dc:title>
    <meta:initial-creator/>
    <meta:creation-date>2013-07-15T20:26:40Z</meta:creation-date>
    <dc:date>2019-04-11T11:34:14.270865772</dc:date>
    <meta:editing-cycles>202</meta:editing-cycles>
    <meta:editing-duration>PT32S</meta:editing-duration>
    <meta:document-statistic meta:object-count="303"/>
    <meta:template xlink:type="simple" xlink:actuate="onRequest" xlink:title="" xlink:href="../../../../tmp/mozilla_apsit0/Presentation2.odp/Mesh"/>
  </office:meta>
</office:document-meta>
</file>